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3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ar_witness_1999" table:style-name="ta1">
        <table:shapes>
          <draw:frame draw:z-index="0" draw:style-name="gr1" draw:text-style-name="P1" svg:width="15.999cm" svg:height="8.999cm" svg:x="11.751cm" svg:y="0.551cm">
            <draw:object draw:notify-on-update-of-ranges="liar_witness_1999.A2:liar_witness_1999.A2 liar_witness_1999.A4:liar_witness_1999.A2001 liar_witness_1999.B2:liar_witness_1999.B2 liar_witness_1999.B4:liar_witness_1999.B2001 liar_witness_1999.C2:liar_witness_1999.C2 liar_witness_1999.C4:liar_witness_1999.C2001 liar_witness_1999.D2:liar_witness_1999.D2 liar_witness_1999.D4:liar_witness_1999.D2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es counted up to number (only odds): 1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ness</text:p>
          </table:table-cell>
          <table:table-cell office:value-type="string" calcext:value-type="string">
            <text:p>truths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Relative L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697" calcext:value-type="float">
            <text:p>697</text:p>
          </table:table-cell>
          <table:table-cell table:formula="of:=[.C3]/([.B3]+[.C3])" office:value-type="float" office:value="0.697697697697698" calcext:value-type="float">
            <text:p>0.697697697697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formula="of:=[.C4]/([.B4]+[.C4])" office:value-type="float" office:value="0.0162866449511401" calcext:value-type="float">
            <text:p>0.0162866449511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table:formula="of:=[.C5]/([.B5]+[.C5])" office:value-type="float" office:value="0.0163398692810458" calcext:value-type="float">
            <text:p>0.0163398692810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table:formula="of:=[.C6]/([.B6]+[.C6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[.C7]/([.B7]+[.C7])" office:value-type="float" office:value="0.0131578947368421" calcext:value-type="float">
            <text:p>0.0131578947368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formula="of:=[.C8]/([.B8]+[.C8])" office:value-type="float" office:value="0.025974025974026" calcext:value-type="float">
            <text:p>0.025974025974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formula="of:=[.C9]/([.B9]+[.C9])" office:value-type="float" office:value="0.0164473684210526" calcext:value-type="float">
            <text:p>0.0164473684210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float" office:value="19" calcext:value-type="float">
            <text:p>19</text:p>
          </table:table-cell>
          <table:table-cell table:formula="of:=[.C10]/([.B10]+[.C10])" office:value-type="float" office:value="0.059748427672956" calcext:value-type="float">
            <text:p>0.0597484276729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table:formula="of:=[.C11]/([.B11]+[.C11])" office:value-type="float" office:value="0.0292207792207792" calcext:value-type="float">
            <text:p>0.0292207792207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formula="of:=[.C12]/([.B12]+[.C12])" office:value-type="float" office:value="0.019672131147541" calcext:value-type="float">
            <text:p>0.0196721311475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table:formula="of:=[.C13]/([.B13]+[.C13])" office:value-type="float" office:value="0.0197368421052632" calcext:value-type="float">
            <text:p>0.01973684210526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9" calcext:value-type="float">
            <text:p>9</text:p>
          </table:table-cell>
          <table:table-cell table:formula="of:=[.C14]/([.B14]+[.C14])" office:value-type="float" office:value="0.0293159609120521" calcext:value-type="float">
            <text:p>0.0293159609120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formula="of:=[.C15]/([.B15]+[.C15])" office:value-type="float" office:value="0.0198019801980198" calcext:value-type="float">
            <text:p>0.01980198019801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table:formula="of:=[.C16]/([.B16]+[.C16])" office:value-type="float" office:value="0.0262295081967213" calcext:value-type="float">
            <text:p>0.02622950819672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formula="of:=[.C17]/([.B17]+[.C17])" office:value-type="float" office:value="0.0198019801980198" calcext:value-type="float">
            <text:p>0.0198019801980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" calcext:value-type="float">
            <text:p>297</text:p>
          </table:table-cell>
          <table:table-cell office:value-type="float" office:value="17" calcext:value-type="float">
            <text:p>17</text:p>
          </table:table-cell>
          <table:table-cell table:formula="of:=[.C18]/([.B18]+[.C18])" office:value-type="float" office:value="0.054140127388535" calcext:value-type="float">
            <text:p>0.054140127388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table:formula="of:=[.C19]/([.B19]+[.C19])" office:value-type="float" office:value="0.0198675496688742" calcext:value-type="float">
            <text:p>0.01986754966887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table:formula="of:=[.C20]/([.B20]+[.C20])" office:value-type="float" office:value="0.0420711974110032" calcext:value-type="float">
            <text:p>0.0420711974110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formula="of:=[.C21]/([.B21]+[.C21])" office:value-type="float" office:value="0.0327868852459016" calcext:value-type="float">
            <text:p>0.0327868852459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table:formula="of:=[.C22]/([.B22]+[.C22])" office:value-type="float" office:value="0.0296052631578947" calcext:value-type="float">
            <text:p>0.02960526315789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table:formula="of:=[.C23]/([.B23]+[.C23])" office:value-type="float" office:value="0.0199335548172757" calcext:value-type="float">
            <text:p>0.01993355481727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table:formula="of:=[.C24]/([.B24]+[.C24])" office:value-type="float" office:value="0.0359477124183006" calcext:value-type="float">
            <text:p>0.0359477124183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table:formula="of:=[.C25]/([.B25]+[.C25])" office:value-type="float" office:value="0.0328947368421053" calcext:value-type="float">
            <text:p>0.03289473684210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table:formula="of:=[.C26]/([.B26]+[.C26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table:formula="of:=[.C27]/([.B27]+[.C27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table:formula="of:=[.C28]/([.B28]+[.C28])" office:value-type="float" office:value="0.0360655737704918" calcext:value-type="float">
            <text:p>0.03606557377049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4" calcext:value-type="float">
            <text:p>294</text:p>
          </table:table-cell>
          <table:table-cell office:value-type="float" office:value="13" calcext:value-type="float">
            <text:p>13</text:p>
          </table:table-cell>
          <table:table-cell table:formula="of:=[.C29]/([.B29]+[.C29])" office:value-type="float" office:value="0.0423452768729642" calcext:value-type="float">
            <text:p>0.04234527687296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table:formula="of:=[.C30]/([.B30]+[.C30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table:formula="of:=[.C31]/([.B31]+[.C31])" office:value-type="float" office:value="0.0298013245033113" calcext:value-type="float">
            <text:p>0.0298013245033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[.C32]/([.B32]+[.C32])" office:value-type="float" office:value="0.0456026058631922" calcext:value-type="float">
            <text:p>0.04560260586319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table:formula="of:=[.C33]/([.B33]+[.C33])" office:value-type="float" office:value="0.0234113712374582" calcext:value-type="float">
            <text:p>0.02341137123745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table:formula="of:=[.C34]/([.B34]+[.C34])" office:value-type="float" office:value="0.0641025641025641" calcext:value-type="float">
            <text:p>0.06410256410256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formula="of:=[.C35]/([.B35]+[.C35])" office:value-type="float" office:value="0.0201342281879195" calcext:value-type="float">
            <text:p>0.02013422818791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  <table:table-cell table:formula="of:=[.C36]/([.B36]+[.C36])" office:value-type="float" office:value="0.0457516339869281" calcext:value-type="float">
            <text:p>0.04575163398692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formula="of:=[.C37]/([.B37]+[.C37])" office:value-type="float" office:value="0.0201342281879195" calcext:value-type="float">
            <text:p>0.02013422818791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table:formula="of:=[.C38]/([.B38]+[.C38])" office:value-type="float" office:value="0.0299003322259136" calcext:value-type="float">
            <text:p>0.0299003322259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table:formula="of:=[.C39]/([.B39]+[.C39])" office:value-type="float" office:value="0.0521172638436482" calcext:value-type="float">
            <text:p>0.05211726384364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table:formula="of:=[.C40]/([.B40]+[.C40])" office:value-type="float" office:value="0.0427631578947368" calcext:value-type="float">
            <text:p>0.04276315789473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table:formula="of:=[.C41]/([.B41]+[.C41])" office:value-type="float" office:value="0.0102040816326531" calcext:value-type="float">
            <text:p>0.01020408163265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formula="of:=[.C42]/([.B42]+[.C42])" office:value-type="float" office:value="0.0332225913621262" calcext:value-type="float">
            <text:p>0.03322259136212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formula="of:=[.C43]/([.B43]+[.C43])" office:value-type="float" office:value="0.0429042904290429" calcext:value-type="float">
            <text:p>0.0429042904290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formula="of:=[.C44]/([.B44]+[.C44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9" calcext:value-type="float">
            <text:p>289</text:p>
          </table:table-cell>
          <table:table-cell office:value-type="float" office:value="15" calcext:value-type="float">
            <text:p>15</text:p>
          </table:table-cell>
          <table:table-cell table:formula="of:=[.C45]/([.B45]+[.C45])" office:value-type="float" office:value="0.0493421052631579" calcext:value-type="float">
            <text:p>0.04934210526315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table:formula="of:=[.C46]/([.B46]+[.C46])" office:value-type="float" office:value="0.0462046204620462" calcext:value-type="float">
            <text:p>0.04620462046204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table:formula="of:=[.C47]/([.B47]+[.C47])" office:value-type="float" office:value="0.0236486486486486" calcext:value-type="float">
            <text:p>0.02364864864864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table:formula="of:=[.C48]/([.B48]+[.C48])" office:value-type="float" office:value="0.0524590163934426" calcext:value-type="float">
            <text:p>0.05245901639344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table:formula="of:=[.C49]/([.B49]+[.C49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table:formula="of:=[.C50]/([.B50]+[.C50])" office:value-type="float" office:value="0.0431893687707641" calcext:value-type="float">
            <text:p>0.04318936877076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table:formula="of:=[.C51]/([.B51]+[.C51])" office:value-type="float" office:value="0.0204081632653061" calcext:value-type="float">
            <text:p>0.02040816326530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formula="of:=[.C52]/([.B52]+[.C52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table:formula="of:=[.C53]/([.B53]+[.C53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table:formula="of:=[.C54]/([.B54]+[.C54])" office:value-type="float" office:value="0.0204081632653061" calcext:value-type="float">
            <text:p>0.02040816326530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table:formula="of:=[.C55]/([.B55]+[.C55])" office:value-type="float" office:value="0.0336700336700337" calcext:value-type="float">
            <text:p>0.03367003367003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  <table:table-cell table:formula="of:=[.C56]/([.B56]+[.C56])" office:value-type="float" office:value="0.0304054054054054" calcext:value-type="float">
            <text:p>0.03040540540540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  <table:table-cell table:formula="of:=[.C57]/([.B57]+[.C57])" office:value-type="float" office:value="0.0304054054054054" calcext:value-type="float">
            <text:p>0.03040540540540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table:formula="of:=[.C58]/([.B58]+[.C58])" office:value-type="float" office:value="0.0401337792642141" calcext:value-type="float">
            <text:p>0.04013377926421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table:formula="of:=[.C59]/([.B59]+[.C59])" office:value-type="float" office:value="0.0336700336700337" calcext:value-type="float">
            <text:p>0.03367003367003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  <table:table-cell table:formula="of:=[.C60]/([.B60]+[.C60])" office:value-type="float" office:value="0.0304054054054054" calcext:value-type="float">
            <text:p>0.03040540540540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table:formula="of:=[.C61]/([.B61]+[.C61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table:formula="of:=[.C62]/([.B62]+[.C62])" office:value-type="float" office:value="0.0205479452054794" calcext:value-type="float">
            <text:p>0.02054794520547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formula="of:=[.C63]/([.B63]+[.C63])" office:value-type="float" office:value="0.023972602739726" calcext:value-type="float">
            <text:p>0.023972602739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table:formula="of:=[.C64]/([.B64]+[.C64])" office:value-type="float" office:value="0.0436241610738255" calcext:value-type="float">
            <text:p>0.04362416107382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table:formula="of:=[.C65]/([.B65]+[.C65])" office:value-type="float" office:value="0.0273037542662116" calcext:value-type="float">
            <text:p>0.02730375426621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table:formula="of:=[.C66]/([.B66]+[.C66])" office:value-type="float" office:value="0.0894568690095847" calcext:value-type="float">
            <text:p>0.08945686900958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formula="of:=[.C67]/([.B67]+[.C67])" office:value-type="float" office:value="0.023972602739726" calcext:value-type="float">
            <text:p>0.0239726027397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formula="of:=[.C68]/([.B68]+[.C68])" office:value-type="float" office:value="0.0172413793103448" calcext:value-type="float">
            <text:p>0.01724137931034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table:formula="of:=[.C69]/([.B69]+[.C69])" office:value-type="float" office:value="0.0307167235494881" calcext:value-type="float">
            <text:p>0.03071672354948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4" calcext:value-type="float">
            <text:p>284</text:p>
          </table:table-cell>
          <table:table-cell office:value-type="float" office:value="23" calcext:value-type="float">
            <text:p>23</text:p>
          </table:table-cell>
          <table:table-cell table:formula="of:=[.C70]/([.B70]+[.C70])" office:value-type="float" office:value="0.0749185667752443" calcext:value-type="float">
            <text:p>0.07491856677524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table:formula="of:=[.C71]/([.B71]+[.C71])" office:value-type="float" office:value="0.0307167235494881" calcext:value-type="float">
            <text:p>0.03071672354948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table:formula="of:=[.C72]/([.B72]+[.C72])" office:value-type="float" office:value="0.0437710437710438" calcext:value-type="float">
            <text:p>0.04377104377104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table:formula="of:=[.C73]/([.B73]+[.C73])" office:value-type="float" office:value="0.0139372822299652" calcext:value-type="float">
            <text:p>0.01393728222996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table:formula="of:=[.C74]/([.B74]+[.C74])" office:value-type="float" office:value="0.0374149659863946" calcext:value-type="float">
            <text:p>0.03741496598639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[.C75]/([.B75]+[.C75])" office:value-type="float" office:value="0.0440677966101695" calcext:value-type="float">
            <text:p>0.04406779661016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[.C76]/([.B76]+[.C76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[.C77]/([.B77]+[.C77])" office:value-type="float" office:value="0.0440677966101695" calcext:value-type="float">
            <text:p>0.04406779661016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2" calcext:value-type="float">
            <text:p>282</text:p>
          </table:table-cell>
          <table:table-cell office:value-type="float" office:value="19" calcext:value-type="float">
            <text:p>19</text:p>
          </table:table-cell>
          <table:table-cell table:formula="of:=[.C78]/([.B78]+[.C78])" office:value-type="float" office:value="0.0631229235880399" calcext:value-type="float">
            <text:p>0.06312292358803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table:formula="of:=[.C79]/([.B79]+[.C79])" office:value-type="float" office:value="0.013986013986014" calcext:value-type="float">
            <text:p>0.0139860139860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table:formula="of:=[.C80]/([.B80]+[.C80])" office:value-type="float" office:value="0.037542662116041" calcext:value-type="float">
            <text:p>0.0375426621160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table:formula="of:=[.C81]/([.B81]+[.C81])" office:value-type="float" office:value="0.0209059233449477" calcext:value-type="float">
            <text:p>0.02090592334494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table:formula="of:=[.C82]/([.B82]+[.C82])" office:value-type="float" office:value="0.027681660899654" calcext:value-type="float">
            <text:p>0.0276816608996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1" calcext:value-type="float">
            <text:p>281</text:p>
          </table:table-cell>
          <table:table-cell office:value-type="float" office:value="13" calcext:value-type="float">
            <text:p>13</text:p>
          </table:table-cell>
          <table:table-cell table:formula="of:=[.C83]/([.B83]+[.C83])" office:value-type="float" office:value="0.0442176870748299" calcext:value-type="float">
            <text:p>0.04421768707482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table:formula="of:=[.C84]/([.B84]+[.C84])" office:value-type="float" office:value="0.0506756756756757" calcext:value-type="float">
            <text:p>0.05067567567567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table:formula="of:=[.C85]/([.B85]+[.C85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formula="of:=[.C86]/([.B86]+[.C86])" office:value-type="float" office:value="0.0140845070422535" calcext:value-type="float">
            <text:p>0.01408450704225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formula="of:=[.C87]/([.B87]+[.C87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formula="of:=[.C88]/([.B88]+[.C88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table:formula="of:=[.C89]/([.B89]+[.C89])" office:value-type="float" office:value="0.0508474576271187" calcext:value-type="float">
            <text:p>0.05084745762711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table:formula="of:=[.C90]/([.B90]+[.C90])" office:value-type="float" office:value="0.0311418685121107" calcext:value-type="float">
            <text:p>0.03114186851211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formula="of:=[.C91]/([.B91]+[.C91])" office:value-type="float" office:value="0.0412371134020619" calcext:value-type="float">
            <text:p>0.04123711340206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table:formula="of:=[.C92]/([.B92]+[.C92])" office:value-type="float" office:value="0.0176056338028169" calcext:value-type="float">
            <text:p>0.01760563380281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table:formula="of:=[.C93]/([.B93]+[.C93])" office:value-type="float" office:value="0.0244755244755245" calcext:value-type="float">
            <text:p>0.02447552447552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9" calcext:value-type="float">
            <text:p>279</text:p>
          </table:table-cell>
          <table:table-cell office:value-type="float" office:value="16" calcext:value-type="float">
            <text:p>16</text:p>
          </table:table-cell>
          <table:table-cell table:formula="of:=[.C94]/([.B94]+[.C94])" office:value-type="float" office:value="0.0542372881355932" calcext:value-type="float">
            <text:p>0.05423728813559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table:formula="of:=[.C95]/([.B95]+[.C95])" office:value-type="float" office:value="0.0346020761245675" calcext:value-type="float">
            <text:p>0.03460207612456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9" calcext:value-type="float">
            <text:p>279</text:p>
          </table:table-cell>
          <table:table-cell office:value-type="float" office:value="16" calcext:value-type="float">
            <text:p>16</text:p>
          </table:table-cell>
          <table:table-cell table:formula="of:=[.C96]/([.B96]+[.C96])" office:value-type="float" office:value="0.0542372881355932" calcext:value-type="float">
            <text:p>0.05423728813559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formula="of:=[.C97]/([.B97]+[.C97])" office:value-type="float" office:value="0.0141342756183746" calcext:value-type="float">
            <text:p>0.01413427561837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table:formula="of:=[.C98]/([.B98]+[.C98])" office:value-type="float" office:value="0.0278745644599303" calcext:value-type="float">
            <text:p>0.02787456445993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office:value-type="float" office:value="9" calcext:value-type="float">
            <text:p>9</text:p>
          </table:table-cell>
          <table:table-cell table:formula="of:=[.C99]/([.B99]+[.C99])" office:value-type="float" office:value="0.0313588850174216" calcext:value-type="float">
            <text:p>0.03135888501742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table:formula="of:=[.C100]/([.B100]+[.C100])" office:value-type="float" office:value="0.0347222222222222" calcext:value-type="float">
            <text:p>0.03472222222222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table:formula="of:=[.C101]/([.B101]+[.C101])" office:value-type="float" office:value="0.0347222222222222" calcext:value-type="float">
            <text:p>0.0347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" calcext:value-type="float">
            <text:p>278</text:p>
          </table:table-cell>
          <table:table-cell office:value-type="float" office:value="9" calcext:value-type="float">
            <text:p>9</text:p>
          </table:table-cell>
          <table:table-cell table:formula="of:=[.C102]/([.B102]+[.C102])" office:value-type="float" office:value="0.0313588850174216" calcext:value-type="float">
            <text:p>0.03135888501742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table:formula="of:=[.C103]/([.B103]+[.C103])" office:value-type="float" office:value="0.0448275862068966" calcext:value-type="float">
            <text:p>0.04482758620689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table:formula="of:=[.C104]/([.B104]+[.C104])" office:value-type="float" office:value="0.0280701754385965" calcext:value-type="float">
            <text:p>0.02807017543859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table:formula="of:=[.C105]/([.B105]+[.C105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table:formula="of:=[.C106]/([.B106]+[.C106])" office:value-type="float" office:value="0.034965034965035" calcext:value-type="float">
            <text:p>0.0349650349650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table:formula="of:=[.C107]/([.B107]+[.C107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table:formula="of:=[.C108]/([.B108]+[.C108])" office:value-type="float" office:value="0.0383275261324042" calcext:value-type="float">
            <text:p>0.03832752613240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table:formula="of:=[.C109]/([.B109]+[.C109])" office:value-type="float" office:value="0.0451388888888889" calcext:value-type="float">
            <text:p>0.04513888888888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table:formula="of:=[.C110]/([.B110]+[.C110])" office:value-type="float" office:value="0.0282685512367491" calcext:value-type="float">
            <text:p>0.02826855123674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4" calcext:value-type="float">
            <text:p>274</text:p>
          </table:table-cell>
          <table:table-cell office:value-type="float" office:value="13" calcext:value-type="float">
            <text:p>13</text:p>
          </table:table-cell>
          <table:table-cell table:formula="of:=[.C111]/([.B111]+[.C111])" office:value-type="float" office:value="0.0452961672473868" calcext:value-type="float">
            <text:p>0.0452961672473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table:formula="of:=[.C112]/([.B112]+[.C112])" office:value-type="float" office:value="0.0318021201413428" calcext:value-type="float">
            <text:p>0.03180212014134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table:formula="of:=[.C113]/([.B113]+[.C113])" office:value-type="float" office:value="0.0249110320284697" calcext:value-type="float">
            <text:p>0.024911032028469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table:formula="of:=[.C114]/([.B114]+[.C114])" office:value-type="float" office:value="0.0318021201413428" calcext:value-type="float">
            <text:p>0.03180212014134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formula="of:=[.C115]/([.B115]+[.C115])" office:value-type="float" office:value="0.0179856115107914" calcext:value-type="float">
            <text:p>0.01798561151079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table:formula="of:=[.C116]/([.B116]+[.C116])" office:value-type="float" office:value="0.021505376344086" calcext:value-type="float">
            <text:p>0.0215053763440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table:formula="of:=[.C117]/([.B117]+[.C117])" office:value-type="float" office:value="0.021505376344086" calcext:value-type="float">
            <text:p>0.0215053763440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table:formula="of:=[.C118]/([.B118]+[.C118])" office:value-type="float" office:value="0.0387323943661972" calcext:value-type="float">
            <text:p>0.03873239436619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table:formula="of:=[.C119]/([.B119]+[.C119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table:formula="of:=[.C120]/([.B120]+[.C120])" office:value-type="float" office:value="0.0777027027027027" calcext:value-type="float">
            <text:p>0.07770270270270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table:formula="of:=[.C121]/([.B121]+[.C121])" office:value-type="float" office:value="0.0353356890459364" calcext:value-type="float">
            <text:p>0.03533568904593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table:formula="of:=[.C122]/([.B122]+[.C122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table:formula="of:=[.C123]/([.B123]+[.C123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3" calcext:value-type="float">
            <text:p>273</text:p>
          </table:table-cell>
          <table:table-cell office:value-type="float" office:value="15" calcext:value-type="float">
            <text:p>15</text:p>
          </table:table-cell>
          <table:table-cell table:formula="of:=[.C124]/([.B124]+[.C124])" office:value-type="float" office:value="0.0520833333333333" calcext:value-type="float">
            <text:p>0.05208333333333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table:formula="of:=[.C125]/([.B125]+[.C125])" office:value-type="float" office:value="0.0421052631578947" calcext:value-type="float">
            <text:p>0.04210526315789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table:formula="of:=[.C126]/([.B126]+[.C126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73" calcext:value-type="float">
            <text:p>273</text:p>
          </table:table-cell>
          <table:table-cell office:value-type="float" office:value="15" calcext:value-type="float">
            <text:p>15</text:p>
          </table:table-cell>
          <table:table-cell table:formula="of:=[.C127]/([.B127]+[.C127])" office:value-type="float" office:value="0.0520833333333333" calcext:value-type="float">
            <text:p>0.0520833333333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table:formula="of:=[.C128]/([.B128]+[.C128])" office:value-type="float" office:value="0.0144404332129964" calcext:value-type="float">
            <text:p>0.01444043321299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table:formula="of:=[.C129]/([.B129]+[.C129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2" calcext:value-type="float">
            <text:p>272</text:p>
          </table:table-cell>
          <table:table-cell office:value-type="float" office:value="14" calcext:value-type="float">
            <text:p>14</text:p>
          </table:table-cell>
          <table:table-cell table:formula="of:=[.C130]/([.B130]+[.C130])" office:value-type="float" office:value="0.048951048951049" calcext:value-type="float">
            <text:p>0.0489510489510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table:formula="of:=[.C131]/([.B131]+[.C131])" office:value-type="float" office:value="0.025089605734767" calcext:value-type="float">
            <text:p>0.0250896057347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formula="of:=[.C132]/([.B132]+[.C132])" office:value-type="float" office:value="0.0215827338129496" calcext:value-type="float">
            <text:p>0.02158273381294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table:formula="of:=[.C133]/([.B133]+[.C133])" office:value-type="float" office:value="0.0390070921985816" calcext:value-type="float">
            <text:p>0.03900709219858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table:formula="of:=[.C134]/([.B134]+[.C134])" office:value-type="float" office:value="0.0390070921985816" calcext:value-type="float">
            <text:p>0.03900709219858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table:formula="of:=[.C135]/([.B135]+[.C135])" office:value-type="float" office:value="0.0321428571428571" calcext:value-type="float">
            <text:p>0.03214285714285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1" calcext:value-type="float">
            <text:p>271</text:p>
          </table:table-cell>
          <table:table-cell office:value-type="float" office:value="18" calcext:value-type="float">
            <text:p>18</text:p>
          </table:table-cell>
          <table:table-cell table:formula="of:=[.C136]/([.B136]+[.C136])" office:value-type="float" office:value="0.0622837370242215" calcext:value-type="float">
            <text:p>0.06228373702422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table:formula="of:=[.C137]/([.B137]+[.C137])" office:value-type="float" office:value="0.028673835125448" calcext:value-type="float">
            <text:p>0.0286738351254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table:formula="of:=[.C138]/([.B138]+[.C138])" office:value-type="float" office:value="0.0424028268551237" calcext:value-type="float">
            <text:p>0.04240282685512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table:formula="of:=[.C139]/([.B139]+[.C139])" office:value-type="float" office:value="0.0492957746478873" calcext:value-type="float">
            <text:p>0.04929577464788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table:formula="of:=[.C140]/([.B140]+[.C140])" office:value-type="float" office:value="0.0287769784172662" calcext:value-type="float">
            <text:p>0.02877697841726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table:formula="of:=[.C141]/([.B141]+[.C141])" office:value-type="float" office:value="0.0288808664259928" calcext:value-type="float">
            <text:p>0.02888086642599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table:formula="of:=[.C142]/([.B142]+[.C142])" office:value-type="float" office:value="0.0253623188405797" calcext:value-type="float">
            <text:p>0.02536231884057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table:formula="of:=[.C143]/([.B143]+[.C143])" office:value-type="float" office:value="0.0218181818181818" calcext:value-type="float">
            <text:p>0.02181818181818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table:formula="of:=[.C144]/([.B144]+[.C144])" office:value-type="float" office:value="0.0460992907801418" calcext:value-type="float">
            <text:p>0.04609929078014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table:formula="of:=[.C145]/([.B145]+[.C145])" office:value-type="float" office:value="0.0253623188405797" calcext:value-type="float">
            <text:p>0.02536231884057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table:formula="of:=[.C146]/([.B146]+[.C146])" office:value-type="float" office:value="0.0427046263345196" calcext:value-type="float">
            <text:p>0.04270462633451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table:formula="of:=[.C147]/([.B147]+[.C147])" office:value-type="float" office:value="0.0253623188405797" calcext:value-type="float">
            <text:p>0.02536231884057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table:formula="of:=[.C148]/([.B148]+[.C148])" office:value-type="float" office:value="0.0460992907801418" calcext:value-type="float">
            <text:p>0.04609929078014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table:formula="of:=[.C149]/([.B149]+[.C149])" office:value-type="float" office:value="0.0288808664259928" calcext:value-type="float">
            <text:p>0.02888086642599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table:formula="of:=[.C150]/([.B150]+[.C150])" office:value-type="float" office:value="0.0427046263345196" calcext:value-type="float">
            <text:p>0.04270462633451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table:formula="of:=[.C151]/([.B151]+[.C151])" office:value-type="float" office:value="0.0629370629370629" calcext:value-type="float">
            <text:p>0.06293706293706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table:formula="of:=[.C152]/([.B152]+[.C152])" office:value-type="float" office:value="0.0289855072463768" calcext:value-type="float">
            <text:p>0.02898550724637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table:formula="of:=[.C153]/([.B153]+[.C153])" office:value-type="float" office:value="0.0430107526881721" calcext:value-type="float">
            <text:p>0.04301075268817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table:formula="of:=[.C154]/([.B154]+[.C154])" office:value-type="float" office:value="0.0255474452554744" calcext:value-type="float">
            <text:p>0.02554744525547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table:formula="of:=[.C155]/([.B155]+[.C155])" office:value-type="float" office:value="0.0183823529411765" calcext:value-type="float">
            <text:p>0.01838235294117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table:formula="of:=[.C156]/([.B156]+[.C156])" office:value-type="float" office:value="0.039568345323741" calcext:value-type="float">
            <text:p>0.0395683453237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table:formula="of:=[.C157]/([.B157]+[.C157])" office:value-type="float" office:value="0.0430107526881721" calcext:value-type="float">
            <text:p>0.04301075268817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table:formula="of:=[.C158]/([.B158]+[.C158])" office:value-type="float" office:value="0.021978021978022" calcext:value-type="float">
            <text:p>0.0219780219780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table:formula="of:=[.C159]/([.B159]+[.C159])" office:value-type="float" office:value="0.046594982078853" calcext:value-type="float">
            <text:p>0.0465949820788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6" calcext:value-type="float">
            <text:p>266</text:p>
          </table:table-cell>
          <table:table-cell office:value-type="float" office:value="12" calcext:value-type="float">
            <text:p>12</text:p>
          </table:table-cell>
          <table:table-cell table:formula="of:=[.C160]/([.B160]+[.C160])" office:value-type="float" office:value="0.0431654676258993" calcext:value-type="float">
            <text:p>0.04316546762589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table:formula="of:=[.C161]/([.B161]+[.C161])" office:value-type="float" office:value="0.0567375886524823" calcext:value-type="float">
            <text:p>0.05673758865248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office:value-type="float" office:value="12" calcext:value-type="float">
            <text:p>12</text:p>
          </table:table-cell>
          <table:table-cell table:formula="of:=[.C162]/([.B162]+[.C162])" office:value-type="float" office:value="0.0431654676258993" calcext:value-type="float">
            <text:p>0.043165467625899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table:formula="of:=[.C163]/([.B163]+[.C163])" office:value-type="float" office:value="0.046594982078853" calcext:value-type="float">
            <text:p>0.0465949820788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table:formula="of:=[.C164]/([.B164]+[.C164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table:formula="of:=[.C165]/([.B165]+[.C165])" office:value-type="float" office:value="0.0257352941176471" calcext:value-type="float">
            <text:p>0.02573529411764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table:formula="of:=[.C166]/([.B166]+[.C166])" office:value-type="float" office:value="0.0433212996389892" calcext:value-type="float">
            <text:p>0.04332129963898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formula="of:=[.C167]/([.B167]+[.C167])" office:value-type="float" office:value="0.0148698884758364" calcext:value-type="float">
            <text:p>0.01486988847583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table:formula="of:=[.C168]/([.B168]+[.C168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formula="of:=[.C169]/([.B169]+[.C169])" office:value-type="float" office:value="0.025830258302583" calcext:value-type="float">
            <text:p>0.0258302583025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formula="of:=[.C170]/([.B170]+[.C170])" office:value-type="float" office:value="0.0185873605947955" calcext:value-type="float">
            <text:p>0.01858736059479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formula="of:=[.C171]/([.B171]+[.C171])" office:value-type="float" office:value="0.025830258302583" calcext:value-type="float">
            <text:p>0.0258302583025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table:formula="of:=[.C172]/([.B172]+[.C172])" office:value-type="float" office:value="0.0503597122302158" calcext:value-type="float">
            <text:p>0.05035971223021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formula="of:=[.C173]/([.B173]+[.C173])" office:value-type="float" office:value="0.0185873605947955" calcext:value-type="float">
            <text:p>0.01858736059479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4" calcext:value-type="float">
            <text:p>264</text:p>
          </table:table-cell>
          <table:table-cell office:value-type="float" office:value="17" calcext:value-type="float">
            <text:p>17</text:p>
          </table:table-cell>
          <table:table-cell table:formula="of:=[.C174]/([.B174]+[.C174])" office:value-type="float" office:value="0.0604982206405694" calcext:value-type="float">
            <text:p>0.06049822064056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table:formula="of:=[.C175]/([.B175]+[.C175])" office:value-type="float" office:value="0.029520295202952" calcext:value-type="float">
            <text:p>0.0295202952029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table:formula="of:=[.C176]/([.B176]+[.C176])" office:value-type="float" office:value="0.0436363636363636" calcext:value-type="float">
            <text:p>0.043636363636363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formula="of:=[.C177]/([.B177]+[.C177])" office:value-type="float" office:value="0.00754716981132076" calcext:value-type="float">
            <text:p>0.007547169811320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table:formula="of:=[.C178]/([.B178]+[.C178])" office:value-type="float" office:value="0.0366300366300366" calcext:value-type="float">
            <text:p>0.03663003663003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table:formula="of:=[.C179]/([.B179]+[.C179])" office:value-type="float" office:value="0.0259259259259259" calcext:value-type="float">
            <text:p>0.02592592592592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table:formula="of:=[.C180]/([.B180]+[.C180])" office:value-type="float" office:value="0.0471014492753623" calcext:value-type="float">
            <text:p>0.04710144927536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2" calcext:value-type="float">
            <text:p>262</text:p>
          </table:table-cell>
          <table:table-cell office:value-type="float" office:value="16" calcext:value-type="float">
            <text:p>16</text:p>
          </table:table-cell>
          <table:table-cell table:formula="of:=[.C181]/([.B181]+[.C181])" office:value-type="float" office:value="0.0575539568345324" calcext:value-type="float">
            <text:p>0.05755395683453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table:formula="of:=[.C182]/([.B182]+[.C182])" office:value-type="float" office:value="0.0260223048327138" calcext:value-type="float">
            <text:p>0.02602230483271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table:formula="of:=[.C183]/([.B183]+[.C183])" office:value-type="float" office:value="0.0404411764705882" calcext:value-type="float">
            <text:p>0.04044117647058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table:formula="of:=[.C184]/([.B184]+[.C184])" office:value-type="float" office:value="0.0474452554744526" calcext:value-type="float">
            <text:p>0.04744525547445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table:formula="of:=[.C185]/([.B185]+[.C185])" office:value-type="float" office:value="0.0261194029850746" calcext:value-type="float">
            <text:p>0.02611940298507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table:formula="of:=[.C186]/([.B186]+[.C186])" office:value-type="float" office:value="0.0474452554744526" calcext:value-type="float">
            <text:p>0.04744525547445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table:formula="of:=[.C187]/([.B187]+[.C187])" office:value-type="float" office:value="0.0261194029850746" calcext:value-type="float">
            <text:p>0.02611940298507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table:formula="of:=[.C188]/([.B188]+[.C188])" office:value-type="float" office:value="0.0474452554744526" calcext:value-type="float">
            <text:p>0.04744525547445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table:formula="of:=[.C189]/([.B189]+[.C189])" office:value-type="float" office:value="0.03690036900369" calcext:value-type="float">
            <text:p>0.036900369003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table:formula="of:=[.C190]/([.B190]+[.C190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table:formula="of:=[.C191]/([.B191]+[.C191])" office:value-type="float" office:value="0.0224719101123595" calcext:value-type="float">
            <text:p>0.02247191011235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table:formula="of:=[.C192]/([.B192]+[.C192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table:formula="of:=[.C193]/([.B193]+[.C193])" office:value-type="float" office:value="0.0579710144927536" calcext:value-type="float">
            <text:p>0.05797101449275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formula="of:=[.C194]/([.B194]+[.C194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formula="of:=[.C195]/([.B195]+[.C195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table:formula="of:=[.C196]/([.B196]+[.C196])" office:value-type="float" office:value="0.0299625468164794" calcext:value-type="float">
            <text:p>0.02996254681647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formula="of:=[.C197]/([.B197]+[.C197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table:formula="of:=[.C198]/([.B198]+[.C198])" office:value-type="float" office:value="0.0371747211895911" calcext:value-type="float">
            <text:p>0.03717472118959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table:formula="of:=[.C199]/([.B199]+[.C199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formula="of:=[.C200]/([.B200]+[.C200])" office:value-type="float" office:value="0.0152671755725191" calcext:value-type="float">
            <text:p>0.01526717557251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table:formula="of:=[.C201]/([.B201]+[.C201])" office:value-type="float" office:value="0.0338345864661654" calcext:value-type="float">
            <text:p>0.03383458646616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table:formula="of:=[.C202]/([.B202]+[.C202])" office:value-type="float" office:value="0.0338345864661654" calcext:value-type="float">
            <text:p>0.03383458646616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table:formula="of:=[.C203]/([.B203]+[.C203])" office:value-type="float" office:value="0.030188679245283" calcext:value-type="float">
            <text:p>0.0301886792452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table:formula="of:=[.C204]/([.B204]+[.C204])" office:value-type="float" office:value="0.0374531835205993" calcext:value-type="float">
            <text:p>0.03745318352059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table:formula="of:=[.C205]/([.B205]+[.C205])" office:value-type="float" office:value="0.0338345864661654" calcext:value-type="float">
            <text:p>0.03383458646616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table:formula="of:=[.C206]/([.B206]+[.C206])" office:value-type="float" office:value="0.030188679245283" calcext:value-type="float">
            <text:p>0.03018867924528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formula="of:=[.C207]/([.B207]+[.C207])" office:value-type="float" office:value="0.0228136882129278" calcext:value-type="float">
            <text:p>0.02281368821292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table:formula="of:=[.C208]/([.B208]+[.C208])" office:value-type="float" office:value="0.0374531835205993" calcext:value-type="float">
            <text:p>0.037453183520599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formula="of:=[.C209]/([.B209]+[.C209])" office:value-type="float" office:value="0.0115384615384615" calcext:value-type="float">
            <text:p>0.01153846153846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table:formula="of:=[.C210]/([.B210]+[.C210])" office:value-type="float" office:value="0.0586080586080586" calcext:value-type="float">
            <text:p>0.05860805860805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table:formula="of:=[.C211]/([.B211]+[.C211])" office:value-type="float" office:value="0.030188679245283" calcext:value-type="float">
            <text:p>0.0301886792452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table:formula="of:=[.C212]/([.B212]+[.C212])" office:value-type="float" office:value="0.0265151515151515" calcext:value-type="float">
            <text:p>0.02651515151515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[.C213]/([.B213]+[.C213])" office:value-type="float" office:value="0.0518518518518519" calcext:value-type="float">
            <text:p>0.05185185185185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[.C214]/([.B214]+[.C214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C215]/([.B215]+[.C215])" office:value-type="float" office:value="0.026615969581749" calcext:value-type="float">
            <text:p>0.0266159695817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[.C216]/([.B216]+[.C216])" office:value-type="float" office:value="0.0339622641509434" calcext:value-type="float">
            <text:p>0.03396226415094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C217]/([.B217]+[.C217])" office:value-type="float" office:value="0.026615969581749" calcext:value-type="float">
            <text:p>0.02661596958174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[.C218]/([.B218]+[.C218])" office:value-type="float" office:value="0.0553505535055351" calcext:value-type="float">
            <text:p>0.05535055350553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C219]/([.B219]+[.C219])" office:value-type="float" office:value="0.026615969581749" calcext:value-type="float">
            <text:p>0.0266159695817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[.C220]/([.B220]+[.C220])" office:value-type="float" office:value="0.0339622641509434" calcext:value-type="float">
            <text:p>0.033962264150943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[.C221]/([.B221]+[.C221])" office:value-type="float" office:value="0.0411985018726592" calcext:value-type="float">
            <text:p>0.04119850187265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[.C222]/([.B222]+[.C222])" office:value-type="float" office:value="0.0229007633587786" calcext:value-type="float">
            <text:p>0.022900763358778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[.C223]/([.B223]+[.C223])" office:value-type="float" office:value="0.0411985018726592" calcext:value-type="float">
            <text:p>0.041198501872659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C224]/([.B224]+[.C224])" office:value-type="float" office:value="0.026615969581749" calcext:value-type="float">
            <text:p>0.02661596958174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[.C225]/([.B225]+[.C225])" office:value-type="float" office:value="0.0413533834586466" calcext:value-type="float">
            <text:p>0.04135338345864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formula="of:=[.C226]/([.B226]+[.C226])" office:value-type="float" office:value="0.0192307692307692" calcext:value-type="float">
            <text:p>0.019230769230769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[.C227]/([.B227]+[.C227])" office:value-type="float" office:value="0.0267175572519084" calcext:value-type="float">
            <text:p>0.02671755725190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[.C228]/([.B228]+[.C228])" office:value-type="float" office:value="0.0413533834586466" calcext:value-type="float">
            <text:p>0.041353383458646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229]/([.B229]+[.C229])" office:value-type="float" office:value="0.0230769230769231" calcext:value-type="float">
            <text:p>0.023076923076923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230]/([.B230]+[.C230])" office:value-type="float" office:value="0.0230769230769231" calcext:value-type="float">
            <text:p>0.02307692307692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[.C231]/([.B231]+[.C231])" office:value-type="float" office:value="0.0488721804511278" calcext:value-type="float">
            <text:p>0.04887218045112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</text:p>
          </table:table-cell>
          <table:table-cell table:formula="of:=[.C232]/([.B232]+[.C232])" office:value-type="float" office:value="0.0559701492537313" calcext:value-type="float">
            <text:p>0.05597014925373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formula="of:=[.C233]/([.B233]+[.C233])" office:value-type="float" office:value="0.01171875" calcext:value-type="float">
            <text:p>0.011718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table:formula="of:=[.C234]/([.B234]+[.C234])" office:value-type="float" office:value="0.0380228136882129" calcext:value-type="float">
            <text:p>0.03802281368821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table:formula="of:=[.C235]/([.B235]+[.C235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table:formula="of:=[.C236]/([.B236]+[.C236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[.C237]/([.B237]+[.C237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table:formula="of:=[.C238]/([.B238]+[.C238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table:formula="of:=[.C239]/([.B239]+[.C239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table:formula="of:=[.C240]/([.B240]+[.C240])" office:value-type="float" office:value="0.0194552529182879" calcext:value-type="float">
            <text:p>0.01945525291828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table:formula="of:=[.C241]/([.B241]+[.C241])" office:value-type="float" office:value="0.0419847328244275" calcext:value-type="float">
            <text:p>0.04198473282442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formula="of:=[.C242]/([.B242]+[.C242])" office:value-type="float" office:value="0.0118110236220472" calcext:value-type="float">
            <text:p>0.01181102362204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[.C243]/([.B243]+[.C243])" office:value-type="float" office:value="0.0272373540856031" calcext:value-type="float">
            <text:p>0.02723735408560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formula="of:=[.C244]/([.B244]+[.C244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table:formula="of:=[.C245]/([.B245]+[.C245])" office:value-type="float" office:value="0.053030303030303" calcext:value-type="float">
            <text:p>0.0530303030303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table:formula="of:=[.C246]/([.B246]+[.C246])" office:value-type="float" office:value="0.053030303030303" calcext:value-type="float">
            <text:p>0.05303030303030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.C247]/([.B247]+[.C247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table:formula="of:=[.C248]/([.B248]+[.C248])" office:value-type="float" office:value="0.0347490347490347" calcext:value-type="float">
            <text:p>0.03474903474903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table:formula="of:=[.C249]/([.B249]+[.C249])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[.C250]/([.B250]+[.C250])" office:value-type="float" office:value="0.0272373540856031" calcext:value-type="float">
            <text:p>0.02723735408560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formula="of:=[.C251]/([.B251]+[.C251])" office:value-type="float" office:value="0.0310077519379845" calcext:value-type="float">
            <text:p>0.031007751937984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.C252]/([.B252]+[.C252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16" calcext:value-type="float">
            <text:p>16</text:p>
          </table:table-cell>
          <table:table-cell table:formula="of:=[.C253]/([.B253]+[.C253])" office:value-type="float" office:value="0.060377358490566" calcext:value-type="float">
            <text:p>0.0603773584905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formula="of:=[.C254]/([.B254]+[.C254])" office:value-type="float" office:value="0.0119047619047619" calcext:value-type="float">
            <text:p>0.011904761904761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table:formula="of:=[.C255]/([.B255]+[.C255])" office:value-type="float" office:value="0.0459770114942529" calcext:value-type="float">
            <text:p>0.04597701149425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20" calcext:value-type="float">
            <text:p>20</text:p>
          </table:table-cell>
          <table:table-cell table:formula="of:=[.C256]/([.B256]+[.C256])" office:value-type="float" office:value="0.0743494423791822" calcext:value-type="float">
            <text:p>0.07434944237918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table:formula="of:=[.C257]/([.B257]+[.C257])" office:value-type="float" office:value="0.0235294117647059" calcext:value-type="float">
            <text:p>0.02352941176470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9" calcext:value-type="float">
            <text:p>19</text:p>
          </table:table-cell>
          <table:table-cell table:formula="of:=[.C258]/([.B258]+[.C258])" office:value-type="float" office:value="0.0708955223880597" calcext:value-type="float">
            <text:p>0.070895522388059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table:formula="of:=[.C259]/([.B259]+[.C259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table:formula="of:=[.C260]/([.B260]+[.C260])" office:value-type="float" office:value="0.0197628458498024" calcext:value-type="float">
            <text:p>0.01976284584980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table:formula="of:=[.C261]/([.B261]+[.C261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table:formula="of:=[.C262]/([.B262]+[.C262])" office:value-type="float" office:value="0.0424710424710425" calcext:value-type="float">
            <text:p>0.04247104247104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table:formula="of:=[.C263]/([.B263]+[.C263])" office:value-type="float" office:value="0.0197628458498024" calcext:value-type="float">
            <text:p>0.01976284584980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table:formula="of:=[.C264]/([.B264]+[.C264])" office:value-type="float" office:value="0.0387596899224806" calcext:value-type="float">
            <text:p>0.03875968992248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15" calcext:value-type="float">
            <text:p>15</text:p>
          </table:table-cell>
          <table:table-cell table:formula="of:=[.C265]/([.B265]+[.C265])" office:value-type="float" office:value="0.0572519083969466" calcext:value-type="float">
            <text:p>0.057251908396946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table:formula="of:=[.C266]/([.B266]+[.C266])" office:value-type="float" office:value="0.0389105058365759" calcext:value-type="float">
            <text:p>0.03891050583657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table:formula="of:=[.C267]/([.B267]+[.C267])" office:value-type="float" office:value="0.0426356589147287" calcext:value-type="float">
            <text:p>0.042635658914728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formula="of:=[.C268]/([.B268]+[.C268])" office:value-type="float" office:value="0.0313725490196078" calcext:value-type="float">
            <text:p>0.031372549019607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table:formula="of:=[.C269]/([.B269]+[.C269])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12" calcext:value-type="float">
            <text:p>12</text:p>
          </table:table-cell>
          <table:table-cell table:formula="of:=[.C270]/([.B270]+[.C270])" office:value-type="float" office:value="0.0463320463320463" calcext:value-type="float">
            <text:p>0.046332046332046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table:formula="of:=[.C271]/([.B271]+[.C271])" office:value-type="float" office:value="0.0501930501930502" calcext:value-type="float">
            <text:p>0.050193050193050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table:formula="of:=[.C272]/([.B272]+[.C272])" office:value-type="float" office:value="0.0352941176470588" calcext:value-type="float">
            <text:p>0.03529411764705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13" calcext:value-type="float">
            <text:p>13</text:p>
          </table:table-cell>
          <table:table-cell table:formula="of:=[.C273]/([.B273]+[.C273])" office:value-type="float" office:value="0.0503875968992248" calcext:value-type="float">
            <text:p>0.050387596899224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formula="of:=[.C274]/([.B274]+[.C274])" office:value-type="float" office:value="0.0239043824701195" calcext:value-type="float">
            <text:p>0.023904382470119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formula="of:=[.C275]/([.B275]+[.C275])" office:value-type="float" office:value="0.0120967741935484" calcext:value-type="float">
            <text:p>0.012096774193548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table:formula="of:=[.C276]/([.B276]+[.C276])" office:value-type="float" office:value="0.0823970037453183" calcext:value-type="float">
            <text:p>0.082397003745318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formula="of:=[.C277]/([.B277]+[.C277])" office:value-type="float" office:value="0.0120967741935484" calcext:value-type="float">
            <text:p>0.012096774193548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table:formula="of:=[.C278]/([.B278]+[.C278])" office:value-type="float" office:value="0.0540540540540541" calcext:value-type="float">
            <text:p>0.054054054054054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table:formula="of:=[.C279]/([.B279]+[.C279]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table:formula="of:=[.C280]/([.B280]+[.C280])" office:value-type="float" office:value="0.0615384615384615" calcext:value-type="float">
            <text:p>0.06153846153846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table:formula="of:=[.C281]/([.B281]+[.C281])" office:value-type="float" office:value="0.0161290322580645" calcext:value-type="float">
            <text:p>0.01612903225806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table:formula="of:=[.C282]/([.B282]+[.C282])" office:value-type="float" office:value="0.0121457489878543" calcext:value-type="float">
            <text:p>0.012145748987854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table:formula="of:=[.C283]/([.B283]+[.C283])" office:value-type="float" office:value="0.05078125" calcext:value-type="float">
            <text:p>0.050781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table:formula="of:=[.C284]/([.B284]+[.C284])"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table:formula="of:=[.C285]/([.B285]+[.C285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table:formula="of:=[.C286]/([.B286]+[.C286])" office:value-type="float" office:value="0.0358565737051793" calcext:value-type="float">
            <text:p>0.03585657370517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formula="of:=[.C287]/([.B287]+[.C287])" office:value-type="float" office:value="0.0202429149797571" calcext:value-type="float">
            <text:p>0.02024291497975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formula="of:=[.C288]/([.B288]+[.C288])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table:formula="of:=[.C289]/([.B289]+[.C289])" office:value-type="float" office:value="0.0241935483870968" calcext:value-type="float">
            <text:p>0.02419354838709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formula="of:=[.C290]/([.B290]+[.C290])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formula="of:=[.C291]/([.B291]+[.C291])" office:value-type="float" office:value="0.0202429149797571" calcext:value-type="float">
            <text:p>0.02024291497975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table:formula="of:=[.C292]/([.B292]+[.C292])" office:value-type="float" office:value="0.0358565737051793" calcext:value-type="float">
            <text:p>0.035856573705179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table:formula="of:=[.C293]/([.B293]+[.C293])" office:value-type="float" office:value="0.0358565737051793" calcext:value-type="float">
            <text:p>0.03585657370517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table:formula="of:=[.C294]/([.B294]+[.C294])" office:value-type="float" office:value="0.0509803921568627" calcext:value-type="float">
            <text:p>0.050980392156862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table:formula="of:=[.C295]/([.B295]+[.C295])" office:value-type="float" office:value="0.0694980694980695" calcext:value-type="float">
            <text:p>0.06949806949806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formula="of:=[.C296]/([.B296]+[.C296])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1" calcext:value-type="float">
            <text:p>241</text:p>
          </table:table-cell>
          <table:table-cell office:value-type="float" office:value="16" calcext:value-type="float">
            <text:p>16</text:p>
          </table:table-cell>
          <table:table-cell table:formula="of:=[.C297]/([.B297]+[.C297])" office:value-type="float" office:value="0.0622568093385214" calcext:value-type="float">
            <text:p>0.06225680933852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table:formula="of:=[.C298]/([.B298]+[.C298])" office:value-type="float" office:value="0.0511811023622047" calcext:value-type="float">
            <text:p>0.05118110236220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formula="of:=[.C299]/([.B299]+[.C299])" office:value-type="float" office:value="0.0321285140562249" calcext:value-type="float">
            <text:p>0.03212851405622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table:formula="of:=[.C300]/([.B300]+[.C300])" office:value-type="float" office:value="0.0549019607843137" calcext:value-type="float">
            <text:p>0.05490196078431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formula="of:=[.C301]/([.B301]+[.C301])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formula="of:=[.C302]/([.B302]+[.C302])" office:value-type="float" office:value="0.0321285140562249" calcext:value-type="float">
            <text:p>0.03212851405622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table:formula="of:=[.C303]/([.B303]+[.C303])" office:value-type="float" office:value="0.0203252032520325" calcext:value-type="float">
            <text:p>0.02032520325203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table:formula="of:=[.C304]/([.B304]+[.C304])" office:value-type="float" office:value="0.0658914728682171" calcext:value-type="float">
            <text:p>0.06589147286821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table:formula="of:=[.C305]/([.B305]+[.C305])" office:value-type="float" office:value="0.0282258064516129" calcext:value-type="float">
            <text:p>0.02822580645161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table:formula="of:=[.C306]/([.B306]+[.C306])" office:value-type="float" office:value="0.0511811023622047" calcext:value-type="float">
            <text:p>0.051181102362204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formula="of:=[.C307]/([.B307]+[.C307])" office:value-type="float" office:value="0.0398406374501992" calcext:value-type="float">
            <text:p>0.03984063745019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formula="of:=[.C308]/([.B308]+[.C308])" office:value-type="float" office:value="0.0321285140562249" calcext:value-type="float">
            <text:p>0.032128514056224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formula="of:=[.C309]/([.B309]+[.C309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formula="of:=[.C310]/([.B310]+[.C310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[.C311]/([.B311]+[.C311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formula="of:=[.C312]/([.B312]+[.C312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table:formula="of:=[.C313]/([.B313]+[.C313])" office:value-type="float" office:value="0.0244897959183673" calcext:value-type="float">
            <text:p>0.024489795918367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formula="of:=[.C314]/([.B314]+[.C314])" office:value-type="float" office:value="0.00416666666666667" calcext:value-type="float">
            <text:p>0.0041666666666666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table:formula="of:=[.C315]/([.B315]+[.C315])" office:value-type="float" office:value="0.0364372469635627" calcext:value-type="float">
            <text:p>0.03643724696356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8" calcext:value-type="float">
            <text:p>238</text:p>
          </table:table-cell>
          <table:table-cell office:value-type="float" office:value="15" calcext:value-type="float">
            <text:p>15</text:p>
          </table:table-cell>
          <table:table-cell table:formula="of:=[.C316]/([.B316]+[.C316])" office:value-type="float" office:value="0.0592885375494071" calcext:value-type="float">
            <text:p>0.05928853754940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table:formula="of:=[.C317]/([.B317]+[.C317])" office:value-type="float" office:value="0.0165289256198347" calcext:value-type="float">
            <text:p>0.016528925619834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table:formula="of:=[.C318]/([.B318]+[.C318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table:formula="of:=[.C319]/([.B319]+[.C319])" office:value-type="float" office:value="0.0286885245901639" calcext:value-type="float">
            <text:p>0.028688524590163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table:formula="of:=[.C320]/([.B320]+[.C320])" office:value-type="float" office:value="0.0404858299595142" calcext:value-type="float">
            <text:p>0.040485829959514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formula="of:=[.C321]/([.B321]+[.C321])" office:value-type="float" office:value="0.0326530612244898" calcext:value-type="float">
            <text:p>0.03265306122448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formula="of:=[.C322]/([.B322]+[.C322])" office:value-type="float" office:value="0.0365853658536585" calcext:value-type="float">
            <text:p>0.036585365853658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formula="of:=[.C323]/([.B323]+[.C323])" office:value-type="float" office:value="0.0326530612244898" calcext:value-type="float">
            <text:p>0.032653061224489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formula="of:=[.C324]/([.B324]+[.C324])" office:value-type="float" office:value="0.0326530612244898" calcext:value-type="float">
            <text:p>0.03265306122448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table:formula="of:=[.C325]/([.B325]+[.C325])" office:value-type="float" office:value="0.0404858299595142" calcext:value-type="float">
            <text:p>0.04048582995951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table:formula="of:=[.C326]/([.B326]+[.C326])"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formula="of:=[.C327]/([.B327]+[.C327])" office:value-type="float" office:value="0.0326530612244898" calcext:value-type="float">
            <text:p>0.03265306122448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  <table:table-cell table:formula="of:=[.C328]/([.B328]+[.C328])" office:value-type="float" office:value="0.0443548387096774" calcext:value-type="float">
            <text:p>0.044354838709677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  <table:table-cell table:formula="of:=[.C329]/([.B329]+[.C329])" office:value-type="float" office:value="0.0481927710843374" calcext:value-type="float">
            <text:p>0.0481927710843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formula="of:=[.C330]/([.B330]+[.C330])" office:value-type="float" office:value="0.0326530612244898" calcext:value-type="float">
            <text:p>0.032653061224489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table:formula="of:=[.C331]/([.B331]+[.C331])" office:value-type="float" office:value="0.0246913580246914" calcext:value-type="float">
            <text:p>0.02469135802469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formula="of:=[.C332]/([.B332]+[.C332])" office:value-type="float" office:value="0.016597510373444" calcext:value-type="float">
            <text:p>0.01659751037344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table:formula="of:=[.C333]/([.B333]+[.C333])" office:value-type="float" office:value="0.0327868852459016" calcext:value-type="float">
            <text:p>0.03278688524590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table:formula="of:=[.C334]/([.B334]+[.C334])"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table:formula="of:=[.C335]/([.B335]+[.C335])" office:value-type="float" office:value="0.020746887966805" calcext:value-type="float">
            <text:p>0.0207468879668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36" calcext:value-type="float">
            <text:p>236</text:p>
          </table:table-cell>
          <table:table-cell office:value-type="float" office:value="15" calcext:value-type="float">
            <text:p>15</text:p>
          </table:table-cell>
          <table:table-cell table:formula="of:=[.C336]/([.B336]+[.C336])" office:value-type="float" office:value="0.0597609561752988" calcext:value-type="float">
            <text:p>0.05976095617529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table:formula="of:=[.C337]/([.B337]+[.C337])" office:value-type="float" office:value="0.0327868852459016" calcext:value-type="float">
            <text:p>0.03278688524590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table:formula="of:=[.C338]/([.B338]+[.C338])" office:value-type="float" office:value="0.0247933884297521" calcext:value-type="float">
            <text:p>0.02479338842975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formula="of:=[.C339]/([.B339]+[.C339])" office:value-type="float" office:value="0.024896265560166" calcext:value-type="float">
            <text:p>0.02489626556016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table:formula="of:=[.C340]/([.B340]+[.C340])" office:value-type="float" office:value="0.0368852459016393" calcext:value-type="float">
            <text:p>0.036885245901639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table:formula="of:=[.C341]/([.B341]+[.C341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formula="of:=[.C342]/([.B342]+[.C342])" office:value-type="float" office:value="0.024896265560166" calcext:value-type="float">
            <text:p>0.02489626556016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table:formula="of:=[.C343]/([.B343]+[.C343])" office:value-type="float" office:value="0.0289256198347107" calcext:value-type="float">
            <text:p>0.02892561983471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table:formula="of:=[.C344]/([.B344]+[.C344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table:formula="of:=[.C345]/([.B345]+[.C345])" office:value-type="float" office:value="0.0447154471544715" calcext:value-type="float">
            <text:p>0.04471544715447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35" calcext:value-type="float">
            <text:p>235</text:p>
          </table:table-cell>
          <table:table-cell office:value-type="float" office:value="15" calcext:value-type="float">
            <text:p>15</text:p>
          </table:table-cell>
          <table:table-cell table:formula="of:=[.C346]/([.B346]+[.C346]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formula="of:=[.C347]/([.B347]+[.C347])" office:value-type="float" office:value="0.00843881856540084" calcext:value-type="float">
            <text:p>0.0084388185654008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formula="of:=[.C348]/([.B348]+[.C348])" office:value-type="float" office:value="0.024896265560166" calcext:value-type="float">
            <text:p>0.02489626556016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formula="of:=[.C349]/([.B349]+[.C349])" office:value-type="float" office:value="0.0168067226890756" calcext:value-type="float">
            <text:p>0.016806722689075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formula="of:=[.C350]/([.B350]+[.C350])" office:value-type="float" office:value="0.0168067226890756" calcext:value-type="float">
            <text:p>0.016806722689075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table:formula="of:=[.C351]/([.B351]+[.C351])" office:value-type="float" office:value="0.0371900826446281" calcext:value-type="float">
            <text:p>0.03719008264462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table:formula="of:=[.C352]/([.B352]+[.C352])" office:value-type="float" office:value="0.0168776371308017" calcext:value-type="float">
            <text:p>0.01687763713080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table:formula="of:=[.C353]/([.B353]+[.C353])" office:value-type="float" office:value="0.0291666666666667" calcext:value-type="float">
            <text:p>0.02916666666666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table:formula="of:=[.C354]/([.B354]+[.C354])" office:value-type="float" office:value="0.033195020746888" calcext:value-type="float">
            <text:p>0.0331950207468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table:formula="of:=[.C355]/([.B355]+[.C355])" office:value-type="float" office:value="0.037344398340249" calcext:value-type="float">
            <text:p>0.0373443983402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table:formula="of:=[.C356]/([.B356]+[.C356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table:formula="of:=[.C357]/([.B357]+[.C357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table:formula="of:=[.C358]/([.B358]+[.C358])" office:value-type="float" office:value="0.0569105691056911" calcext:value-type="float">
            <text:p>0.05691056910569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formula="of:=[.C359]/([.B359]+[.C359])" office:value-type="float" office:value="0.0127659574468085" calcext:value-type="float">
            <text:p>0.012765957446808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table:formula="of:=[.C360]/([.B360]+[.C360])" office:value-type="float" office:value="0.0252100840336134" calcext:value-type="float">
            <text:p>0.02521008403361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table:formula="of:=[.C361]/([.B361]+[.C361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[.C362]/([.B362]+[.C362])" office:value-type="float" office:value="0.0334728033472803" calcext:value-type="float">
            <text:p>0.033472803347280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formula="of:=[.C363]/([.B363]+[.C363])" office:value-type="float" office:value="0.04149377593361" calcext:value-type="float">
            <text:p>0.041493775933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[.C364]/([.B364]+[.C364])" office:value-type="float" office:value="0.0334728033472803" calcext:value-type="float">
            <text:p>0.033472803347280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formula="of:=[.C365]/([.B365]+[.C365])" office:value-type="float" office:value="0.0170212765957447" calcext:value-type="float">
            <text:p>0.017021276595744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formula="of:=[.C366]/([.B366]+[.C366])" office:value-type="float" office:value="0.0170212765957447" calcext:value-type="float">
            <text:p>0.01702127659574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table:formula="of:=[.C367]/([.B367]+[.C367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formula="of:=[.C368]/([.B368]+[.C368])" office:value-type="float" office:value="0.04149377593361" calcext:value-type="float">
            <text:p>0.0414937759336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table:formula="of:=[.C369]/([.B369]+[.C369])" office:value-type="float" office:value="0.0254237288135593" calcext:value-type="float">
            <text:p>0.025423728813559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formula="of:=[.C370]/([.B370]+[.C370])" office:value-type="float" office:value="0.0336134453781513" calcext:value-type="float">
            <text:p>0.03361344537815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table:formula="of:=[.C371]/([.B371]+[.C371])" office:value-type="float" office:value="0.0254237288135593" calcext:value-type="float">
            <text:p>0.025423728813559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table:formula="of:=[.C372]/([.B372]+[.C372])" office:value-type="float" office:value="0.0376569037656904" calcext:value-type="float">
            <text:p>0.037656903765690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373]/([.B373]+[.C373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table:formula="of:=[.C374]/([.B374]+[.C374])" office:value-type="float" office:value="0.0573770491803279" calcext:value-type="float">
            <text:p>0.05737704918032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table:formula="of:=[.C375]/([.B375]+[.C375])" office:value-type="float" office:value="0.0803212851405623" calcext:value-type="float">
            <text:p>0.08032128514056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table:formula="of:=[.C376]/([.B376]+[.C376])" office:value-type="float" office:value="0.0537190082644628" calcext:value-type="float">
            <text:p>0.05371900826446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table:formula="of:=[.C377]/([.B377]+[.C377])" office:value-type="float" office:value="0.025531914893617" calcext:value-type="float">
            <text:p>0.0255319148936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table:formula="of:=[.C378]/([.B378]+[.C378])" office:value-type="float" office:value="0.0458333333333333" calcext:value-type="float">
            <text:p>0.04583333333333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table:formula="of:=[.C379]/([.B379]+[.C379])" office:value-type="float" office:value="0.0378151260504202" calcext:value-type="float">
            <text:p>0.037815126050420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formula="of:=[.C380]/([.B380]+[.C380])" office:value-type="float" office:value="0.0213675213675214" calcext:value-type="float">
            <text:p>0.021367521367521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table:formula="of:=[.C381]/([.B381]+[.C381])" office:value-type="float" office:value="0.0578512396694215" calcext:value-type="float">
            <text:p>0.05785123966942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table:formula="of:=[.C382]/([.B382]+[.C382])" office:value-type="float" office:value="0.0420168067226891" calcext:value-type="float">
            <text:p>0.042016806722689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table:formula="of:=[.C383]/([.B383]+[.C383])" office:value-type="float" office:value="0.0379746835443038" calcext:value-type="float">
            <text:p>0.03797468354430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table:formula="of:=[.C384]/([.B384]+[.C384])" office:value-type="float" office:value="0.0379746835443038" calcext:value-type="float">
            <text:p>0.037974683544303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table:formula="of:=[.C385]/([.B385]+[.C385])" office:value-type="float" office:value="0.038135593220339" calcext:value-type="float">
            <text:p>0.0381355932203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formula="of:=[.C386]/([.B386]+[.C386])" office:value-type="float" office:value="0.021551724137931" calcext:value-type="float">
            <text:p>0.0215517241379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formula="of:=[.C387]/([.B387]+[.C387])" office:value-type="float" office:value="0.0043859649122807" calcext:value-type="float">
            <text:p>0.00438596491228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table:formula="of:=[.C388]/([.B388]+[.C388])" office:value-type="float" office:value="0.0541666666666667" calcext:value-type="float">
            <text:p>0.054166666666666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table:formula="of:=[.C389]/([.B389]+[.C389])" office:value-type="float" office:value="0.0340425531914894" calcext:value-type="float">
            <text:p>0.034042553191489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table:formula="of:=[.C390]/([.B390]+[.C390])" office:value-type="float" office:value="0.0257510729613734" calcext:value-type="float">
            <text:p>0.025751072961373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formula="of:=[.C391]/([.B391]+[.C391])" office:value-type="float" office:value="0.0464135021097046" calcext:value-type="float">
            <text:p>0.04641350210970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table:formula="of:=[.C392]/([.B392]+[.C392])" office:value-type="float" office:value="0.0131004366812227" calcext:value-type="float">
            <text:p>0.013100436681222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table:formula="of:=[.C393]/([.B393]+[.C393])" office:value-type="float" office:value="0.0341880341880342" calcext:value-type="float">
            <text:p>0.034188034188034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formula="of:=[.C394]/([.B394]+[.C394])" office:value-type="float" office:value="0.0382978723404255" calcext:value-type="float">
            <text:p>0.038297872340425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6" calcext:value-type="float">
            <text:p>226</text:p>
          </table:table-cell>
          <table:table-cell office:value-type="float" office:value="14" calcext:value-type="float">
            <text:p>14</text:p>
          </table:table-cell>
          <table:table-cell table:formula="of:=[.C395]/([.B395]+[.C395])" office:value-type="float" office:value="0.0583333333333333" calcext:value-type="float">
            <text:p>0.058333333333333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table:formula="of:=[.C396]/([.B396]+[.C396])" office:value-type="float" office:value="0.0543933054393305" calcext:value-type="float">
            <text:p>0.054393305439330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table:formula="of:=[.C397]/([.B397]+[.C397])" office:value-type="float" office:value="0.0258620689655172" calcext:value-type="float">
            <text:p>0.025862068965517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table:formula="of:=[.C398]/([.B398]+[.C398])" office:value-type="float" office:value="0.0258620689655172" calcext:value-type="float">
            <text:p>0.025862068965517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formula="of:=[.C399]/([.B399]+[.C399])" office:value-type="float" office:value="0.0343347639484979" calcext:value-type="float">
            <text:p>0.03433476394849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formula="of:=[.C400]/([.B400]+[.C400])" office:value-type="float" office:value="0.0343347639484979" calcext:value-type="float">
            <text:p>0.034334763948497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formula="of:=[.C401]/([.B401]+[.C401])" office:value-type="float" office:value="0.0174672489082969" calcext:value-type="float">
            <text:p>0.01746724890829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formula="of:=[.C402]/([.B402]+[.C402])" office:value-type="float" office:value="0.0343347639484979" calcext:value-type="float">
            <text:p>0.034334763948497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table:formula="of:=[.C403]/([.B403]+[.C403])" office:value-type="float" office:value="0.0468085106382979" calcext:value-type="float">
            <text:p>0.046808510638297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formula="of:=[.C404]/([.B404]+[.C404])" office:value-type="float" office:value="0.013215859030837" calcext:value-type="float">
            <text:p>0.01321585903083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table:formula="of:=[.C405]/([.B405]+[.C405])" office:value-type="float" office:value="0.0386266094420601" calcext:value-type="float">
            <text:p>0.038626609442060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table:formula="of:=[.C406]/([.B406]+[.C406])" office:value-type="float" office:value="0.0548523206751055" calcext:value-type="float">
            <text:p>0.054852320675105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formula="of:=[.C407]/([.B407]+[.C407])" office:value-type="float" office:value="0.013215859030837" calcext:value-type="float">
            <text:p>0.01321585903083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table:formula="of:=[.C408]/([.B408]+[.C408])" office:value-type="float" office:value="0.0468085106382979" calcext:value-type="float">
            <text:p>0.046808510638297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table:formula="of:=[.C409]/([.B409]+[.C409])" office:value-type="float" office:value="0.0508474576271187" calcext:value-type="float">
            <text:p>0.050847457627118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table:formula="of:=[.C410]/([.B410]+[.C410])" office:value-type="float" office:value="0.0386266094420601" calcext:value-type="float">
            <text:p>0.03862660944206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table:formula="of:=[.C411]/([.B411]+[.C411])" office:value-type="float" office:value="0.0346320346320346" calcext:value-type="float">
            <text:p>0.034632034632034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table:formula="of:=[.C412]/([.B412]+[.C412])" office:value-type="float" office:value="0.0387931034482759" calcext:value-type="float">
            <text:p>0.038793103448275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[.C413]/([.B413]+[.C413])" office:value-type="float" office:value="0.051063829787234" calcext:value-type="float">
            <text:p>0.05106382978723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formula="of:=[.C414]/([.B414]+[.C414])" office:value-type="float" office:value="0.0304347826086957" calcext:value-type="float">
            <text:p>0.030434782608695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table:formula="of:=[.C415]/([.B415]+[.C415])" office:value-type="float" office:value="0.0262008733624454" calcext:value-type="float">
            <text:p>0.026200873362445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table:formula="of:=[.C416]/([.B416]+[.C416])" office:value-type="float" office:value="0.0387931034482759" calcext:value-type="float">
            <text:p>0.03879310344827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formula="of:=[.C417]/([.B417]+[.C417])" office:value-type="float" office:value="0.0219298245614035" calcext:value-type="float">
            <text:p>0.021929824561403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table:formula="of:=[.C418]/([.B418]+[.C418])" office:value-type="float" office:value="0.0346320346320346" calcext:value-type="float">
            <text:p>0.034632034632034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formula="of:=[.C419]/([.B419]+[.C419])" office:value-type="float" office:value="0.0219298245614035" calcext:value-type="float">
            <text:p>0.021929824561403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table:formula="of:=[.C420]/([.B420]+[.C420])" office:value-type="float" office:value="0.0346320346320346" calcext:value-type="float">
            <text:p>0.034632034632034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table:formula="of:=[.C421]/([.B421]+[.C421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[.C422]/([.B422]+[.C4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  <table:table-cell table:formula="of:=[.C423]/([.B423]+[.C423])" office:value-type="float" office:value="0.0515021459227468" calcext:value-type="float">
            <text:p>0.051502145922746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formula="of:=[.C424]/([.B424]+[.C424])" office:value-type="float" office:value="0.0221238938053097" calcext:value-type="float">
            <text:p>0.022123893805309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table:formula="of:=[.C425]/([.B425]+[.C425])" office:value-type="float" office:value="0.0349344978165939" calcext:value-type="float">
            <text:p>0.03493449781659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table:formula="of:=[.C426]/([.B426]+[.C426])" office:value-type="float" office:value="0.0595744680851064" calcext:value-type="float">
            <text:p>0.059574468085106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[.C427]/([.B427]+[.C427])" office:value-type="float" office:value="0.0133928571428571" calcext:value-type="float">
            <text:p>0.013392857142857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table:formula="of:=[.C428]/([.B428]+[.C428])" office:value-type="float" office:value="0.0474137931034483" calcext:value-type="float">
            <text:p>0.047413793103448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formula="of:=[.C429]/([.B429]+[.C429])" office:value-type="float" office:value="0.0221238938053097" calcext:value-type="float">
            <text:p>0.022123893805309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table:formula="of:=[.C430]/([.B430]+[.C430])" office:value-type="float" office:value="0.0432900432900433" calcext:value-type="float">
            <text:p>0.043290043290043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formula="of:=[.C431]/([.B431]+[.C431])" office:value-type="float" office:value="0.026431718061674" calcext:value-type="float">
            <text:p>0.0264317180616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table:formula="of:=[.C432]/([.B432]+[.C432])" office:value-type="float" office:value="0.0391304347826087" calcext:value-type="float">
            <text:p>0.039130434782608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formula="of:=[.C433]/([.B433]+[.C433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formula="of:=[.C434]/([.B434]+[.C434])" office:value-type="float" office:value="0.0178571428571429" calcext:value-type="float">
            <text:p>0.017857142857142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table:formula="of:=[.C435]/([.B435]+[.C435])"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table:formula="of:=[.C436]/([.B436]+[.C436])" office:value-type="float" office:value="0.0309734513274336" calcext:value-type="float">
            <text:p>0.03097345132743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table:formula="of:=[.C437]/([.B437]+[.C437])" office:value-type="float" office:value="0.0223214285714286" calcext:value-type="float">
            <text:p>0.022321428571428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table:formula="of:=[.C438]/([.B438]+[.C438])" office:value-type="float" office:value="0.0436681222707424" calcext:value-type="float">
            <text:p>0.043668122270742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table:formula="of:=[.C439]/([.B439]+[.C439])" office:value-type="float" office:value="0.0394736842105263" calcext:value-type="float">
            <text:p>0.039473684210526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formula="of:=[.C440]/([.B440]+[.C440])" office:value-type="float" office:value="0.0352422907488987" calcext:value-type="float">
            <text:p>0.03524229074889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table:formula="of:=[.C441]/([.B441]+[.C441])" office:value-type="float" office:value="0.039647577092511" calcext:value-type="float">
            <text:p>0.0396475770925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table:formula="of:=[.C442]/([.B442]+[.C442])" office:value-type="float" office:value="0.039647577092511" calcext:value-type="float">
            <text:p>0.0396475770925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formula="of:=[.C443]/([.B443]+[.C443])" office:value-type="float" office:value="0.018018018018018" calcext:value-type="float">
            <text:p>0.018018018018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table:formula="of:=[.C444]/([.B444]+[.C444])" office:value-type="float" office:value="0.0224215246636771" calcext:value-type="float">
            <text:p>0.022421524663677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table:formula="of:=[.C445]/([.B445]+[.C445])" office:value-type="float" office:value="0.0482456140350877" calcext:value-type="float">
            <text:p>0.048245614035087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formula="of:=[.C446]/([.B446]+[.C446])" office:value-type="float" office:value="0.0225225225225225" calcext:value-type="float">
            <text:p>0.02252252252252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formula="of:=[.C447]/([.B447]+[.C447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  <table:table-cell table:formula="of:=[.C448]/([.B448]+[.C448])" office:value-type="float" office:value="0.0524017467248908" calcext:value-type="float">
            <text:p>0.052401746724890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table:formula="of:=[.C449]/([.B449]+[.C449])" office:value-type="float" office:value="0.0440528634361234" calcext:value-type="float">
            <text:p>0.044052863436123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formula="of:=[.C450]/([.B450]+[.C450])" office:value-type="float" office:value="0.0225225225225225" calcext:value-type="float">
            <text:p>0.02252252252252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formula="of:=[.C451]/([.B451]+[.C451])" office:value-type="float" office:value="0.0226244343891403" calcext:value-type="float">
            <text:p>0.022624434389140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formula="of:=[.C452]/([.B452]+[.C452])"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table:formula="of:=[.C453]/([.B453]+[.C453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table:formula="of:=[.C454]/([.B454]+[.C454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formula="of:=[.C455]/([.B455]+[.C455])" office:value-type="float" office:value="0.0136986301369863" calcext:value-type="float">
            <text:p>0.013698630136986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table:formula="of:=[.C456]/([.B456]+[.C456])" office:value-type="float" office:value="0.0608695652173913" calcext:value-type="float">
            <text:p>0.06086956521739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formula="of:=[.C457]/([.B457]+[.C457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formula="of:=[.C458]/([.B458]+[.C458])" office:value-type="float" office:value="0.0136986301369863" calcext:value-type="float">
            <text:p>0.013698630136986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formula="of:=[.C459]/([.B459]+[.C459])" office:value-type="float" office:value="0.0358744394618834" calcext:value-type="float">
            <text:p>0.035874439461883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formula="of:=[.C460]/([.B460]+[.C460])" office:value-type="float" office:value="0.0358744394618834" calcext:value-type="float">
            <text:p>0.035874439461883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table:formula="of:=[.C461]/([.B461]+[.C461])" office:value-type="float" office:value="0.0486725663716814" calcext:value-type="float">
            <text:p>0.048672566371681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table:formula="of:=[.C462]/([.B462]+[.C462])" office:value-type="float" office:value="0.0401785714285714" calcext:value-type="float">
            <text:p>0.04017857142857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14" calcext:value-type="float">
            <text:p>214</text:p>
          </table:table-cell>
          <table:table-cell office:value-type="float" office:value="11" calcext:value-type="float">
            <text:p>11</text:p>
          </table:table-cell>
          <table:table-cell table:formula="of:=[.C463]/([.B463]+[.C463])" office:value-type="float" office:value="0.0488888888888889" calcext:value-type="float">
            <text:p>0.048888888888888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[.C464]/([.B464]+[.C464])" office:value-type="float" office:value="0.00465116279069768" calcext:value-type="float">
            <text:p>0.0046511627906976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table:formula="of:=[.C465]/([.B465]+[.C465])" office:value-type="float" office:value="0.0575221238938053" calcext:value-type="float">
            <text:p>0.057522123893805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formula="of:=[.C466]/([.B466]+[.C466])" office:value-type="float" office:value="0.0229357798165138" calcext:value-type="float">
            <text:p>0.022935779816513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formula="of:=[.C467]/([.B467]+[.C467])" office:value-type="float" office:value="0.00930232558139535" calcext:value-type="float">
            <text:p>0.0093023255813953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table:formula="of:=[.C468]/([.B468]+[.C468])" office:value-type="float" office:value="0.0318181818181818" calcext:value-type="float">
            <text:p>0.03181818181818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12" calcext:value-type="float">
            <text:p>212</text:p>
          </table:table-cell>
          <table:table-cell office:value-type="float" office:value="17" calcext:value-type="float">
            <text:p>17</text:p>
          </table:table-cell>
          <table:table-cell table:formula="of:=[.C469]/([.B469]+[.C469])" office:value-type="float" office:value="0.074235807860262" calcext:value-type="float">
            <text:p>0.07423580786026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table:formula="of:=[.C470]/([.B470]+[.C470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table:formula="of:=[.C471]/([.B471]+[.C471])" office:value-type="float" office:value="0.0493273542600897" calcext:value-type="float">
            <text:p>0.049327354260089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table:formula="of:=[.C472]/([.B472]+[.C472])" office:value-type="float" office:value="0.0319634703196347" calcext:value-type="float">
            <text:p>0.031963470319634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table:formula="of:=[.C473]/([.B473]+[.C473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table:formula="of:=[.C474]/([.B474]+[.C474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formula="of:=[.C475]/([.B475]+[.C475])" office:value-type="float" office:value="0.0275229357798165" calcext:value-type="float">
            <text:p>0.027522935779816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table:formula="of:=[.C476]/([.B476]+[.C476])" office:value-type="float" office:value="0.0493273542600897" calcext:value-type="float">
            <text:p>0.04932735426008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formula="of:=[.C477]/([.B477]+[.C477])" office:value-type="float" office:value="0.0230414746543779" calcext:value-type="float">
            <text:p>0.023041474654377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table:formula="of:=[.C478]/([.B478]+[.C478])" office:value-type="float" office:value="0.0493273542600897" calcext:value-type="float">
            <text:p>0.049327354260089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table:formula="of:=[.C479]/([.B479]+[.C479])" office:value-type="float" office:value="0.0319634703196347" calcext:value-type="float">
            <text:p>0.031963470319634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formula="of:=[.C480]/([.B480]+[.C480])" office:value-type="float" office:value="0.0275229357798165" calcext:value-type="float">
            <text:p>0.027522935779816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formula="of:=[.C481]/([.B481]+[.C481])" office:value-type="float" office:value="0.0186046511627907" calcext:value-type="float">
            <text:p>0.01860465116279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482]/([.B482]+[.C482])" office:value-type="float" office:value="0.0231481481481481" calcext:value-type="float">
            <text:p>0.023148148148148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formula="of:=[.C483]/([.B483]+[.C483])" office:value-type="float" office:value="0.014018691588785" calcext:value-type="float">
            <text:p>0.01401869158878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table:formula="of:=[.C484]/([.B484]+[.C484])" office:value-type="float" office:value="0.0495495495495496" calcext:value-type="float">
            <text:p>0.04954954954954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[.C485]/([.B485]+[.C485])" office:value-type="float" office:value="0.00938967136150235" calcext:value-type="float">
            <text:p>0.0093896713615023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table:formula="of:=[.C486]/([.B486]+[.C486])" office:value-type="float" office:value="0.0495495495495496" calcext:value-type="float">
            <text:p>0.049549549549549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table:formula="of:=[.C487]/([.B487]+[.C487])" office:value-type="float" office:value="0.0495495495495496" calcext:value-type="float">
            <text:p>0.049549549549549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formula="of:=[.C488]/([.B488]+[.C488])" office:value-type="float" office:value="0.0186046511627907" calcext:value-type="float">
            <text:p>0.018604651162790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table:formula="of:=[.C489]/([.B489]+[.C489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formula="of:=[.C490]/([.B490]+[.C490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table:formula="of:=[.C491]/([.B491]+[.C491])" office:value-type="float" office:value="0.036697247706422" calcext:value-type="float">
            <text:p>0.0366972477064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[.C492]/([.B492]+[.C492])" office:value-type="float" office:value="0.004739336492891" calcext:value-type="float">
            <text:p>0.00473933649289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table:formula="of:=[.C493]/([.B493]+[.C493])" office:value-type="float" office:value="0.062780269058296" calcext:value-type="float">
            <text:p>0.06278026905829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[.C494]/([.B494]+[.C494])" office:value-type="float" office:value="0.027906976744186" calcext:value-type="float">
            <text:p>0.02790697674418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[.C495]/([.B495]+[.C495])" office:value-type="float" office:value="0.027906976744186" calcext:value-type="float">
            <text:p>0.02790697674418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  <table:table-cell table:formula="of:=[.C496]/([.B496]+[.C496])" office:value-type="float" office:value="0.0711111111111111" calcext:value-type="float">
            <text:p>0.07111111111111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[.C497]/([.B497]+[.C497])" office:value-type="float" office:value="0.027906976744186" calcext:value-type="float">
            <text:p>0.02790697674418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 table:formula="of:=[.C498]/([.B498]+[.C498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formula="of:=[.C499]/([.B499]+[.C499])" office:value-type="float" office:value="0.0187793427230047" calcext:value-type="float">
            <text:p>0.018779342723004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[.C500]/([.B500]+[.C500])" office:value-type="float" office:value="0.027906976744186" calcext:value-type="float">
            <text:p>0.02790697674418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8" calcext:value-type="float">
            <text:p>208</text:p>
          </table:table-cell>
          <table:table-cell office:value-type="float" office:value="9" calcext:value-type="float">
            <text:p>9</text:p>
          </table:table-cell>
          <table:table-cell table:formula="of:=[.C501]/([.B501]+[.C501])" office:value-type="float" office:value="0.0414746543778802" calcext:value-type="float">
            <text:p>0.04147465437788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table:formula="of:=[.C502]/([.B502]+[.C502])" office:value-type="float" office:value="0.0325581395348837" calcext:value-type="float">
            <text:p>0.032558139534883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table:formula="of:=[.C503]/([.B503]+[.C503])" office:value-type="float" office:value="0.0630630630630631" calcext:value-type="float">
            <text:p>0.063063063063063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formula="of:=[.C504]/([.B504]+[.C504])" office:value-type="float" office:value="0.0458715596330275" calcext:value-type="float">
            <text:p>0.04587155963302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formula="of:=[.C505]/([.B505]+[.C505])" office:value-type="float" office:value="0.0327102803738318" calcext:value-type="float">
            <text:p>0.03271028037383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[.C506]/([.B506]+[.C506])" office:value-type="float" office:value="0.018957345971564" calcext:value-type="float">
            <text:p>0.01895734597156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table:formula="of:=[.C507]/([.B507]+[.C507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table:formula="of:=[.C508]/([.B508]+[.C508])" office:value-type="float" office:value="0.0372093023255814" calcext:value-type="float">
            <text:p>0.03720930232558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table:formula="of:=[.C509]/([.B509]+[.C509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formula="of:=[.C510]/([.B510]+[.C510])" office:value-type="float" office:value="0.0327102803738318" calcext:value-type="float">
            <text:p>0.03271028037383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table:formula="of:=[.C511]/([.B511]+[.C511])" office:value-type="float" office:value="0.0506912442396313" calcext:value-type="float">
            <text:p>0.050691244239631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table:formula="of:=[.C512]/([.B512]+[.C512])" office:value-type="float" office:value="0.0190476190476191" calcext:value-type="float">
            <text:p>0.019047619047619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513]/([.B513]+[.C513])" office:value-type="float" office:value="0.023696682464455" calcext:value-type="float">
            <text:p>0.0236966824644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C514]/([.B514]+[.C514])" office:value-type="float" office:value="0.0884955752212389" calcext:value-type="float">
            <text:p>0.088495575221238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formula="of:=[.C515]/([.B515]+[.C515])" office:value-type="float" office:value="0.0143540669856459" calcext:value-type="float">
            <text:p>0.014354066985645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[.C516]/([.B516]+[.C516])" office:value-type="float" office:value="0.0720720720720721" calcext:value-type="float">
            <text:p>0.07207207207207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formula="of:=[.C517]/([.B517]+[.C517])" office:value-type="float" office:value="0.0143540669856459" calcext:value-type="float">
            <text:p>0.014354066985645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table:formula="of:=[.C518]/([.B518]+[.C518])" office:value-type="float" office:value="0.0328638497652582" calcext:value-type="float">
            <text:p>0.032863849765258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table:formula="of:=[.C519]/([.B519]+[.C519])" office:value-type="float" office:value="0.0373831775700935" calcext:value-type="float">
            <text:p>0.037383177570093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table:formula="of:=[.C520]/([.B520]+[.C520])" office:value-type="float" office:value="0.0373831775700935" calcext:value-type="float">
            <text:p>0.037383177570093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table:formula="of:=[.C521]/([.B521]+[.C521])" office:value-type="float" office:value="0.0373831775700935" calcext:value-type="float">
            <text:p>0.037383177570093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formula="of:=[.C522]/([.B522]+[.C522])" office:value-type="float" office:value="0.0143540669856459" calcext:value-type="float">
            <text:p>0.014354066985645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table:formula="of:=[.C523]/([.B523]+[.C523])" office:value-type="float" office:value="0.0723981900452489" calcext:value-type="float">
            <text:p>0.072398190045248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table:formula="of:=[.C524]/([.B524]+[.C524])" office:value-type="float" office:value="0.0330188679245283" calcext:value-type="float">
            <text:p>0.033018867924528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formula="of:=[.C525]/([.B525]+[.C525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table:formula="of:=[.C526]/([.B526]+[.C526])" office:value-type="float" office:value="0.0422535211267606" calcext:value-type="float">
            <text:p>0.04225352112676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formula="of:=[.C527]/([.B527]+[.C527])" office:value-type="float" office:value="0.00970873786407767" calcext:value-type="float">
            <text:p>0.0097087378640776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formula="of:=[.C528]/([.B528]+[.C528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[.C529]/([.B529]+[.C529])" office:value-type="float" office:value="0.0239234449760766" calcext:value-type="float">
            <text:p>0.023923444976076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formula="of:=[.C530]/([.B530]+[.C530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table:formula="of:=[.C531]/([.B531]+[.C531])" office:value-type="float" office:value="0.0467289719626168" calcext:value-type="float">
            <text:p>0.046728971962616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formula="of:=[.C532]/([.B532]+[.C532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[.C533]/([.B533]+[.C533])" office:value-type="float" office:value="0.0239234449760766" calcext:value-type="float">
            <text:p>0.023923444976076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[.C534]/([.B534]+[.C534])" office:value-type="float" office:value="0.0239234449760766" calcext:value-type="float">
            <text:p>0.023923444976076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[.C535]/([.B535]+[.C535])" office:value-type="float" office:value="0.0239234449760766" calcext:value-type="float">
            <text:p>0.023923444976076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formula="of:=[.C536]/([.B536]+[.C536])" office:value-type="float" office:value="0.00970873786407767" calcext:value-type="float">
            <text:p>0.0097087378640776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table:formula="of:=[.C537]/([.B537]+[.C537])" office:value-type="float" office:value="0.033175355450237" calcext:value-type="float">
            <text:p>0.0331753554502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formula="of:=[.C538]/([.B538]+[.C538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[.C539]/([.B539]+[.C539])" office:value-type="float" office:value="0.0239234449760766" calcext:value-type="float">
            <text:p>0.023923444976076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table:formula="of:=[.C540]/([.B540]+[.C540])" office:value-type="float" office:value="0.0511627906976744" calcext:value-type="float">
            <text:p>0.051162790697674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[.C541]/([.B541]+[.C541])" office:value-type="float" office:value="0.0239234449760766" calcext:value-type="float">
            <text:p>0.023923444976076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[.C542]/([.B542]+[.C542])" office:value-type="float" office:value="0.0239234449760766" calcext:value-type="float">
            <text:p>0.02392344497607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formula="of:=[.C543]/([.B543]+[.C543])" office:value-type="float" office:value="0.0287081339712919" calcext:value-type="float">
            <text:p>0.028708133971291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table:formula="of:=[.C544]/([.B544]+[.C544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formula="of:=[.C545]/([.B545]+[.C545])" office:value-type="float" office:value="0.0287081339712919" calcext:value-type="float">
            <text:p>0.02870813397129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table:formula="of:=[.C546]/([.B546]+[.C546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table:formula="of:=[.C547]/([.B547]+[.C547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table:formula="of:=[.C548]/([.B548]+[.C548])" office:value-type="float" office:value="0.0145631067961165" calcext:value-type="float">
            <text:p>0.014563106796116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table:formula="of:=[.C549]/([.B549]+[.C549])" office:value-type="float" office:value="0.0380952380952381" calcext:value-type="float">
            <text:p>0.038095238095238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table:formula="of:=[.C550]/([.B550]+[.C550])" office:value-type="float" office:value="0.0471698113207547" calcext:value-type="float">
            <text:p>0.04716981132075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table:formula="of:=[.C551]/([.B551]+[.C551])" office:value-type="float" office:value="0.0146341463414634" calcext:value-type="float">
            <text:p>0.014634146341463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table:formula="of:=[.C552]/([.B552]+[.C552])" office:value-type="float" office:value="0.0380952380952381" calcext:value-type="float">
            <text:p>0.038095238095238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table:formula="of:=[.C553]/([.B553]+[.C553])" office:value-type="float" office:value="0.0380952380952381" calcext:value-type="float">
            <text:p>0.038095238095238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table:formula="of:=[.C554]/([.B554]+[.C554])" office:value-type="float" office:value="0.0516431924882629" calcext:value-type="float">
            <text:p>0.05164319248826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formula="of:=[.C555]/([.B555]+[.C555])" office:value-type="float" office:value="0.0288461538461538" calcext:value-type="float">
            <text:p>0.028846153846153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table:formula="of:=[.C556]/([.B556]+[.C556])" office:value-type="float" office:value="0.042654028436019" calcext:value-type="float">
            <text:p>0.04265402843601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table:formula="of:=[.C557]/([.B557]+[.C557])" office:value-type="float" office:value="0.0241545893719807" calcext:value-type="float">
            <text:p>0.024154589371980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558]/([.B558]+[.C558])" office:value-type="float" office:value="0.0194174757281553" calcext:value-type="float">
            <text:p>0.019417475728155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table:formula="of:=[.C559]/([.B559]+[.C559])" office:value-type="float" office:value="0.0428571428571429" calcext:value-type="float">
            <text:p>0.042857142857142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formula="of:=[.C560]/([.B560]+[.C560])" office:value-type="float" office:value="0.0242718446601942" calcext:value-type="float">
            <text:p>0.024271844660194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formula="of:=[.C561]/([.B561]+[.C561])" office:value-type="float" office:value="0.0242718446601942" calcext:value-type="float">
            <text:p>0.024271844660194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table:formula="of:=[.C562]/([.B562]+[.C562])" office:value-type="float" office:value="0.0336538461538461" calcext:value-type="float">
            <text:p>0.033653846153846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formula="of:=[.C563]/([.B563]+[.C563])" office:value-type="float" office:value="0.0195121951219512" calcext:value-type="float">
            <text:p>0.019512195121951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table:formula="of:=[.C564]/([.B564]+[.C564])" office:value-type="float" office:value="0.0607476635514019" calcext:value-type="float">
            <text:p>0.060747663551401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C565]/([.B565]+[.C565])" office:value-type="float" office:value="0.0430622009569378" calcext:value-type="float">
            <text:p>0.043062200956937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C566]/([.B566]+[.C566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C567]/([.B567]+[.C567])" office:value-type="float" office:value="0.0338164251207729" calcext:value-type="float">
            <text:p>0.033816425120772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C568]/([.B568]+[.C568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C569]/([.B569]+[.C569])" office:value-type="float" office:value="0.0099009900990099" calcext:value-type="float">
            <text:p>0.009900990099009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C570]/([.B570]+[.C570])" office:value-type="float" office:value="0.0338164251207729" calcext:value-type="float">
            <text:p>0.033816425120772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table:formula="of:=[.C571]/([.B571]+[.C571])" office:value-type="float" office:value="0.0339805825242718" calcext:value-type="float">
            <text:p>0.03398058252427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formula="of:=[.C572]/([.B572]+[.C572])" office:value-type="float" office:value="0.0099502487562189" calcext:value-type="float">
            <text:p>0.009950248756218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table:formula="of:=[.C573]/([.B573]+[.C573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formula="of:=[.C574]/([.B574]+[.C574])" office:value-type="float" office:value="0.0246305418719212" calcext:value-type="float">
            <text:p>0.024630541871921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[.C575]/([.B575]+[.C575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[.C576]/([.B576]+[.C576])" office:value-type="float" office:value="0.0341463414634146" calcext:value-type="float">
            <text:p>0.034146341463414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formula="of:=[.C577]/([.B577]+[.C577])" office:value-type="float" office:value="0.0246305418719212" calcext:value-type="float">
            <text:p>0.024630541871921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[.C578]/([.B578]+[.C578])" office:value-type="float" office:value="0.0388349514563107" calcext:value-type="float">
            <text:p>0.038834951456310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table:formula="of:=[.C579]/([.B579]+[.C579])" office:value-type="float" office:value="0.0390243902439024" calcext:value-type="float">
            <text:p>0.039024390243902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table:formula="of:=[.C580]/([.B580]+[.C580])" office:value-type="float" office:value="0.0247524752475248" calcext:value-type="float">
            <text:p>0.024752475247524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table:formula="of:=[.C581]/([.B581]+[.C581])" office:value-type="float" office:value="0.0247524752475248" calcext:value-type="float">
            <text:p>0.02475247524752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table:formula="of:=[.C582]/([.B582]+[.C582])" office:value-type="float" office:value="0.0343137254901961" calcext:value-type="float">
            <text:p>0.034313725490196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table:formula="of:=[.C583]/([.B583]+[.C583])" office:value-type="float" office:value="0.0343137254901961" calcext:value-type="float">
            <text:p>0.034313725490196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table:formula="of:=[.C584]/([.B584]+[.C584])" office:value-type="float" office:value="0.0436893203883495" calcext:value-type="float">
            <text:p>0.043689320388349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[.C585]/([.B585]+[.C585])" office:value-type="float" office:value="0.0295566502463054" calcext:value-type="float">
            <text:p>0.029556650246305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[.C586]/([.B586]+[.C586])" office:value-type="float" office:value="0.0295566502463054" calcext:value-type="float">
            <text:p>0.029556650246305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table:formula="of:=[.C587]/([.B587]+[.C587])" office:value-type="float" office:value="0.0247524752475248" calcext:value-type="float">
            <text:p>0.024752475247524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table:formula="of:=[.C588]/([.B588]+[.C588])" office:value-type="float" office:value="0.0483091787439614" calcext:value-type="float">
            <text:p>0.04830917874396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formula="of:=[.C589]/([.B589]+[.C589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formula="of:=[.C590]/([.B590]+[.C590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formula="of:=[.C591]/([.B591]+[.C591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formula="of:=[.C592]/([.B592]+[.C592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formula="of:=[.C593]/([.B593]+[.C593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594]/([.B594]+[.C594])" office:value-type="float" office:value="0.0248756218905473" calcext:value-type="float">
            <text:p>0.024875621890547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table:formula="of:=[.C595]/([.B595]+[.C595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formula="of:=[.C596]/([.B596]+[.C596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97]/([.B597]+[.C597])" office:value-type="float" office:value="0.0201005025125628" calcext:value-type="float">
            <text:p>0.020100502512562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formula="of:=[.C598]/([.B598]+[.C598])" office:value-type="float" office:value="0.0579710144927536" calcext:value-type="float">
            <text:p>0.057971014492753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table:formula="of:=[.C599]/([.B599]+[.C599])" office:value-type="float" office:value="0.0346534653465347" calcext:value-type="float">
            <text:p>0.034653465346534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0]/([.B600]+[.C600])" office:value-type="float" office:value="0.0201005025125628" calcext:value-type="float">
            <text:p>0.02010050251256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formula="of:=[.C601]/([.B601]+[.C601])" office:value-type="float" office:value="0.0490196078431373" calcext:value-type="float">
            <text:p>0.049019607843137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[.C602]/([.B602]+[.C602])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[.C603]/([.B603]+[.C603])" office:value-type="float" office:value="0.0445544554455446" calcext:value-type="float">
            <text:p>0.044554455445544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table:formula="of:=[.C604]/([.B604]+[.C604])" office:value-type="float" office:value="0.0301507537688442" calcext:value-type="float">
            <text:p>0.030150753768844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[.C605]/([.B605]+[.C605])" office:value-type="float" office:value="0.0398009950248756" calcext:value-type="float">
            <text:p>0.039800995024875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table:formula="of:=[.C606]/([.B606]+[.C606])" office:value-type="float" office:value="0.0585365853658537" calcext:value-type="float">
            <text:p>0.058536585365853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table:formula="of:=[.C607]/([.B607]+[.C607])" office:value-type="float" office:value="0.0252525252525252" calcext:value-type="float">
            <text:p>0.025252525252525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table:formula="of:=[.C608]/([.B608]+[.C608])" office:value-type="float" office:value="0.0252525252525252" calcext:value-type="float">
            <text:p>0.025252525252525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formula="of:=[.C609]/([.B609]+[.C609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formula="of:=[.C610]/([.B610]+[.C610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formula="of:=[.C611]/([.B611]+[.C611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formula="of:=[.C612]/([.B612]+[.C612])" office:value-type="float" office:value="0.0253807106598985" calcext:value-type="float">
            <text:p>0.025380710659898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table:formula="of:=[.C613]/([.B613]+[.C613])" office:value-type="float" office:value="0.0351758793969849" calcext:value-type="float">
            <text:p>0.035175879396984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formula="of:=[.C614]/([.B614]+[.C614])" office:value-type="float" office:value="0.0253807106598985" calcext:value-type="float">
            <text:p>0.025380710659898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table:formula="of:=[.C615]/([.B615]+[.C615])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table:formula="of:=[.C616]/([.B616]+[.C616])" office:value-type="float" office:value="0.0304568527918782" calcext:value-type="float">
            <text:p>0.030456852791878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formula="of:=[.C617]/([.B617]+[.C617])" office:value-type="float" office:value="0.0154639175257732" calcext:value-type="float">
            <text:p>0.015463917525773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formula="of:=[.C618]/([.B618]+[.C618])" office:value-type="float" office:value="0.0255102040816327" calcext:value-type="float">
            <text:p>0.025510204081632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formula="of:=[.C619]/([.B619]+[.C619])" office:value-type="float" office:value="0.0306122448979592" calcext:value-type="float">
            <text:p>0.030612244897959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formula="of:=[.C620]/([.B620]+[.C620])" office:value-type="float" office:value="0.0306122448979592" calcext:value-type="float">
            <text:p>0.030612244897959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formula="of:=[.C621]/([.B621]+[.C621])" office:value-type="float" office:value="0.0643564356435644" calcext:value-type="float">
            <text:p>0.06435643564356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table:formula="of:=[.C622]/([.B622]+[.C622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formula="of:=[.C623]/([.B623]+[.C623])" office:value-type="float" office:value="0.0257731958762887" calcext:value-type="float">
            <text:p>0.025773195876288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table:formula="of:=[.C624]/([.B624]+[.C624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formula="of:=[.C625]/([.B625]+[.C625])" office:value-type="float" office:value="0.0257731958762887" calcext:value-type="float">
            <text:p>0.025773195876288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formula="of:=[.C626]/([.B626]+[.C626])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formula="of:=[.C627]/([.B627]+[.C627])" office:value-type="float" office:value="0.0257731958762887" calcext:value-type="float">
            <text:p>0.025773195876288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table:formula="of:=[.C628]/([.B628]+[.C628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formula="of:=[.C629]/([.B629]+[.C629])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table:formula="of:=[.C630]/([.B630]+[.C630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table:formula="of:=[.C631]/([.B631]+[.C631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table:formula="of:=[.C632]/([.B632]+[.C632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formula="of:=[.C633]/([.B633]+[.C633])" office:value-type="float" office:value="0.0309278350515464" calcext:value-type="float">
            <text:p>0.030927835051546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formula="of:=[.C634]/([.B634]+[.C634])" office:value-type="float" office:value="0.0309278350515464" calcext:value-type="float">
            <text:p>0.030927835051546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formula="of:=[.C635]/([.B635]+[.C635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table:formula="of:=[.C636]/([.B636]+[.C636])" office:value-type="float" office:value="0.0456852791878173" calcext:value-type="float">
            <text:p>0.045685279187817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formula="of:=[.C637]/([.B637]+[.C637])" office:value-type="float" office:value="0.0105263157894737" calcext:value-type="float">
            <text:p>0.01052631578947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table:formula="of:=[.C638]/([.B638]+[.C638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formula="of:=[.C639]/([.B639]+[.C639])" office:value-type="float" office:value="0.0309278350515464" calcext:value-type="float">
            <text:p>0.030927835051546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table:formula="of:=[.C640]/([.B640]+[.C640])" office:value-type="float" office:value="0.0552763819095477" calcext:value-type="float">
            <text:p>0.055276381909547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formula="of:=[.C641]/([.B641]+[.C641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formula="of:=[.C642]/([.B642]+[.C642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formula="of:=[.C643]/([.B643]+[.C643])" office:value-type="float" office:value="0.0310880829015544" calcext:value-type="float">
            <text:p>0.031088082901554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formula="of:=[.C644]/([.B644]+[.C644])" office:value-type="float" office:value="0.0260416666666667" calcext:value-type="float">
            <text:p>0.026041666666666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formula="of:=[.C645]/([.B645]+[.C645])" office:value-type="float" office:value="0.0362694300518135" calcext:value-type="float">
            <text:p>0.036269430051813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formula="of:=[.C646]/([.B646]+[.C646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table:formula="of:=[.C647]/([.B647]+[.C647])" office:value-type="float" office:value="0.0210526315789474" calcext:value-type="float">
            <text:p>0.021052631578947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formula="of:=[.C648]/([.B648]+[.C648])" office:value-type="float" office:value="0.0261780104712042" calcext:value-type="float">
            <text:p>0.026178010471204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  <table:table-cell table:formula="of:=[.C649]/([.B649]+[.C649])" office:value-type="float" office:value="0.0609137055837564" calcext:value-type="float">
            <text:p>0.060913705583756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formula="of:=[.C650]/([.B650]+[.C650])" office:value-type="float" office:value="0.031413612565445" calcext:value-type="float">
            <text:p>0.03141361256544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table:formula="of:=[.C651]/([.B651]+[.C651])" office:value-type="float" office:value="0.0414507772020725" calcext:value-type="float">
            <text:p>0.04145077720207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formula="of:=[.C652]/([.B652]+[.C652])" office:value-type="float" office:value="0.0106951871657754" calcext:value-type="float">
            <text:p>0.010695187165775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formula="of:=[.C653]/([.B653]+[.C653])" office:value-type="float" office:value="0.0159574468085106" calcext:value-type="float">
            <text:p>0.015957446808510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formula="of:=[.C654]/([.B654]+[.C654])" office:value-type="float" office:value="0.0364583333333333" calcext:value-type="float">
            <text:p>0.036458333333333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formula="of:=[.C655]/([.B655]+[.C655])" office:value-type="float" office:value="0.0315789473684211" calcext:value-type="float">
            <text:p>0.031578947368421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formula="of:=[.C656]/([.B656]+[.C656])" office:value-type="float" office:value="0.0366492146596859" calcext:value-type="float">
            <text:p>0.03664921465968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formula="of:=[.C657]/([.B657]+[.C657])" office:value-type="float" office:value="0.0366492146596859" calcext:value-type="float">
            <text:p>0.03664921465968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formula="of:=[.C658]/([.B658]+[.C658])" office:value-type="float" office:value="0.0515463917525773" calcext:value-type="float">
            <text:p>0.051546391752577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formula="of:=[.C659]/([.B659]+[.C659])" office:value-type="float" office:value="0.0264550264550265" calcext:value-type="float">
            <text:p>0.026455026455026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table:formula="of:=[.C660]/([.B660]+[.C660])" office:value-type="float" office:value="0.0160427807486631" calcext:value-type="float">
            <text:p>0.016042780748663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formula="of:=[.C661]/([.B661]+[.C661])" office:value-type="float" office:value="0.0518134715025907" calcext:value-type="float">
            <text:p>0.051813471502590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table:formula="of:=[.C662]/([.B662]+[.C662])" office:value-type="float" office:value="0.0213903743315508" calcext:value-type="float">
            <text:p>0.021390374331550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formula="of:=[.C663]/([.B663]+[.C663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table:formula="of:=[.C664]/([.B664]+[.C664])" office:value-type="float" office:value="0.0471204188481675" calcext:value-type="float">
            <text:p>0.047120418848167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formula="of:=[.C665]/([.B665]+[.C665])" office:value-type="float" office:value="0.0162162162162162" calcext:value-type="float">
            <text:p>0.016216216216216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table:formula="of:=[.C666]/([.B666]+[.C666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formula="of:=[.C667]/([.B667]+[.C667])" office:value-type="float" office:value="0.0108695652173913" calcext:value-type="float">
            <text:p>0.010869565217391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formula="of:=[.C668]/([.B668]+[.C668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formula="of:=[.C669]/([.B669]+[.C669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formula="of:=[.C670]/([.B670]+[.C670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formula="of:=[.C671]/([.B671]+[.C671])" office:value-type="float" office:value="0.0108695652173913" calcext:value-type="float">
            <text:p>0.010869565217391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formula="of:=[.C672]/([.B672]+[.C672])" office:value-type="float" office:value="0.021505376344086" calcext:value-type="float">
            <text:p>0.02150537634408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formula="of:=[.C673]/([.B673]+[.C673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formula="of:=[.C674]/([.B674]+[.C674])" office:value-type="float" office:value="0.021505376344086" calcext:value-type="float">
            <text:p>0.02150537634408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75]/([.B675]+[.C675])" office:value-type="float" office:value="0.016304347826087" calcext:value-type="float">
            <text:p>0.01630434782608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table:formula="of:=[.C676]/([.B676]+[.C676])" office:value-type="float" office:value="0.0372340425531915" calcext:value-type="float">
            <text:p>0.03723404255319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table:formula="of:=[.C677]/([.B677]+[.C677])" office:value-type="float" office:value="0.0372340425531915" calcext:value-type="float">
            <text:p>0.03723404255319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table:formula="of:=[.C678]/([.B678]+[.C678])" office:value-type="float" office:value="0.0320855614973262" calcext:value-type="float">
            <text:p>0.032085561497326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C679]/([.B679]+[.C679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formula="of:=[.C680]/([.B680]+[.C680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C681]/([.B681]+[.C681])" office:value-type="float" office:value="0.0163934426229508" calcext:value-type="float">
            <text:p>0.016393442622950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C682]/([.B682]+[.C682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formula="of:=[.C683]/([.B683]+[.C683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C684]/([.B684]+[.C684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85]/([.B685]+[.C685])" office:value-type="float" office:value="0.0271739130434783" calcext:value-type="float">
            <text:p>0.02717391304347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table:formula="of:=[.C686]/([.B686]+[.C686])" office:value-type="float" office:value="0.0376344086021505" calcext:value-type="float">
            <text:p>0.037634408602150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table:formula="of:=[.C687]/([.B687]+[.C687])" office:value-type="float" office:value="0.0478723404255319" calcext:value-type="float">
            <text:p>0.04787234042553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formula="of:=[.C688]/([.B688]+[.C688])" office:value-type="float" office:value="0.0164835164835165" calcext:value-type="float">
            <text:p>0.016483516483516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formula="of:=[.C689]/([.B689]+[.C689])" office:value-type="float" office:value="0.0529100529100529" calcext:value-type="float">
            <text:p>0.052910052910052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table:formula="of:=[.C690]/([.B690]+[.C690])" office:value-type="float" office:value="0.0324324324324324" calcext:value-type="float">
            <text:p>0.032432432432432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91]/([.B691]+[.C691])" office:value-type="float" office:value="0.0271739130434783" calcext:value-type="float">
            <text:p>0.027173913043478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formula="of:=[.C692]/([.B692]+[.C692])" office:value-type="float" office:value="0.0110497237569061" calcext:value-type="float">
            <text:p>0.011049723756906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formula="of:=[.C693]/([.B693]+[.C693])" office:value-type="float" office:value="0.0378378378378378" calcext:value-type="float">
            <text:p>0.037837837837837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formula="of:=[.C694]/([.B694]+[.C694])" office:value-type="float" office:value="0.0273224043715847" calcext:value-type="float">
            <text:p>0.027322404371584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formula="of:=[.C695]/([.B695]+[.C695])" office:value-type="float" office:value="0.0165745856353591" calcext:value-type="float">
            <text:p>0.016574585635359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formula="of:=[.C696]/([.B696]+[.C696])" office:value-type="float" office:value="0.0481283422459893" calcext:value-type="float">
            <text:p>0.048128342245989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table:formula="of:=[.C697]/([.B697]+[.C697])" office:value-type="float" office:value="0.0326086956521739" calcext:value-type="float">
            <text:p>0.032608695652173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formula="of:=[.C698]/([.B698]+[.C698])" office:value-type="float" office:value="0.0481283422459893" calcext:value-type="float">
            <text:p>0.048128342245989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table:formula="of:=[.C699]/([.B699]+[.C699])" office:value-type="float" office:value="0.0326086956521739" calcext:value-type="float">
            <text:p>0.032608695652173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formula="of:=[.C700]/([.B700]+[.C700])" office:value-type="float" office:value="0.0378378378378378" calcext:value-type="float">
            <text:p>0.037837837837837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table:formula="of:=[.C701]/([.B701]+[.C701])" office:value-type="float" office:value="0.0326086956521739" calcext:value-type="float">
            <text:p>0.03260869565217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formula="of:=[.C702]/([.B702]+[.C702])" office:value-type="float" office:value="0.0165745856353591" calcext:value-type="float">
            <text:p>0.016574585635359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table:formula="of:=[.C703]/([.B703]+[.C703])" office:value-type="float" office:value="0.0585106382978723" calcext:value-type="float">
            <text:p>0.058510638297872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formula="of:=[.C704]/([.B704]+[.C704])" office:value-type="float" office:value="0.00561797752808989" calcext:value-type="float">
            <text:p>0.0056179775280898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table:formula="of:=[.C705]/([.B705]+[.C705])" office:value-type="float" office:value="0.0111731843575419" calcext:value-type="float">
            <text:p>0.011173184357541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table:formula="of:=[.C706]/([.B706]+[.C706])" office:value-type="float" office:value="0.0432432432432432" calcext:value-type="float">
            <text:p>0.043243243243243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table:formula="of:=[.C707]/([.B707]+[.C707])" office:value-type="float" office:value="0.0111731843575419" calcext:value-type="float">
            <text:p>0.011173184357541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table:formula="of:=[.C708]/([.B708]+[.C708])" office:value-type="float" office:value="0.0327868852459016" calcext:value-type="float">
            <text:p>0.03278688524590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[.C709]/([.B709]+[.C7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formula="of:=[.C710]/([.B710]+[.C710])" office:value-type="float" office:value="0.0274725274725275" calcext:value-type="float">
            <text:p>0.027472527472527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formula="of:=[.C711]/([.B711]+[.C711])" office:value-type="float" office:value="0.0276243093922652" calcext:value-type="float">
            <text:p>0.027624309392265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formula="of:=[.C712]/([.B712]+[.C712])" office:value-type="float" office:value="0.0276243093922652" calcext:value-type="float">
            <text:p>0.027624309392265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13]/([.B713]+[.C713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table:formula="of:=[.C714]/([.B714]+[.C714])" office:value-type="float" office:value="0.0537634408602151" calcext:value-type="float">
            <text:p>0.053763440860215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table:formula="of:=[.C715]/([.B715]+[.C715])" office:value-type="float" office:value="0.0486486486486487" calcext:value-type="float">
            <text:p>0.048648648648648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formula="of:=[.C716]/([.B716]+[.C716])" office:value-type="float" office:value="0.032967032967033" calcext:value-type="float">
            <text:p>0.03296703296703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table:formula="of:=[.C717]/([.B717]+[.C717])" office:value-type="float" office:value="0.0382513661202186" calcext:value-type="float">
            <text:p>0.038251366120218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formula="of:=[.C718]/([.B718]+[.C718])" office:value-type="float" office:value="0.032967032967033" calcext:value-type="float">
            <text:p>0.03296703296703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formula="of:=[.C719]/([.B719]+[.C719])" office:value-type="float" office:value="0.0112359550561798" calcext:value-type="float">
            <text:p>0.011235955056179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formula="of:=[.C720]/([.B720]+[.C720])" office:value-type="float" office:value="0.032967032967033" calcext:value-type="float">
            <text:p>0.03296703296703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formula="of:=[.C721]/([.B721]+[.C721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2]/([.B722]+[.C722])" office:value-type="float" office:value="0.0223463687150838" calcext:value-type="float">
            <text:p>0.02234636871508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formula="of:=[.C723]/([.B723]+[.C723])" office:value-type="float" office:value="0.0331491712707182" calcext:value-type="float">
            <text:p>0.033149171270718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formula="of:=[.C724]/([.B724]+[.C724])" office:value-type="float" office:value="0.0437158469945355" calcext:value-type="float">
            <text:p>0.043715846994535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formula="of:=[.C725]/([.B725]+[.C725])" office:value-type="float" office:value="0.0331491712707182" calcext:value-type="float">
            <text:p>0.033149171270718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formula="of:=[.C726]/([.B726]+[.C726])" office:value-type="float" office:value="0.0437158469945355" calcext:value-type="float">
            <text:p>0.043715846994535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7]/([.B727]+[.C727])" office:value-type="float" office:value="0.0223463687150838" calcext:value-type="float">
            <text:p>0.022346368715083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28]/([.B728]+[.C728])" office:value-type="float" office:value="0.0168539325842697" calcext:value-type="float">
            <text:p>0.016853932584269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formula="of:=[.C729]/([.B729]+[.C729])" office:value-type="float" office:value="0.0386740331491713" calcext:value-type="float">
            <text:p>0.03867403314917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formula="of:=[.C730]/([.B730]+[.C730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formula="of:=[.C731]/([.B731]+[.C731])" office:value-type="float" office:value="0.0386740331491713" calcext:value-type="float">
            <text:p>0.03867403314917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table:formula="of:=[.C732]/([.B732]+[.C732])" office:value-type="float" office:value="0.0491803278688525" calcext:value-type="float">
            <text:p>0.04918032786885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formula="of:=[.C733]/([.B733]+[.C733])" office:value-type="float" office:value="0.0279329608938547" calcext:value-type="float">
            <text:p>0.027932960893854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formula="of:=[.C734]/([.B734]+[.C734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table:formula="of:=[.C735]/([.B735]+[.C735])" office:value-type="float" office:value="0.0494505494505494" calcext:value-type="float">
            <text:p>0.049450549450549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formula="of:=[.C736]/([.B736]+[.C736])" office:value-type="float" office:value="0.0441988950276243" calcext:value-type="float">
            <text:p>0.044198895027624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37]/([.B737]+[.C737])" office:value-type="float" office:value="0.0170454545454545" calcext:value-type="float">
            <text:p>0.017045454545454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table:formula="of:=[.C738]/([.B738]+[.C738])" office:value-type="float" office:value="0.0546448087431694" calcext:value-type="float">
            <text:p>0.054644808743169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table:formula="of:=[.C739]/([.B739]+[.C739])" office:value-type="float" office:value="0.0335195530726257" calcext:value-type="float">
            <text:p>0.033519553072625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formula="of:=[.C740]/([.B740]+[.C740])" office:value-type="float" office:value="0.0441988950276243" calcext:value-type="float">
            <text:p>0.044198895027624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table:formula="of:=[.C741]/([.B741]+[.C741])" office:value-type="float" office:value="0.0391061452513966" calcext:value-type="float">
            <text:p>0.039106145251396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formula="of:=[.C742]/([.B742]+[.C742])" office:value-type="float" office:value="0.0282485875706215" calcext:value-type="float">
            <text:p>0.02824858757062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43]/([.B743]+[.C743])" office:value-type="float" office:value="0.0171428571428571" calcext:value-type="float">
            <text:p>0.017142857142857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44]/([.B744]+[.C744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table:formula="of:=[.C745]/([.B745]+[.C745])" office:value-type="float" office:value="0.0446927374301676" calcext:value-type="float">
            <text:p>0.044692737430167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746]/([.B746]+[.C746])" office:value-type="float" office:value="0.0284090909090909" calcext:value-type="float">
            <text:p>0.028409090909090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47]/([.B747]+[.C747])" office:value-type="float" office:value="0.0228571428571429" calcext:value-type="float">
            <text:p>0.022857142857142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[.C748]/([.B748]+[.C748])" office:value-type="float" office:value="0.0756756756756757" calcext:value-type="float">
            <text:p>0.075675675675675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formula="of:=[.C749]/([.B749]+[.C749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formula="of:=[.C750]/([.B750]+[.C750])" office:value-type="float" office:value="0.0393258426966292" calcext:value-type="float">
            <text:p>0.039325842696629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formula="of:=[.C751]/([.B751]+[.C751])" office:value-type="float" office:value="0.0393258426966292" calcext:value-type="float">
            <text:p>0.039325842696629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formula="of:=[.C752]/([.B752]+[.C752])" office:value-type="float" office:value="0.00581395348837209" calcext:value-type="float">
            <text:p>0.0058139534883720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table:formula="of:=[.C753]/([.B753]+[.C753])" office:value-type="float" office:value="0.0395480225988701" calcext:value-type="float">
            <text:p>0.039548022598870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54]/([.B754]+[.C754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5]/([.B755]+[.C755])" office:value-type="float" office:value="0.0173410404624277" calcext:value-type="float">
            <text:p>0.017341040462427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56]/([.B756]+[.C756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7]/([.B757]+[.C757])" office:value-type="float" office:value="0.0229885057471264" calcext:value-type="float">
            <text:p>0.022988505747126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8]/([.B758]+[.C758])" office:value-type="float" office:value="0.0229885057471264" calcext:value-type="float">
            <text:p>0.022988505747126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formula="of:=[.C759]/([.B759]+[.C759])" office:value-type="float" office:value="0.0451977401129944" calcext:value-type="float">
            <text:p>0.045197740112994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formula="of:=[.C760]/([.B760]+[.C760])" office:value-type="float" office:value="0.0397727272727273" calcext:value-type="float">
            <text:p>0.039772727272727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formula="of:=[.C761]/([.B761]+[.C761])" office:value-type="float" office:value="0.0116959064327485" calcext:value-type="float">
            <text:p>0.011695906432748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formula="of:=[.C762]/([.B762]+[.C762])" office:value-type="float" office:value="0.0116959064327485" calcext:value-type="float">
            <text:p>0.011695906432748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table:formula="of:=[.C763]/([.B763]+[.C763])" office:value-type="float" office:value="0.0561797752808989" calcext:value-type="float">
            <text:p>0.056179775280898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formula="of:=[.C764]/([.B764]+[.C764])" office:value-type="float" office:value="0.0289017341040462" calcext:value-type="float">
            <text:p>0.028901734104046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formula="of:=[.C765]/([.B765]+[.C765])" office:value-type="float" office:value="0.0289017341040462" calcext:value-type="float">
            <text:p>0.028901734104046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formula="of:=[.C766]/([.B766]+[.C766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formula="of:=[.C767]/([.B767]+[.C767])" office:value-type="float" office:value="0.00591715976331361" calcext:value-type="float">
            <text:p>0.0059171597633136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table:formula="of:=[.C768]/([.B768]+[.C768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table:formula="of:=[.C769]/([.B769]+[.C769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formula="of:=[.C770]/([.B770]+[.C770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table:formula="of:=[.C771]/([.B771]+[.C771])" office:value-type="float" office:value="0.0402298850574713" calcext:value-type="float">
            <text:p>0.04022988505747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formula="of:=[.C772]/([.B772]+[.C772])" office:value-type="float" office:value="0.00595238095238095" calcext:value-type="float">
            <text:p>0.0059523809523809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table:formula="of:=[.C773]/([.B773]+[.C773])" office:value-type="float" office:value="0.0402298850574713" calcext:value-type="float">
            <text:p>0.04022988505747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formula="of:=[.C774]/([.B774]+[.C774])" office:value-type="float" office:value="0.0346820809248555" calcext:value-type="float">
            <text:p>0.034682080924855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formula="of:=[.C775]/([.B775]+[.C775])" office:value-type="float" office:value="0.0404624277456647" calcext:value-type="float">
            <text:p>0.040462427745664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[.C776]/([.B776]+[.C776])" office:value-type="float" office:value="0.0292397660818713" calcext:value-type="float">
            <text:p>0.029239766081871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777]/([.B777]+[.C777])" office:value-type="float" office:value="0.0177514792899408" calcext:value-type="float">
            <text:p>0.017751479289940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formula="of:=[.C778]/([.B778]+[.C778])" office:value-type="float" office:value="0.0674157303370787" calcext:value-type="float">
            <text:p>0.067415730337078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779]/([.B779]+[.C779])" office:value-type="float" office:value="0.0177514792899408" calcext:value-type="float">
            <text:p>0.017751479289940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table:formula="of:=[.C780]/([.B780]+[.C780])" office:value-type="float" office:value="0.0777777777777778" calcext:value-type="float">
            <text:p>0.077777777777777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1]/([.B781]+[.C781])" office:value-type="float" office:value="0.0235294117647059" calcext:value-type="float">
            <text:p>0.023529411764705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table:formula="of:=[.C782]/([.B782]+[.C782])" office:value-type="float" office:value="0.0348837209302326" calcext:value-type="float">
            <text:p>0.034883720930232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table:formula="of:=[.C783]/([.B783]+[.C783])" office:value-type="float" office:value="0.0621468926553672" calcext:value-type="float">
            <text:p>0.062146892655367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formula="of:=[.C784]/([.B784]+[.C784])" office:value-type="float" office:value="0.092896174863388" calcext:value-type="float">
            <text:p>0.09289617486338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785]/([.B785]+[.C785])" office:value-type="float" office:value="0.0177514792899408" calcext:value-type="float">
            <text:p>0.01775147928994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table:formula="of:=[.C786]/([.B786]+[.C786])" office:value-type="float" office:value="0.0348837209302326" calcext:value-type="float">
            <text:p>0.034883720930232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formula="of:=[.C787]/([.B787]+[.C787])" office:value-type="float" office:value="0.0514285714285714" calcext:value-type="float">
            <text:p>0.05142857142857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788]/([.B788]+[.C788])" office:value-type="float" office:value="0.0177514792899408" calcext:value-type="float">
            <text:p>0.017751479289940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table:formula="of:=[.C789]/([.B789]+[.C789])" office:value-type="float" office:value="0.0517241379310345" calcext:value-type="float">
            <text:p>0.051724137931034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formula="of:=[.C790]/([.B790]+[.C790])" office:value-type="float" office:value="0.0350877192982456" calcext:value-type="float">
            <text:p>0.035087719298245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91]/([.B791]+[.C791])" office:value-type="float" office:value="0.0236686390532544" calcext:value-type="float">
            <text:p>0.023668639053254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formula="of:=[.C792]/([.B792]+[.C792])" office:value-type="float" office:value="0.0406976744186047" calcext:value-type="float">
            <text:p>0.040697674418604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793]/([.B793]+[.C793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formula="of:=[.C794]/([.B794]+[.C794])" office:value-type="float" office:value="0.0406976744186047" calcext:value-type="float">
            <text:p>0.040697674418604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95]/([.B795]+[.C795])" office:value-type="float" office:value="0.0236686390532544" calcext:value-type="float">
            <text:p>0.023668639053254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formula="of:=[.C796]/([.B796]+[.C796])" office:value-type="float" office:value="0.046242774566474" calcext:value-type="float">
            <text:p>0.04624277456647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formula="of:=[.C797]/([.B797]+[.C797])" office:value-type="float" office:value="0.0178571428571429" calcext:value-type="float">
            <text:p>0.017857142857142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798]/([.B798]+[.C798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99]/([.B799]+[.C799])" office:value-type="float" office:value="0.029585798816568" calcext:value-type="float">
            <text:p>0.02958579881656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formula="of:=[.C800]/([.B800]+[.C800])" office:value-type="float" office:value="0.0352941176470588" calcext:value-type="float">
            <text:p>0.035294117647058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formula="of:=[.C801]/([.B801]+[.C801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02]/([.B802]+[.C802])" office:value-type="float" office:value="0.029585798816568" calcext:value-type="float">
            <text:p>0.02958579881656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formula="of:=[.C803]/([.B803]+[.C803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04]/([.B804]+[.C804])" office:value-type="float" office:value="0.029585798816568" calcext:value-type="float">
            <text:p>0.02958579881656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05]/([.B805]+[.C805])" office:value-type="float" office:value="0.029585798816568" calcext:value-type="float">
            <text:p>0.02958579881656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table:formula="of:=[.C806]/([.B806]+[.C806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formula="of:=[.C807]/([.B807]+[.C807])" office:value-type="float" office:value="0.0179640718562874" calcext:value-type="float">
            <text:p>0.017964071856287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formula="of:=[.C808]/([.B808]+[.C808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formula="of:=[.C809]/([.B809]+[.C809])" office:value-type="float" office:value="0.0352941176470588" calcext:value-type="float">
            <text:p>0.035294117647058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10]/([.B810]+[.C810])" office:value-type="float" office:value="0.029585798816568" calcext:value-type="float">
            <text:p>0.02958579881656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table:formula="of:=[.C811]/([.B811]+[.C811])" office:value-type="float" office:value="0.0467836257309942" calcext:value-type="float">
            <text:p>0.046783625730994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formula="of:=[.C812]/([.B812]+[.C812])" office:value-type="float" office:value="0.0121212121212121" calcext:value-type="float">
            <text:p>0.012121212121212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formula="of:=[.C813]/([.B813]+[.C813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[.C814]/([.B814]+[.C814])" office:value-type="float" office:value="0.029940119760479" calcext:value-type="float">
            <text:p>0.02994011976047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[.C815]/([.B815]+[.C815])" office:value-type="float" office:value="0.0240963855421687" calcext:value-type="float">
            <text:p>0.024096385542168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[.C816]/([.B816]+[.C816])" office:value-type="float" office:value="0.029940119760479" calcext:value-type="float">
            <text:p>0.02994011976047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[.C817]/([.B817]+[.C817])" office:value-type="float" office:value="0.029940119760479" calcext:value-type="float">
            <text:p>0.02994011976047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[.C818]/([.B818]+[.C818])" office:value-type="float" office:value="0.029940119760479" calcext:value-type="float">
            <text:p>0.02994011976047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formula="of:=[.C819]/([.B819]+[.C819])" office:value-type="float" office:value="0.00613496932515337" calcext:value-type="float">
            <text:p>0.0061349693251533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62" calcext:value-type="float">
            <text:p>162</text:p>
          </table:table-cell>
          <table:table-cell office:value-type="float" office:value="16" calcext:value-type="float">
            <text:p>16</text:p>
          </table:table-cell>
          <table:table-cell table:formula="of:=[.C820]/([.B820]+[.C820])" office:value-type="float" office:value="0.0898876404494382" calcext:value-type="float">
            <text:p>0.089887640449438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formula="of:=[.C821]/([.B821]+[.C821])" office:value-type="float" office:value="0.0121951219512195" calcext:value-type="float">
            <text:p>0.012195121951219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formula="of:=[.C822]/([.B822]+[.C822])"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formula="of:=[.C823]/([.B823]+[.C823])" office:value-type="float" office:value="0.0182926829268293" calcext:value-type="float">
            <text:p>0.018292682926829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[.C824]/([.B824]+[.C824])" office:value-type="float" office:value="0.0242424242424242" calcext:value-type="float">
            <text:p>0.024242424242424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825]/([.B825]+[.C825])" office:value-type="float" office:value="0.0184049079754601" calcext:value-type="float">
            <text:p>0.018404907975460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[.C826]/([.B826]+[.C826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27]/([.B827]+[.C827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formula="of:=[.C828]/([.B828]+[.C828])" office:value-type="float" office:value="0.036144578313253" calcext:value-type="float">
            <text:p>0.03614457831325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table:formula="of:=[.C829]/([.B829]+[.C829])" office:value-type="float" office:value="0.0535714285714286" calcext:value-type="float">
            <text:p>0.053571428571428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0]/([.B830]+[.C830])" office:value-type="float" office:value="0.0185185185185185" calcext:value-type="float">
            <text:p>0.018518518518518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table:formula="of:=[.C831]/([.B831]+[.C831])" office:value-type="float" office:value="0.0595238095238095" calcext:value-type="float">
            <text:p>0.059523809523809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2]/([.B832]+[.C832])" office:value-type="float" office:value="0.0246913580246914" calcext:value-type="float">
            <text:p>0.024691358024691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33]/([.B833]+[.C833])" office:value-type="float" office:value="0.0306748466257669" calcext:value-type="float">
            <text:p>0.030674846625766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table:formula="of:=[.C834]/([.B834]+[.C834])" office:value-type="float" office:value="0.0424242424242424" calcext:value-type="float">
            <text:p>0.042424242424242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formula="of:=[.C835]/([.B835]+[.C835])" office:value-type="float" office:value="0.00628930817610063" calcext:value-type="float">
            <text:p>0.0062893081761006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formula="of:=[.C836]/([.B836]+[.C836])" office:value-type="float" office:value="0.0365853658536585" calcext:value-type="float">
            <text:p>0.036585365853658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formula="of:=[.C837]/([.B837]+[.C837])" office:value-type="float" office:value="0.0365853658536585" calcext:value-type="float">
            <text:p>0.036585365853658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formula="of:=[.C838]/([.B838]+[.C838])" office:value-type="float" office:value="0.00628930817610063" calcext:value-type="float">
            <text:p>0.0062893081761006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9]/([.B839]+[.C839])" office:value-type="float" office:value="0.0246913580246914" calcext:value-type="float">
            <text:p>0.02469135802469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formula="of:=[.C840]/([.B840]+[.C840])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formula="of:=[.C841]/([.B841]+[.C841])" office:value-type="float" office:value="0.0368098159509202" calcext:value-type="float">
            <text:p>0.03680981595092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[.C842]/([.B842]+[.C842])" office:value-type="float" office:value="0.0125786163522013" calcext:value-type="float">
            <text:p>0.012578616352201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3]/([.B843]+[.C843])" office:value-type="float" office:value="0.0248447204968944" calcext:value-type="float">
            <text:p>0.024844720496894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formula="of:=[.C844]/([.B844]+[.C844])" office:value-type="float" office:value="0.0368098159509202" calcext:value-type="float">
            <text:p>0.036809815950920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[.C845]/([.B845]+[.C845])" office:value-type="float" office:value="0.0308641975308642" calcext:value-type="float">
            <text:p>0.030864197530864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table:formula="of:=[.C846]/([.B846]+[.C846])" office:value-type="float" office:value="0.0426829268292683" calcext:value-type="float">
            <text:p>0.042682926829268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847]/([.B847]+[.C847])" office:value-type="float" office:value="0.00632911392405063" calcext:value-type="float">
            <text:p>0.0063291139240506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table:formula="of:=[.C848]/([.B848]+[.C848])" office:value-type="float" office:value="0.0542168674698795" calcext:value-type="float">
            <text:p>0.054216867469879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[.C849]/([.B849]+[.C849])" office:value-type="float" office:value="0.0125786163522013" calcext:value-type="float">
            <text:p>0.012578616352201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[.C850]/([.B850]+[.C850])" office:value-type="float" office:value="0.0308641975308642" calcext:value-type="float">
            <text:p>0.030864197530864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table:formula="of:=[.C851]/([.B851]+[.C851])" office:value-type="float" office:value="0.0426829268292683" calcext:value-type="float">
            <text:p>0.042682926829268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formula="of:=[.C852]/([.B852]+[.C852])" office:value-type="float" office:value="0.0368098159509202" calcext:value-type="float">
            <text:p>0.036809815950920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table:formula="of:=[.C853]/([.B853]+[.C853])" office:value-type="float" office:value="0.0426829268292683" calcext:value-type="float">
            <text:p>0.042682926829268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[.C854]/([.B854]+[.C854])" office:value-type="float" office:value="0.0308641975308642" calcext:value-type="float">
            <text:p>0.030864197530864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table:formula="of:=[.C855]/([.B855]+[.C855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56]/([.B856]+[.C856])" office:value-type="float" office:value="0.031055900621118" calcext:value-type="float">
            <text:p>0.0310559006211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[.C857]/([.B857]+[.C857])" office:value-type="float" office:value="0.0126582278481013" calcext:value-type="float">
            <text:p>0.01265822784810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formula="of:=[.C858]/([.B858]+[.C858])" office:value-type="float" office:value="0.0429447852760736" calcext:value-type="float">
            <text:p>0.042944785276073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table:formula="of:=[.C859]/([.B859]+[.C859])" office:value-type="float" office:value="0.0548780487804878" calcext:value-type="float">
            <text:p>0.054878048780487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60]/([.B860]+[.C860])" office:value-type="float" office:value="0.0127388535031847" calcext:value-type="float">
            <text:p>0.012738853503184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table:formula="of:=[.C861]/([.B861]+[.C861])" office:value-type="float" office:value="0.0493827160493827" calcext:value-type="float">
            <text:p>0.049382716049382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2]/([.B862]+[.C862])" office:value-type="float" office:value="0.0253164556962025" calcext:value-type="float">
            <text:p>0.025316455696202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3]/([.B863]+[.C863])" office:value-type="float" office:value="0.0191082802547771" calcext:value-type="float">
            <text:p>0.019108280254777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4]/([.B864]+[.C864])" office:value-type="float" office:value="0.0253164556962025" calcext:value-type="float">
            <text:p>0.025316455696202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C865]/([.B865]+[.C865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C866]/([.B866]+[.C866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C867]/([.B867]+[.C867])" office:value-type="float" office:value="0.00649350649350649" calcext:value-type="float">
            <text:p>0.0064935064935064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C868]/([.B868]+[.C868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9]/([.B869]+[.C869])" office:value-type="float" office:value="0.0192307692307692" calcext:value-type="float">
            <text:p>0.019230769230769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table:formula="of:=[.C870]/([.B870]+[.C870])" office:value-type="float" office:value="0.0496894409937888" calcext:value-type="float">
            <text:p>0.049689440993788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C871]/([.B871]+[.C871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C872]/([.B872]+[.C872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73]/([.B873]+[.C873])" office:value-type="float" office:value="0.0192307692307692" calcext:value-type="float">
            <text:p>0.019230769230769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4]/([.B874]+[.C874])" office:value-type="float" office:value="0.0316455696202532" calcext:value-type="float">
            <text:p>0.031645569620253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5]/([.B875]+[.C875])" office:value-type="float" office:value="0.0316455696202532" calcext:value-type="float">
            <text:p>0.031645569620253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C876]/([.B876]+[.C876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7]/([.B877]+[.C877])" office:value-type="float" office:value="0.0254777070063694" calcext:value-type="float">
            <text:p>0.025477707006369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formula="of:=[.C878]/([.B878]+[.C878])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formula="of:=[.C879]/([.B879]+[.C879])" office:value-type="float" office:value="0.0193548387096774" calcext:value-type="float">
            <text:p>0.019354838709677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[.C880]/([.B880]+[.C880])" office:value-type="float" office:value="0.0318471337579618" calcext:value-type="float">
            <text:p>0.03184713375796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[.C881]/([.B881]+[.C881])" office:value-type="float" office:value="0.0318471337579618" calcext:value-type="float">
            <text:p>0.03184713375796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[.C882]/([.B882]+[.C882])" office:value-type="float" office:value="0.0318471337579618" calcext:value-type="float">
            <text:p>0.03184713375796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table:formula="of:=[.C883]/([.B883]+[.C883])" office:value-type="float" office:value="0.062111801242236" calcext:value-type="float">
            <text:p>0.06211180124223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4]/([.B884]+[.C884])" office:value-type="float" office:value="0.0258064516129032" calcext:value-type="float">
            <text:p>0.025806451612903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C885]/([.B885]+[.C885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886]/([.B886]+[.C886])" office:value-type="float" office:value="0.0131578947368421" calcext:value-type="float">
            <text:p>0.01315789473684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887]/([.B887]+[.C887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C888]/([.B888]+[.C888])" office:value-type="float" office:value="0.0445859872611465" calcext:value-type="float">
            <text:p>0.04458598726114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formula="of:=[.C889]/([.B889]+[.C889])" office:value-type="float" office:value="0.0387096774193548" calcext:value-type="float">
            <text:p>0.038709677419354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formula="of:=[.C890]/([.B890]+[.C890])" office:value-type="float" office:value="0.0387096774193548" calcext:value-type="float">
            <text:p>0.038709677419354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formula="of:=[.C891]/([.B891]+[.C891])" office:value-type="float" office:value="0.0387096774193548" calcext:value-type="float">
            <text:p>0.038709677419354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[.C892]/([.B892]+[.C892])" office:value-type="float" office:value="0.0324675324675325" calcext:value-type="float">
            <text:p>0.03246753246753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[.C893]/([.B893]+[.C893])" office:value-type="float" office:value="0.0324675324675325" calcext:value-type="float">
            <text:p>0.032467532467532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[.C894]/([.B894]+[.C894])" office:value-type="float" office:value="0.0745341614906832" calcext:value-type="float">
            <text:p>0.074534161490683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table:formula="of:=[.C895]/([.B895]+[.C895])" office:value-type="float" office:value="0.0628930817610063" calcext:value-type="float">
            <text:p>0.062893081761006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[.C896]/([.B896]+[.C896])" office:value-type="float" office:value="0.0324675324675325" calcext:value-type="float">
            <text:p>0.032467532467532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table:formula="of:=[.C897]/([.B897]+[.C897])" office:value-type="float" office:value="0.0448717948717949" calcext:value-type="float">
            <text:p>0.044871794871794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8]/([.B898]+[.C898])" office:value-type="float" office:value="0.0261437908496732" calcext:value-type="float">
            <text:p>0.02614379084967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[.C899]/([.B899]+[.C8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[.C900]/([.B900]+[.C900])" office:value-type="float" office:value="0.0324675324675325" calcext:value-type="float">
            <text:p>0.032467532467532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1]/([.B901]+[.C901])" office:value-type="float" office:value="0.0261437908496732" calcext:value-type="float">
            <text:p>0.0261437908496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formula="of:=[.C902]/([.B902]+[.C902])" office:value-type="float" office:value="0.0387096774193548" calcext:value-type="float">
            <text:p>0.038709677419354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table:formula="of:=[.C903]/([.B903]+[.C903])" office:value-type="float" office:value="0.06875" calcext:value-type="float">
            <text:p>0.0687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[.C904]/([.B904]+[.C904])" office:value-type="float" office:value="0.0509554140127389" calcext:value-type="float">
            <text:p>0.050955414012738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[.C905]/([.B905]+[.C905])" office:value-type="float" office:value="0.0324675324675325" calcext:value-type="float">
            <text:p>0.032467532467532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formula="of:=[.C906]/([.B906]+[.C906])" office:value-type="float" office:value="0.0387096774193548" calcext:value-type="float">
            <text:p>0.038709677419354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[.C907]/([.B907]+[.C907])" office:value-type="float" office:value="0.0509554140127389" calcext:value-type="float">
            <text:p>0.050955414012738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[.C908]/([.B908]+[.C908])" office:value-type="float" office:value="0.0132450331125828" calcext:value-type="float">
            <text:p>0.013245033112582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formula="of:=[.C909]/([.B909]+[.C909])" office:value-type="float" office:value="0.0198675496688742" calcext:value-type="float">
            <text:p>0.019867549668874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formula="of:=[.C910]/([.B910]+[.C910])" office:value-type="float" office:value="0.0198675496688742" calcext:value-type="float">
            <text:p>0.019867549668874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formula="of:=[.C911]/([.B911]+[.C911])" office:value-type="float" office:value="0.038961038961039" calcext:value-type="float">
            <text:p>0.03896103896103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2]/([.B912]+[.C9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formula="of:=[.C913]/([.B913]+[.C913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914]/([.B914]+[.C914])" office:value-type="float" office:value="0.00675675675675676" calcext:value-type="float">
            <text:p>0.0067567567567567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formula="of:=[.C915]/([.B915]+[.C915])" office:value-type="float" office:value="0.0328947368421053" calcext:value-type="float">
            <text:p>0.032894736842105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formula="of:=[.C916]/([.B916]+[.C916])" office:value-type="float" office:value="0.0516129032258065" calcext:value-type="float">
            <text:p>0.051612903225806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917]/([.B917]+[.C917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formula="of:=[.C918]/([.B918]+[.C918])" office:value-type="float" office:value="0.0516129032258065" calcext:value-type="float">
            <text:p>0.051612903225806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919]/([.B919]+[.C919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0]/([.B920]+[.C920])" office:value-type="float" office:value="0.0264900662251656" calcext:value-type="float">
            <text:p>0.026490066225165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table:formula="of:=[.C921]/([.B921]+[.C921])"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table:formula="of:=[.C922]/([.B922]+[.C922])" office:value-type="float" office:value="0.0394736842105263" calcext:value-type="float">
            <text:p>0.039473684210526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[.C923]/([.B923]+[.C923])" office:value-type="float" office:value="0.00680272108843537" calcext:value-type="float">
            <text:p>0.006802721088435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table:formula="of:=[.C924]/([.B924]+[.C924])" office:value-type="float" office:value="0.0394736842105263" calcext:value-type="float">
            <text:p>0.039473684210526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5]/([.B925]+[.C925])" office:value-type="float" office:value="0.0201342281879195" calcext:value-type="float">
            <text:p>0.020134228187919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table:formula="of:=[.C926]/([.B926]+[.C926])" office:value-type="float" office:value="0.0457516339869281" calcext:value-type="float">
            <text:p>0.045751633986928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7]/([.B927]+[.C927])" office:value-type="float" office:value="0.0266666666666667" calcext:value-type="float">
            <text:p>0.02666666666666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table:formula="of:=[.C928]/([.B928]+[.C928])" office:value-type="float" office:value="0.0457516339869281" calcext:value-type="float">
            <text:p>0.045751633986928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929]/([.B929]+[.C929])" office:value-type="float" office:value="0.033112582781457" calcext:value-type="float">
            <text:p>0.03311258278145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formula="of:=[.C930]/([.B930]+[.C930])" office:value-type="float" office:value="0.0135135135135135" calcext:value-type="float">
            <text:p>0.01351351351351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31]/([.B931]+[.C931])" office:value-type="float" office:value="0.0202702702702703" calcext:value-type="float">
            <text:p>0.020270270270270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32]/([.B932]+[.C932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33]/([.B933]+[.C933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table:formula="of:=[.C934]/([.B934]+[.C934])" office:value-type="float" office:value="0.0522875816993464" calcext:value-type="float">
            <text:p>0.052287581699346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35]/([.B935]+[.C935])" office:value-type="float" office:value="0.0268456375838926" calcext:value-type="float">
            <text:p>0.026845637583892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formula="of:=[.C936]/([.B936]+[.C936])" office:value-type="float" office:value="0.0460526315789474" calcext:value-type="float">
            <text:p>0.046052631578947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formula="of:=[.C937]/([.B937]+[.C937])" office:value-type="float" office:value="0.0460526315789474" calcext:value-type="float">
            <text:p>0.046052631578947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38]/([.B938]+[.C938])" office:value-type="float" office:value="0.0268456375838926" calcext:value-type="float">
            <text:p>0.026845637583892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formula="of:=[.C939]/([.B939]+[.C939])" office:value-type="float" office:value="0.0463576158940397" calcext:value-type="float">
            <text:p>0.046357615894039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940]/([.B940]+[.C940])" office:value-type="float" office:value="0.00689655172413793" calcext:value-type="float">
            <text:p>0.0068965517241379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formula="of:=[.C941]/([.B941]+[.C941])" office:value-type="float" office:value="0.0463576158940397" calcext:value-type="float">
            <text:p>0.046357615894039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[.C942]/([.B942]+[.C942])" office:value-type="float" office:value="0.0335570469798658" calcext:value-type="float">
            <text:p>0.033557046979865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formula="of:=[.C943]/([.B943]+[.C943])" office:value-type="float" office:value="0.0402684563758389" calcext:value-type="float">
            <text:p>0.040268456375838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944]/([.B944]+[.C944])" office:value-type="float" office:value="0.0205479452054794" calcext:value-type="float">
            <text:p>0.020547945205479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945]/([.B945]+[.C945])" office:value-type="float" office:value="0.0205479452054794" calcext:value-type="float">
            <text:p>0.020547945205479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table:formula="of:=[.C946]/([.B946]+[.C946])" office:value-type="float" office:value="0.065359477124183" calcext:value-type="float">
            <text:p>0.06535947712418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947]/([.B947]+[.C947])" office:value-type="float" office:value="0.0137931034482759" calcext:value-type="float">
            <text:p>0.013793103448275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948]/([.B948]+[.C948])" office:value-type="float" office:value="0.0337837837837838" calcext:value-type="float">
            <text:p>0.033783783783783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formula="of:=[.C949]/([.B949]+[.C949])" office:value-type="float" office:value="0.0340136054421769" calcext:value-type="float">
            <text:p>0.034013605442176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table:formula="of:=[.C950]/([.B950]+[.C950])" office:value-type="float" office:value="0.0596026490066225" calcext:value-type="float">
            <text:p>0.059602649006622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table:formula="of:=[.C951]/([.B951]+[.C951])" office:value-type="float" office:value="0.0405405405405405" calcext:value-type="float">
            <text:p>0.040540540540540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952]/([.B952]+[.C952])" office:value-type="float" office:value="0.00699300699300699" calcext:value-type="float">
            <text:p>0.0069930069930069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953]/([.B953]+[.C953])" office:value-type="float" office:value="0.0273972602739726" calcext:value-type="float">
            <text:p>0.027397260273972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954]/([.B954]+[.C954])" office:value-type="float" office:value="0.0206896551724138" calcext:value-type="float">
            <text:p>0.020689655172413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table:formula="of:=[.C955]/([.B955]+[.C955])" office:value-type="float" office:value="0.0662251655629139" calcext:value-type="float">
            <text:p>0.066225165562913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formula="of:=[.C956]/([.B956]+[.C956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[.C957]/([.B957]+[.C957])" office:value-type="float" office:value="0.013986013986014" calcext:value-type="float">
            <text:p>0.01398601398601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formula="of:=[.C958]/([.B958]+[.C958])" office:value-type="float" office:value="0.0472972972972973" calcext:value-type="float">
            <text:p>0.047297297297297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959]/([.B959]+[.C959])" office:value-type="float" office:value="0.0275862068965517" calcext:value-type="float">
            <text:p>0.027586206896551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table:formula="of:=[.C960]/([.B960]+[.C960])" office:value-type="float" office:value="0.0342465753424658" calcext:value-type="float">
            <text:p>0.03424657534246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[.C961]/([.B961]+[.C961])" office:value-type="float" office:value="0.013986013986014" calcext:value-type="float">
            <text:p>0.0139860139860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962]/([.B962]+[.C962])" office:value-type="float" office:value="0.0275862068965517" calcext:value-type="float">
            <text:p>0.027586206896551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963]/([.B963]+[.C963])" office:value-type="float" office:value="0.0275862068965517" calcext:value-type="float">
            <text:p>0.027586206896551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formula="of:=[.C964]/([.B964]+[.C964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[.C965]/([.B965]+[.C965])" office:value-type="float" office:value="0.013986013986014" calcext:value-type="float">
            <text:p>0.0139860139860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table:formula="of:=[.C966]/([.B966]+[.C966])" office:value-type="float" office:value="0.0536912751677852" calcext:value-type="float">
            <text:p>0.053691275167785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formula="of:=[.C967]/([.B967]+[.C967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968]/([.B968]+[.C9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formula="of:=[.C969]/([.B969]+[.C969])" office:value-type="float" office:value="0.0540540540540541" calcext:value-type="float">
            <text:p>0.054054054054054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C970]/([.B970]+[.C970])" office:value-type="float" office:value="0.0410958904109589" calcext:value-type="float">
            <text:p>0.041095890410958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971]/([.B971]+[.C9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972]/([.B972]+[.C972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[.C973]/([.B973]+[.C973])" office:value-type="float" office:value="0.0733333333333333" calcext:value-type="float">
            <text:p>0.073333333333333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974]/([.B974]+[.C974])" office:value-type="float" office:value="0.027972027972028" calcext:value-type="float">
            <text:p>0.02797202797202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975]/([.B975]+[.C975])" office:value-type="float" office:value="0.0347222222222222" calcext:value-type="float">
            <text:p>0.034722222222222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table:formula="of:=[.C976]/([.B976]+[.C976])" office:value-type="float" office:value="0.0479452054794521" calcext:value-type="float">
            <text:p>0.047945205479452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[.C977]/([.B977]+[.C977])" office:value-type="float" office:value="0.0141843971631206" calcext:value-type="float">
            <text:p>0.014184397163120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978]/([.B978]+[.C978])" office:value-type="float" office:value="0.0211267605633803" calcext:value-type="float">
            <text:p>0.021126760563380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formula="of:=[.C979]/([.B979]+[.C979])" office:value-type="float" office:value="0.034965034965035" calcext:value-type="float">
            <text:p>0.03496503496503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formula="of:=[.C980]/([.B980]+[.C980])" office:value-type="float" office:value="0.034965034965035" calcext:value-type="float">
            <text:p>0.03496503496503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[.C981]/([.B981]+[.C981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[.C982]/([.B982]+[.C982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[.C983]/([.B983]+[.C983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[.C984]/([.B984]+[.C984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985]/([.B985]+[.C985])" office:value-type="float" office:value="0.0214285714285714" calcext:value-type="float">
            <text:p>0.021428571428571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986]/([.B986]+[.C986])" office:value-type="float" office:value="0.0214285714285714" calcext:value-type="float">
            <text:p>0.021428571428571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987]/([.B987]+[.C987])" office:value-type="float" office:value="0.0214285714285714" calcext:value-type="float">
            <text:p>0.021428571428571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formula="of:=[.C988]/([.B988]+[.C988])" office:value-type="float" office:value="0.041958041958042" calcext:value-type="float">
            <text:p>0.04195804195804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989]/([.B989]+[.C989])" office:value-type="float" office:value="0.0283687943262411" calcext:value-type="float">
            <text:p>0.028368794326241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formula="of:=[.C990]/([.B990]+[.C990])" office:value-type="float" office:value="0.0352112676056338" calcext:value-type="float">
            <text:p>0.035211267605633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table:formula="of:=[.C991]/([.B991]+[.C991])" office:value-type="float" office:value="0.0486111111111111" calcext:value-type="float">
            <text:p>0.048611111111111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992]/([.B992]+[.C992])" office:value-type="float" office:value="0.0283687943262411" calcext:value-type="float">
            <text:p>0.028368794326241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formula="of:=[.C993]/([.B993]+[.C993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994]/([.B994]+[.C994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formula="of:=[.C995]/([.B995]+[.C995])" office:value-type="float" office:value="0.048951048951049" calcext:value-type="float">
            <text:p>0.04895104895104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996]/([.B996]+[.C996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997]/([.B997]+[.C997])" office:value-type="float" office:value="0.0215827338129496" calcext:value-type="float">
            <text:p>0.021582733812949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998]/([.B998]+[.C998])" office:value-type="float" office:value="0.0354609929078014" calcext:value-type="float">
            <text:p>0.035460992907801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999]/([.B999]+[.C999])" office:value-type="float" office:value="0.0287769784172662" calcext:value-type="float">
            <text:p>0.028776978417266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formula="of:=[.C1000]/([.B1000]+[.C1000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1001]/([.B1001]+[.C1001])" office:value-type="float" office:value="0.0287769784172662" calcext:value-type="float">
            <text:p>0.02877697841726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formula="of:=[.C1002]/([.B1002]+[.C1002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1003]/([.B1003]+[.C1003])" office:value-type="float" office:value="0.0145985401459854" calcext:value-type="float">
            <text:p>0.014598540145985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table:formula="of:=[.C1004]/([.B1004]+[.C1004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1005]/([.B1005]+[.C1005])" office:value-type="float" office:value="0.0217391304347826" calcext:value-type="float">
            <text:p>0.021739130434782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table:formula="of:=[.C1006]/([.B1006]+[.C1006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1007]/([.B1007]+[.C1007])" office:value-type="float" office:value="0.0145985401459854" calcext:value-type="float">
            <text:p>0.014598540145985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formula="of:=[.C1008]/([.B1008]+[.C1008])" office:value-type="float" office:value="0.0559440559440559" calcext:value-type="float">
            <text:p>0.055944055944055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1009]/([.B1009]+[.C1009])" office:value-type="float" office:value="0.0287769784172662" calcext:value-type="float">
            <text:p>0.028776978417266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C1010]/([.B1010]+[.C1010])" office:value-type="float" office:value="0.00735294117647059" calcext:value-type="float">
            <text:p>0.0073529411764705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1011]/([.B1011]+[.C1011])" office:value-type="float" office:value="0.0289855072463768" calcext:value-type="float">
            <text:p>0.028985507246376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formula="of:=[.C1012]/([.B1012]+[.C1012])" office:value-type="float" office:value="0.049645390070922" calcext:value-type="float">
            <text:p>0.04964539007092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table:formula="of:=[.C1013]/([.B1013]+[.C1013])" office:value-type="float" office:value="0.0428571428571429" calcext:value-type="float">
            <text:p>0.042857142857142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formula="of:=[.C1014]/([.B1014]+[.C1014])" office:value-type="float" office:value="0.0359712230215827" calcext:value-type="float">
            <text:p>0.035971223021582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table:formula="of:=[.C1015]/([.B1015]+[.C1015])" office:value-type="float" office:value="0.0431654676258993" calcext:value-type="float">
            <text:p>0.043165467625899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1016]/([.B1016]+[.C1016])" office:value-type="float" office:value="0.0148148148148148" calcext:value-type="float">
            <text:p>0.014814814814814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1017]/([.B1017]+[.C1017])" office:value-type="float" office:value="0.0291970802919708" calcext:value-type="float">
            <text:p>0.029197080291970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table:formula="of:=[.C1018]/([.B1018]+[.C1018])" office:value-type="float" office:value="0.0431654676258993" calcext:value-type="float">
            <text:p>0.043165467625899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1019]/([.B1019]+[.C1019])" office:value-type="float" office:value="0.0291970802919708" calcext:value-type="float">
            <text:p>0.029197080291970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1020]/([.B1020]+[.C1020])" office:value-type="float" office:value="0.0291970802919708" calcext:value-type="float">
            <text:p>0.029197080291970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formula="of:=[.C1021]/([.B1021]+[.C1021])" office:value-type="float" office:value="0.0364963503649635" calcext:value-type="float">
            <text:p>0.036496350364963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formula="of:=[.C1022]/([.B1022]+[.C1022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formula="of:=[.C1023]/([.B1023]+[.C1023])" office:value-type="float" office:value="0.0709219858156028" calcext:value-type="float">
            <text:p>0.070921985815602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formula="of:=[.C1024]/([.B1024]+[.C1024])" office:value-type="float" office:value="0.0437956204379562" calcext:value-type="float">
            <text:p>0.043795620437956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1025]/([.B1025]+[.C1025])" office:value-type="float" office:value="0.0223880597014925" calcext:value-type="float">
            <text:p>0.02238805970149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[.C1026]/([.B1026]+[.C1026])" office:value-type="float" office:value="0.0774647887323944" calcext:value-type="float">
            <text:p>0.077464788732394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1027]/([.B1027]+[.C1027])" office:value-type="float" office:value="0.0296296296296296" calcext:value-type="float">
            <text:p>0.029629629629629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1028]/([.B1028]+[.C1028])" office:value-type="float" office:value="0.0296296296296296" calcext:value-type="float">
            <text:p>0.029629629629629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1029]/([.B1029]+[.C1029])" office:value-type="float" office:value="0.0223880597014925" calcext:value-type="float">
            <text:p>0.022388059701492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[.C1030]/([.B1030]+[.C1030])" office:value-type="float" office:value="0.0575539568345324" calcext:value-type="float">
            <text:p>0.057553956834532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1031]/([.B1031]+[.C1031])" office:value-type="float" office:value="0.0223880597014925" calcext:value-type="float">
            <text:p>0.022388059701492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formula="of:=[.C1032]/([.B1032]+[.C1032])" office:value-type="float" office:value="0.0367647058823529" calcext:value-type="float">
            <text:p>0.036764705882352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1033]/([.B1033]+[.C1033])" office:value-type="float" office:value="0.0298507462686567" calcext:value-type="float">
            <text:p>0.029850746268656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C1034]/([.B1034]+[.C1034])" office:value-type="float" office:value="0.0510948905109489" calcext:value-type="float">
            <text:p>0.051094890510948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1035]/([.B1035]+[.C1035])" office:value-type="float" office:value="0.0300751879699248" calcext:value-type="float">
            <text:p>0.030075187969924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1036]/([.B1036]+[.C1036])" office:value-type="float" office:value="0.0300751879699248" calcext:value-type="float">
            <text:p>0.030075187969924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formula="of:=[.C1037]/([.B1037]+[.C1037])" office:value-type="float" office:value="0.0152671755725191" calcext:value-type="float">
            <text:p>0.015267175572519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formula="of:=[.C1038]/([.B1038]+[.C1038])" office:value-type="float" office:value="0.0373134328358209" calcext:value-type="float">
            <text:p>0.037313432835820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table:formula="of:=[.C1039]/([.B1039]+[.C1039])" office:value-type="float" office:value="0.0514705882352941" calcext:value-type="float">
            <text:p>0.051470588235294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1040]/([.B1040]+[.C1040])" office:value-type="float" office:value="0.0300751879699248" calcext:value-type="float">
            <text:p>0.030075187969924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1041]/([.B1041]+[.C1041])" office:value-type="float" office:value="0.0229007633587786" calcext:value-type="float">
            <text:p>0.022900763358778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[.C1042]/([.B1042]+[.C1042])" office:value-type="float" office:value="0.037593984962406" calcext:value-type="float">
            <text:p>0.03759398496240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1043]/([.B1043]+[.C1043])" office:value-type="float" office:value="0.0229007633587786" calcext:value-type="float">
            <text:p>0.022900763358778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1044]/([.B1044]+[.C1044])" office:value-type="float" office:value="0.0229007633587786" calcext:value-type="float">
            <text:p>0.022900763358778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[.C1045]/([.B1045]+[.C1045])" office:value-type="float" office:value="0.0153846153846154" calcext:value-type="float">
            <text:p>0.015384615384615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C1046]/([.B1046]+[.C1046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formula="of:=[.C1047]/([.B1047]+[.C1047])" office:value-type="float" office:value="0.0447761194029851" calcext:value-type="float">
            <text:p>0.044776119402985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[.C1048]/([.B1048]+[.C1048])" office:value-type="float" office:value="0.037593984962406" calcext:value-type="float">
            <text:p>0.03759398496240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C1049]/([.B1049]+[.C1049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[.C1050]/([.B1050]+[.C1050])" office:value-type="float" office:value="0.037593984962406" calcext:value-type="float">
            <text:p>0.03759398496240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formula="of:=[.C1051]/([.B1051]+[.C1051])" office:value-type="float" office:value="0.0522388059701493" calcext:value-type="float">
            <text:p>0.052238805970149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[.C1052]/([.B1052]+[.C1052])" office:value-type="float" office:value="0.0155038759689922" calcext:value-type="float">
            <text:p>0.015503875968992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C1053]/([.B1053]+[.C1053])" office:value-type="float" office:value="0.0381679389312977" calcext:value-type="float">
            <text:p>0.038167938931297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formula="of:=[.C1054]/([.B1054]+[.C1054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055]/([.B1055]+[.C10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C1056]/([.B1056]+[.C1056])" office:value-type="float" office:value="0.0381679389312977" calcext:value-type="float">
            <text:p>0.038167938931297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1057]/([.B1057]+[.C1057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formula="of:=[.C1058]/([.B1058]+[.C1058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C1059]/([.B1059]+[.C1059])" office:value-type="float" office:value="0.0381679389312977" calcext:value-type="float">
            <text:p>0.038167938931297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formula="of:=[.C1060]/([.B1060]+[.C1060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formula="of:=[.C1061]/([.B1061]+[.C1061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formula="of:=[.C1062]/([.B1062]+[.C1062])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formula="of:=[.C1063]/([.B1063]+[.C1063])" office:value-type="float" office:value="0.0458015267175573" calcext:value-type="float">
            <text:p>0.04580152671755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1064]/([.B1064]+[.C1064])" office:value-type="float" office:value="0.0310077519379845" calcext:value-type="float">
            <text:p>0.031007751937984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formula="of:=[.C1065]/([.B1065]+[.C1065])" office:value-type="float" office:value="0.0534351145038168" calcext:value-type="float">
            <text:p>0.053435114503816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[.C1066]/([.B1066]+[.C1066])" office:value-type="float" office:value="0.0158730158730159" calcext:value-type="float">
            <text:p>0.015873015873015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formula="of:=[.C1067]/([.B1067]+[.C1067])"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[.C1068]/([.B1068]+[.C1068])" office:value-type="float" office:value="0.0158730158730159" calcext:value-type="float">
            <text:p>0.015873015873015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formula="of:=[.C1069]/([.B1069]+[.C1069])" office:value-type="float" office:value="0.0461538461538462" calcext:value-type="float">
            <text:p>0.046153846153846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[.C1070]/([.B1070]+[.C1070])" office:value-type="float" office:value="0.0158730158730159" calcext:value-type="float">
            <text:p>0.015873015873015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formula="of:=[.C1071]/([.B1071]+[.C1071])" office:value-type="float" office:value="0.0538461538461539" calcext:value-type="float">
            <text:p>0.053846153846153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[.C1072]/([.B1072]+[.C1072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C1073]/([.B1073]+[.C1073])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formula="of:=[.C1074]/([.B1074]+[.C1074])" office:value-type="float" office:value="0.0538461538461539" calcext:value-type="float">
            <text:p>0.0538461538461539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[.C1075]/([.B1075]+[.C1075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1076]/([.B1076]+[.C1076])"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1077]/([.B1077]+[.C1077])"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[.C1078]/([.B1078]+[.C1078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1079]/([.B1079]+[.C1079])"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C1080]/([.B1080]+[.C1080])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table:formula="of:=[.C1081]/([.B1081]+[.C1081])" office:value-type="float" office:value="0.0610687022900763" calcext:value-type="float">
            <text:p>0.061068702290076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formula="of:=[.C1082]/([.B1082]+[.C1082])" office:value-type="float" office:value="0.0390625" calcext:value-type="float">
            <text:p>0.039062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[.C1083]/([.B1083]+[.C1083])" office:value-type="float" office:value="0.00806451612903226" calcext:value-type="float">
            <text:p>0.0080645161290322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table:formula="of:=[.C1084]/([.B1084]+[.C1084])" office:value-type="float" office:value="0.0681818181818182" calcext:value-type="float">
            <text:p>0.068181818181818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formula="of:=[.C1085]/([.B1085]+[.C1085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table:formula="of:=[.C1086]/([.B1086]+[.C1086])" office:value-type="float" office:value="0.0610687022900763" calcext:value-type="float">
            <text:p>0.061068702290076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formula="of:=[.C1087]/([.B1087]+[.C1087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formula="of:=[.C1088]/([.B1088]+[.C1088])" office:value-type="float" office:value="0.0390625" calcext:value-type="float">
            <text:p>0.039062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table:formula="of:=[.C1089]/([.B1089]+[.C1089])" office:value-type="float" office:value="0.0687022900763359" calcext:value-type="float">
            <text:p>0.068702290076335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[.C1090]/([.B1090]+[.C1090]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[.C1091]/([.B1091]+[.C1091]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1092]/([.B1092]+[.C1092])" office:value-type="float" office:value="0.0317460317460317" calcext:value-type="float">
            <text:p>0.03174603174603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[.C1093]/([.B1093]+[.C1093])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C1094]/([.B1094]+[.C10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[.C1095]/([.B1095]+[.C1095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formula="of:=[.C1096]/([.B1096]+[.C1096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C1097]/([.B1097]+[.C1097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[.C1098]/([.B1098]+[.C1098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formula="of:=[.C1099]/([.B1099]+[.C1099])" office:value-type="float" office:value="0.0403225806451613" calcext:value-type="float">
            <text:p>0.040322580645161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formula="of:=[.C1100]/([.B1100]+[.C1100])" office:value-type="float" office:value="0.0245901639344262" calcext:value-type="float">
            <text:p>0.024590163934426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1101]/([.B1101]+[.C1101])" office:value-type="float" office:value="0.032520325203252" calcext:value-type="float">
            <text:p>0.0325203252032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1102]/([.B1102]+[.C1102])" office:value-type="float" office:value="0.0165289256198347" calcext:value-type="float">
            <text:p>0.01652892561983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table:formula="of:=[.C1103]/([.B1103]+[.C1103])" office:value-type="float" office:value="0.062992125984252" calcext:value-type="float">
            <text:p>0.06299212598425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formula="of:=[.C1104]/([.B1104]+[.C1104])" office:value-type="float" office:value="0.0245901639344262" calcext:value-type="float">
            <text:p>0.024590163934426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1105]/([.B1105]+[.C1105])" office:value-type="float" office:value="0.0327868852459016" calcext:value-type="float">
            <text:p>0.032786885245901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formula="of:=[.C1106]/([.B1106]+[.C1106])" office:value-type="float" office:value="0.0247933884297521" calcext:value-type="float">
            <text:p>0.024793388429752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formula="of:=[.C1107]/([.B1107]+[.C1107])" office:value-type="float" office:value="0.0166666666666667" calcext:value-type="float">
            <text:p>0.016666666666666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1108]/([.B1108]+[.C1108])" office:value-type="float" office:value="0.040650406504065" calcext:value-type="float">
            <text:p>0.04065040650406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formula="of:=[.C1109]/([.B1109]+[.C1109])" office:value-type="float" office:value="0.0247933884297521" calcext:value-type="float">
            <text:p>0.024793388429752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1110]/([.B1110]+[.C1110])" office:value-type="float" office:value="0.00840336134453782" calcext:value-type="float">
            <text:p>0.0084033613445378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formula="of:=[.C1111]/([.B1111]+[.C1111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formula="of:=[.C1112]/([.B1112]+[.C1112])" office:value-type="float" office:value="0.040983606557377" calcext:value-type="float">
            <text:p>0.04098360655737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formula="of:=[.C1113]/([.B1113]+[.C1113])" office:value-type="float" office:value="0.040983606557377" calcext:value-type="float">
            <text:p>0.04098360655737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formula="of:=[.C1114]/([.B1114]+[.C1114])" office:value-type="float" office:value="0.0564516129032258" calcext:value-type="float">
            <text:p>0.056451612903225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[.C1115]/([.B1115]+[.C1115])" office:value-type="float" office:value="0.00847457627118644" calcext:value-type="float">
            <text:p>0.0084745762711864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formula="of:=[.C1116]/([.B1116]+[.C1116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1117]/([.B1117]+[.C1117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C1118]/([.B1118]+[.C1118])" office:value-type="float" office:value="0.0330578512396694" calcext:value-type="float">
            <text:p>0.033057851239669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formula="of:=[.C1119]/([.B1119]+[.C1119])" office:value-type="float" office:value="0.0491803278688525" calcext:value-type="float">
            <text:p>0.049180327868852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formula="of:=[.C1120]/([.B1120]+[.C1120])" office:value-type="float" office:value="0.0413223140495868" calcext:value-type="float">
            <text:p>0.041322314049586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formula="of:=[.C1121]/([.B1121]+[.C1121])" office:value-type="float" office:value="0.0169491525423729" calcext:value-type="float">
            <text:p>0.016949152542372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1122]/([.B1122]+[.C1122])" office:value-type="float" office:value="0.0252100840336134" calcext:value-type="float">
            <text:p>0.025210084033613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formula="of:=[.C1123]/([.B1123]+[.C1123])" office:value-type="float" office:value="0.0491803278688525" calcext:value-type="float">
            <text:p>0.049180327868852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formula="of:=[.C1124]/([.B1124]+[.C1124])" office:value-type="float" office:value="0.0169491525423729" calcext:value-type="float">
            <text:p>0.016949152542372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formula="of:=[.C1125]/([.B1125]+[.C1125])" office:value-type="float" office:value="0.0495867768595041" calcext:value-type="float">
            <text:p>0.049586776859504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1126]/([.B1126]+[.C1126])" office:value-type="float" office:value="0.0254237288135593" calcext:value-type="float">
            <text:p>0.025423728813559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1127]/([.B1127]+[.C1127])" office:value-type="float" office:value="0.0170940170940171" calcext:value-type="float">
            <text:p>0.017094017094017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formula="of:=[.C1128]/([.B1128]+[.C1128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1129]/([.B1129]+[.C1129])" office:value-type="float" office:value="0.0254237288135593" calcext:value-type="float">
            <text:p>0.025423728813559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1130]/([.B1130]+[.C1130])" office:value-type="float" office:value="0.0336134453781513" calcext:value-type="float">
            <text:p>0.033613445378151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C1131]/([.B1131]+[.C1131])" office:value-type="float" office:value="0.0420168067226891" calcext:value-type="float">
            <text:p>0.042016806722689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C1132]/([.B1132]+[.C1132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C1133]/([.B1133]+[.C1133])" office:value-type="float" office:value="0.0420168067226891" calcext:value-type="float">
            <text:p>0.042016806722689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formula="of:=[.C1134]/([.B1134]+[.C1134])" office:value-type="float" office:value="0.0578512396694215" calcext:value-type="float">
            <text:p>0.057851239669421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[.C1135]/([.B1135]+[.C1135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C1136]/([.B1136]+[.C1136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C1137]/([.B1137]+[.C1137])" office:value-type="float" office:value="0.0420168067226891" calcext:value-type="float">
            <text:p>0.042016806722689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C1138]/([.B1138]+[.C1138])" office:value-type="float" office:value="0.0420168067226891" calcext:value-type="float">
            <text:p>0.042016806722689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C1139]/([.B1139]+[.C1139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C1140]/([.B1140]+[.C1140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C1141]/([.B1141]+[.C1141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C1142]/([.B1142]+[.C1142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C1143]/([.B1143]+[.C1143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C1144]/([.B1144]+[.C1144])" office:value-type="float" office:value="0.0420168067226891" calcext:value-type="float">
            <text:p>0.042016806722689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[.C1145]/([.B1145]+[.C1145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[.C1146]/([.B1146]+[.C1146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C1147]/([.B1147]+[.C1147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[.C1148]/([.B1148]+[.C1148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[.C1149]/([.B1149]+[.C1149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C1150]/([.B1150]+[.C1150])" office:value-type="float" office:value="0.0420168067226891" calcext:value-type="float">
            <text:p>0.042016806722689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C1151]/([.B1151]+[.C1151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formula="of:=[.C1152]/([.B1152]+[.C1152])" office:value-type="float" office:value="0.0172413793103448" calcext:value-type="float">
            <text:p>0.017241379310344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1153]/([.B1153]+[.C1153])" office:value-type="float" office:value="0.0341880341880342" calcext:value-type="float">
            <text:p>0.034188034188034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1154]/([.B1154]+[.C1154])" office:value-type="float" office:value="0.0173913043478261" calcext:value-type="float">
            <text:p>0.017391304347826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1155]/([.B1155]+[.C1155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formula="of:=[.C1156]/([.B1156]+[.C1156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1157]/([.B1157]+[.C1157])" office:value-type="float" office:value="0.00884955752212389" calcext:value-type="float">
            <text:p>0.0088495575221238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1158]/([.B1158]+[.C1158])" office:value-type="float" office:value="0.0508474576271187" calcext:value-type="float">
            <text:p>0.050847457627118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1159]/([.B1159]+[.C1159])" office:value-type="float" office:value="0.0175438596491228" calcext:value-type="float">
            <text:p>0.0175438596491228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formula="of:=[.C1160]/([.B1160]+[.C1160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1161]/([.B1161]+[.C1161])" office:value-type="float" office:value="0.0175438596491228" calcext:value-type="float">
            <text:p>0.017543859649122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formula="of:=[.C1162]/([.B1162]+[.C1162])" office:value-type="float" office:value="0.0260869565217391" calcext:value-type="float">
            <text:p>0.026086956521739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1163]/([.B1163]+[.C1163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1164]/([.B1164]+[.C1164])" office:value-type="float" office:value="0.0175438596491228" calcext:value-type="float">
            <text:p>0.017543859649122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1165]/([.B1165]+[.C1165])" office:value-type="float" office:value="0.0176991150442478" calcext:value-type="float">
            <text:p>0.017699115044247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C1166]/([.B1166]+[.C1166])" office:value-type="float" office:value="0.0347826086956522" calcext:value-type="float">
            <text:p>0.034782608695652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C1167]/([.B1167]+[.C1167])" office:value-type="float" office:value="0.0347826086956522" calcext:value-type="float">
            <text:p>0.034782608695652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[.C1168]/([.B1168]+[.C1168])" office:value-type="float" office:value="0.0431034482758621" calcext:value-type="float">
            <text:p>0.043103448275862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1169]/([.B1169]+[.C1169])" office:value-type="float" office:value="0.0176991150442478" calcext:value-type="float">
            <text:p>0.017699115044247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[.C1170]/([.B1170]+[.C1170])" office:value-type="float" office:value="0.0431034482758621" calcext:value-type="float">
            <text:p>0.043103448275862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1171]/([.B1171]+[.C1171])" office:value-type="float" office:value="0.0176991150442478" calcext:value-type="float">
            <text:p>0.017699115044247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1172]/([.B1172]+[.C1172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1173]/([.B1173]+[.C1173])" office:value-type="float" office:value="0.0178571428571429" calcext:value-type="float">
            <text:p>0.0178571428571429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1174]/([.B1174]+[.C1174])" office:value-type="float" office:value="0.0598290598290598" calcext:value-type="float">
            <text:p>0.059829059829059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[.C1175]/([.B1175]+[.C1175])" office:value-type="float" office:value="0.0265486725663717" calcext:value-type="float">
            <text:p>0.026548672566371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[.C1176]/([.B1176]+[.C1176])" office:value-type="float" office:value="0.0517241379310345" calcext:value-type="float">
            <text:p>0.051724137931034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[.C1177]/([.B1177]+[.C1177])" office:value-type="float" office:value="0.0265486725663717" calcext:value-type="float">
            <text:p>0.026548672566371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[.C1178]/([.B1178]+[.C1178])" office:value-type="float" office:value="0.0517241379310345" calcext:value-type="float">
            <text:p>0.051724137931034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1179]/([.B1179]+[.C1179])" office:value-type="float" office:value="0.0598290598290598" calcext:value-type="float">
            <text:p>0.059829059829059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1180]/([.B1180]+[.C1180])" office:value-type="float" office:value="0.0350877192982456" calcext:value-type="float">
            <text:p>0.035087719298245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[.C1181]/([.B1181]+[.C1181])" office:value-type="float" office:value="0.0517241379310345" calcext:value-type="float">
            <text:p>0.051724137931034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[.C1182]/([.B1182]+[.C1182])" office:value-type="float" office:value="0.0265486725663717" calcext:value-type="float">
            <text:p>0.026548672566371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1183]/([.B1183]+[.C1183])" office:value-type="float" office:value="0.018018018018018" calcext:value-type="float">
            <text:p>0.01801801801801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C1184]/([.B1184]+[.C1184])" office:value-type="float" office:value="0.0353982300884956" calcext:value-type="float">
            <text:p>0.035398230088495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1185]/([.B1185]+[.C1185])" office:value-type="float" office:value="0.018018018018018" calcext:value-type="float">
            <text:p>0.01801801801801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[.C1186]/([.B1186]+[.C1186])" office:value-type="float" office:value="0.043859649122807" calcext:value-type="float">
            <text:p>0.04385964912280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1187]/([.B1187]+[.C1187])" office:value-type="float" office:value="0.00909090909090909" calcext:value-type="float">
            <text:p>0.0090909090909090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C1188]/([.B1188]+[.C1188])" office:value-type="float" office:value="0.0353982300884956" calcext:value-type="float">
            <text:p>0.035398230088495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[.C1189]/([.B1189]+[.C1189])" office:value-type="float" office:value="0.0091743119266055" calcext:value-type="float">
            <text:p>0.009174311926605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1190]/([.B1190]+[.C1190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formula="of:=[.C1191]/([.B1191]+[.C1191])" office:value-type="float" office:value="0.0608695652173913" calcext:value-type="float">
            <text:p>0.060869565217391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formula="of:=[.C1192]/([.B1192]+[.C1192])"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[.C1193]/([.B1193]+[.C1193])" office:value-type="float" office:value="0.0442477876106195" calcext:value-type="float">
            <text:p>0.044247787610619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1194]/([.B1194]+[.C1194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C1195]/([.B1195]+[.C1195])" office:value-type="float" office:value="0.036036036036036" calcext:value-type="float">
            <text:p>0.03603603603603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C1196]/([.B1196]+[.C1196])" office:value-type="float" office:value="0.036036036036036" calcext:value-type="float">
            <text:p>0.03603603603603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[.C1197]/([.B1197]+[.C1197])" office:value-type="float" office:value="0.0530973451327434" calcext:value-type="float">
            <text:p>0.053097345132743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table:formula="of:=[.C1198]/([.B1198]+[.C1198])" office:value-type="float" office:value="0.0614035087719298" calcext:value-type="float">
            <text:p>0.061403508771929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1199]/([.B1199]+[.C1199])" office:value-type="float" office:value="0.00925925925925926" calcext:value-type="float">
            <text:p>0.0092592592592592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table:formula="of:=[.C1200]/([.B1200]+[.C1200])" office:value-type="float" office:value="0.0614035087719298" calcext:value-type="float">
            <text:p>0.061403508771929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C1201]/([.B1201]+[.C1201])" office:value-type="float" office:value="0.036036036036036" calcext:value-type="float">
            <text:p>0.0360360360360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[.C1202]/([.B1202]+[.C1202])" office:value-type="float" office:value="0.0446428571428571" calcext:value-type="float">
            <text:p>0.044642857142857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1203]/([.B1203]+[.C1203])" office:value-type="float" office:value="0.0275229357798165" calcext:value-type="float">
            <text:p>0.027522935779816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formula="of:=[.C1204]/([.B1204]+[.C1204])" office:value-type="float" office:value="0.0185185185185185" calcext:value-type="float">
            <text:p>0.018518518518518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1205]/([.B1205]+[.C1205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formula="of:=[.C1206]/([.B1206]+[.C1206])" office:value-type="float" office:value="0.0185185185185185" calcext:value-type="float">
            <text:p>0.018518518518518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1207]/([.B1207]+[.C1207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formula="of:=[.C1208]/([.B1208]+[.C1208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[.C1209]/([.B1209]+[.C1209])" office:value-type="float" office:value="0.0701754385964912" calcext:value-type="float">
            <text:p>0.070175438596491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[.C1210]/([.B1210]+[.C1210])" office:value-type="float" office:value="0.0619469026548673" calcext:value-type="float">
            <text:p>0.061946902654867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1211]/([.B1211]+[.C1211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1212]/([.B1212]+[.C1212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formula="of:=[.C1213]/([.B1213]+[.C1213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1214]/([.B1214]+[.C1214])" office:value-type="float" office:value="0.00934579439252336" calcext:value-type="float">
            <text:p>0.0093457943925233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1215]/([.B1215]+[.C1215])" office:value-type="float" office:value="0.0186915887850467" calcext:value-type="float">
            <text:p>0.018691588785046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1216]/([.B1216]+[.C1216])" office:value-type="float" office:value="0.036697247706422" calcext:value-type="float">
            <text:p>0.03669724770642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1217]/([.B1217]+[.C1217])" office:value-type="float" office:value="0.0186915887850467" calcext:value-type="float">
            <text:p>0.018691588785046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[.C1218]/([.B1218]+[.C1218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[.C1219]/([.B1219]+[.C1219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1220]/([.B1220]+[.C1220])" office:value-type="float" office:value="0.00952380952380952" calcext:value-type="float">
            <text:p>0.0095238095238095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[.C1221]/([.B1221]+[.C1221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formula="of:=[.C1222]/([.B1222]+[.C1222])" office:value-type="float" office:value="0.0545454545454545" calcext:value-type="float">
            <text:p>0.054545454545454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[.C1223]/([.B1223]+[.C1223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224]/([.B1224]+[.C1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formula="of:=[.C1225]/([.B1225]+[.C1225])" office:value-type="float" office:value="0.055045871559633" calcext:value-type="float">
            <text:p>0.05504587155963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[.C1226]/([.B1226]+[.C1226])" office:value-type="float" office:value="0.0373831775700935" calcext:value-type="float">
            <text:p>0.037383177570093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[.C1227]/([.B1227]+[.C1227])" office:value-type="float" office:value="0.0373831775700935" calcext:value-type="float">
            <text:p>0.037383177570093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[.C1228]/([.B1228]+[.C1228])" office:value-type="float" office:value="0.0283018867924528" calcext:value-type="float">
            <text:p>0.028301886792452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[.C1229]/([.B1229]+[.C1229])" office:value-type="float" office:value="0.0283018867924528" calcext:value-type="float">
            <text:p>0.028301886792452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[.C1230]/([.B1230]+[.C1230])" office:value-type="float" office:value="0.0373831775700935" calcext:value-type="float">
            <text:p>0.037383177570093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formula="of:=[.C1231]/([.B1231]+[.C1231])" office:value-type="float" office:value="0.0192307692307692" calcext:value-type="float">
            <text:p>0.019230769230769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formula="of:=[.C1232]/([.B1232]+[.C1232])" office:value-type="float" office:value="0.0192307692307692" calcext:value-type="float">
            <text:p>0.019230769230769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[.C1233]/([.B1233]+[.C1233])" office:value-type="float" office:value="0.0471698113207547" calcext:value-type="float">
            <text:p>0.047169811320754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1234]/([.B1234]+[.C1234])" office:value-type="float" office:value="0.0380952380952381" calcext:value-type="float">
            <text:p>0.038095238095238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[.C1235]/([.B1235]+[.C1235])" office:value-type="float" office:value="0.0194174757281553" calcext:value-type="float">
            <text:p>0.019417475728155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formula="of:=[.C1236]/([.B1236]+[.C1236])" office:value-type="float" office:value="0.0560747663551402" calcext:value-type="float">
            <text:p>0.056074766355140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1237]/([.B1237]+[.C1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[.C1238]/([.B1238]+[.C1238])" office:value-type="float" office:value="0.0288461538461538" calcext:value-type="float">
            <text:p>0.028846153846153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C1239]/([.B1239]+[.C1239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C1240]/([.B1240]+[.C1240])" office:value-type="float" office:value="0.029126213592233" calcext:value-type="float">
            <text:p>0.02912621359223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1241]/([.B1241]+[.C1241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C1242]/([.B1242]+[.C1242])" office:value-type="float" office:value="0.0566037735849057" calcext:value-type="float">
            <text:p>0.056603773584905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1243]/([.B1243]+[.C1243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C1244]/([.B1244]+[.C1244])" office:value-type="float" office:value="0.0566037735849057" calcext:value-type="float">
            <text:p>0.056603773584905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C1245]/([.B1245]+[.C1245])" office:value-type="float" office:value="0.029126213592233" calcext:value-type="float">
            <text:p>0.02912621359223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C1246]/([.B1246]+[.C1246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C1247]/([.B1247]+[.C1247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C1248]/([.B1248]+[.C1248])" office:value-type="float" office:value="0.029126213592233" calcext:value-type="float">
            <text:p>0.02912621359223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C1249]/([.B1249]+[.C1249])" office:value-type="float" office:value="0.029126213592233" calcext:value-type="float">
            <text:p>0.02912621359223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1250]/([.B1250]+[.C1250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[.C1251]/([.B1251]+[.C1251])" office:value-type="float" office:value="0.0480769230769231" calcext:value-type="float">
            <text:p>0.048076923076923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[.C1252]/([.B1252]+[.C1252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[.C1253]/([.B1253]+[.C1253])" office:value-type="float" office:value="0.0480769230769231" calcext:value-type="float">
            <text:p>0.048076923076923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formula="of:=[.C1254]/([.B1254]+[.C1254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1255]/([.B1255]+[.C1255])" office:value-type="float" office:value="0.0198019801980198" calcext:value-type="float">
            <text:p>0.019801980198019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formula="of:=[.C1256]/([.B1256]+[.C1256])" office:value-type="float" office:value="0.0388349514563107" calcext:value-type="float">
            <text:p>0.038834951456310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[.C1257]/([.B1257]+[.C1257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1258]/([.B1258]+[.C1258])" office:value-type="float" office:value="0.0198019801980198" calcext:value-type="float">
            <text:p>0.019801980198019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1259]/([.B1259]+[.C1259])" office:value-type="float" office:value="0.0198019801980198" calcext:value-type="float">
            <text:p>0.019801980198019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1260]/([.B1260]+[.C1260])" office:value-type="float" office:value="0.0198019801980198" calcext:value-type="float">
            <text:p>0.019801980198019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[.C1261]/([.B1261]+[.C1261])" office:value-type="float" office:value="0.0485436893203883" calcext:value-type="float">
            <text:p>0.048543689320388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.C1262]/([.B1262]+[.C1262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[.C1263]/([.B1263]+[.C1263])" office:value-type="float" office:value="0.0576923076923077" calcext:value-type="float">
            <text:p>0.057692307692307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[.C1264]/([.B1264]+[.C1264])" office:value-type="float" office:value="0.0485436893203883" calcext:value-type="float">
            <text:p>0.048543689320388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C1265]/([.B1265]+[.C1265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C1266]/([.B1266]+[.C1266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C1267]/([.B1267]+[.C1267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[.C1268]/([.B1268]+[.C1268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C1269]/([.B1269]+[.C1269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formula="of:=[.C1270]/([.B1270]+[.C1270])" office:value-type="float" office:value="0.0841121495327103" calcext:value-type="float">
            <text:p>0.084112149532710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[.C1271]/([.B1271]+[.C1271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[.C1272]/([.B1272]+[.C1272])" office:value-type="float" office:value="0.0576923076923077" calcext:value-type="float">
            <text:p>0.057692307692307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.C1273]/([.B1273]+[.C1273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[.C1274]/([.B1274]+[.C1274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C1275]/([.B1275]+[.C1275])" office:value-type="float" office:value="0.0101010101010101" calcext:value-type="float">
            <text:p>0.010101010101010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[.C1276]/([.B1276]+[.C1276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C1277]/([.B1277]+[.C1277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C1278]/([.B1278]+[.C1278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[.C1279]/([.B1279]+[.C1279])" office:value-type="float" office:value="0.0396039603960396" calcext:value-type="float">
            <text:p>0.03960396039603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C1280]/([.B1280]+[.C1280])" office:value-type="float" office:value="0.0490196078431373" calcext:value-type="float">
            <text:p>0.049019607843137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1281]/([.B1281]+[.C1281])" office:value-type="float" office:value="0.0103092783505155" calcext:value-type="float">
            <text:p>0.010309278350515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[.C1282]/([.B1282]+[.C1282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1283]/([.B1283]+[.C1283])" office:value-type="float" office:value="0.0103092783505155" calcext:value-type="float">
            <text:p>0.010309278350515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formula="of:=[.C1284]/([.B1284]+[.C1284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[.C1285]/([.B1285]+[.C1285])" office:value-type="float" office:value="0.0404040404040404" calcext:value-type="float">
            <text:p>0.040404040404040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[.C1286]/([.B1286]+[.C1286])" office:value-type="float" office:value="0.0306122448979592" calcext:value-type="float">
            <text:p>0.030612244897959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[.C1287]/([.B1287]+[.C1287])" office:value-type="float" office:value="0.0306122448979592" calcext:value-type="float">
            <text:p>0.030612244897959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[.C1288]/([.B1288]+[.C1288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[.C1289]/([.B1289]+[.C1289])" office:value-type="float" office:value="0.0306122448979592" calcext:value-type="float">
            <text:p>0.030612244897959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1290]/([.B1290]+[.C1290])" office:value-type="float" office:value="0.0104166666666667" calcext:value-type="float">
            <text:p>0.0104166666666667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[.C1291]/([.B1291]+[.C1291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[.C1292]/([.B1292]+[.C1292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C1293]/([.B1293]+[.C1293])" office:value-type="float" office:value="0.0210526315789474" calcext:value-type="float">
            <text:p>0.021052631578947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1294]/([.B1294]+[.C1294])" office:value-type="float" office:value="0.0106382978723404" calcext:value-type="float">
            <text:p>0.010638297872340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C1295]/([.B1295]+[.C1295])" office:value-type="float" office:value="0.0510204081632653" calcext:value-type="float">
            <text:p>0.051020408163265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[.C1296]/([.B1296]+[.C1296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C1297]/([.B1297]+[.C1297])" office:value-type="float" office:value="0.0510204081632653" calcext:value-type="float">
            <text:p>0.051020408163265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C1298]/([.B1298]+[.C1298])" office:value-type="float" office:value="0.0510204081632653" calcext:value-type="float">
            <text:p>0.051020408163265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[.C1299]/([.B1299]+[.C1299])" office:value-type="float" office:value="0.0612244897959184" calcext:value-type="float">
            <text:p>0.0612244897959184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1300]/([.B1300]+[.C1300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C1301]/([.B1301]+[.C1301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1302]/([.B1302]+[.C1302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[.C1303]/([.B1303]+[.C1303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04]/([.B1304]+[.C13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1305]/([.B1305]+[.C1305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C1306]/([.B1306]+[.C1306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1307]/([.B1307]+[.C1307])" office:value-type="float" office:value="0.0217391304347826" calcext:value-type="float">
            <text:p>0.021739130434782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C1308]/([.B1308]+[.C1308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[.C1309]/([.B1309]+[.C1309])" office:value-type="float" office:value="0.0326086956521739" calcext:value-type="float">
            <text:p>0.0326086956521739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[.C1310]/([.B1310]+[.C1310])" office:value-type="float" office:value="0.0631578947368421" calcext:value-type="float">
            <text:p>0.063157894736842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C1311]/([.B1311]+[.C1311])" office:value-type="float" office:value="0.021978021978022" calcext:value-type="float">
            <text:p>0.02197802197802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formula="of:=[.C1312]/([.B1312]+[.C1312])" office:value-type="float" office:value="0.0531914893617021" calcext:value-type="float">
            <text:p>0.053191489361702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C1313]/([.B1313]+[.C1313])" office:value-type="float" office:value="0.021978021978022" calcext:value-type="float">
            <text:p>0.02197802197802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formula="of:=[.C1314]/([.B1314]+[.C1314])" office:value-type="float" office:value="0.0531914893617021" calcext:value-type="float">
            <text:p>0.053191489361702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C1315]/([.B1315]+[.C1315])" office:value-type="float" office:value="0.021978021978022" calcext:value-type="float">
            <text:p>0.02197802197802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[.C1316]/([.B1316]+[.C1316])" office:value-type="float" office:value="0.0326086956521739" calcext:value-type="float">
            <text:p>0.032608695652173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1317]/([.B1317]+[.C1317])" office:value-type="float" office:value="0.0430107526881721" calcext:value-type="float">
            <text:p>0.043010752688172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formula="of:=[.C1318]/([.B1318]+[.C1318])" office:value-type="float" office:value="0.0531914893617021" calcext:value-type="float">
            <text:p>0.053191489361702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C1319]/([.B1319]+[.C1319])" office:value-type="float" office:value="0.021978021978022" calcext:value-type="float">
            <text:p>0.021978021978022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1320]/([.B1320]+[.C1320])" office:value-type="float" office:value="0.0430107526881721" calcext:value-type="float">
            <text:p>0.043010752688172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[.C1321]/([.B1321]+[.C1321])" office:value-type="float" office:value="0.032967032967033" calcext:value-type="float">
            <text:p>0.03296703296703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322]/([.B1322]+[.C1322])" office:value-type="float" office:value="0.0112359550561798" calcext:value-type="float">
            <text:p>0.011235955056179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[.C1323]/([.B1323]+[.C1323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[.C1324]/([.B1324]+[.C1324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[.C1325]/([.B1325]+[.C1325])" office:value-type="float" office:value="0.0224719101123595" calcext:value-type="float">
            <text:p>0.022471910112359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[.C1326]/([.B1326]+[.C1326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[.C1327]/([.B1327]+[.C1327])" office:value-type="float" office:value="0.043956043956044" calcext:value-type="float">
            <text:p>0.04395604395604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[.C1328]/([.B1328]+[.C1328])" office:value-type="float" office:value="0.043956043956044" calcext:value-type="float">
            <text:p>0.04395604395604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1329]/([.B1329]+[.C1329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330]/([.B1330]+[.C1330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31]/([.B1331]+[.C1331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332]/([.B1332]+[.C1332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1333]/([.B1333]+[.C1333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formula="of:=[.C1334]/([.B1334]+[.C1334])" office:value-type="float" office:value="0.0549450549450549" calcext:value-type="float">
            <text:p>0.054945054945054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1335]/([.B1335]+[.C1335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36]/([.B1336]+[.C1336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337]/([.B1337]+[.C1337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38]/([.B1338]+[.C1338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339]/([.B1339]+[.C1339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formula="of:=[.C1340]/([.B1340]+[.C1340])" office:value-type="float" office:value="0.0549450549450549" calcext:value-type="float">
            <text:p>0.054945054945054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341]/([.B1341]+[.C1341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formula="of:=[.C1342]/([.B1342]+[.C1342])" office:value-type="float" office:value="0.0549450549450549" calcext:value-type="float">
            <text:p>0.0549450549450549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1343]/([.B1343]+[.C1343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1344]/([.B1344]+[.C1344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45]/([.B1345]+[.C1345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C1346]/([.B1346]+[.C1346])" office:value-type="float" office:value="0.0114942528735632" calcext:value-type="float">
            <text:p>0.011494252873563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47]/([.B1347]+[.C1347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formula="of:=[.C1348]/([.B1348]+[.C1348])" office:value-type="float" office:value="0.0549450549450549" calcext:value-type="float">
            <text:p>0.054945054945054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C1349]/([.B1349]+[.C1349])" office:value-type="float" office:value="0.0114942528735632" calcext:value-type="float">
            <text:p>0.011494252873563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50]/([.B1350]+[.C1350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51]/([.B1351]+[.C1351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52]/([.B1352]+[.C1352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1353]/([.B1353]+[.C1353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54]/([.B1354]+[.C1354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355]/([.B1355]+[.C1355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formula="of:=[.C1356]/([.B1356]+[.C1356])" office:value-type="float" office:value="0.0549450549450549" calcext:value-type="float">
            <text:p>0.054945054945054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57]/([.B1357]+[.C1357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1358]/([.B1358]+[.C1358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1359]/([.B1359]+[.C1359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1360]/([.B1360]+[.C1360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361]/([.B1361]+[.C1361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362]/([.B1362]+[.C1362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363]/([.B1363]+[.C1363])" office:value-type="float" office:value="0.0116279069767442" calcext:value-type="float">
            <text:p>0.011627906976744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[.C1364]/([.B1364]+[.C1364])" office:value-type="float" office:value="0.0340909090909091" calcext:value-type="float">
            <text:p>0.034090909090909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[.C1365]/([.B1365]+[.C1365])" office:value-type="float" office:value="0.0340909090909091" calcext:value-type="float">
            <text:p>0.034090909090909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[.C1366]/([.B1366]+[.C1366])" office:value-type="float" office:value="0.0760869565217391" calcext:value-type="float">
            <text:p>0.076086956521739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367]/([.B1367]+[.C1367])" office:value-type="float" office:value="0.0116279069767442" calcext:value-type="float">
            <text:p>0.011627906976744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C1368]/([.B1368]+[.C1368])" office:value-type="float" office:value="0.0229885057471264" calcext:value-type="float">
            <text:p>0.022988505747126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[.C1369]/([.B1369]+[.C1369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formula="of:=[.C1370]/([.B1370]+[.C1370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C1371]/([.B1371]+[.C1371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C1372]/([.B1372]+[.C1372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[.C1373]/([.B1373]+[.C1373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1374]/([.B1374]+[.C1374])" office:value-type="float" office:value="0.0117647058823529" calcext:value-type="float">
            <text:p>0.011764705882352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C1375]/([.B1375]+[.C1375])" office:value-type="float" office:value="0.0235294117647059" calcext:value-type="float">
            <text:p>0.023529411764705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C1376]/([.B1376]+[.C1376])" office:value-type="float" office:value="0.0348837209302326" calcext:value-type="float">
            <text:p>0.034883720930232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1377]/([.B1377]+[.C1377])" office:value-type="float" office:value="0.0119047619047619" calcext:value-type="float">
            <text:p>0.011904761904761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[.C1378]/([.B1378]+[.C1378])" office:value-type="float" office:value="0.0459770114942529" calcext:value-type="float">
            <text:p>0.045977011494252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C1379]/([.B1379]+[.C1379])" office:value-type="float" office:value="0.0235294117647059" calcext:value-type="float">
            <text:p>0.023529411764705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C1380]/([.B1380]+[.C1380])" office:value-type="float" office:value="0.0568181818181818" calcext:value-type="float">
            <text:p>0.056818181818181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1381]/([.B1381]+[.C1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C1382]/([.B1382]+[.C1382])" office:value-type="float" office:value="0.0235294117647059" calcext:value-type="float">
            <text:p>0.023529411764705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C1383]/([.B1383]+[.C1383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[.C1384]/([.B1384]+[.C1384])" office:value-type="float" office:value="0.0574712643678161" calcext:value-type="float">
            <text:p>0.057471264367816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[.C1385]/([.B1385]+[.C1385])" office:value-type="float" office:value="0.0574712643678161" calcext:value-type="float">
            <text:p>0.057471264367816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[.C1386]/([.B1386]+[.C1386])" office:value-type="float" office:value="0.0681818181818182" calcext:value-type="float">
            <text:p>0.068181818181818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[.C1387]/([.B1387]+[.C1387])" office:value-type="float" office:value="0.0352941176470588" calcext:value-type="float">
            <text:p>0.0352941176470588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C1388]/([.B1388]+[.C1388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C1389]/([.B1389]+[.C1389])" office:value-type="float" office:value="0.0120481927710843" calcext:value-type="float">
            <text:p>0.012048192771084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[.C1390]/([.B1390]+[.C1390])" office:value-type="float" office:value="0.0681818181818182" calcext:value-type="float">
            <text:p>0.068181818181818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C1391]/([.B1391]+[.C1391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C1392]/([.B1392]+[.C1392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C1393]/([.B1393]+[.C1393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[.C1394]/([.B1394]+[.C1394])" office:value-type="float" office:value="0.0352941176470588" calcext:value-type="float">
            <text:p>0.035294117647058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[.C1395]/([.B1395]+[.C1395])" office:value-type="float" office:value="0.0352941176470588" calcext:value-type="float">
            <text:p>0.035294117647058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C1396]/([.B1396]+[.C1396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C1397]/([.B1397]+[.C1397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[.C1398]/([.B1398]+[.C1398])" office:value-type="float" office:value="0.0574712643678161" calcext:value-type="float">
            <text:p>0.057471264367816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C1399]/([.B1399]+[.C1399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C1400]/([.B1400]+[.C1400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[.C1401]/([.B1401]+[.C1401])" office:value-type="float" office:value="0.0795454545454545" calcext:value-type="float">
            <text:p>0.07954545454545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C1402]/([.B1402]+[.C1402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C1403]/([.B1403]+[.C1403])" office:value-type="float" office:value="0.0121951219512195" calcext:value-type="float">
            <text:p>0.012195121951219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[.C1404]/([.B1404]+[.C1404])" office:value-type="float" office:value="0.0470588235294118" calcext:value-type="float">
            <text:p>0.047058823529411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C1405]/([.B1405]+[.C1405])" office:value-type="float" office:value="0.0240963855421687" calcext:value-type="float">
            <text:p>0.024096385542168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[.C1406]/([.B1406]+[.C1406])" office:value-type="float" office:value="0.0581395348837209" calcext:value-type="float">
            <text:p>0.0581395348837209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C1407]/([.B1407]+[.C1407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C1408]/([.B1408]+[.C1408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C1409]/([.B1409]+[.C1409])" office:value-type="float" office:value="0.0240963855421687" calcext:value-type="float">
            <text:p>0.024096385542168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C1410]/([.B1410]+[.C1410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[.C1411]/([.B1411]+[.C1411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1412]/([.B1412]+[.C1412])" office:value-type="float" office:value="0.036144578313253" calcext:value-type="float">
            <text:p>0.03614457831325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[.C1413]/([.B1413]+[.C1413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[.C1414]/([.B1414]+[.C1414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1415]/([.B1415]+[.C1415])" office:value-type="float" office:value="0.0123456790123457" calcext:value-type="float">
            <text:p>0.0123456790123457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1416]/([.B1416]+[.C1416])" office:value-type="float" office:value="0.0123456790123457" calcext:value-type="float">
            <text:p>0.012345679012345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1417]/([.B1417]+[.C1417])" office:value-type="float" office:value="0.036144578313253" calcext:value-type="float">
            <text:p>0.03614457831325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[.C1418]/([.B1418]+[.C1418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1419]/([.B1419]+[.C1419])" office:value-type="float" office:value="0.0123456790123457" calcext:value-type="float">
            <text:p>0.012345679012345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[.C1420]/([.B1420]+[.C1420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1421]/([.B1421]+[.C1421])" office:value-type="float" office:value="0.0123456790123457" calcext:value-type="float">
            <text:p>0.012345679012345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1422]/([.B1422]+[.C1422])" office:value-type="float" office:value="0.036144578313253" calcext:value-type="float">
            <text:p>0.03614457831325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C1423]/([.B1423]+[.C1423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1424]/([.B1424]+[.C1424])" office:value-type="float" office:value="0.036144578313253" calcext:value-type="float">
            <text:p>0.03614457831325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[.C1425]/([.B1425]+[.C1425])" office:value-type="float" office:value="0.0365853658536585" calcext:value-type="float">
            <text:p>0.0365853658536585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[.C1426]/([.B1426]+[.C1426])" office:value-type="float" office:value="0.0365853658536585" calcext:value-type="float">
            <text:p>0.036585365853658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[.C1427]/([.B1427]+[.C1427])" office:value-type="float" office:value="0.0246913580246914" calcext:value-type="float">
            <text:p>0.024691358024691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[.C1428]/([.B1428]+[.C1428])" office:value-type="float" office:value="0.0365853658536585" calcext:value-type="float">
            <text:p>0.036585365853658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C1429]/([.B1429]+[.C1429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1430]/([.B1430]+[.C1430])" office:value-type="float" office:value="0.0126582278481013" calcext:value-type="float">
            <text:p>0.012658227848101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C1431]/([.B1431]+[.C1431])" office:value-type="float" office:value="0.0609756097560976" calcext:value-type="float">
            <text:p>0.060975609756097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C1432]/([.B1432]+[.C1432])" office:value-type="float" office:value="0.0253164556962025" calcext:value-type="float">
            <text:p>0.025316455696202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C1433]/([.B1433]+[.C1433])" office:value-type="float" office:value="0.0609756097560976" calcext:value-type="float">
            <text:p>0.060975609756097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[.C1434]/([.B1434]+[.C1434])" office:value-type="float" office:value="0.0493827160493827" calcext:value-type="float">
            <text:p>0.049382716049382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1435]/([.B1435]+[.C1435])" office:value-type="float" office:value="0.012987012987013" calcext:value-type="float">
            <text:p>0.01298701298701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C1436]/([.B1436]+[.C1436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437]/([.B1437]+[.C1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C1438]/([.B1438]+[.C1438])" office:value-type="float" office:value="0.0379746835443038" calcext:value-type="float">
            <text:p>0.037974683544303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1439]/([.B1439]+[.C1439])" office:value-type="float" office:value="0.012987012987013" calcext:value-type="float">
            <text:p>0.01298701298701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[.C1440]/([.B1440]+[.C1440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[.C1441]/([.B1441]+[.C1441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C1442]/([.B1442]+[.C1442])" office:value-type="float" office:value="0.025974025974026" calcext:value-type="float">
            <text:p>0.02597402597402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[.C1443]/([.B1443]+[.C1443])" office:value-type="float" office:value="0.0506329113924051" calcext:value-type="float">
            <text:p>0.050632911392405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444]/([.B1444]+[.C1444])" office:value-type="float" office:value="0.0131578947368421" calcext:value-type="float">
            <text:p>0.013157894736842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[.C1445]/([.B1445]+[.C1445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446]/([.B1446]+[.C1446])" office:value-type="float" office:value="0.0131578947368421" calcext:value-type="float">
            <text:p>0.013157894736842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[.C1447]/([.B1447]+[.C1447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[.C1448]/([.B1448]+[.C1448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[.C1449]/([.B1449]+[.C1449])" office:value-type="float" office:value="0.038961038961039" calcext:value-type="float">
            <text:p>0.03896103896103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[.C1450]/([.B1450]+[.C1450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C1451]/([.B1451]+[.C1451])" office:value-type="float" office:value="0.0133333333333333" calcext:value-type="float">
            <text:p>0.013333333333333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[.C1452]/([.B1452]+[.C1452])" office:value-type="float" office:value="0.038961038961039" calcext:value-type="float">
            <text:p>0.03896103896103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[.C1453]/([.B1453]+[.C1453])" office:value-type="float" office:value="0.0875" calcext:value-type="float">
            <text:p>0.087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[.C1454]/([.B1454]+[.C1454])"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C1455]/([.B1455]+[.C1455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C1456]/([.B1456]+[.C1456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C1457]/([.B1457]+[.C1457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1458]/([.B1458]+[.C1458])" office:value-type="float" office:value="0.0136986301369863" calcext:value-type="float">
            <text:p>0.013698630136986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[.C1459]/([.B1459]+[.C1459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C1460]/([.B1460]+[.C1460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[.C1461]/([.B1461]+[.C1461])" office:value-type="float" office:value="0.0533333333333333" calcext:value-type="float">
            <text:p>0.053333333333333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[.C1462]/([.B1462]+[.C1462])" office:value-type="float" office:value="0.0533333333333333" calcext:value-type="float">
            <text:p>0.053333333333333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C1463]/([.B1463]+[.C1463])" office:value-type="float" office:value="0.0273972602739726" calcext:value-type="float">
            <text:p>0.027397260273972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[.C1464]/([.B1464]+[.C1464])" office:value-type="float" office:value="0.0779220779220779" calcext:value-type="float">
            <text:p>0.077922077922077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C1465]/([.B1465]+[.C1465])" office:value-type="float" office:value="0.0138888888888889" calcext:value-type="float">
            <text:p>0.013888888888888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C1466]/([.B1466]+[.C1466])" office:value-type="float" office:value="0.0273972602739726" calcext:value-type="float">
            <text:p>0.027397260273972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C1467]/([.B1467]+[.C1467])" office:value-type="float" office:value="0.0405405405405405" calcext:value-type="float">
            <text:p>0.040540540540540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C1468]/([.B1468]+[.C1468])" office:value-type="float" office:value="0.0405405405405405" calcext:value-type="float">
            <text:p>0.040540540540540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C1469]/([.B1469]+[.C1469])" office:value-type="float" office:value="0.0405405405405405" calcext:value-type="float">
            <text:p>0.040540540540540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[.C1470]/([.B1470]+[.C1470])" office:value-type="float" office:value="0.0657894736842105" calcext:value-type="float">
            <text:p>0.065789473684210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[.C1471]/([.B1471]+[.C1471])" office:value-type="float" office:value="0.0533333333333333" calcext:value-type="float">
            <text:p>0.053333333333333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C1472]/([.B1472]+[.C1472])" office:value-type="float" office:value="0.0138888888888889" calcext:value-type="float">
            <text:p>0.0138888888888889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C1473]/([.B1473]+[.C1473])" office:value-type="float" office:value="0.0410958904109589" calcext:value-type="float">
            <text:p>0.041095890410958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1474]/([.B1474]+[.C1474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[.C1475]/([.B1475]+[.C1475])" office:value-type="float" office:value="0.0540540540540541" calcext:value-type="float">
            <text:p>0.054054054054054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C1476]/([.B1476]+[.C1476])" office:value-type="float" office:value="0.0410958904109589" calcext:value-type="float">
            <text:p>0.041095890410958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1477]/([.B1477]+[.C1477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C1478]/([.B1478]+[.C1478])" office:value-type="float" office:value="0.0410958904109589" calcext:value-type="float">
            <text:p>0.041095890410958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C1479]/([.B1479]+[.C1479])" office:value-type="float" office:value="0.0410958904109589" calcext:value-type="float">
            <text:p>0.041095890410958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[.C1480]/([.B1480]+[.C1480])" office:value-type="float" office:value="0.0540540540540541" calcext:value-type="float">
            <text:p>0.054054054054054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1481]/([.B1481]+[.C1481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1482]/([.B1482]+[.C1482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483]/([.B1483]+[.C1483])" office:value-type="float" office:value="0.0142857142857143" calcext:value-type="float">
            <text:p>0.0142857142857143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C1484]/([.B1484]+[.C1484])" office:value-type="float" office:value="0.0547945205479452" calcext:value-type="float">
            <text:p>0.054794520547945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[.C1485]/([.B1485]+[.C1485])" office:value-type="float" office:value="0.0684931506849315" calcext:value-type="float">
            <text:p>0.068493150684931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C1486]/([.B1486]+[.C1486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1487]/([.B1487]+[.C1487])" office:value-type="float" office:value="0.0144927536231884" calcext:value-type="float">
            <text:p>0.014492753623188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C1488]/([.B1488]+[.C1488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489]/([.B1489]+[.C1489])" office:value-type="float" office:value="0.0289855072463768" calcext:value-type="float">
            <text:p>0.028985507246376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[.C1490]/([.B1490]+[.C1490])" office:value-type="float" office:value="0.0563380281690141" calcext:value-type="float">
            <text:p>0.056338028169014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[.C1491]/([.B1491]+[.C1491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C1492]/([.B1492]+[.C1492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C1493]/([.B1493]+[.C1493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C1494]/([.B1494]+[.C1494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C1495]/([.B1495]+[.C1495])" office:value-type="float" office:value="0.0441176470588235" calcext:value-type="float">
            <text:p>0.044117647058823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496]/([.B1496]+[.C1496])" office:value-type="float" office:value="0.0298507462686567" calcext:value-type="float">
            <text:p>0.029850746268656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497]/([.B1497]+[.C1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C1498]/([.B1498]+[.C1498])" office:value-type="float" office:value="0.0441176470588235" calcext:value-type="float">
            <text:p>0.0441176470588235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1499]/([.B1499]+[.C1499])" office:value-type="float" office:value="0.0151515151515152" calcext:value-type="float">
            <text:p>0.015151515151515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500]/([.B1500]+[.C1500])" office:value-type="float" office:value="0.0298507462686567" calcext:value-type="float">
            <text:p>0.029850746268656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C1501]/([.B1501]+[.C1501])" office:value-type="float" office:value="0.0447761194029851" calcext:value-type="float">
            <text:p>0.04477611940298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C1502]/([.B1502]+[.C1502])" office:value-type="float" office:value="0.0447761194029851" calcext:value-type="float">
            <text:p>0.044776119402985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C1503]/([.B1503]+[.C1503])" office:value-type="float" office:value="0.0153846153846154" calcext:value-type="float">
            <text:p>0.015384615384615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C1504]/([.B1504]+[.C1504])" office:value-type="float" office:value="0.072463768115942" calcext:value-type="float">
            <text:p>0.07246376811594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C1505]/([.B1505]+[.C1505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C1506]/([.B1506]+[.C1506])" office:value-type="float" office:value="0.072463768115942" calcext:value-type="float">
            <text:p>0.07246376811594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C1507]/([.B1507]+[.C1507])" office:value-type="float" office:value="0.0447761194029851" calcext:value-type="float">
            <text:p>0.044776119402985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C1508]/([.B1508]+[.C1508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C1509]/([.B1509]+[.C1509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C1510]/([.B1510]+[.C1510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C1511]/([.B1511]+[.C1511])" office:value-type="float" office:value="0.072463768115942" calcext:value-type="float">
            <text:p>0.07246376811594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C1512]/([.B1512]+[.C1512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[.C1513]/([.B1513]+[.C1513])" office:value-type="float" office:value="0.0735294117647059" calcext:value-type="float">
            <text:p>0.073529411764705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C1514]/([.B1514]+[.C1514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1515]/([.B1515]+[.C1515])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[.C1516]/([.B1516]+[.C1516])" office:value-type="float" office:value="0.0597014925373134" calcext:value-type="float">
            <text:p>0.059701492537313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1517]/([.B1517]+[.C1517])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[.C1518]/([.B1518]+[.C1518])" office:value-type="float" office:value="0.0597014925373134" calcext:value-type="float">
            <text:p>0.0597014925373134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[.C1519]/([.B1519]+[.C1519])" office:value-type="float" office:value="0.0597014925373134" calcext:value-type="float">
            <text:p>0.0597014925373134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[.C1520]/([.B1520]+[.C1520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1521]/([.B1521]+[.C1521])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[.C1522]/([.B1522]+[.C1522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C1523]/([.B1523]+[.C1523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[.C1524]/([.B1524]+[.C1524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1525]/([.B1525]+[.C1525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C1526]/([.B1526]+[.C1526])" office:value-type="float" office:value="0.0461538461538462" calcext:value-type="float">
            <text:p>0.046153846153846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1527]/([.B1527]+[.C1527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C1528]/([.B1528]+[.C1528])" office:value-type="float" office:value="0.0746268656716418" calcext:value-type="float">
            <text:p>0.0746268656716418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1529]/([.B1529]+[.C1529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C1530]/([.B1530]+[.C1530])" office:value-type="float" office:value="0.0461538461538462" calcext:value-type="float">
            <text:p>0.046153846153846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C1531]/([.B1531]+[.C1531])" office:value-type="float" office:value="0.0158730158730159" calcext:value-type="float">
            <text:p>0.015873015873015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C1532]/([.B1532]+[.C1532])" office:value-type="float" office:value="0.0461538461538462" calcext:value-type="float">
            <text:p>0.046153846153846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C1533]/([.B1533]+[.C1533])" office:value-type="float" office:value="0.0317460317460317" calcext:value-type="float">
            <text:p>0.031746031746031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[.C1534]/([.B1534]+[.C1534])" office:value-type="float" office:value="0.0895522388059701" calcext:value-type="float">
            <text:p>0.089552238805970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C1535]/([.B1535]+[.C1535])" office:value-type="float" office:value="0.0317460317460317" calcext:value-type="float">
            <text:p>0.031746031746031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C1536]/([.B1536]+[.C1536])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1537]/([.B1537]+[.C1537])" office:value-type="float" office:value="0.0161290322580645" calcext:value-type="float">
            <text:p>0.016129032258064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C1538]/([.B1538]+[.C1538])" office:value-type="float" office:value="0.0615384615384615" calcext:value-type="float">
            <text:p>0.061538461538461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C1539]/([.B1539]+[.C1539])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C1540]/([.B1540]+[.C1540])" office:value-type="float" office:value="0.102941176470588" calcext:value-type="float">
            <text:p>0.10294117647058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1]/([.B1541]+[.C15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C1542]/([.B1542]+[.C1542])" office:value-type="float" office:value="0.0615384615384615" calcext:value-type="float">
            <text:p>0.0615384615384615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1543]/([.B1543]+[.C1543])" office:value-type="float" office:value="0.0161290322580645" calcext:value-type="float">
            <text:p>0.016129032258064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C1544]/([.B1544]+[.C1544])" office:value-type="float" office:value="0.0317460317460317" calcext:value-type="float">
            <text:p>0.031746031746031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C1545]/([.B1545]+[.C1545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C1546]/([.B1546]+[.C1546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1547]/([.B1547]+[.C1547])" office:value-type="float" office:value="0.0163934426229508" calcext:value-type="float">
            <text:p>0.016393442622950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C1548]/([.B1548]+[.C1548])" office:value-type="float" office:value="0.104477611940299" calcext:value-type="float">
            <text:p>0.10447761194029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1549]/([.B1549]+[.C1549])" office:value-type="float" office:value="0.0163934426229508" calcext:value-type="float">
            <text:p>0.0163934426229508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1550]/([.B1550]+[.C1550])" office:value-type="float" office:value="0.0163934426229508" calcext:value-type="float">
            <text:p>0.016393442622950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1551]/([.B1551]+[.C1551])" office:value-type="float" office:value="0.0166666666666667" calcext:value-type="float">
            <text:p>0.016666666666666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552]/([.B1552]+[.C1552])" office:value-type="float" office:value="0.0327868852459016" calcext:value-type="float">
            <text:p>0.032786885245901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[.C1553]/([.B1553]+[.C1553])" office:value-type="float" office:value="0.0483870967741936" calcext:value-type="float">
            <text:p>0.048387096774193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554]/([.B1554]+[.C1554])" office:value-type="float" office:value="0.0327868852459016" calcext:value-type="float">
            <text:p>0.032786885245901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1555]/([.B1555]+[.C1555])" office:value-type="float" office:value="0.0169491525423729" calcext:value-type="float">
            <text:p>0.016949152542372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1556]/([.B1556]+[.C1556])" office:value-type="float" office:value="0.0169491525423729" calcext:value-type="float">
            <text:p>0.0169491525423729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1557]/([.B1557]+[.C1557])" office:value-type="float" office:value="0.0169491525423729" calcext:value-type="float">
            <text:p>0.0169491525423729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[.C1558]/([.B1558]+[.C1558])" office:value-type="float" office:value="0.0491803278688525" calcext:value-type="float">
            <text:p>0.0491803278688525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C1559]/([.B1559]+[.C1559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560]/([.B1560]+[.C15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[.C1561]/([.B1561]+[.C1561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C1562]/([.B1562]+[.C1562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C1563]/([.B1563]+[.C1563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C1564]/([.B1564]+[.C1564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C1565]/([.B1565]+[.C1565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C1566]/([.B1566]+[.C1566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[.C1567]/([.B1567]+[.C1567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1568]/([.B1568]+[.C1568])" office:value-type="float" office:value="0.0172413793103448" calcext:value-type="float">
            <text:p>0.017241379310344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569]/([.B1569]+[.C1569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570]/([.B1570]+[.C1570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571]/([.B1571]+[.C1571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[.C1572]/([.B1572]+[.C1572])" office:value-type="float" office:value="0.0508474576271187" calcext:value-type="float">
            <text:p>0.050847457627118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[.C1573]/([.B1573]+[.C1573])" office:value-type="float" office:value="0.0517241379310345" calcext:value-type="float">
            <text:p>0.0517241379310345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[.C1574]/([.B1574]+[.C1574])" office:value-type="float" office:value="0.0517241379310345" calcext:value-type="float">
            <text:p>0.051724137931034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C1575]/([.B1575]+[.C1575])" office:value-type="float" office:value="0.0350877192982456" calcext:value-type="float">
            <text:p>0.035087719298245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C1576]/([.B1576]+[.C1576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77]/([.B1577]+[.C15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C1578]/([.B1578]+[.C1578])" office:value-type="float" office:value="0.0677966101694915" calcext:value-type="float">
            <text:p>0.067796610169491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1579]/([.B1579]+[.C1579])" office:value-type="float" office:value="0.0178571428571429" calcext:value-type="float">
            <text:p>0.0178571428571429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C1580]/([.B1580]+[.C1580])" office:value-type="float" office:value="0.0350877192982456" calcext:value-type="float">
            <text:p>0.035087719298245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1581]/([.B1581]+[.C1581])"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C1582]/([.B1582]+[.C1582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1583]/([.B1583]+[.C1583])"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C1584]/([.B1584]+[.C1584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C1585]/([.B1585]+[.C1585])" office:value-type="float" office:value="0.0535714285714286" calcext:value-type="float">
            <text:p>0.053571428571428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586]/([.B1586]+[.C1586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587]/([.B1587]+[.C1587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1588]/([.B1588]+[.C1588])" office:value-type="float" office:value="0.0185185185185185" calcext:value-type="float">
            <text:p>0.0185185185185185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589]/([.B1589]+[.C1589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C1590]/([.B1590]+[.C1590])" office:value-type="float" office:value="0.0701754385964912" calcext:value-type="float">
            <text:p>0.070175438596491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591]/([.B1591]+[.C1591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592]/([.B1592]+[.C1592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593]/([.B1593]+[.C1593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C1594]/([.B1594]+[.C1594])" office:value-type="float" office:value="0.0535714285714286" calcext:value-type="float">
            <text:p>0.053571428571428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1595]/([.B1595]+[.C1595])" office:value-type="float" office:value="0.0185185185185185" calcext:value-type="float">
            <text:p>0.018518518518518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596]/([.B1596]+[.C1596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597]/([.B1597]+[.C1597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598]/([.B1598]+[.C1598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C1599]/([.B1599]+[.C1599])" office:value-type="float" office:value="0.087719298245614" calcext:value-type="float">
            <text:p>0.08771929824561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C1600]/([.B1600]+[.C1600])" office:value-type="float" office:value="0.0545454545454545" calcext:value-type="float">
            <text:p>0.0545454545454545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C1601]/([.B1601]+[.C1601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C1602]/([.B1602]+[.C1602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C1603]/([.B1603]+[.C1603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C1604]/([.B1604]+[.C1604])" office:value-type="float" office:value="0.0892857142857143" calcext:value-type="float">
            <text:p>0.089285714285714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05]/([.B1605]+[.C16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C1606]/([.B1606]+[.C1606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C1607]/([.B1607]+[.C1607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C1608]/([.B1608]+[.C1608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C1609]/([.B1609]+[.C1609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610]/([.B1610]+[.C1610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[.C1611]/([.B1611]+[.C1611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1612]/([.B1612]+[.C1612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[.C1613]/([.B1613]+[.C1613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14]/([.B1614]+[.C16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1615]/([.B1615]+[.C1615])" office:value-type="float" office:value="0.0204081632653061" calcext:value-type="float">
            <text:p>0.020408163265306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C1616]/([.B1616]+[.C1616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17]/([.B1617]+[.C16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C1618]/([.B1618]+[.C1618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1619]/([.B1619]+[.C1619])" office:value-type="float" office:value="0.0204081632653061" calcext:value-type="float">
            <text:p>0.020408163265306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C1620]/([.B1620]+[.C1620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C1621]/([.B1621]+[.C1621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C1622]/([.B1622]+[.C1622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1623]/([.B1623]+[.C1623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C1624]/([.B1624]+[.C1624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1625]/([.B1625]+[.C1625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C1626]/([.B1626]+[.C1626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C1627]/([.B1627]+[.C1627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C1628]/([.B1628]+[.C1628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C1629]/([.B1629]+[.C1629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C1630]/([.B1630]+[.C1630])" office:value-type="float" office:value="0.0816326530612245" calcext:value-type="float">
            <text:p>0.0816326530612245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C1631]/([.B1631]+[.C1631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C1632]/([.B1632]+[.C1632])" office:value-type="float" office:value="0.0816326530612245" calcext:value-type="float">
            <text:p>0.081632653061224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33]/([.B1633]+[.C16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1634]/([.B1634]+[.C1634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1635]/([.B1635]+[.C1635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1636]/([.B1636]+[.C1636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1637]/([.B1637]+[.C1637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1638]/([.B1638]+[.C1638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C1639]/([.B1639]+[.C1639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1640]/([.B1640]+[.C1640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1641]/([.B1641]+[.C1641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C1642]/([.B1642]+[.C1642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1643]/([.B1643]+[.C1643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1644]/([.B1644]+[.C1644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C1645]/([.B1645]+[.C1645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1646]/([.B1646]+[.C1646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47]/([.B1647]+[.C16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C1648]/([.B1648]+[.C1648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C1649]/([.B1649]+[.C1649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1650]/([.B1650]+[.C1650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C1651]/([.B1651]+[.C1651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C1652]/([.B1652]+[.C1652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1653]/([.B1653]+[.C1653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C1654]/([.B1654]+[.C1654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1655]/([.B1655]+[.C1655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C1656]/([.B1656]+[.C1656])" office:value-type="float" office:value="0.102040816326531" calcext:value-type="float">
            <text:p>0.10204081632653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1657]/([.B1657]+[.C1657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1658]/([.B1658]+[.C1658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C1659]/([.B1659]+[.C1659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C1660]/([.B1660]+[.C1660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1661]/([.B1661]+[.C1661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C1662]/([.B1662]+[.C1662])" office:value-type="float" office:value="0.0652173913043478" calcext:value-type="float">
            <text:p>0.065217391304347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1663]/([.B1663]+[.C1663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C1664]/([.B1664]+[.C1664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[.C1665]/([.B1665]+[.C1665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1666]/([.B1666]+[.C1666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1667]/([.B1667]+[.C1667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C1668]/([.B1668]+[.C1668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C1669]/([.B1669]+[.C1669])" office:value-type="float" office:value="0.0681818181818182" calcext:value-type="float">
            <text:p>0.068181818181818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1670]/([.B1670]+[.C1670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1671]/([.B1671]+[.C1671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1672]/([.B1672]+[.C1672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1673]/([.B1673]+[.C1673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1674]/([.B1674]+[.C1674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1675]/([.B1675]+[.C1675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1676]/([.B1676]+[.C1676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1677]/([.B1677]+[.C1677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1678]/([.B1678]+[.C1678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1679]/([.B1679]+[.C1679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1680]/([.B1680]+[.C1680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1681]/([.B1681]+[.C1681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1682]/([.B1682]+[.C1682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1683]/([.B1683]+[.C1683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1684]/([.B1684]+[.C1684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1685]/([.B1685]+[.C1685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1686]/([.B1686]+[.C1686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1687]/([.B1687]+[.C1687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1688]/([.B1688]+[.C1688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689]/([.B1689]+[.C16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1690]/([.B1690]+[.C1690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1691]/([.B1691]+[.C1691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1692]/([.B1692]+[.C1692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1693]/([.B1693]+[.C1693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1694]/([.B1694]+[.C1694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1695]/([.B1695]+[.C1695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C1696]/([.B1696]+[.C1696])" office:value-type="float" office:value="0.0930232558139535" calcext:value-type="float">
            <text:p>0.093023255813953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1697]/([.B1697]+[.C1697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C1698]/([.B1698]+[.C1698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C1699]/([.B1699]+[.C1699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1700]/([.B1700]+[.C1700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1701]/([.B1701]+[.C1701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1702]/([.B1702]+[.C1702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1703]/([.B1703]+[.C1703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1704]/([.B1704]+[.C1704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1705]/([.B1705]+[.C1705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1706]/([.B1706]+[.C1706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1707]/([.B1707]+[.C1707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1708]/([.B1708]+[.C1708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1709]/([.B1709]+[.C1709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710]/([.B1710]+[.C17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C1711]/([.B1711]+[.C1711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1712]/([.B1712]+[.C1712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C1713]/([.B1713]+[.C1713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1714]/([.B1714]+[.C1714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1715]/([.B1715]+[.C1715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C1716]/([.B1716]+[.C1716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1717]/([.B1717]+[.C17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1718]/([.B1718]+[.C1718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1719]/([.B1719]+[.C1719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1720]/([.B1720]+[.C1720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1721]/([.B1721]+[.C1721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1722]/([.B1722]+[.C1722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C1723]/([.B1723]+[.C1723])" office:value-type="float" office:value="0.0789473684210526" calcext:value-type="float">
            <text:p>0.078947368421052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1724]/([.B1724]+[.C1724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C1725]/([.B1725]+[.C1725])" office:value-type="float" office:value="0.105263157894737" calcext:value-type="float">
            <text:p>0.105263157894737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C1726]/([.B1726]+[.C1726])" office:value-type="float" office:value="0.0810810810810811" calcext:value-type="float">
            <text:p>0.081081081081081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1727]/([.B1727]+[.C1727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C1728]/([.B1728]+[.C1728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C1729]/([.B1729]+[.C1729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1730]/([.B1730]+[.C1730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1731]/([.B1731]+[.C17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C1732]/([.B1732]+[.C1732])" office:value-type="float" office:value="0.0810810810810811" calcext:value-type="float">
            <text:p>0.081081081081081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1733]/([.B1733]+[.C17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1734]/([.B1734]+[.C17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1735]/([.B1735]+[.C1735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1736]/([.B1736]+[.C1736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C1737]/([.B1737]+[.C1737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1738]/([.B1738]+[.C1738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1739]/([.B1739]+[.C1739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1740]/([.B1740]+[.C1740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C1741]/([.B1741]+[.C1741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1742]/([.B1742]+[.C17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1743]/([.B1743]+[.C1743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C1744]/([.B1744]+[.C1744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C1745]/([.B1745]+[.C1745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1746]/([.B1746]+[.C1746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1747]/([.B1747]+[.C17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1748]/([.B1748]+[.C17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1749]/([.B1749]+[.C1749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1750]/([.B1750]+[.C1750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1751]/([.B1751]+[.C1751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1752]/([.B1752]+[.C1752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1753]/([.B1753]+[.C1753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1754]/([.B1754]+[.C17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1755]/([.B1755]+[.C1755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1756]/([.B1756]+[.C1756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1757]/([.B1757]+[.C1757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1758]/([.B1758]+[.C1758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1759]/([.B1759]+[.C1759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60]/([.B1760]+[.C17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761]/([.B1761]+[.C17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1762]/([.B1762]+[.C1762])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1763]/([.B1763]+[.C1763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1764]/([.B1764]+[.C1764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765]/([.B1765]+[.C17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C1766]/([.B1766]+[.C1766])" office:value-type="float" office:value="0.147058823529412" calcext:value-type="float">
            <text:p>0.14705882352941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1767]/([.B1767]+[.C1767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1768]/([.B1768]+[.C1768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769]/([.B1769]+[.C17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1770]/([.B1770]+[.C1770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771]/([.B1771]+[.C17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1772]/([.B1772]+[.C1772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1773]/([.B1773]+[.C1773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1774]/([.B1774]+[.C1774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1775]/([.B1775]+[.C1775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1776]/([.B1776]+[.C1776])" office:value-type="float" office:value="0.121212121212121" calcext:value-type="float">
            <text:p>0.12121212121212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777]/([.B1777]+[.C17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1778]/([.B1778]+[.C1778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1779]/([.B1779]+[.C1779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1780]/([.B1780]+[.C1780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1781]/([.B1781]+[.C17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C1782]/([.B1782]+[.C1782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1783]/([.B1783]+[.C1783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1784]/([.B1784]+[.C1784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1785]/([.B1785]+[.C17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1786]/([.B1786]+[.C1786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1787]/([.B1787]+[.C1787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1788]/([.B1788]+[.C1788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789]/([.B1789]+[.C17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1790]/([.B1790]+[.C1790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1791]/([.B1791]+[.C1791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1792]/([.B1792]+[.C1792])" office:value-type="float" office:value="0.0740740740740741" calcext:value-type="float">
            <text:p>0.074074074074074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793]/([.B1793]+[.C17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1794]/([.B1794]+[.C1794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1795]/([.B1795]+[.C1795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1796]/([.B1796]+[.C1796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797]/([.B1797]+[.C17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1798]/([.B1798]+[.C1798])" office:value-type="float" office:value="0.0740740740740741" calcext:value-type="float">
            <text:p>0.074074074074074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1799]/([.B1799]+[.C1799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1800]/([.B1800]+[.C1800])" office:value-type="float" office:value="0.0740740740740741" calcext:value-type="float">
            <text:p>0.074074074074074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801]/([.B1801]+[.C18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802]/([.B1802]+[.C18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1803]/([.B1803]+[.C1803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1804]/([.B1804]+[.C1804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1805]/([.B1805]+[.C1805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1806]/([.B1806]+[.C1806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1807]/([.B1807]+[.C18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1808]/([.B1808]+[.C1808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1809]/([.B1809]+[.C1809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1810]/([.B1810]+[.C1810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1811]/([.B1811]+[.C1811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1812]/([.B1812]+[.C1812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813]/([.B1813]+[.C1813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814]/([.B1814]+[.C1814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15]/([.B1815]+[.C18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816]/([.B1816]+[.C1816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817]/([.B1817]+[.C1817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1818]/([.B1818]+[.C1818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19]/([.B1819]+[.C18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1820]/([.B1820]+[.C1820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21]/([.B1821]+[.C18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822]/([.B1822]+[.C1822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823]/([.B1823]+[.C1823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824]/([.B1824]+[.C1824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1825]/([.B1825]+[.C1825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1826]/([.B1826]+[.C1826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827]/([.B1827]+[.C18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1828]/([.B1828]+[.C1828]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829]/([.B1829]+[.C18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1830]/([.B1830]+[.C1830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831]/([.B1831]+[.C18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1832]/([.B1832]+[.C1832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33]/([.B1833]+[.C1833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1834]/([.B1834]+[.C1834])" office:value-type="float" office:value="0.0869565217391304" calcext:value-type="float">
            <text:p>0.0869565217391304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35]/([.B1835]+[.C18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36]/([.B1836]+[.C1836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37]/([.B1837]+[.C1837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38]/([.B1838]+[.C1838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39]/([.B1839]+[.C18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40]/([.B1840]+[.C1840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41]/([.B1841]+[.C1841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42]/([.B1842]+[.C1842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43]/([.B1843]+[.C1843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44]/([.B1844]+[.C1844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1845]/([.B1845]+[.C1845])" office:value-type="float" office:value="0.0869565217391304" calcext:value-type="float">
            <text:p>0.0869565217391304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1846]/([.B1846]+[.C1846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1847]/([.B1847]+[.C1847])" office:value-type="float" office:value="0.0869565217391304" calcext:value-type="float">
            <text:p>0.0869565217391304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48]/([.B1848]+[.C18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49]/([.B1849]+[.C18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1850]/([.B1850]+[.C1850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1851]/([.B1851]+[.C1851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1852]/([.B1852]+[.C1852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53]/([.B1853]+[.C18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1854]/([.B1854]+[.C1854])" office:value-type="float" office:value="0.130434782608696" calcext:value-type="float">
            <text:p>0.130434782608696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55]/([.B1855]+[.C18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1856]/([.B1856]+[.C1856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1857]/([.B1857]+[.C1857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1858]/([.B1858]+[.C1858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59]/([.B1859]+[.C18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1860]/([.B1860]+[.C1860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61]/([.B1861]+[.C18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62]/([.B1862]+[.C18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863]/([.B1863]+[.C18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1864]/([.B1864]+[.C1864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865]/([.B1865]+[.C18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866]/([.B1866]+[.C1866])" office:value-type="float" office:value="0.0952380952380952" calcext:value-type="float">
            <text:p>0.095238095238095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867]/([.B1867]+[.C18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868]/([.B1868]+[.C1868])" office:value-type="float" office:value="0.0952380952380952" calcext:value-type="float">
            <text:p>0.095238095238095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69]/([.B1869]+[.C18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870]/([.B1870]+[.C1870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71]/([.B1871]+[.C18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72]/([.B1872]+[.C18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873]/([.B1873]+[.C1873])" office:value-type="float" office:value="0.105263157894737" calcext:value-type="float">
            <text:p>0.10526315789473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874]/([.B1874]+[.C18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875]/([.B1875]+[.C1875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876]/([.B1876]+[.C1876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877]/([.B1877]+[.C1877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878]/([.B1878]+[.C18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879]/([.B1879]+[.C1879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880]/([.B1880]+[.C18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881]/([.B1881]+[.C1881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882]/([.B1882]+[.C1882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883]/([.B1883]+[.C1883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884]/([.B1884]+[.C1884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885]/([.B1885]+[.C18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886]/([.B1886]+[.C1886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887]/([.B1887]+[.C18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888]/([.B1888]+[.C1888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889]/([.B1889]+[.C18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890]/([.B1890]+[.C1890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891]/([.B1891]+[.C1891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892]/([.B1892]+[.C1892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893]/([.B1893]+[.C18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894]/([.B1894]+[.C1894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895]/([.B1895]+[.C1895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896]/([.B1896]+[.C1896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897]/([.B1897]+[.C18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898]/([.B1898]+[.C1898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899]/([.B1899]+[.C1899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900]/([.B1900]+[.C1900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901]/([.B1901]+[.C19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902]/([.B1902]+[.C19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1903]/([.B1903]+[.C1903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904]/([.B1904]+[.C1904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1905]/([.B1905]+[.C1905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906]/([.B1906]+[.C1906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907]/([.B1907]+[.C19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908]/([.B1908]+[.C1908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909]/([.B1909]+[.C19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910]/([.B1910]+[.C1910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911]/([.B1911]+[.C19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912]/([.B1912]+[.C1912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913]/([.B1913]+[.C1913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914]/([.B1914]+[.C19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15]/([.B1915]+[.C19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916]/([.B1916]+[.C1916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17]/([.B1917]+[.C19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918]/([.B1918]+[.C1918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19]/([.B1919]+[.C19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920]/([.B1920]+[.C1920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21]/([.B1921]+[.C19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922]/([.B1922]+[.C1922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23]/([.B1923]+[.C19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1924]/([.B1924]+[.C1924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25]/([.B1925]+[.C19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926]/([.B1926]+[.C1926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27]/([.B1927]+[.C19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928]/([.B1928]+[.C1928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29]/([.B1929]+[.C19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930]/([.B1930]+[.C1930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31]/([.B1931]+[.C19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32]/([.B1932]+[.C19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933]/([.B1933]+[.C19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934]/([.B1934]+[.C1934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935]/([.B1935]+[.C19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936]/([.B1936]+[.C1936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937]/([.B1937]+[.C19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1938]/([.B1938]+[.C1938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939]/([.B1939]+[.C1939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940]/([.B1940]+[.C1940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941]/([.B1941]+[.C19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942]/([.B1942]+[.C1942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943]/([.B1943]+[.C19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944]/([.B1944]+[.C1944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945]/([.B1945]+[.C19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946]/([.B1946]+[.C1946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947]/([.B1947]+[.C1947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948]/([.B1948]+[.C1948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949]/([.B1949]+[.C19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950]/([.B1950]+[.C19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951]/([.B1951]+[.C1951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952]/([.B1952]+[.C19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53]/([.B1953]+[.C1953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54]/([.B1954]+[.C1954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55]/([.B1955]+[.C19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56]/([.B1956]+[.C1956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57]/([.B1957]+[.C19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58]/([.B1958]+[.C1958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59]/([.B1959]+[.C19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60]/([.B1960]+[.C1960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61]/([.B1961]+[.C19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62]/([.B1962]+[.C1962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63]/([.B1963]+[.C19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64]/([.B1964]+[.C1964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65]/([.B1965]+[.C19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66]/([.B1966]+[.C1966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67]/([.B1967]+[.C19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68]/([.B1968]+[.C1968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69]/([.B1969]+[.C19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70]/([.B1970]+[.C1970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71]/([.B1971]+[.C19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72]/([.B1972]+[.C1972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73]/([.B1973]+[.C19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74]/([.B1974]+[.C19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975]/([.B1975]+[.C19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976]/([.B1976]+[.C1976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977]/([.B1977]+[.C19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978]/([.B1978]+[.C1978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979]/([.B1979]+[.C19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980]/([.B1980]+[.C19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81]/([.B1981]+[.C19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982]/([.B1982]+[.C1982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83]/([.B1983]+[.C19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984]/([.B1984]+[.C1984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85]/([.B1985]+[.C19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986]/([.B1986]+[.C1986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87]/([.B1987]+[.C19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88]/([.B1988]+[.C19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989]/([.B1989]+[.C19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990]/([.B1990]+[.C1990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991]/([.B1991]+[.C19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992]/([.B1992]+[.C1992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993]/([.B1993]+[.C19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994]/([.B1994]+[.C19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95]/([.B1995]+[.C19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996]/([.B1996]+[.C1996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97]/([.B1997]+[.C19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98]/([.B1998]+[.C19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99]/([.B1999]+[.C19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00]/([.B2000]+[.C20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01]/([.B2001]+[.C2001])" office:value-type="string" office:string-value="" calcext:value-type="error">
            <text:p>#¡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6:18:46.216000000</dc:date>
    <meta:editing-duration>PT3M3S</meta:editing-duration>
    <meta:editing-cycles>1</meta:editing-cycles>
    <meta:document-statistic meta:table-count="1" meta:cell-count="8001" meta:object-count="1"/>
    <meta:generator>LibreOffice/7.2.1.2$Windows_X86_64 LibreOffice_project/87b77fad49947c1441b67c559c339af8f3517e2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2cm" svg:y="3.703cm" style:legend-expansion="high" chart:style-name="ch2"/>
        <chart:plot-area chart:style-name="ch3" table:cell-range-address="liar_witness_1999.A2:liar_witness_1999.D2 liar_witness_1999.A4:liar_witness_1999.D2001" chart:data-source-has-labels="both" svg:x="0.32cm" svg:y="0.18cm" svg:width="12.032cm" svg:height="8.64cm">
          <chart:coordinate-region svg:x="1.127cm" svg:y="0.18cm" svg:width="10.312cm" svg:height="7.387cm"/>
          <chart:axis chart:dimension="x" chart:name="primary-x" chart:style-name="ch4" chartooo:axis-type="auto">
            <chartooo:date-scale/>
            <chart:categories table:cell-range-address="liar_witness_1999.A4:liar_witness_1999.A200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iar_witness_1999.B4:liar_witness_1999.B2001" chart:label-cell-address="liar_witness_1999.B2:liar_witness_1999.B2" chart:class="chart:bar">
            <chart:data-point chart:repeated="1998"/>
          </chart:series>
          <chart:series chart:attached-axis="primary-y" chart:style-name="ch9" chart:values-cell-range-address="liar_witness_1999.C4:liar_witness_1999.C2001" chart:label-cell-address="liar_witness_1999.C2:liar_witness_1999.C2" chart:class="chart:bar">
            <chart:data-point chart:repeated="1998"/>
          </chart:series>
          <chart:series chart:attached-axis="secondary-y" chart:style-name="ch10" chart:values-cell-range-address="liar_witness_1999.D4:liar_witness_1999.D2001" chart:label-cell-address="liar_witness_1999.D2:liar_witness_1999.D2" chart:class="chart:line">
            <chart:data-point chart:repeated="19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ths</text:p>
                <draw:g>
                  <svg:desc>liar_witness_1999.B2:liar_witness_1999.B2</svg:desc>
                </draw:g>
              </table:table-cell>
              <table:table-cell office:value-type="string">
                <text:p>lies</text:p>
                <draw:g>
                  <svg:desc>liar_witness_1999.C2:liar_witness_1999.C2</svg:desc>
                </draw:g>
              </table:table-cell>
              <table:table-cell office:value-type="string">
                <text:p>Relative Lies</text:p>
                <draw:g>
                  <svg:desc>liar_witness_1999.D2:liar_witness_1999.D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iar_witness_1999.A4:liar_witness_1999.A2001</svg:desc>
                </draw:g>
              </table:table-cell>
              <table:table-cell office:value-type="float" office:value="302">
                <text:p>302</text:p>
                <draw:g>
                  <svg:desc>liar_witness_1999.B4:liar_witness_1999.B2001</svg:desc>
                </draw:g>
              </table:table-cell>
              <table:table-cell office:value-type="float" office:value="5">
                <text:p>5</text:p>
                <draw:g>
                  <svg:desc>liar_witness_1999.C4:liar_witness_1999.C2001</svg:desc>
                </draw:g>
              </table:table-cell>
              <table:table-cell office:value-type="float" office:value="0.0162866449511401">
                <text:p>0.0162866449511401</text:p>
                <draw:g>
                  <svg:desc>liar_witness_1999.D4:liar_witness_1999.D200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1">
                <text:p>301</text:p>
              </table:table-cell>
              <table:table-cell office:value-type="float" office:value="5">
                <text:p>5</text:p>
              </table:table-cell>
              <table:table-cell office:value-type="float" office:value="0.0163398692810458">
                <text:p>0.01633986928104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7">
                <text:p>7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99">
                <text:p>299</text:p>
              </table:table-cell>
              <table:table-cell office:value-type="float" office:value="5">
                <text:p>5</text:p>
              </table:table-cell>
              <table:table-cell office:value-type="float" office:value="0.0164473684210526">
                <text:p>0.01644736842105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19">
                <text:p>19</text:p>
              </table:table-cell>
              <table:table-cell office:value-type="float" office:value="0.059748427672956">
                <text:p>0.059748427672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9">
                <text:p>299</text:p>
              </table:table-cell>
              <table:table-cell office:value-type="float" office:value="9">
                <text:p>9</text:p>
              </table:table-cell>
              <table:table-cell office:value-type="float" office:value="0.0292207792207792">
                <text:p>0.02922077922077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6">
                <text:p>6</text:p>
              </table:table-cell>
              <table:table-cell office:value-type="float" office:value="0.019672131147541">
                <text:p>0.0196721311475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8">
                <text:p>298</text:p>
              </table:table-cell>
              <table:table-cell office:value-type="float" office:value="6">
                <text:p>6</text:p>
              </table:table-cell>
              <table:table-cell office:value-type="float" office:value="0.0197368421052632">
                <text:p>0.01973684210526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9">
                <text:p>9</text:p>
              </table:table-cell>
              <table:table-cell office:value-type="float" office:value="0.0293159609120521">
                <text:p>0.02931596091205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7">
                <text:p>297</text:p>
              </table:table-cell>
              <table:table-cell office:value-type="float" office:value="6">
                <text:p>6</text:p>
              </table:table-cell>
              <table:table-cell office:value-type="float" office:value="0.0198019801980198">
                <text:p>0.01980198019801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0.0262295081967213">
                <text:p>0.02622950819672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7">
                <text:p>297</text:p>
              </table:table-cell>
              <table:table-cell office:value-type="float" office:value="6">
                <text:p>6</text:p>
              </table:table-cell>
              <table:table-cell office:value-type="float" office:value="0.0198019801980198">
                <text:p>0.01980198019801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7">
                <text:p>297</text:p>
              </table:table-cell>
              <table:table-cell office:value-type="float" office:value="17">
                <text:p>17</text:p>
              </table:table-cell>
              <table:table-cell office:value-type="float" office:value="0.054140127388535">
                <text:p>0.0541401273885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96">
                <text:p>296</text:p>
              </table:table-cell>
              <table:table-cell office:value-type="float" office:value="6">
                <text:p>6</text:p>
              </table:table-cell>
              <table:table-cell office:value-type="float" office:value="0.0198675496688742">
                <text:p>0.01986754966887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6">
                <text:p>296</text:p>
              </table:table-cell>
              <table:table-cell office:value-type="float" office:value="13">
                <text:p>13</text:p>
              </table:table-cell>
              <table:table-cell office:value-type="float" office:value="0.0420711974110032">
                <text:p>0.04207119741100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5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5">
                <text:p>295</text:p>
              </table:table-cell>
              <table:table-cell office:value-type="float" office:value="9">
                <text:p>9</text:p>
              </table:table-cell>
              <table:table-cell office:value-type="float" office:value="0.0296052631578947">
                <text:p>0.02960526315789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0.0199335548172757">
                <text:p>0.01993355481727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  <table:table-cell office:value-type="float" office:value="11">
                <text:p>11</text:p>
              </table:table-cell>
              <table:table-cell office:value-type="float" office:value="0.0359477124183006">
                <text:p>0.03594771241830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94">
                <text:p>294</text:p>
              </table:table-cell>
              <table:table-cell office:value-type="float" office:value="10">
                <text:p>10</text:p>
              </table:table-cell>
              <table:table-cell office:value-type="float" office:value="0.0328947368421053">
                <text:p>0.03289473684210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94">
                <text:p>294</text:p>
              </table:table-cell>
              <table:table-cell office:value-type="float" office:value="9">
                <text:p>9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6">
                <text:p>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4">
                <text:p>294</text:p>
              </table:table-cell>
              <table:table-cell office:value-type="float" office:value="11">
                <text:p>11</text:p>
              </table:table-cell>
              <table:table-cell office:value-type="float" office:value="0.0360655737704918">
                <text:p>0.036065573770491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94">
                <text:p>294</text:p>
              </table:table-cell>
              <table:table-cell office:value-type="float" office:value="13">
                <text:p>13</text:p>
              </table:table-cell>
              <table:table-cell office:value-type="float" office:value="0.0423452768729642">
                <text:p>0.04234527687296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3">
                <text:p>293</text:p>
              </table:table-cell>
              <table:table-cell office:value-type="float" office:value="9">
                <text:p>9</text:p>
              </table:table-cell>
              <table:table-cell office:value-type="float" office:value="0.0298013245033113">
                <text:p>0.02980132450331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3">
                <text:p>293</text:p>
              </table:table-cell>
              <table:table-cell office:value-type="float" office:value="14">
                <text:p>14</text:p>
              </table:table-cell>
              <table:table-cell office:value-type="float" office:value="0.0456026058631922">
                <text:p>0.045602605863192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  <table:table-cell office:value-type="float" office:value="0.0234113712374582">
                <text:p>0.02341137123745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2">
                <text:p>292</text:p>
              </table:table-cell>
              <table:table-cell office:value-type="float" office:value="20">
                <text:p>20</text:p>
              </table:table-cell>
              <table:table-cell office:value-type="float" office:value="0.0641025641025641">
                <text:p>0.064102564102564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92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0.0201342281879195">
                <text:p>0.02013422818791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2">
                <text:p>292</text:p>
              </table:table-cell>
              <table:table-cell office:value-type="float" office:value="14">
                <text:p>14</text:p>
              </table:table-cell>
              <table:table-cell office:value-type="float" office:value="0.0457516339869281">
                <text:p>0.04575163398692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92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0.0201342281879195">
                <text:p>0.02013422818791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92">
                <text:p>292</text:p>
              </table:table-cell>
              <table:table-cell office:value-type="float" office:value="9">
                <text:p>9</text:p>
              </table:table-cell>
              <table:table-cell office:value-type="float" office:value="0.0299003322259136">
                <text:p>0.02990033222591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91">
                <text:p>291</text:p>
              </table:table-cell>
              <table:table-cell office:value-type="float" office:value="16">
                <text:p>16</text:p>
              </table:table-cell>
              <table:table-cell office:value-type="float" office:value="0.0521172638436482">
                <text:p>0.05211726384364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91">
                <text:p>291</text:p>
              </table:table-cell>
              <table:table-cell office:value-type="float" office:value="13">
                <text:p>13</text:p>
              </table:table-cell>
              <table:table-cell office:value-type="float" office:value="0.0427631578947368">
                <text:p>0.042763157894736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91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">
                <text:p>291</text:p>
              </table:table-cell>
              <table:table-cell office:value-type="float" office:value="10">
                <text:p>10</text:p>
              </table:table-cell>
              <table:table-cell office:value-type="float" office:value="0.0332225913621262">
                <text:p>0.03322259136212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90">
                <text:p>290</text:p>
              </table:table-cell>
              <table:table-cell office:value-type="float" office:value="13">
                <text:p>13</text:p>
              </table:table-cell>
              <table:table-cell office:value-type="float" office:value="0.0429042904290429">
                <text:p>0.042904290429042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89">
                <text:p>289</text:p>
              </table:table-cell>
              <table:table-cell office:value-type="float" office:value="15">
                <text:p>15</text:p>
              </table:table-cell>
              <table:table-cell office:value-type="float" office:value="0.0493421052631579">
                <text:p>0.049342105263157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89">
                <text:p>289</text:p>
              </table:table-cell>
              <table:table-cell office:value-type="float" office:value="14">
                <text:p>14</text:p>
              </table:table-cell>
              <table:table-cell office:value-type="float" office:value="0.0462046204620462">
                <text:p>0.04620462046204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89">
                <text:p>289</text:p>
              </table:table-cell>
              <table:table-cell office:value-type="float" office:value="7">
                <text:p>7</text:p>
              </table:table-cell>
              <table:table-cell office:value-type="float" office:value="0.0236486486486486">
                <text:p>0.023648648648648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89">
                <text:p>289</text:p>
              </table:table-cell>
              <table:table-cell office:value-type="float" office:value="16">
                <text:p>16</text:p>
              </table:table-cell>
              <table:table-cell office:value-type="float" office:value="0.0524590163934426">
                <text:p>0.05245901639344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88">
                <text:p>288</text:p>
              </table:table-cell>
              <table:table-cell office:value-type="float" office:value="16">
                <text:p>16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8">
                <text:p>288</text:p>
              </table:table-cell>
              <table:table-cell office:value-type="float" office:value="13">
                <text:p>13</text:p>
              </table:table-cell>
              <table:table-cell office:value-type="float" office:value="0.0431893687707641">
                <text:p>0.043189368770764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8">
                <text:p>288</text:p>
              </table:table-cell>
              <table:table-cell office:value-type="float" office:value="6">
                <text:p>6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88">
                <text:p>288</text:p>
              </table:table-cell>
              <table:table-cell office:value-type="float" office:value="6">
                <text:p>6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87">
                <text:p>287</text:p>
              </table:table-cell>
              <table:table-cell office:value-type="float" office:value="10">
                <text:p>10</text:p>
              </table:table-cell>
              <table:table-cell office:value-type="float" office:value="0.0336700336700337">
                <text:p>0.03367003367003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87">
                <text:p>287</text:p>
              </table:table-cell>
              <table:table-cell office:value-type="float" office:value="9">
                <text:p>9</text:p>
              </table:table-cell>
              <table:table-cell office:value-type="float" office:value="0.0304054054054054">
                <text:p>0.03040540540540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87">
                <text:p>287</text:p>
              </table:table-cell>
              <table:table-cell office:value-type="float" office:value="9">
                <text:p>9</text:p>
              </table:table-cell>
              <table:table-cell office:value-type="float" office:value="0.0304054054054054">
                <text:p>0.030405405405405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87">
                <text:p>287</text:p>
              </table:table-cell>
              <table:table-cell office:value-type="float" office:value="12">
                <text:p>12</text:p>
              </table:table-cell>
              <table:table-cell office:value-type="float" office:value="0.0401337792642141">
                <text:p>0.040133779264214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87">
                <text:p>287</text:p>
              </table:table-cell>
              <table:table-cell office:value-type="float" office:value="10">
                <text:p>10</text:p>
              </table:table-cell>
              <table:table-cell office:value-type="float" office:value="0.0336700336700337">
                <text:p>0.03367003367003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87">
                <text:p>287</text:p>
              </table:table-cell>
              <table:table-cell office:value-type="float" office:value="9">
                <text:p>9</text:p>
              </table:table-cell>
              <table:table-cell office:value-type="float" office:value="0.0304054054054054">
                <text:p>0.03040540540540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86">
                <text:p>286</text:p>
              </table:table-cell>
              <table:table-cell office:value-type="float" office:value="11">
                <text:p>1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6">
                <text:p>286</text:p>
              </table:table-cell>
              <table:table-cell office:value-type="float" office:value="6">
                <text:p>6</text:p>
              </table:table-cell>
              <table:table-cell office:value-type="float" office:value="0.0205479452054794">
                <text:p>0.020547945205479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85">
                <text:p>285</text:p>
              </table:table-cell>
              <table:table-cell office:value-type="float" office:value="7">
                <text:p>7</text:p>
              </table:table-cell>
              <table:table-cell office:value-type="float" office:value="0.023972602739726">
                <text:p>0.02397260273972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13">
                <text:p>13</text:p>
              </table:table-cell>
              <table:table-cell office:value-type="float" office:value="0.0436241610738255">
                <text:p>0.04362416107382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0.0273037542662116">
                <text:p>0.02730375426621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85">
                <text:p>285</text:p>
              </table:table-cell>
              <table:table-cell office:value-type="float" office:value="28">
                <text:p>28</text:p>
              </table:table-cell>
              <table:table-cell office:value-type="float" office:value="0.0894568690095847">
                <text:p>0.08945686900958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7">
                <text:p>7</text:p>
              </table:table-cell>
              <table:table-cell office:value-type="float" office:value="0.023972602739726">
                <text:p>0.02397260273972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84">
                <text:p>284</text:p>
              </table:table-cell>
              <table:table-cell office:value-type="float" office:value="9">
                <text:p>9</text:p>
              </table:table-cell>
              <table:table-cell office:value-type="float" office:value="0.0307167235494881">
                <text:p>0.030716723549488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84">
                <text:p>284</text:p>
              </table:table-cell>
              <table:table-cell office:value-type="float" office:value="23">
                <text:p>23</text:p>
              </table:table-cell>
              <table:table-cell office:value-type="float" office:value="0.0749185667752443">
                <text:p>0.074918566775244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84">
                <text:p>284</text:p>
              </table:table-cell>
              <table:table-cell office:value-type="float" office:value="9">
                <text:p>9</text:p>
              </table:table-cell>
              <table:table-cell office:value-type="float" office:value="0.0307167235494881">
                <text:p>0.030716723549488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4">
                <text:p>284</text:p>
              </table:table-cell>
              <table:table-cell office:value-type="float" office:value="13">
                <text:p>13</text:p>
              </table:table-cell>
              <table:table-cell office:value-type="float" office:value="0.0437710437710438">
                <text:p>0.043771043771043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83">
                <text:p>283</text:p>
              </table:table-cell>
              <table:table-cell office:value-type="float" office:value="4">
                <text:p>4</text:p>
              </table:table-cell>
              <table:table-cell office:value-type="float" office:value="0.0139372822299652">
                <text:p>0.013937282229965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83">
                <text:p>283</text:p>
              </table:table-cell>
              <table:table-cell office:value-type="float" office:value="11">
                <text:p>11</text:p>
              </table:table-cell>
              <table:table-cell office:value-type="float" office:value="0.0374149659863946">
                <text:p>0.037414965986394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82">
                <text:p>282</text:p>
              </table:table-cell>
              <table:table-cell office:value-type="float" office:value="13">
                <text:p>13</text:p>
              </table:table-cell>
              <table:table-cell office:value-type="float" office:value="0.0440677966101695">
                <text:p>0.044067796610169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82">
                <text:p>282</text:p>
              </table:table-cell>
              <table:table-cell office:value-type="float" office:value="12">
                <text:p>12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82">
                <text:p>282</text:p>
              </table:table-cell>
              <table:table-cell office:value-type="float" office:value="13">
                <text:p>13</text:p>
              </table:table-cell>
              <table:table-cell office:value-type="float" office:value="0.0440677966101695">
                <text:p>0.044067796610169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82">
                <text:p>282</text:p>
              </table:table-cell>
              <table:table-cell office:value-type="float" office:value="19">
                <text:p>19</text:p>
              </table:table-cell>
              <table:table-cell office:value-type="float" office:value="0.0631229235880399">
                <text:p>0.06312292358803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82">
                <text:p>282</text:p>
              </table:table-cell>
              <table:table-cell office:value-type="float" office:value="4">
                <text:p>4</text:p>
              </table:table-cell>
              <table:table-cell office:value-type="float" office:value="0.013986013986014">
                <text:p>0.01398601398601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2">
                <text:p>282</text:p>
              </table:table-cell>
              <table:table-cell office:value-type="float" office:value="11">
                <text:p>11</text:p>
              </table:table-cell>
              <table:table-cell office:value-type="float" office:value="0.037542662116041">
                <text:p>0.03754266211604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81">
                <text:p>281</text:p>
              </table:table-cell>
              <table:table-cell office:value-type="float" office:value="6">
                <text:p>6</text:p>
              </table:table-cell>
              <table:table-cell office:value-type="float" office:value="0.0209059233449477">
                <text:p>0.02090592334494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1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0.027681660899654">
                <text:p>0.02768166089965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81">
                <text:p>281</text:p>
              </table:table-cell>
              <table:table-cell office:value-type="float" office:value="13">
                <text:p>13</text:p>
              </table:table-cell>
              <table:table-cell office:value-type="float" office:value="0.0442176870748299">
                <text:p>0.044217687074829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81">
                <text:p>281</text:p>
              </table:table-cell>
              <table:table-cell office:value-type="float" office:value="15">
                <text:p>15</text:p>
              </table:table-cell>
              <table:table-cell office:value-type="float" office:value="0.0506756756756757">
                <text:p>0.050675675675675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80">
                <text:p>280</text:p>
              </table:table-cell>
              <table:table-cell office:value-type="float" office:value="14">
                <text:p>14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80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80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80">
                <text:p>280</text:p>
              </table:table-cell>
              <table:table-cell office:value-type="float" office:value="15">
                <text:p>15</text:p>
              </table:table-cell>
              <table:table-cell office:value-type="float" office:value="0.0508474576271187">
                <text:p>0.05084745762711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80">
                <text:p>280</text:p>
              </table:table-cell>
              <table:table-cell office:value-type="float" office:value="9">
                <text:p>9</text:p>
              </table:table-cell>
              <table:table-cell office:value-type="float" office:value="0.0311418685121107">
                <text:p>0.031141868512110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79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0.0412371134020619">
                <text:p>0.04123711340206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9">
                <text:p>279</text:p>
              </table:table-cell>
              <table:table-cell office:value-type="float" office:value="5">
                <text:p>5</text:p>
              </table:table-cell>
              <table:table-cell office:value-type="float" office:value="0.0176056338028169">
                <text:p>0.017605633802816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79">
                <text:p>279</text:p>
              </table:table-cell>
              <table:table-cell office:value-type="float" office:value="7">
                <text:p>7</text:p>
              </table:table-cell>
              <table:table-cell office:value-type="float" office:value="0.0244755244755245">
                <text:p>0.024475524475524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79">
                <text:p>279</text:p>
              </table:table-cell>
              <table:table-cell office:value-type="float" office:value="16">
                <text:p>16</text:p>
              </table:table-cell>
              <table:table-cell office:value-type="float" office:value="0.0542372881355932">
                <text:p>0.054237288135593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0.0346020761245675">
                <text:p>0.034602076124567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79">
                <text:p>279</text:p>
              </table:table-cell>
              <table:table-cell office:value-type="float" office:value="16">
                <text:p>16</text:p>
              </table:table-cell>
              <table:table-cell office:value-type="float" office:value="0.0542372881355932">
                <text:p>0.05423728813559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79">
                <text:p>279</text:p>
              </table:table-cell>
              <table:table-cell office:value-type="float" office:value="4">
                <text:p>4</text:p>
              </table:table-cell>
              <table:table-cell office:value-type="float" office:value="0.0141342756183746">
                <text:p>0.014134275618374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79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0.0278745644599303">
                <text:p>0.027874564459930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78">
                <text:p>278</text:p>
              </table:table-cell>
              <table:table-cell office:value-type="float" office:value="9">
                <text:p>9</text:p>
              </table:table-cell>
              <table:table-cell office:value-type="float" office:value="0.0313588850174216">
                <text:p>0.031358885017421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78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78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8">
                <text:p>278</text:p>
              </table:table-cell>
              <table:table-cell office:value-type="float" office:value="9">
                <text:p>9</text:p>
              </table:table-cell>
              <table:table-cell office:value-type="float" office:value="0.0313588850174216">
                <text:p>0.031358885017421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77">
                <text:p>277</text:p>
              </table:table-cell>
              <table:table-cell office:value-type="float" office:value="13">
                <text:p>13</text:p>
              </table:table-cell>
              <table:table-cell office:value-type="float" office:value="0.0448275862068966">
                <text:p>0.044827586206896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77">
                <text:p>277</text:p>
              </table:table-cell>
              <table:table-cell office:value-type="float" office:value="8">
                <text:p>8</text:p>
              </table:table-cell>
              <table:table-cell office:value-type="float" office:value="0.0280701754385965">
                <text:p>0.028070175438596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76">
                <text:p>276</text:p>
              </table:table-cell>
              <table:table-cell office:value-type="float" office:value="12">
                <text:p>12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76">
                <text:p>276</text:p>
              </table:table-cell>
              <table:table-cell office:value-type="float" office:value="10">
                <text:p>10</text:p>
              </table:table-cell>
              <table:table-cell office:value-type="float" office:value="0.034965034965035">
                <text:p>0.03496503496503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76">
                <text:p>276</text:p>
              </table:table-cell>
              <table:table-cell office:value-type="float" office:value="6">
                <text:p>6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76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0.0383275261324042">
                <text:p>0.038327526132404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75">
                <text:p>275</text:p>
              </table:table-cell>
              <table:table-cell office:value-type="float" office:value="13">
                <text:p>13</text:p>
              </table:table-cell>
              <table:table-cell office:value-type="float" office:value="0.0451388888888889">
                <text:p>0.045138888888888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5">
                <text:p>275</text:p>
              </table:table-cell>
              <table:table-cell office:value-type="float" office:value="8">
                <text:p>8</text:p>
              </table:table-cell>
              <table:table-cell office:value-type="float" office:value="0.0282685512367491">
                <text:p>0.028268551236749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74">
                <text:p>274</text:p>
              </table:table-cell>
              <table:table-cell office:value-type="float" office:value="13">
                <text:p>13</text:p>
              </table:table-cell>
              <table:table-cell office:value-type="float" office:value="0.0452961672473868">
                <text:p>0.04529616724738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4">
                <text:p>274</text:p>
              </table:table-cell>
              <table:table-cell office:value-type="float" office:value="9">
                <text:p>9</text:p>
              </table:table-cell>
              <table:table-cell office:value-type="float" office:value="0.0318021201413428">
                <text:p>0.031802120141342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74">
                <text:p>274</text:p>
              </table:table-cell>
              <table:table-cell office:value-type="float" office:value="7">
                <text:p>7</text:p>
              </table:table-cell>
              <table:table-cell office:value-type="float" office:value="0.0249110320284697">
                <text:p>0.024911032028469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74">
                <text:p>274</text:p>
              </table:table-cell>
              <table:table-cell office:value-type="float" office:value="9">
                <text:p>9</text:p>
              </table:table-cell>
              <table:table-cell office:value-type="float" office:value="0.0318021201413428">
                <text:p>0.031802120141342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73">
                <text:p>273</text:p>
              </table:table-cell>
              <table:table-cell office:value-type="float" office:value="5">
                <text:p>5</text:p>
              </table:table-cell>
              <table:table-cell office:value-type="float" office:value="0.0179856115107914">
                <text:p>0.017985611510791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73">
                <text:p>273</text:p>
              </table:table-cell>
              <table:table-cell office:value-type="float" office:value="6">
                <text:p>6</text:p>
              </table:table-cell>
              <table:table-cell office:value-type="float" office:value="0.021505376344086">
                <text:p>0.02150537634408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73">
                <text:p>273</text:p>
              </table:table-cell>
              <table:table-cell office:value-type="float" office:value="6">
                <text:p>6</text:p>
              </table:table-cell>
              <table:table-cell office:value-type="float" office:value="0.021505376344086">
                <text:p>0.02150537634408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73">
                <text:p>273</text:p>
              </table:table-cell>
              <table:table-cell office:value-type="float" office:value="11">
                <text:p>11</text:p>
              </table:table-cell>
              <table:table-cell office:value-type="float" office:value="0.0387323943661972">
                <text:p>0.038732394366197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73">
                <text:p>273</text:p>
              </table:table-cell>
              <table:table-cell office:value-type="float" office:value="7">
                <text:p>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73">
                <text:p>273</text:p>
              </table:table-cell>
              <table:table-cell office:value-type="float" office:value="23">
                <text:p>23</text:p>
              </table:table-cell>
              <table:table-cell office:value-type="float" office:value="0.0777027027027027">
                <text:p>0.077702702702702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73">
                <text:p>273</text:p>
              </table:table-cell>
              <table:table-cell office:value-type="float" office:value="10">
                <text:p>10</text:p>
              </table:table-cell>
              <table:table-cell office:value-type="float" office:value="0.0353356890459364">
                <text:p>0.03533568904593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3">
                <text:p>273</text:p>
              </table:table-cell>
              <table:table-cell office:value-type="float" office:value="7">
                <text:p>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73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73">
                <text:p>273</text:p>
              </table:table-cell>
              <table:table-cell office:value-type="float" office:value="15">
                <text:p>15</text:p>
              </table:table-cell>
              <table:table-cell office:value-type="float" office:value="0.0520833333333333">
                <text:p>0.052083333333333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73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0.0421052631578947">
                <text:p>0.042105263157894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73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73">
                <text:p>273</text:p>
              </table:table-cell>
              <table:table-cell office:value-type="float" office:value="15">
                <text:p>15</text:p>
              </table:table-cell>
              <table:table-cell office:value-type="float" office:value="0.0520833333333333">
                <text:p>0.052083333333333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73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0.0144404332129964">
                <text:p>0.014440433212996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72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72">
                <text:p>272</text:p>
              </table:table-cell>
              <table:table-cell office:value-type="float" office:value="14">
                <text:p>14</text:p>
              </table:table-cell>
              <table:table-cell office:value-type="float" office:value="0.048951048951049">
                <text:p>0.04895104895104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72">
                <text:p>272</text:p>
              </table:table-cell>
              <table:table-cell office:value-type="float" office:value="7">
                <text:p>7</text:p>
              </table:table-cell>
              <table:table-cell office:value-type="float" office:value="0.025089605734767">
                <text:p>0.0250896057347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2">
                <text:p>272</text:p>
              </table:table-cell>
              <table:table-cell office:value-type="float" office:value="6">
                <text:p>6</text:p>
              </table:table-cell>
              <table:table-cell office:value-type="float" office:value="0.0215827338129496">
                <text:p>0.021582733812949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71">
                <text:p>271</text:p>
              </table:table-cell>
              <table:table-cell office:value-type="float" office:value="11">
                <text:p>11</text:p>
              </table:table-cell>
              <table:table-cell office:value-type="float" office:value="0.0390070921985816">
                <text:p>0.039007092198581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71">
                <text:p>271</text:p>
              </table:table-cell>
              <table:table-cell office:value-type="float" office:value="11">
                <text:p>11</text:p>
              </table:table-cell>
              <table:table-cell office:value-type="float" office:value="0.0390070921985816">
                <text:p>0.039007092198581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71">
                <text:p>271</text:p>
              </table:table-cell>
              <table:table-cell office:value-type="float" office:value="9">
                <text:p>9</text:p>
              </table:table-cell>
              <table:table-cell office:value-type="float" office:value="0.0321428571428571">
                <text:p>0.032142857142857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71">
                <text:p>271</text:p>
              </table:table-cell>
              <table:table-cell office:value-type="float" office:value="18">
                <text:p>18</text:p>
              </table:table-cell>
              <table:table-cell office:value-type="float" office:value="0.0622837370242215">
                <text:p>0.06228373702422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71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0.028673835125448">
                <text:p>0.02867383512544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12">
                <text:p>12</text:p>
              </table:table-cell>
              <table:table-cell office:value-type="float" office:value="0.0424028268551237">
                <text:p>0.042402826855123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70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0.0492957746478873">
                <text:p>0.049295774647887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70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0.0287769784172662">
                <text:p>0.028776978417266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69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0.0288808664259928">
                <text:p>0.02888086642599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69">
                <text:p>269</text:p>
              </table:table-cell>
              <table:table-cell office:value-type="float" office:value="7">
                <text:p>7</text:p>
              </table:table-cell>
              <table:table-cell office:value-type="float" office:value="0.0253623188405797">
                <text:p>0.025362318840579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69">
                <text:p>269</text:p>
              </table:table-cell>
              <table:table-cell office:value-type="float" office:value="6">
                <text:p>6</text:p>
              </table:table-cell>
              <table:table-cell office:value-type="float" office:value="0.0218181818181818">
                <text:p>0.021818181818181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69">
                <text:p>269</text:p>
              </table:table-cell>
              <table:table-cell office:value-type="float" office:value="13">
                <text:p>13</text:p>
              </table:table-cell>
              <table:table-cell office:value-type="float" office:value="0.0460992907801418">
                <text:p>0.046099290780141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69">
                <text:p>269</text:p>
              </table:table-cell>
              <table:table-cell office:value-type="float" office:value="7">
                <text:p>7</text:p>
              </table:table-cell>
              <table:table-cell office:value-type="float" office:value="0.0253623188405797">
                <text:p>0.025362318840579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69">
                <text:p>269</text:p>
              </table:table-cell>
              <table:table-cell office:value-type="float" office:value="12">
                <text:p>12</text:p>
              </table:table-cell>
              <table:table-cell office:value-type="float" office:value="0.0427046263345196">
                <text:p>0.042704626334519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69">
                <text:p>269</text:p>
              </table:table-cell>
              <table:table-cell office:value-type="float" office:value="7">
                <text:p>7</text:p>
              </table:table-cell>
              <table:table-cell office:value-type="float" office:value="0.0253623188405797">
                <text:p>0.025362318840579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69">
                <text:p>269</text:p>
              </table:table-cell>
              <table:table-cell office:value-type="float" office:value="13">
                <text:p>13</text:p>
              </table:table-cell>
              <table:table-cell office:value-type="float" office:value="0.0460992907801418">
                <text:p>0.046099290780141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69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0.0288808664259928">
                <text:p>0.028880866425992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69">
                <text:p>269</text:p>
              </table:table-cell>
              <table:table-cell office:value-type="float" office:value="12">
                <text:p>12</text:p>
              </table:table-cell>
              <table:table-cell office:value-type="float" office:value="0.0427046263345196">
                <text:p>0.042704626334519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68">
                <text:p>268</text:p>
              </table:table-cell>
              <table:table-cell office:value-type="float" office:value="18">
                <text:p>18</text:p>
              </table:table-cell>
              <table:table-cell office:value-type="float" office:value="0.0629370629370629">
                <text:p>0.06293706293706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8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67">
                <text:p>267</text:p>
              </table:table-cell>
              <table:table-cell office:value-type="float" office:value="12">
                <text:p>12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67">
                <text:p>267</text:p>
              </table:table-cell>
              <table:table-cell office:value-type="float" office:value="7">
                <text:p>7</text:p>
              </table:table-cell>
              <table:table-cell office:value-type="float" office:value="0.0255474452554744">
                <text:p>0.025547445255474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67">
                <text:p>267</text:p>
              </table:table-cell>
              <table:table-cell office:value-type="float" office:value="5">
                <text:p>5</text:p>
              </table:table-cell>
              <table:table-cell office:value-type="float" office:value="0.0183823529411765">
                <text:p>0.018382352941176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67">
                <text:p>267</text:p>
              </table:table-cell>
              <table:table-cell office:value-type="float" office:value="11">
                <text:p>11</text:p>
              </table:table-cell>
              <table:table-cell office:value-type="float" office:value="0.039568345323741">
                <text:p>0.03956834532374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67">
                <text:p>267</text:p>
              </table:table-cell>
              <table:table-cell office:value-type="float" office:value="12">
                <text:p>12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67">
                <text:p>267</text:p>
              </table:table-cell>
              <table:table-cell office:value-type="float" office:value="6">
                <text:p>6</text:p>
              </table:table-cell>
              <table:table-cell office:value-type="float" office:value="0.021978021978022">
                <text:p>0.02197802197802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66">
                <text:p>266</text:p>
              </table:table-cell>
              <table:table-cell office:value-type="float" office:value="13">
                <text:p>13</text:p>
              </table:table-cell>
              <table:table-cell office:value-type="float" office:value="0.046594982078853">
                <text:p>0.04659498207885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66">
                <text:p>266</text:p>
              </table:table-cell>
              <table:table-cell office:value-type="float" office:value="12">
                <text:p>12</text:p>
              </table:table-cell>
              <table:table-cell office:value-type="float" office:value="0.0431654676258993">
                <text:p>0.043165467625899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66">
                <text:p>266</text:p>
              </table:table-cell>
              <table:table-cell office:value-type="float" office:value="16">
                <text:p>16</text:p>
              </table:table-cell>
              <table:table-cell office:value-type="float" office:value="0.0567375886524823">
                <text:p>0.05673758865248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6">
                <text:p>266</text:p>
              </table:table-cell>
              <table:table-cell office:value-type="float" office:value="12">
                <text:p>12</text:p>
              </table:table-cell>
              <table:table-cell office:value-type="float" office:value="0.0431654676258993">
                <text:p>0.043165467625899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66">
                <text:p>266</text:p>
              </table:table-cell>
              <table:table-cell office:value-type="float" office:value="13">
                <text:p>13</text:p>
              </table:table-cell>
              <table:table-cell office:value-type="float" office:value="0.046594982078853">
                <text:p>0.04659498207885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66">
                <text:p>266</text:p>
              </table:table-cell>
              <table:table-cell office:value-type="float" office:value="7">
                <text:p>7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65">
                <text:p>265</text:p>
              </table:table-cell>
              <table:table-cell office:value-type="float" office:value="7">
                <text:p>7</text:p>
              </table:table-cell>
              <table:table-cell office:value-type="float" office:value="0.0257352941176471">
                <text:p>0.025735294117647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65">
                <text:p>265</text:p>
              </table:table-cell>
              <table:table-cell office:value-type="float" office:value="12">
                <text:p>12</text:p>
              </table:table-cell>
              <table:table-cell office:value-type="float" office:value="0.0433212996389892">
                <text:p>0.043321299638989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65">
                <text:p>265</text:p>
              </table:table-cell>
              <table:table-cell office:value-type="float" office:value="4">
                <text:p>4</text:p>
              </table:table-cell>
              <table:table-cell office:value-type="float" office:value="0.0148698884758364">
                <text:p>0.014869888475836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65">
                <text:p>265</text:p>
              </table:table-cell>
              <table:table-cell office:value-type="float" office:value="10">
                <text:p>10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64">
                <text:p>264</text:p>
              </table:table-cell>
              <table:table-cell office:value-type="float" office:value="7">
                <text:p>7</text:p>
              </table:table-cell>
              <table:table-cell office:value-type="float" office:value="0.025830258302583">
                <text:p>0.02583025830258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64">
                <text:p>264</text:p>
              </table:table-cell>
              <table:table-cell office:value-type="float" office:value="5">
                <text:p>5</text:p>
              </table:table-cell>
              <table:table-cell office:value-type="float" office:value="0.0185873605947955">
                <text:p>0.018587360594795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64">
                <text:p>264</text:p>
              </table:table-cell>
              <table:table-cell office:value-type="float" office:value="7">
                <text:p>7</text:p>
              </table:table-cell>
              <table:table-cell office:value-type="float" office:value="0.025830258302583">
                <text:p>0.0258302583025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64">
                <text:p>264</text:p>
              </table:table-cell>
              <table:table-cell office:value-type="float" office:value="14">
                <text:p>14</text:p>
              </table:table-cell>
              <table:table-cell office:value-type="float" office:value="0.0503597122302158">
                <text:p>0.050359712230215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64">
                <text:p>264</text:p>
              </table:table-cell>
              <table:table-cell office:value-type="float" office:value="5">
                <text:p>5</text:p>
              </table:table-cell>
              <table:table-cell office:value-type="float" office:value="0.0185873605947955">
                <text:p>0.018587360594795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64">
                <text:p>264</text:p>
              </table:table-cell>
              <table:table-cell office:value-type="float" office:value="17">
                <text:p>17</text:p>
              </table:table-cell>
              <table:table-cell office:value-type="float" office:value="0.0604982206405694">
                <text:p>0.060498220640569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63">
                <text:p>263</text:p>
              </table:table-cell>
              <table:table-cell office:value-type="float" office:value="8">
                <text:p>8</text:p>
              </table:table-cell>
              <table:table-cell office:value-type="float" office:value="0.029520295202952">
                <text:p>0.02952029520295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63">
                <text:p>263</text:p>
              </table:table-cell>
              <table:table-cell office:value-type="float" office:value="12">
                <text:p>12</text:p>
              </table:table-cell>
              <table:table-cell office:value-type="float" office:value="0.0436363636363636">
                <text:p>0.043636363636363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63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0.00754716981132076">
                <text:p>0.0075471698113207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63">
                <text:p>263</text:p>
              </table:table-cell>
              <table:table-cell office:value-type="float" office:value="10">
                <text:p>10</text:p>
              </table:table-cell>
              <table:table-cell office:value-type="float" office:value="0.0366300366300366">
                <text:p>0.036630036630036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63">
                <text:p>263</text:p>
              </table:table-cell>
              <table:table-cell office:value-type="float" office:value="7">
                <text:p>7</text:p>
              </table:table-cell>
              <table:table-cell office:value-type="float" office:value="0.0259259259259259">
                <text:p>0.025925925925925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63">
                <text:p>263</text:p>
              </table:table-cell>
              <table:table-cell office:value-type="float" office:value="13">
                <text:p>13</text:p>
              </table:table-cell>
              <table:table-cell office:value-type="float" office:value="0.0471014492753623">
                <text:p>0.047101449275362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62">
                <text:p>262</text:p>
              </table:table-cell>
              <table:table-cell office:value-type="float" office:value="16">
                <text:p>16</text:p>
              </table:table-cell>
              <table:table-cell office:value-type="float" office:value="0.0575539568345324">
                <text:p>0.05755395683453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2">
                <text:p>262</text:p>
              </table:table-cell>
              <table:table-cell office:value-type="float" office:value="7">
                <text:p>7</text:p>
              </table:table-cell>
              <table:table-cell office:value-type="float" office:value="0.0260223048327138">
                <text:p>0.026022304832713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61">
                <text:p>261</text:p>
              </table:table-cell>
              <table:table-cell office:value-type="float" office:value="11">
                <text:p>11</text:p>
              </table:table-cell>
              <table:table-cell office:value-type="float" office:value="0.0404411764705882">
                <text:p>0.040441176470588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61">
                <text:p>261</text:p>
              </table:table-cell>
              <table:table-cell office:value-type="float" office:value="13">
                <text:p>13</text:p>
              </table:table-cell>
              <table:table-cell office:value-type="float" office:value="0.0474452554744526">
                <text:p>0.047445255474452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61">
                <text:p>261</text:p>
              </table:table-cell>
              <table:table-cell office:value-type="float" office:value="7">
                <text:p>7</text:p>
              </table:table-cell>
              <table:table-cell office:value-type="float" office:value="0.0261194029850746">
                <text:p>0.026119402985074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61">
                <text:p>261</text:p>
              </table:table-cell>
              <table:table-cell office:value-type="float" office:value="13">
                <text:p>13</text:p>
              </table:table-cell>
              <table:table-cell office:value-type="float" office:value="0.0474452554744526">
                <text:p>0.047445255474452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61">
                <text:p>261</text:p>
              </table:table-cell>
              <table:table-cell office:value-type="float" office:value="7">
                <text:p>7</text:p>
              </table:table-cell>
              <table:table-cell office:value-type="float" office:value="0.0261194029850746">
                <text:p>0.026119402985074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61">
                <text:p>261</text:p>
              </table:table-cell>
              <table:table-cell office:value-type="float" office:value="13">
                <text:p>13</text:p>
              </table:table-cell>
              <table:table-cell office:value-type="float" office:value="0.0474452554744526">
                <text:p>0.047445255474452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61">
                <text:p>261</text:p>
              </table:table-cell>
              <table:table-cell office:value-type="float" office:value="10">
                <text:p>10</text:p>
              </table:table-cell>
              <table:table-cell office:value-type="float" office:value="0.03690036900369">
                <text:p>0.0369003690036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61">
                <text:p>261</text:p>
              </table:table-cell>
              <table:table-cell office:value-type="float" office:value="18">
                <text:p>18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61">
                <text:p>261</text:p>
              </table:table-cell>
              <table:table-cell office:value-type="float" office:value="6">
                <text:p>6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61">
                <text:p>261</text:p>
              </table:table-cell>
              <table:table-cell office:value-type="float" office:value="9">
                <text:p>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60">
                <text:p>260</text:p>
              </table:table-cell>
              <table:table-cell office:value-type="float" office:value="16">
                <text:p>16</text:p>
              </table:table-cell>
              <table:table-cell office:value-type="float" office:value="0.0579710144927536">
                <text:p>0.057971014492753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59">
                <text:p>259</text:p>
              </table:table-cell>
              <table:table-cell office:value-type="float" office:value="7">
                <text:p>7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59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0.0299625468164794">
                <text:p>0.029962546816479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59">
                <text:p>259</text:p>
              </table:table-cell>
              <table:table-cell office:value-type="float" office:value="7">
                <text:p>7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59">
                <text:p>259</text:p>
              </table:table-cell>
              <table:table-cell office:value-type="float" office:value="10">
                <text:p>10</text:p>
              </table:table-cell>
              <table:table-cell office:value-type="float" office:value="0.0371747211895911">
                <text:p>0.037174721189591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58">
                <text:p>258</text:p>
              </table:table-cell>
              <table:table-cell office:value-type="float" office:value="12">
                <text:p>12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58">
                <text:p>258</text:p>
              </table:table-cell>
              <table:table-cell office:value-type="float" office:value="4">
                <text:p>4</text:p>
              </table:table-cell>
              <table:table-cell office:value-type="float" office:value="0.0152671755725191">
                <text:p>0.015267175572519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57">
                <text:p>257</text:p>
              </table:table-cell>
              <table:table-cell office:value-type="float" office:value="9">
                <text:p>9</text:p>
              </table:table-cell>
              <table:table-cell office:value-type="float" office:value="0.0338345864661654">
                <text:p>0.03383458646616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7">
                <text:p>257</text:p>
              </table:table-cell>
              <table:table-cell office:value-type="float" office:value="9">
                <text:p>9</text:p>
              </table:table-cell>
              <table:table-cell office:value-type="float" office:value="0.0338345864661654">
                <text:p>0.033834586466165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57">
                <text:p>257</text:p>
              </table:table-cell>
              <table:table-cell office:value-type="float" office:value="8">
                <text:p>8</text:p>
              </table:table-cell>
              <table:table-cell office:value-type="float" office:value="0.030188679245283">
                <text:p>0.03018867924528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0.0374531835205993">
                <text:p>0.037453183520599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57">
                <text:p>257</text:p>
              </table:table-cell>
              <table:table-cell office:value-type="float" office:value="9">
                <text:p>9</text:p>
              </table:table-cell>
              <table:table-cell office:value-type="float" office:value="0.0338345864661654">
                <text:p>0.033834586466165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57">
                <text:p>257</text:p>
              </table:table-cell>
              <table:table-cell office:value-type="float" office:value="8">
                <text:p>8</text:p>
              </table:table-cell>
              <table:table-cell office:value-type="float" office:value="0.030188679245283">
                <text:p>0.03018867924528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  <table:table-cell office:value-type="float" office:value="0.0228136882129278">
                <text:p>0.022813688212927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0.0374531835205993">
                <text:p>0.037453183520599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57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0.0115384615384615">
                <text:p>0.011538461538461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57">
                <text:p>257</text:p>
              </table:table-cell>
              <table:table-cell office:value-type="float" office:value="16">
                <text:p>16</text:p>
              </table:table-cell>
              <table:table-cell office:value-type="float" office:value="0.0586080586080586">
                <text:p>0.058608058608058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57">
                <text:p>257</text:p>
              </table:table-cell>
              <table:table-cell office:value-type="float" office:value="8">
                <text:p>8</text:p>
              </table:table-cell>
              <table:table-cell office:value-type="float" office:value="0.030188679245283">
                <text:p>0.03018867924528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57">
                <text:p>257</text:p>
              </table:table-cell>
              <table:table-cell office:value-type="float" office:value="7">
                <text:p>7</text:p>
              </table:table-cell>
              <table:table-cell office:value-type="float" office:value="0.0265151515151515">
                <text:p>0.026515151515151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56">
                <text:p>256</text:p>
              </table:table-cell>
              <table:table-cell office:value-type="float" office:value="14">
                <text:p>14</text:p>
              </table:table-cell>
              <table:table-cell office:value-type="float" office:value="0.0518518518518519">
                <text:p>0.051851851851851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56">
                <text:p>256</text:p>
              </table:table-cell>
              <table:table-cell office:value-type="float" office:value="7">
                <text:p>7</text:p>
              </table:table-cell>
              <table:table-cell office:value-type="float" office:value="0.026615969581749">
                <text:p>0.02661596958174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56">
                <text:p>256</text:p>
              </table:table-cell>
              <table:table-cell office:value-type="float" office:value="9">
                <text:p>9</text:p>
              </table:table-cell>
              <table:table-cell office:value-type="float" office:value="0.0339622641509434">
                <text:p>0.033962264150943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56">
                <text:p>256</text:p>
              </table:table-cell>
              <table:table-cell office:value-type="float" office:value="7">
                <text:p>7</text:p>
              </table:table-cell>
              <table:table-cell office:value-type="float" office:value="0.026615969581749">
                <text:p>0.02661596958174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  <table:table-cell office:value-type="float" office:value="0.0553505535055351">
                <text:p>0.055350553505535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56">
                <text:p>256</text:p>
              </table:table-cell>
              <table:table-cell office:value-type="float" office:value="7">
                <text:p>7</text:p>
              </table:table-cell>
              <table:table-cell office:value-type="float" office:value="0.026615969581749">
                <text:p>0.02661596958174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56">
                <text:p>256</text:p>
              </table:table-cell>
              <table:table-cell office:value-type="float" office:value="9">
                <text:p>9</text:p>
              </table:table-cell>
              <table:table-cell office:value-type="float" office:value="0.0339622641509434">
                <text:p>0.033962264150943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56">
                <text:p>256</text:p>
              </table:table-cell>
              <table:table-cell office:value-type="float" office:value="11">
                <text:p>11</text:p>
              </table:table-cell>
              <table:table-cell office:value-type="float" office:value="0.0411985018726592">
                <text:p>0.041198501872659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6">
                <text:p>256</text:p>
              </table:table-cell>
              <table:table-cell office:value-type="float" office:value="6">
                <text:p>6</text:p>
              </table:table-cell>
              <table:table-cell office:value-type="float" office:value="0.0229007633587786">
                <text:p>0.022900763358778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56">
                <text:p>256</text:p>
              </table:table-cell>
              <table:table-cell office:value-type="float" office:value="11">
                <text:p>11</text:p>
              </table:table-cell>
              <table:table-cell office:value-type="float" office:value="0.0411985018726592">
                <text:p>0.041198501872659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56">
                <text:p>256</text:p>
              </table:table-cell>
              <table:table-cell office:value-type="float" office:value="7">
                <text:p>7</text:p>
              </table:table-cell>
              <table:table-cell office:value-type="float" office:value="0.026615969581749">
                <text:p>0.02661596958174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0.0413533834586466">
                <text:p>0.041353383458646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0.0267175572519084">
                <text:p>0.026717557251908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0.0413533834586466">
                <text:p>0.041353383458646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53">
                <text:p>253</text:p>
              </table:table-cell>
              <table:table-cell office:value-type="float" office:value="13">
                <text:p>13</text:p>
              </table:table-cell>
              <table:table-cell office:value-type="float" office:value="0.0488721804511278">
                <text:p>0.048872180451127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  <table:table-cell office:value-type="float" office:value="0.0559701492537313">
                <text:p>0.055970149253731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53">
                <text:p>253</text:p>
              </table:table-cell>
              <table:table-cell office:value-type="float" office:value="3">
                <text:p>3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0.0380228136882129">
                <text:p>0.038022813688212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52">
                <text:p>252</text:p>
              </table:table-cell>
              <table:table-cell office:value-type="float" office:value="6">
                <text:p>6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52">
                <text:p>252</text:p>
              </table:table-cell>
              <table:table-cell office:value-type="float" office:value="8">
                <text:p>8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52">
                <text:p>252</text:p>
              </table:table-cell>
              <table:table-cell office:value-type="float" office:value="7">
                <text:p>7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52">
                <text:p>252</text:p>
              </table:table-cell>
              <table:table-cell office:value-type="float" office:value="5">
                <text:p>5</text:p>
              </table:table-cell>
              <table:table-cell office:value-type="float" office:value="0.0194552529182879">
                <text:p>0.019455252918287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51">
                <text:p>251</text:p>
              </table:table-cell>
              <table:table-cell office:value-type="float" office:value="11">
                <text:p>11</text:p>
              </table:table-cell>
              <table:table-cell office:value-type="float" office:value="0.0419847328244275">
                <text:p>0.041984732824427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0.0118110236220472">
                <text:p>0.01181102362204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0.0272373540856031">
                <text:p>0.027237354085603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0.053030303030303">
                <text:p>0.05303030303030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0.053030303030303">
                <text:p>0.05303030303030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0.0347490347490347">
                <text:p>0.034749034749034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6">
                <text:p>6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0.0272373540856031">
                <text:p>0.027237354085603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0.0310077519379845">
                <text:p>0.031007751937984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0.060377358490566">
                <text:p>0.06037735849056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49">
                <text:p>249</text:p>
              </table:table-cell>
              <table:table-cell office:value-type="float" office:value="12">
                <text:p>12</text:p>
              </table:table-cell>
              <table:table-cell office:value-type="float" office:value="0.0459770114942529">
                <text:p>0.045977011494252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20">
                <text:p>20</text:p>
              </table:table-cell>
              <table:table-cell office:value-type="float" office:value="0.0743494423791822">
                <text:p>0.074349442379182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19">
                <text:p>19</text:p>
              </table:table-cell>
              <table:table-cell office:value-type="float" office:value="0.0708955223880597">
                <text:p>0.070895522388059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48">
                <text:p>248</text:p>
              </table:table-cell>
              <table:table-cell office:value-type="float" office:value="8">
                <text:p>8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48">
                <text:p>248</text:p>
              </table:table-cell>
              <table:table-cell office:value-type="float" office:value="5">
                <text:p>5</text:p>
              </table:table-cell>
              <table:table-cell office:value-type="float" office:value="0.0197628458498024">
                <text:p>0.019762845849802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48">
                <text:p>248</text:p>
              </table:table-cell>
              <table:table-cell office:value-type="float" office:value="8">
                <text:p>8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48">
                <text:p>248</text:p>
              </table:table-cell>
              <table:table-cell office:value-type="float" office:value="11">
                <text:p>11</text:p>
              </table:table-cell>
              <table:table-cell office:value-type="float" office:value="0.0424710424710425">
                <text:p>0.042471042471042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48">
                <text:p>248</text:p>
              </table:table-cell>
              <table:table-cell office:value-type="float" office:value="5">
                <text:p>5</text:p>
              </table:table-cell>
              <table:table-cell office:value-type="float" office:value="0.0197628458498024">
                <text:p>0.019762845849802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48">
                <text:p>248</text:p>
              </table:table-cell>
              <table:table-cell office:value-type="float" office:value="10">
                <text:p>10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15">
                <text:p>15</text:p>
              </table:table-cell>
              <table:table-cell office:value-type="float" office:value="0.0572519083969466">
                <text:p>0.057251908396946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  <table:table-cell office:value-type="float" office:value="10">
                <text:p>10</text:p>
              </table:table-cell>
              <table:table-cell office:value-type="float" office:value="0.0389105058365759">
                <text:p>0.038910505836575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  <table:table-cell office:value-type="float" office:value="11">
                <text:p>11</text:p>
              </table:table-cell>
              <table:table-cell office:value-type="float" office:value="0.0426356589147287">
                <text:p>0.042635658914728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0.0313725490196078">
                <text:p>0.031372549019607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47">
                <text:p>247</text:p>
              </table:table-cell>
              <table:table-cell office:value-type="float" office:value="9">
                <text:p>9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  <table:table-cell office:value-type="float" office:value="0.0463320463320463">
                <text:p>0.046332046332046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46">
                <text:p>246</text:p>
              </table:table-cell>
              <table:table-cell office:value-type="float" office:value="13">
                <text:p>13</text:p>
              </table:table-cell>
              <table:table-cell office:value-type="float" office:value="0.0501930501930502">
                <text:p>0.05019305019305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13">
                <text:p>13</text:p>
              </table:table-cell>
              <table:table-cell office:value-type="float" office:value="0.0503875968992248">
                <text:p>0.050387596899224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45">
                <text:p>245</text:p>
              </table:table-cell>
              <table:table-cell office:value-type="float" office:value="6">
                <text:p>6</text:p>
              </table:table-cell>
              <table:table-cell office:value-type="float" office:value="0.0239043824701195">
                <text:p>0.023904382470119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245">
                <text:p>245</text:p>
              </table:table-cell>
              <table:table-cell office:value-type="float" office:value="3">
                <text:p>3</text:p>
              </table:table-cell>
              <table:table-cell office:value-type="float" office:value="0.0120967741935484">
                <text:p>0.012096774193548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0.0823970037453183">
                <text:p>0.082397003745318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3">
                <text:p>3</text:p>
              </table:table-cell>
              <table:table-cell office:value-type="float" office:value="0.0120967741935484">
                <text:p>0.012096774193548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45">
                <text:p>245</text:p>
              </table:table-cell>
              <table:table-cell office:value-type="float" office:value="14">
                <text:p>14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44">
                <text:p>244</text:p>
              </table:table-cell>
              <table:table-cell office:value-type="float" office:value="10">
                <text:p>10</text:p>
              </table:table-cell>
              <table:table-cell office:value-type="float" office:value="0.0393700787401575">
                <text:p>0.039370078740157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44">
                <text:p>244</text:p>
              </table:table-cell>
              <table:table-cell office:value-type="float" office:value="16">
                <text:p>16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44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0.0121457489878543">
                <text:p>0.012145748987854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43">
                <text:p>243</text:p>
              </table:table-cell>
              <table:table-cell office:value-type="float" office:value="13">
                <text:p>13</text:p>
              </table:table-cell>
              <table:table-cell office:value-type="float" office:value="0.05078125">
                <text:p>0.0507812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43">
                <text:p>243</text:p>
              </table:table-cell>
              <table:table-cell office:value-type="float" office:value="7">
                <text:p>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42">
                <text:p>242</text:p>
              </table:table-cell>
              <table:table-cell office:value-type="float" office:value="11">
                <text:p>1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0.0358565737051793">
                <text:p>0.035856573705179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42">
                <text:p>242</text:p>
              </table:table-cell>
              <table:table-cell office:value-type="float" office:value="5">
                <text:p>5</text:p>
              </table:table-cell>
              <table:table-cell office:value-type="float" office:value="0.0202429149797571">
                <text:p>0.020242914979757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242">
                <text:p>242</text:p>
              </table:table-cell>
              <table:table-cell office:value-type="float" office:value="6">
                <text:p>6</text:p>
              </table:table-cell>
              <table:table-cell office:value-type="float" office:value="0.0241935483870968">
                <text:p>0.024193548387096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42">
                <text:p>242</text:p>
              </table:table-cell>
              <table:table-cell office:value-type="float" office:value="5">
                <text:p>5</text:p>
              </table:table-cell>
              <table:table-cell office:value-type="float" office:value="0.0202429149797571">
                <text:p>0.020242914979757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0.0358565737051793">
                <text:p>0.035856573705179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0.0358565737051793">
                <text:p>0.035856573705179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0.0509803921568627">
                <text:p>0.050980392156862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41">
                <text:p>241</text:p>
              </table:table-cell>
              <table:table-cell office:value-type="float" office:value="18">
                <text:p>18</text:p>
              </table:table-cell>
              <table:table-cell office:value-type="float" office:value="0.0694980694980695">
                <text:p>0.069498069498069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41">
                <text:p>241</text:p>
              </table:table-cell>
              <table:table-cell office:value-type="float" office:value="16">
                <text:p>16</text:p>
              </table:table-cell>
              <table:table-cell office:value-type="float" office:value="0.0622568093385214">
                <text:p>0.062256809338521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41">
                <text:p>241</text:p>
              </table:table-cell>
              <table:table-cell office:value-type="float" office:value="13">
                <text:p>13</text:p>
              </table:table-cell>
              <table:table-cell office:value-type="float" office:value="0.0511811023622047">
                <text:p>0.051181102362204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41">
                <text:p>241</text:p>
              </table:table-cell>
              <table:table-cell office:value-type="float" office:value="8">
                <text:p>8</text:p>
              </table:table-cell>
              <table:table-cell office:value-type="float" office:value="0.0321285140562249">
                <text:p>0.032128514056224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0.0549019607843137">
                <text:p>0.054901960784313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1">
                <text:p>241</text:p>
              </table:table-cell>
              <table:table-cell office:value-type="float" office:value="8">
                <text:p>8</text:p>
              </table:table-cell>
              <table:table-cell office:value-type="float" office:value="0.0321285140562249">
                <text:p>0.032128514056224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241">
                <text:p>241</text:p>
              </table:table-cell>
              <table:table-cell office:value-type="float" office:value="5">
                <text:p>5</text:p>
              </table:table-cell>
              <table:table-cell office:value-type="float" office:value="0.0203252032520325">
                <text:p>0.02032520325203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241">
                <text:p>241</text:p>
              </table:table-cell>
              <table:table-cell office:value-type="float" office:value="17">
                <text:p>17</text:p>
              </table:table-cell>
              <table:table-cell office:value-type="float" office:value="0.0658914728682171">
                <text:p>0.065891472868217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241">
                <text:p>241</text:p>
              </table:table-cell>
              <table:table-cell office:value-type="float" office:value="7">
                <text:p>7</text:p>
              </table:table-cell>
              <table:table-cell office:value-type="float" office:value="0.0282258064516129">
                <text:p>0.028225806451612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241">
                <text:p>241</text:p>
              </table:table-cell>
              <table:table-cell office:value-type="float" office:value="13">
                <text:p>13</text:p>
              </table:table-cell>
              <table:table-cell office:value-type="float" office:value="0.0511811023622047">
                <text:p>0.051181102362204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241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0.0398406374501992">
                <text:p>0.039840637450199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241">
                <text:p>241</text:p>
              </table:table-cell>
              <table:table-cell office:value-type="float" office:value="8">
                <text:p>8</text:p>
              </table:table-cell>
              <table:table-cell office:value-type="float" office:value="0.0321285140562249">
                <text:p>0.032128514056224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240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40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40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239">
                <text:p>239</text:p>
              </table:table-cell>
              <table:table-cell office:value-type="float" office:value="6">
                <text:p>6</text:p>
              </table:table-cell>
              <table:table-cell office:value-type="float" office:value="0.0244897959183673">
                <text:p>0.0244897959183673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238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0.0364372469635627">
                <text:p>0.036437246963562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238">
                <text:p>238</text:p>
              </table:table-cell>
              <table:table-cell office:value-type="float" office:value="15">
                <text:p>15</text:p>
              </table:table-cell>
              <table:table-cell office:value-type="float" office:value="0.0592885375494071">
                <text:p>0.059288537549407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238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0165289256198347">
                <text:p>0.0165289256198347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238">
                <text:p>238</text:p>
              </table:table-cell>
              <table:table-cell office:value-type="float" office:value="7">
                <text:p>7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237">
                <text:p>237</text:p>
              </table:table-cell>
              <table:table-cell office:value-type="float" office:value="7">
                <text:p>7</text:p>
              </table:table-cell>
              <table:table-cell office:value-type="float" office:value="0.0286885245901639">
                <text:p>0.028688524590163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237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0.0404858299595142">
                <text:p>0.040485829959514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0.0326530612244898">
                <text:p>0.03265306122448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37">
                <text:p>237</text:p>
              </table:table-cell>
              <table:table-cell office:value-type="float" office:value="9">
                <text:p>9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0.0326530612244898">
                <text:p>0.032653061224489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0.0326530612244898">
                <text:p>0.032653061224489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237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0.0404858299595142">
                <text:p>0.040485829959514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37">
                <text:p>237</text:p>
              </table:table-cell>
              <table:table-cell office:value-type="float" office:value="13">
                <text:p>1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0.0326530612244898">
                <text:p>0.032653061224489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237">
                <text:p>237</text:p>
              </table:table-cell>
              <table:table-cell office:value-type="float" office:value="11">
                <text:p>11</text:p>
              </table:table-cell>
              <table:table-cell office:value-type="float" office:value="0.0443548387096774">
                <text:p>0.044354838709677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  <table:table-cell office:value-type="float" office:value="0.0481927710843374">
                <text:p>0.048192771084337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0.0326530612244898">
                <text:p>0.032653061224489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237">
                <text:p>237</text:p>
              </table:table-cell>
              <table:table-cell office:value-type="float" office:value="6">
                <text:p>6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37">
                <text:p>237</text:p>
              </table:table-cell>
              <table:table-cell office:value-type="float" office:value="4">
                <text:p>4</text:p>
              </table:table-cell>
              <table:table-cell office:value-type="float" office:value="0.016597510373444">
                <text:p>0.01659751037344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36">
                <text:p>236</text:p>
              </table:table-cell>
              <table:table-cell office:value-type="float" office:value="8">
                <text:p>8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36">
                <text:p>236</text:p>
              </table:table-cell>
              <table:table-cell office:value-type="float" office:value="14">
                <text:p>14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36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0.020746887966805">
                <text:p>0.02074688796680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236">
                <text:p>236</text:p>
              </table:table-cell>
              <table:table-cell office:value-type="float" office:value="15">
                <text:p>15</text:p>
              </table:table-cell>
              <table:table-cell office:value-type="float" office:value="0.0597609561752988">
                <text:p>0.059760956175298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236">
                <text:p>236</text:p>
              </table:table-cell>
              <table:table-cell office:value-type="float" office:value="8">
                <text:p>8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36">
                <text:p>236</text:p>
              </table:table-cell>
              <table:table-cell office:value-type="float" office:value="6">
                <text:p>6</text:p>
              </table:table-cell>
              <table:table-cell office:value-type="float" office:value="0.0247933884297521">
                <text:p>0.024793388429752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235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.024896265560166">
                <text:p>0.02489626556016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235">
                <text:p>235</text:p>
              </table:table-cell>
              <table:table-cell office:value-type="float" office:value="9">
                <text:p>9</text:p>
              </table:table-cell>
              <table:table-cell office:value-type="float" office:value="0.0368852459016393">
                <text:p>0.0368852459016393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235">
                <text:p>235</text:p>
              </table:table-cell>
              <table:table-cell office:value-type="float" office:value="10">
                <text:p>10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35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.024896265560166">
                <text:p>0.02489626556016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235">
                <text:p>235</text:p>
              </table:table-cell>
              <table:table-cell office:value-type="float" office:value="7">
                <text:p>7</text:p>
              </table:table-cell>
              <table:table-cell office:value-type="float" office:value="0.0289256198347107">
                <text:p>0.028925619834710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235">
                <text:p>235</text:p>
              </table:table-cell>
              <table:table-cell office:value-type="float" office:value="10">
                <text:p>10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235">
                <text:p>235</text:p>
              </table:table-cell>
              <table:table-cell office:value-type="float" office:value="11">
                <text:p>11</text:p>
              </table:table-cell>
              <table:table-cell office:value-type="float" office:value="0.0447154471544715">
                <text:p>0.044715447154471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235">
                <text:p>235</text:p>
              </table:table-cell>
              <table:table-cell office:value-type="float" office:value="15">
                <text:p>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235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0.00843881856540084">
                <text:p>0.0084388185654008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235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.024896265560166">
                <text:p>0.02489626556016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234">
                <text:p>234</text:p>
              </table:table-cell>
              <table:table-cell office:value-type="float" office:value="4">
                <text:p>4</text:p>
              </table:table-cell>
              <table:table-cell office:value-type="float" office:value="0.0168067226890756">
                <text:p>0.016806722689075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34">
                <text:p>234</text:p>
              </table:table-cell>
              <table:table-cell office:value-type="float" office:value="4">
                <text:p>4</text:p>
              </table:table-cell>
              <table:table-cell office:value-type="float" office:value="0.0168067226890756">
                <text:p>0.016806722689075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233">
                <text:p>233</text:p>
              </table:table-cell>
              <table:table-cell office:value-type="float" office:value="9">
                <text:p>9</text:p>
              </table:table-cell>
              <table:table-cell office:value-type="float" office:value="0.0371900826446281">
                <text:p>0.037190082644628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33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0.0168776371308017">
                <text:p>0.016877637130801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233">
                <text:p>233</text:p>
              </table:table-cell>
              <table:table-cell office:value-type="float" office:value="7">
                <text:p>7</text:p>
              </table:table-cell>
              <table:table-cell office:value-type="float" office:value="0.0291666666666667">
                <text:p>0.029166666666666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233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0.033195020746888">
                <text:p>0.033195020746888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232">
                <text:p>232</text:p>
              </table:table-cell>
              <table:table-cell office:value-type="float" office:value="9">
                <text:p>9</text:p>
              </table:table-cell>
              <table:table-cell office:value-type="float" office:value="0.037344398340249">
                <text:p>0.03734439834024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232">
                <text:p>232</text:p>
              </table:table-cell>
              <table:table-cell office:value-type="float" office:value="8">
                <text:p>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232">
                <text:p>232</text:p>
              </table:table-cell>
              <table:table-cell office:value-type="float" office:value="8">
                <text:p>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232">
                <text:p>232</text:p>
              </table:table-cell>
              <table:table-cell office:value-type="float" office:value="14">
                <text:p>14</text:p>
              </table:table-cell>
              <table:table-cell office:value-type="float" office:value="0.0569105691056911">
                <text:p>0.056910569105691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232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0127659574468085">
                <text:p>0.012765957446808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232">
                <text:p>232</text:p>
              </table:table-cell>
              <table:table-cell office:value-type="float" office:value="6">
                <text:p>6</text:p>
              </table:table-cell>
              <table:table-cell office:value-type="float" office:value="0.0252100840336134">
                <text:p>0.025210084033613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231">
                <text:p>231</text:p>
              </table:table-cell>
              <table:table-cell office:value-type="float" office:value="11">
                <text:p>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31">
                <text:p>231</text:p>
              </table:table-cell>
              <table:table-cell office:value-type="float" office:value="8">
                <text:p>8</text:p>
              </table:table-cell>
              <table:table-cell office:value-type="float" office:value="0.0334728033472803">
                <text:p>0.033472803347280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31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0.04149377593361">
                <text:p>0.04149377593361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231">
                <text:p>231</text:p>
              </table:table-cell>
              <table:table-cell office:value-type="float" office:value="8">
                <text:p>8</text:p>
              </table:table-cell>
              <table:table-cell office:value-type="float" office:value="0.0334728033472803">
                <text:p>0.033472803347280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231">
                <text:p>231</text:p>
              </table:table-cell>
              <table:table-cell office:value-type="float" office:value="4">
                <text:p>4</text:p>
              </table:table-cell>
              <table:table-cell office:value-type="float" office:value="0.0170212765957447">
                <text:p>0.017021276595744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231">
                <text:p>231</text:p>
              </table:table-cell>
              <table:table-cell office:value-type="float" office:value="4">
                <text:p>4</text:p>
              </table:table-cell>
              <table:table-cell office:value-type="float" office:value="0.0170212765957447">
                <text:p>0.017021276595744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231">
                <text:p>231</text:p>
              </table:table-cell>
              <table:table-cell office:value-type="float" office:value="14">
                <text:p>14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231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0.04149377593361">
                <text:p>0.0414937759336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230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230">
                <text:p>230</text:p>
              </table:table-cell>
              <table:table-cell office:value-type="float" office:value="8">
                <text:p>8</text:p>
              </table:table-cell>
              <table:table-cell office:value-type="float" office:value="0.0336134453781513">
                <text:p>0.033613445378151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230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30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0.0376569037656904">
                <text:p>0.037656903765690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230">
                <text:p>230</text:p>
              </table:table-cell>
              <table:table-cell office:value-type="float" office:value="5">
                <text:p>5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230">
                <text:p>230</text:p>
              </table:table-cell>
              <table:table-cell office:value-type="float" office:value="14">
                <text:p>14</text:p>
              </table:table-cell>
              <table:table-cell office:value-type="float" office:value="0.0573770491803279">
                <text:p>0.057377049180327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229">
                <text:p>229</text:p>
              </table:table-cell>
              <table:table-cell office:value-type="float" office:value="20">
                <text:p>20</text:p>
              </table:table-cell>
              <table:table-cell office:value-type="float" office:value="0.0803212851405623">
                <text:p>0.0803212851405623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229">
                <text:p>229</text:p>
              </table:table-cell>
              <table:table-cell office:value-type="float" office:value="13">
                <text:p>13</text:p>
              </table:table-cell>
              <table:table-cell office:value-type="float" office:value="0.0537190082644628">
                <text:p>0.053719008264462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29">
                <text:p>229</text:p>
              </table:table-cell>
              <table:table-cell office:value-type="float" office:value="6">
                <text:p>6</text:p>
              </table:table-cell>
              <table:table-cell office:value-type="float" office:value="0.025531914893617">
                <text:p>0.025531914893617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229">
                <text:p>229</text:p>
              </table:table-cell>
              <table:table-cell office:value-type="float" office:value="11">
                <text:p>11</text:p>
              </table:table-cell>
              <table:table-cell office:value-type="float" office:value="0.0458333333333333">
                <text:p>0.045833333333333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229">
                <text:p>229</text:p>
              </table:table-cell>
              <table:table-cell office:value-type="float" office:value="9">
                <text:p>9</text:p>
              </table:table-cell>
              <table:table-cell office:value-type="float" office:value="0.0378151260504202">
                <text:p>0.037815126050420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229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0.0213675213675214">
                <text:p>0.021367521367521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228">
                <text:p>228</text:p>
              </table:table-cell>
              <table:table-cell office:value-type="float" office:value="14">
                <text:p>14</text:p>
              </table:table-cell>
              <table:table-cell office:value-type="float" office:value="0.0578512396694215">
                <text:p>0.057851239669421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28">
                <text:p>228</text:p>
              </table:table-cell>
              <table:table-cell office:value-type="float" office:value="10">
                <text:p>10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228">
                <text:p>228</text:p>
              </table:table-cell>
              <table:table-cell office:value-type="float" office:value="9">
                <text:p>9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228">
                <text:p>228</text:p>
              </table:table-cell>
              <table:table-cell office:value-type="float" office:value="9">
                <text:p>9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227">
                <text:p>227</text:p>
              </table:table-cell>
              <table:table-cell office:value-type="float" office:value="9">
                <text:p>9</text:p>
              </table:table-cell>
              <table:table-cell office:value-type="float" office:value="0.038135593220339">
                <text:p>0.03813559322033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.0043859649122807">
                <text:p>0.004385964912280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227">
                <text:p>227</text:p>
              </table:table-cell>
              <table:table-cell office:value-type="float" office:value="13">
                <text:p>13</text:p>
              </table:table-cell>
              <table:table-cell office:value-type="float" office:value="0.0541666666666667">
                <text:p>0.0541666666666667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227">
                <text:p>227</text:p>
              </table:table-cell>
              <table:table-cell office:value-type="float" office:value="8">
                <text:p>8</text:p>
              </table:table-cell>
              <table:table-cell office:value-type="float" office:value="0.0340425531914894">
                <text:p>0.034042553191489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227">
                <text:p>227</text:p>
              </table:table-cell>
              <table:table-cell office:value-type="float" office:value="6">
                <text:p>6</text:p>
              </table:table-cell>
              <table:table-cell office:value-type="float" office:value="0.0257510729613734">
                <text:p>0.025751072961373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226">
                <text:p>226</text:p>
              </table:table-cell>
              <table:table-cell office:value-type="float" office:value="11">
                <text:p>11</text:p>
              </table:table-cell>
              <table:table-cell office:value-type="float" office:value="0.0464135021097046">
                <text:p>0.04641350210970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0.0131004366812227">
                <text:p>0.013100436681222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226">
                <text:p>226</text:p>
              </table:table-cell>
              <table:table-cell office:value-type="float" office:value="8">
                <text:p>8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26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0.0382978723404255">
                <text:p>0.038297872340425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226">
                <text:p>226</text:p>
              </table:table-cell>
              <table:table-cell office:value-type="float" office:value="14">
                <text:p>14</text:p>
              </table:table-cell>
              <table:table-cell office:value-type="float" office:value="0.0583333333333333">
                <text:p>0.0583333333333333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226">
                <text:p>226</text:p>
              </table:table-cell>
              <table:table-cell office:value-type="float" office:value="13">
                <text:p>13</text:p>
              </table:table-cell>
              <table:table-cell office:value-type="float" office:value="0.0543933054393305">
                <text:p>0.054393305439330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0.0258620689655172">
                <text:p>0.025862068965517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0.0258620689655172">
                <text:p>0.025862068965517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225">
                <text:p>225</text:p>
              </table:table-cell>
              <table:table-cell office:value-type="float" office:value="8">
                <text:p>8</text:p>
              </table:table-cell>
              <table:table-cell office:value-type="float" office:value="0.0343347639484979">
                <text:p>0.034334763948497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225">
                <text:p>225</text:p>
              </table:table-cell>
              <table:table-cell office:value-type="float" office:value="8">
                <text:p>8</text:p>
              </table:table-cell>
              <table:table-cell office:value-type="float" office:value="0.0343347639484979">
                <text:p>0.034334763948497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25">
                <text:p>225</text:p>
              </table:table-cell>
              <table:table-cell office:value-type="float" office:value="4">
                <text:p>4</text:p>
              </table:table-cell>
              <table:table-cell office:value-type="float" office:value="0.0174672489082969">
                <text:p>0.017467248908296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5">
                <text:p>225</text:p>
              </table:table-cell>
              <table:table-cell office:value-type="float" office:value="8">
                <text:p>8</text:p>
              </table:table-cell>
              <table:table-cell office:value-type="float" office:value="0.0343347639484979">
                <text:p>0.034334763948497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224">
                <text:p>224</text:p>
              </table:table-cell>
              <table:table-cell office:value-type="float" office:value="11">
                <text:p>11</text:p>
              </table:table-cell>
              <table:table-cell office:value-type="float" office:value="0.0468085106382979">
                <text:p>0.0468085106382979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224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0.013215859030837">
                <text:p>0.01321585903083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  <table:table-cell office:value-type="float" office:value="0.0386266094420601">
                <text:p>0.038626609442060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224">
                <text:p>224</text:p>
              </table:table-cell>
              <table:table-cell office:value-type="float" office:value="13">
                <text:p>13</text:p>
              </table:table-cell>
              <table:table-cell office:value-type="float" office:value="0.0548523206751055">
                <text:p>0.0548523206751055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224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0.013215859030837">
                <text:p>0.013215859030837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224">
                <text:p>224</text:p>
              </table:table-cell>
              <table:table-cell office:value-type="float" office:value="11">
                <text:p>11</text:p>
              </table:table-cell>
              <table:table-cell office:value-type="float" office:value="0.0468085106382979">
                <text:p>0.0468085106382979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224">
                <text:p>224</text:p>
              </table:table-cell>
              <table:table-cell office:value-type="float" office:value="12">
                <text:p>12</text:p>
              </table:table-cell>
              <table:table-cell office:value-type="float" office:value="0.0508474576271187">
                <text:p>0.0508474576271187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  <table:table-cell office:value-type="float" office:value="0.0386266094420601">
                <text:p>0.0386266094420601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223">
                <text:p>223</text:p>
              </table:table-cell>
              <table:table-cell office:value-type="float" office:value="8">
                <text:p>8</text:p>
              </table:table-cell>
              <table:table-cell office:value-type="float" office:value="0.0346320346320346">
                <text:p>0.034632034632034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23">
                <text:p>223</text:p>
              </table:table-cell>
              <table:table-cell office:value-type="float" office:value="9">
                <text:p>9</text:p>
              </table:table-cell>
              <table:table-cell office:value-type="float" office:value="0.0387931034482759">
                <text:p>0.0387931034482759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223">
                <text:p>223</text:p>
              </table:table-cell>
              <table:table-cell office:value-type="float" office:value="12">
                <text:p>12</text:p>
              </table:table-cell>
              <table:table-cell office:value-type="float" office:value="0.051063829787234">
                <text:p>0.051063829787234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23">
                <text:p>223</text:p>
              </table:table-cell>
              <table:table-cell office:value-type="float" office:value="7">
                <text:p>7</text:p>
              </table:table-cell>
              <table:table-cell office:value-type="float" office:value="0.0304347826086957">
                <text:p>0.0304347826086957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223">
                <text:p>223</text:p>
              </table:table-cell>
              <table:table-cell office:value-type="float" office:value="6">
                <text:p>6</text:p>
              </table:table-cell>
              <table:table-cell office:value-type="float" office:value="0.0262008733624454">
                <text:p>0.026200873362445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223">
                <text:p>223</text:p>
              </table:table-cell>
              <table:table-cell office:value-type="float" office:value="9">
                <text:p>9</text:p>
              </table:table-cell>
              <table:table-cell office:value-type="float" office:value="0.0387931034482759">
                <text:p>0.0387931034482759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223">
                <text:p>223</text:p>
              </table:table-cell>
              <table:table-cell office:value-type="float" office:value="5">
                <text:p>5</text:p>
              </table:table-cell>
              <table:table-cell office:value-type="float" office:value="0.0219298245614035">
                <text:p>0.021929824561403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223">
                <text:p>223</text:p>
              </table:table-cell>
              <table:table-cell office:value-type="float" office:value="8">
                <text:p>8</text:p>
              </table:table-cell>
              <table:table-cell office:value-type="float" office:value="0.0346320346320346">
                <text:p>0.0346320346320346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223">
                <text:p>223</text:p>
              </table:table-cell>
              <table:table-cell office:value-type="float" office:value="5">
                <text:p>5</text:p>
              </table:table-cell>
              <table:table-cell office:value-type="float" office:value="0.0219298245614035">
                <text:p>0.0219298245614035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223">
                <text:p>223</text:p>
              </table:table-cell>
              <table:table-cell office:value-type="float" office:value="8">
                <text:p>8</text:p>
              </table:table-cell>
              <table:table-cell office:value-type="float" office:value="0.0346320346320346">
                <text:p>0.034632034632034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222">
                <text:p>222</text:p>
              </table:table-cell>
              <table:table-cell office:value-type="float" office:value="12">
                <text:p>12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221">
                <text:p>221</text:p>
              </table:table-cell>
              <table:table-cell office:value-type="float" office:value="12">
                <text:p>12</text:p>
              </table:table-cell>
              <table:table-cell office:value-type="float" office:value="0.0515021459227468">
                <text:p>0.051502145922746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221">
                <text:p>221</text:p>
              </table:table-cell>
              <table:table-cell office:value-type="float" office:value="5">
                <text:p>5</text:p>
              </table:table-cell>
              <table:table-cell office:value-type="float" office:value="0.0221238938053097">
                <text:p>0.0221238938053097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221">
                <text:p>221</text:p>
              </table:table-cell>
              <table:table-cell office:value-type="float" office:value="8">
                <text:p>8</text:p>
              </table:table-cell>
              <table:table-cell office:value-type="float" office:value="0.0349344978165939">
                <text:p>0.034934497816593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221">
                <text:p>221</text:p>
              </table:table-cell>
              <table:table-cell office:value-type="float" office:value="14">
                <text:p>14</text:p>
              </table:table-cell>
              <table:table-cell office:value-type="float" office:value="0.0595744680851064">
                <text:p>0.059574468085106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221">
                <text:p>221</text:p>
              </table:table-cell>
              <table:table-cell office:value-type="float" office:value="3">
                <text:p>3</text:p>
              </table:table-cell>
              <table:table-cell office:value-type="float" office:value="0.0133928571428571">
                <text:p>0.013392857142857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221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0.0474137931034483">
                <text:p>0.047413793103448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221">
                <text:p>221</text:p>
              </table:table-cell>
              <table:table-cell office:value-type="float" office:value="5">
                <text:p>5</text:p>
              </table:table-cell>
              <table:table-cell office:value-type="float" office:value="0.0221238938053097">
                <text:p>0.0221238938053097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221">
                <text:p>221</text:p>
              </table:table-cell>
              <table:table-cell office:value-type="float" office:value="10">
                <text:p>10</text:p>
              </table:table-cell>
              <table:table-cell office:value-type="float" office:value="0.0432900432900433">
                <text:p>0.043290043290043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221">
                <text:p>221</text:p>
              </table:table-cell>
              <table:table-cell office:value-type="float" office:value="6">
                <text:p>6</text:p>
              </table:table-cell>
              <table:table-cell office:value-type="float" office:value="0.026431718061674">
                <text:p>0.02643171806167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21">
                <text:p>221</text:p>
              </table:table-cell>
              <table:table-cell office:value-type="float" office:value="9">
                <text:p>9</text:p>
              </table:table-cell>
              <table:table-cell office:value-type="float" office:value="0.0391304347826087">
                <text:p>0.0391304347826087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220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219">
                <text:p>219</text:p>
              </table:table-cell>
              <table:table-cell office:value-type="float" office:value="12">
                <text:p>12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219">
                <text:p>219</text:p>
              </table:table-cell>
              <table:table-cell office:value-type="float" office:value="7">
                <text:p>7</text:p>
              </table:table-cell>
              <table:table-cell office:value-type="float" office:value="0.0309734513274336">
                <text:p>0.030973451327433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219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0.0223214285714286">
                <text:p>0.022321428571428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219">
                <text:p>219</text:p>
              </table:table-cell>
              <table:table-cell office:value-type="float" office:value="10">
                <text:p>10</text:p>
              </table:table-cell>
              <table:table-cell office:value-type="float" office:value="0.0436681222707424">
                <text:p>0.043668122270742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219">
                <text:p>219</text:p>
              </table:table-cell>
              <table:table-cell office:value-type="float" office:value="9">
                <text:p>9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219">
                <text:p>219</text:p>
              </table:table-cell>
              <table:table-cell office:value-type="float" office:value="8">
                <text:p>8</text:p>
              </table:table-cell>
              <table:table-cell office:value-type="float" office:value="0.0352422907488987">
                <text:p>0.035242290748898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218">
                <text:p>218</text:p>
              </table:table-cell>
              <table:table-cell office:value-type="float" office:value="9">
                <text:p>9</text:p>
              </table:table-cell>
              <table:table-cell office:value-type="float" office:value="0.039647577092511">
                <text:p>0.03964757709251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18">
                <text:p>218</text:p>
              </table:table-cell>
              <table:table-cell office:value-type="float" office:value="9">
                <text:p>9</text:p>
              </table:table-cell>
              <table:table-cell office:value-type="float" office:value="0.039647577092511">
                <text:p>0.03964757709251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18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018018018018018">
                <text:p>0.018018018018018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218">
                <text:p>218</text:p>
              </table:table-cell>
              <table:table-cell office:value-type="float" office:value="5">
                <text:p>5</text:p>
              </table:table-cell>
              <table:table-cell office:value-type="float" office:value="0.0224215246636771">
                <text:p>0.022421524663677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217">
                <text:p>217</text:p>
              </table:table-cell>
              <table:table-cell office:value-type="float" office:value="11">
                <text:p>11</text:p>
              </table:table-cell>
              <table:table-cell office:value-type="float" office:value="0.0482456140350877">
                <text:p>0.048245614035087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217">
                <text:p>217</text:p>
              </table:table-cell>
              <table:table-cell office:value-type="float" office:value="5">
                <text:p>5</text:p>
              </table:table-cell>
              <table:table-cell office:value-type="float" office:value="0.0225225225225225">
                <text:p>0.022522522522522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217">
                <text:p>217</text:p>
              </table:table-cell>
              <table:table-cell office:value-type="float" office:value="7">
                <text:p>7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217">
                <text:p>217</text:p>
              </table:table-cell>
              <table:table-cell office:value-type="float" office:value="12">
                <text:p>12</text:p>
              </table:table-cell>
              <table:table-cell office:value-type="float" office:value="0.0524017467248908">
                <text:p>0.0524017467248908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217">
                <text:p>217</text:p>
              </table:table-cell>
              <table:table-cell office:value-type="float" office:value="10">
                <text:p>10</text:p>
              </table:table-cell>
              <table:table-cell office:value-type="float" office:value="0.0440528634361234">
                <text:p>0.044052863436123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217">
                <text:p>217</text:p>
              </table:table-cell>
              <table:table-cell office:value-type="float" office:value="5">
                <text:p>5</text:p>
              </table:table-cell>
              <table:table-cell office:value-type="float" office:value="0.0225225225225225">
                <text:p>0.022522522522522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216">
                <text:p>216</text:p>
              </table:table-cell>
              <table:table-cell office:value-type="float" office:value="5">
                <text:p>5</text:p>
              </table:table-cell>
              <table:table-cell office:value-type="float" office:value="0.0226244343891403">
                <text:p>0.022624434389140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216">
                <text:p>216</text:p>
              </table:table-cell>
              <table:table-cell office:value-type="float" office:value="8">
                <text:p>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216">
                <text:p>216</text:p>
              </table:table-cell>
              <table:table-cell office:value-type="float" office:value="9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216">
                <text:p>216</text:p>
              </table:table-cell>
              <table:table-cell office:value-type="float" office:value="3">
                <text:p>3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216">
                <text:p>216</text:p>
              </table:table-cell>
              <table:table-cell office:value-type="float" office:value="14">
                <text:p>14</text:p>
              </table:table-cell>
              <table:table-cell office:value-type="float" office:value="0.0608695652173913">
                <text:p>0.0608695652173913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216">
                <text:p>216</text:p>
              </table:table-cell>
              <table:table-cell office:value-type="float" office:value="3">
                <text:p>3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215">
                <text:p>215</text:p>
              </table:table-cell>
              <table:table-cell office:value-type="float" office:value="8">
                <text:p>8</text:p>
              </table:table-cell>
              <table:table-cell office:value-type="float" office:value="0.0358744394618834">
                <text:p>0.035874439461883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215">
                <text:p>215</text:p>
              </table:table-cell>
              <table:table-cell office:value-type="float" office:value="8">
                <text:p>8</text:p>
              </table:table-cell>
              <table:table-cell office:value-type="float" office:value="0.0358744394618834">
                <text:p>0.0358744394618834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215">
                <text:p>215</text:p>
              </table:table-cell>
              <table:table-cell office:value-type="float" office:value="11">
                <text:p>11</text:p>
              </table:table-cell>
              <table:table-cell office:value-type="float" office:value="0.0486725663716814">
                <text:p>0.048672566371681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15">
                <text:p>215</text:p>
              </table:table-cell>
              <table:table-cell office:value-type="float" office:value="9">
                <text:p>9</text:p>
              </table:table-cell>
              <table:table-cell office:value-type="float" office:value="0.0401785714285714">
                <text:p>0.0401785714285714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214">
                <text:p>214</text:p>
              </table:table-cell>
              <table:table-cell office:value-type="float" office:value="11">
                <text:p>11</text:p>
              </table:table-cell>
              <table:table-cell office:value-type="float" office:value="0.0488888888888889">
                <text:p>0.0488888888888889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0.00465116279069768">
                <text:p>0.0046511627906976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213">
                <text:p>213</text:p>
              </table:table-cell>
              <table:table-cell office:value-type="float" office:value="13">
                <text:p>13</text:p>
              </table:table-cell>
              <table:table-cell office:value-type="float" office:value="0.0575221238938053">
                <text:p>0.0575221238938053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213">
                <text:p>213</text:p>
              </table:table-cell>
              <table:table-cell office:value-type="float" office:value="5">
                <text:p>5</text:p>
              </table:table-cell>
              <table:table-cell office:value-type="float" office:value="0.0229357798165138">
                <text:p>0.022935779816513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213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0.00930232558139535">
                <text:p>0.00930232558139535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213">
                <text:p>213</text:p>
              </table:table-cell>
              <table:table-cell office:value-type="float" office:value="7">
                <text:p>7</text:p>
              </table:table-cell>
              <table:table-cell office:value-type="float" office:value="0.0318181818181818">
                <text:p>0.0318181818181818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212">
                <text:p>212</text:p>
              </table:table-cell>
              <table:table-cell office:value-type="float" office:value="17">
                <text:p>17</text:p>
              </table:table-cell>
              <table:table-cell office:value-type="float" office:value="0.074235807860262">
                <text:p>0.07423580786026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212">
                <text:p>212</text:p>
              </table:table-cell>
              <table:table-cell office:value-type="float" office:value="8">
                <text:p>8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212">
                <text:p>212</text:p>
              </table:table-cell>
              <table:table-cell office:value-type="float" office:value="11">
                <text:p>11</text:p>
              </table:table-cell>
              <table:table-cell office:value-type="float" office:value="0.0493273542600897">
                <text:p>0.049327354260089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12">
                <text:p>212</text:p>
              </table:table-cell>
              <table:table-cell office:value-type="float" office:value="7">
                <text:p>7</text:p>
              </table:table-cell>
              <table:table-cell office:value-type="float" office:value="0.0319634703196347">
                <text:p>0.031963470319634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212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212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212">
                <text:p>212</text:p>
              </table:table-cell>
              <table:table-cell office:value-type="float" office:value="6">
                <text:p>6</text:p>
              </table:table-cell>
              <table:table-cell office:value-type="float" office:value="0.0275229357798165">
                <text:p>0.027522935779816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212">
                <text:p>212</text:p>
              </table:table-cell>
              <table:table-cell office:value-type="float" office:value="11">
                <text:p>11</text:p>
              </table:table-cell>
              <table:table-cell office:value-type="float" office:value="0.0493273542600897">
                <text:p>0.049327354260089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212">
                <text:p>212</text:p>
              </table:table-cell>
              <table:table-cell office:value-type="float" office:value="5">
                <text:p>5</text:p>
              </table:table-cell>
              <table:table-cell office:value-type="float" office:value="0.0230414746543779">
                <text:p>0.023041474654377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212">
                <text:p>212</text:p>
              </table:table-cell>
              <table:table-cell office:value-type="float" office:value="11">
                <text:p>11</text:p>
              </table:table-cell>
              <table:table-cell office:value-type="float" office:value="0.0493273542600897">
                <text:p>0.0493273542600897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212">
                <text:p>212</text:p>
              </table:table-cell>
              <table:table-cell office:value-type="float" office:value="7">
                <text:p>7</text:p>
              </table:table-cell>
              <table:table-cell office:value-type="float" office:value="0.0319634703196347">
                <text:p>0.0319634703196347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212">
                <text:p>212</text:p>
              </table:table-cell>
              <table:table-cell office:value-type="float" office:value="6">
                <text:p>6</text:p>
              </table:table-cell>
              <table:table-cell office:value-type="float" office:value="0.0275229357798165">
                <text:p>0.027522935779816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211">
                <text:p>211</text:p>
              </table:table-cell>
              <table:table-cell office:value-type="float" office:value="4">
                <text:p>4</text:p>
              </table:table-cell>
              <table:table-cell office:value-type="float" office:value="0.0186046511627907">
                <text:p>0.018604651162790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11">
                <text:p>211</text:p>
              </table:table-cell>
              <table:table-cell office:value-type="float" office:value="5">
                <text:p>5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211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0.014018691588785">
                <text:p>0.014018691588785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211">
                <text:p>211</text:p>
              </table:table-cell>
              <table:table-cell office:value-type="float" office:value="11">
                <text:p>11</text:p>
              </table:table-cell>
              <table:table-cell office:value-type="float" office:value="0.0495495495495496">
                <text:p>0.049549549549549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211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0.00938967136150235">
                <text:p>0.00938967136150235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11">
                <text:p>211</text:p>
              </table:table-cell>
              <table:table-cell office:value-type="float" office:value="11">
                <text:p>11</text:p>
              </table:table-cell>
              <table:table-cell office:value-type="float" office:value="0.0495495495495496">
                <text:p>0.049549549549549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211">
                <text:p>211</text:p>
              </table:table-cell>
              <table:table-cell office:value-type="float" office:value="11">
                <text:p>11</text:p>
              </table:table-cell>
              <table:table-cell office:value-type="float" office:value="0.0495495495495496">
                <text:p>0.0495495495495496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211">
                <text:p>211</text:p>
              </table:table-cell>
              <table:table-cell office:value-type="float" office:value="4">
                <text:p>4</text:p>
              </table:table-cell>
              <table:table-cell office:value-type="float" office:value="0.0186046511627907">
                <text:p>0.0186046511627907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210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210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0.036697247706422">
                <text:p>0.03669724770642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209">
                <text:p>209</text:p>
              </table:table-cell>
              <table:table-cell office:value-type="float" office:value="14">
                <text:p>14</text:p>
              </table:table-cell>
              <table:table-cell office:value-type="float" office:value="0.062780269058296">
                <text:p>0.062780269058296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0.027906976744186">
                <text:p>0.02790697674418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0.027906976744186">
                <text:p>0.027906976744186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209">
                <text:p>209</text:p>
              </table:table-cell>
              <table:table-cell office:value-type="float" office:value="16">
                <text:p>16</text:p>
              </table:table-cell>
              <table:table-cell office:value-type="float" office:value="0.0711111111111111">
                <text:p>0.0711111111111111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0.027906976744186">
                <text:p>0.027906976744186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09">
                <text:p>209</text:p>
              </table:table-cell>
              <table:table-cell office:value-type="float" office:value="11">
                <text:p>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09">
                <text:p>209</text:p>
              </table:table-cell>
              <table:table-cell office:value-type="float" office:value="4">
                <text:p>4</text:p>
              </table:table-cell>
              <table:table-cell office:value-type="float" office:value="0.0187793427230047">
                <text:p>0.0187793427230047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0.027906976744186">
                <text:p>0.02790697674418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08">
                <text:p>208</text:p>
              </table:table-cell>
              <table:table-cell office:value-type="float" office:value="9">
                <text:p>9</text:p>
              </table:table-cell>
              <table:table-cell office:value-type="float" office:value="0.0414746543778802">
                <text:p>0.04147465437788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8">
                <text:p>208</text:p>
              </table:table-cell>
              <table:table-cell office:value-type="float" office:value="7">
                <text:p>7</text:p>
              </table:table-cell>
              <table:table-cell office:value-type="float" office:value="0.0325581395348837">
                <text:p>0.0325581395348837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08">
                <text:p>208</text:p>
              </table:table-cell>
              <table:table-cell office:value-type="float" office:value="14">
                <text:p>14</text:p>
              </table:table-cell>
              <table:table-cell office:value-type="float" office:value="0.0630630630630631">
                <text:p>0.063063063063063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208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0.0458715596330275">
                <text:p>0.0458715596330275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07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0.0327102803738318">
                <text:p>0.0327102803738318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07">
                <text:p>207</text:p>
              </table:table-cell>
              <table:table-cell office:value-type="float" office:value="4">
                <text:p>4</text:p>
              </table:table-cell>
              <table:table-cell office:value-type="float" office:value="0.018957345971564">
                <text:p>0.018957345971564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207">
                <text:p>207</text:p>
              </table:table-cell>
              <table:table-cell office:value-type="float" office:value="6">
                <text:p>6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07">
                <text:p>207</text:p>
              </table:table-cell>
              <table:table-cell office:value-type="float" office:value="8">
                <text:p>8</text:p>
              </table:table-cell>
              <table:table-cell office:value-type="float" office:value="0.0372093023255814">
                <text:p>0.0372093023255814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07">
                <text:p>207</text:p>
              </table:table-cell>
              <table:table-cell office:value-type="float" office:value="6">
                <text:p>6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207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0.0327102803738318">
                <text:p>0.0327102803738318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206">
                <text:p>206</text:p>
              </table:table-cell>
              <table:table-cell office:value-type="float" office:value="11">
                <text:p>11</text:p>
              </table:table-cell>
              <table:table-cell office:value-type="float" office:value="0.0506912442396313">
                <text:p>0.050691244239631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06">
                <text:p>206</text:p>
              </table:table-cell>
              <table:table-cell office:value-type="float" office:value="4">
                <text:p>4</text:p>
              </table:table-cell>
              <table:table-cell office:value-type="float" office:value="0.0190476190476191">
                <text:p>0.0190476190476191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06">
                <text:p>206</text:p>
              </table:table-cell>
              <table:table-cell office:value-type="float" office:value="5">
                <text:p>5</text:p>
              </table:table-cell>
              <table:table-cell office:value-type="float" office:value="0.023696682464455">
                <text:p>0.0236966824644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06">
                <text:p>206</text:p>
              </table:table-cell>
              <table:table-cell office:value-type="float" office:value="20">
                <text:p>20</text:p>
              </table:table-cell>
              <table:table-cell office:value-type="float" office:value="0.0884955752212389">
                <text:p>0.088495575221238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  <table:table-cell office:value-type="float" office:value="0.0143540669856459">
                <text:p>0.0143540669856459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  <table:table-cell office:value-type="float" office:value="0.0720720720720721">
                <text:p>0.0720720720720721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  <table:table-cell office:value-type="float" office:value="0.0143540669856459">
                <text:p>0.0143540669856459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06">
                <text:p>206</text:p>
              </table:table-cell>
              <table:table-cell office:value-type="float" office:value="7">
                <text:p>7</text:p>
              </table:table-cell>
              <table:table-cell office:value-type="float" office:value="0.0328638497652582">
                <text:p>0.032863849765258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206">
                <text:p>206</text:p>
              </table:table-cell>
              <table:table-cell office:value-type="float" office:value="8">
                <text:p>8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206">
                <text:p>206</text:p>
              </table:table-cell>
              <table:table-cell office:value-type="float" office:value="8">
                <text:p>8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06">
                <text:p>206</text:p>
              </table:table-cell>
              <table:table-cell office:value-type="float" office:value="8">
                <text:p>8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  <table:table-cell office:value-type="float" office:value="0.0143540669856459">
                <text:p>0.0143540669856459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205">
                <text:p>205</text:p>
              </table:table-cell>
              <table:table-cell office:value-type="float" office:value="16">
                <text:p>16</text:p>
              </table:table-cell>
              <table:table-cell office:value-type="float" office:value="0.0723981900452489">
                <text:p>0.0723981900452489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205">
                <text:p>205</text:p>
              </table:table-cell>
              <table:table-cell office:value-type="float" office:value="7">
                <text:p>7</text:p>
              </table:table-cell>
              <table:table-cell office:value-type="float" office:value="0.0330188679245283">
                <text:p>0.0330188679245283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204">
                <text:p>204</text:p>
              </table:table-cell>
              <table:table-cell office:value-type="float" office:value="8">
                <text:p>8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204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0.0422535211267606">
                <text:p>0.0422535211267606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04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204">
                <text:p>204</text:p>
              </table:table-cell>
              <table:table-cell office:value-type="float" office:value="8">
                <text:p>8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204">
                <text:p>204</text:p>
              </table:table-cell>
              <table:table-cell office:value-type="float" office:value="8">
                <text:p>8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04">
                <text:p>204</text:p>
              </table:table-cell>
              <table:table-cell office:value-type="float" office:value="10">
                <text:p>10</text:p>
              </table:table-cell>
              <table:table-cell office:value-type="float" office:value="0.0467289719626168">
                <text:p>0.046728971962616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04">
                <text:p>204</text:p>
              </table:table-cell>
              <table:table-cell office:value-type="float" office:value="8">
                <text:p>8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204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204">
                <text:p>204</text:p>
              </table:table-cell>
              <table:table-cell office:value-type="float" office:value="7">
                <text:p>7</text:p>
              </table:table-cell>
              <table:table-cell office:value-type="float" office:value="0.033175355450237">
                <text:p>0.03317535545023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204">
                <text:p>204</text:p>
              </table:table-cell>
              <table:table-cell office:value-type="float" office:value="8">
                <text:p>8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204">
                <text:p>204</text:p>
              </table:table-cell>
              <table:table-cell office:value-type="float" office:value="11">
                <text:p>11</text:p>
              </table:table-cell>
              <table:table-cell office:value-type="float" office:value="0.0511627906976744">
                <text:p>0.0511627906976744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203">
                <text:p>203</text:p>
              </table:table-cell>
              <table:table-cell office:value-type="float" office:value="6">
                <text:p>6</text:p>
              </table:table-cell>
              <table:table-cell office:value-type="float" office:value="0.0287081339712919">
                <text:p>0.0287081339712919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203">
                <text:p>203</text:p>
              </table:table-cell>
              <table:table-cell office:value-type="float" office:value="7">
                <text:p>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03">
                <text:p>203</text:p>
              </table:table-cell>
              <table:table-cell office:value-type="float" office:value="6">
                <text:p>6</text:p>
              </table:table-cell>
              <table:table-cell office:value-type="float" office:value="0.0287081339712919">
                <text:p>0.028708133971291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203">
                <text:p>203</text:p>
              </table:table-cell>
              <table:table-cell office:value-type="float" office:value="7">
                <text:p>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203">
                <text:p>203</text:p>
              </table:table-cell>
              <table:table-cell office:value-type="float" office:value="7">
                <text:p>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03">
                <text:p>203</text:p>
              </table:table-cell>
              <table:table-cell office:value-type="float" office:value="3">
                <text:p>3</text:p>
              </table:table-cell>
              <table:table-cell office:value-type="float" office:value="0.0145631067961165">
                <text:p>0.0145631067961165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202">
                <text:p>202</text:p>
              </table:table-cell>
              <table:table-cell office:value-type="float" office:value="8">
                <text:p>8</text:p>
              </table:table-cell>
              <table:table-cell office:value-type="float" office:value="0.0380952380952381">
                <text:p>0.0380952380952381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202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0.0146341463414634">
                <text:p>0.014634146341463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02">
                <text:p>202</text:p>
              </table:table-cell>
              <table:table-cell office:value-type="float" office:value="8">
                <text:p>8</text:p>
              </table:table-cell>
              <table:table-cell office:value-type="float" office:value="0.0380952380952381">
                <text:p>0.0380952380952381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202">
                <text:p>202</text:p>
              </table:table-cell>
              <table:table-cell office:value-type="float" office:value="8">
                <text:p>8</text:p>
              </table:table-cell>
              <table:table-cell office:value-type="float" office:value="0.0380952380952381">
                <text:p>0.0380952380952381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02">
                <text:p>202</text:p>
              </table:table-cell>
              <table:table-cell office:value-type="float" office:value="11">
                <text:p>11</text:p>
              </table:table-cell>
              <table:table-cell office:value-type="float" office:value="0.0516431924882629">
                <text:p>0.051643192488262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202">
                <text:p>202</text:p>
              </table:table-cell>
              <table:table-cell office:value-type="float" office:value="6">
                <text:p>6</text:p>
              </table:table-cell>
              <table:table-cell office:value-type="float" office:value="0.0288461538461538">
                <text:p>0.028846153846153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02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202">
                <text:p>202</text:p>
              </table:table-cell>
              <table:table-cell office:value-type="float" office:value="5">
                <text:p>5</text:p>
              </table:table-cell>
              <table:table-cell office:value-type="float" office:value="0.0241545893719807">
                <text:p>0.0241545893719807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202">
                <text:p>202</text:p>
              </table:table-cell>
              <table:table-cell office:value-type="float" office:value="4">
                <text:p>4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201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201">
                <text:p>201</text:p>
              </table:table-cell>
              <table:table-cell office:value-type="float" office:value="5">
                <text:p>5</text:p>
              </table:table-cell>
              <table:table-cell office:value-type="float" office:value="0.0242718446601942">
                <text:p>0.024271844660194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201">
                <text:p>201</text:p>
              </table:table-cell>
              <table:table-cell office:value-type="float" office:value="5">
                <text:p>5</text:p>
              </table:table-cell>
              <table:table-cell office:value-type="float" office:value="0.0242718446601942">
                <text:p>0.024271844660194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01">
                <text:p>201</text:p>
              </table:table-cell>
              <table:table-cell office:value-type="float" office:value="7">
                <text:p>7</text:p>
              </table:table-cell>
              <table:table-cell office:value-type="float" office:value="0.0336538461538461">
                <text:p>0.0336538461538461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201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.0195121951219512">
                <text:p>0.0195121951219512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201">
                <text:p>201</text:p>
              </table:table-cell>
              <table:table-cell office:value-type="float" office:value="13">
                <text:p>13</text:p>
              </table:table-cell>
              <table:table-cell office:value-type="float" office:value="0.0607476635514019">
                <text:p>0.0607476635514019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0.0430622009569378">
                <text:p>0.0430622009569378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0.0338164251207729">
                <text:p>0.0338164251207729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0.0099009900990099">
                <text:p>0.009900990099009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0.0338164251207729">
                <text:p>0.0338164251207729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99">
                <text:p>199</text:p>
              </table:table-cell>
              <table:table-cell office:value-type="float" office:value="7">
                <text:p>7</text:p>
              </table:table-cell>
              <table:table-cell office:value-type="float" office:value="0.0339805825242718">
                <text:p>0.033980582524271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99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0.0099502487562189">
                <text:p>0.0099502487562189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98">
                <text:p>198</text:p>
              </table:table-cell>
              <table:table-cell office:value-type="float" office:value="11">
                <text:p>1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98">
                <text:p>198</text:p>
              </table:table-cell>
              <table:table-cell office:value-type="float" office:value="5">
                <text:p>5</text:p>
              </table:table-cell>
              <table:table-cell office:value-type="float" office:value="0.0246305418719212">
                <text:p>0.024630541871921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98">
                <text:p>198</text:p>
              </table:table-cell>
              <table:table-cell office:value-type="float" office:value="6">
                <text:p>6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98">
                <text:p>198</text:p>
              </table:table-cell>
              <table:table-cell office:value-type="float" office:value="7">
                <text:p>7</text:p>
              </table:table-cell>
              <table:table-cell office:value-type="float" office:value="0.0341463414634146">
                <text:p>0.034146341463414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98">
                <text:p>198</text:p>
              </table:table-cell>
              <table:table-cell office:value-type="float" office:value="5">
                <text:p>5</text:p>
              </table:table-cell>
              <table:table-cell office:value-type="float" office:value="0.0246305418719212">
                <text:p>0.024630541871921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  <table:table-cell office:value-type="float" office:value="0.0388349514563107">
                <text:p>0.0388349514563107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0.0390243902439024">
                <text:p>0.039024390243902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0.0247524752475248">
                <text:p>0.0247524752475248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0.0247524752475248">
                <text:p>0.024752475247524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97">
                <text:p>197</text:p>
              </table:table-cell>
              <table:table-cell office:value-type="float" office:value="7">
                <text:p>7</text:p>
              </table:table-cell>
              <table:table-cell office:value-type="float" office:value="0.0343137254901961">
                <text:p>0.034313725490196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97">
                <text:p>197</text:p>
              </table:table-cell>
              <table:table-cell office:value-type="float" office:value="7">
                <text:p>7</text:p>
              </table:table-cell>
              <table:table-cell office:value-type="float" office:value="0.0343137254901961">
                <text:p>0.0343137254901961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97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0.0436893203883495">
                <text:p>0.043689320388349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97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0.0295566502463054">
                <text:p>0.0295566502463054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97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0.0295566502463054">
                <text:p>0.0295566502463054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0.0247524752475248">
                <text:p>0.0247524752475248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97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0.0483091787439614">
                <text:p>0.0483091787439614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96">
                <text:p>196</text:p>
              </table:table-cell>
              <table:table-cell office:value-type="float" office:value="8">
                <text:p>8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96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96">
                <text:p>196</text:p>
              </table:table-cell>
              <table:table-cell office:value-type="float" office:value="8">
                <text:p>8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96">
                <text:p>196</text:p>
              </table:table-cell>
              <table:table-cell office:value-type="float" office:value="5">
                <text:p>5</text:p>
              </table:table-cell>
              <table:table-cell office:value-type="float" office:value="0.0248756218905473">
                <text:p>0.0248756218905473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95">
                <text:p>195</text:p>
              </table:table-cell>
              <table:table-cell office:value-type="float" office:value="10">
                <text:p>10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  <table:table-cell office:value-type="float" office:value="0.0201005025125628">
                <text:p>0.0201005025125628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95">
                <text:p>195</text:p>
              </table:table-cell>
              <table:table-cell office:value-type="float" office:value="12">
                <text:p>12</text:p>
              </table:table-cell>
              <table:table-cell office:value-type="float" office:value="0.0579710144927536">
                <text:p>0.0579710144927536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95">
                <text:p>195</text:p>
              </table:table-cell>
              <table:table-cell office:value-type="float" office:value="7">
                <text:p>7</text:p>
              </table:table-cell>
              <table:table-cell office:value-type="float" office:value="0.0346534653465347">
                <text:p>0.0346534653465347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  <table:table-cell office:value-type="float" office:value="0.0201005025125628">
                <text:p>0.020100502512562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94">
                <text:p>194</text:p>
              </table:table-cell>
              <table:table-cell office:value-type="float" office:value="10">
                <text:p>10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4">
                <text:p>194</text:p>
              </table:table-cell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93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0.0445544554455446">
                <text:p>0.0445544554455446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93">
                <text:p>193</text:p>
              </table:table-cell>
              <table:table-cell office:value-type="float" office:value="6">
                <text:p>6</text:p>
              </table:table-cell>
              <table:table-cell office:value-type="float" office:value="0.0301507537688442">
                <text:p>0.030150753768844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93">
                <text:p>193</text:p>
              </table:table-cell>
              <table:table-cell office:value-type="float" office:value="8">
                <text:p>8</text:p>
              </table:table-cell>
              <table:table-cell office:value-type="float" office:value="0.0398009950248756">
                <text:p>0.039800995024875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0.0585365853658537">
                <text:p>0.0585365853658537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93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0.0252525252525252">
                <text:p>0.025252525252525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93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0.0252525252525252">
                <text:p>0.025252525252525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92">
                <text:p>192</text:p>
              </table:table-cell>
              <table:table-cell office:value-type="float" office:value="6">
                <text:p>6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92">
                <text:p>192</text:p>
              </table:table-cell>
              <table:table-cell office:value-type="float" office:value="6">
                <text:p>6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92">
                <text:p>192</text:p>
              </table:table-cell>
              <table:table-cell office:value-type="float" office:value="5">
                <text:p>5</text:p>
              </table:table-cell>
              <table:table-cell office:value-type="float" office:value="0.0253807106598985">
                <text:p>0.0253807106598985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92">
                <text:p>192</text:p>
              </table:table-cell>
              <table:table-cell office:value-type="float" office:value="7">
                <text:p>7</text:p>
              </table:table-cell>
              <table:table-cell office:value-type="float" office:value="0.0351758793969849">
                <text:p>0.035175879396984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92">
                <text:p>192</text:p>
              </table:table-cell>
              <table:table-cell office:value-type="float" office:value="5">
                <text:p>5</text:p>
              </table:table-cell>
              <table:table-cell office:value-type="float" office:value="0.0253807106598985">
                <text:p>0.025380710659898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91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91">
                <text:p>191</text:p>
              </table:table-cell>
              <table:table-cell office:value-type="float" office:value="6">
                <text:p>6</text:p>
              </table:table-cell>
              <table:table-cell office:value-type="float" office:value="0.0304568527918782">
                <text:p>0.030456852791878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91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0.0154639175257732">
                <text:p>0.0154639175257732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91">
                <text:p>191</text:p>
              </table:table-cell>
              <table:table-cell office:value-type="float" office:value="5">
                <text:p>5</text:p>
              </table:table-cell>
              <table:table-cell office:value-type="float" office:value="0.0255102040816327">
                <text:p>0.0255102040816327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90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0.0306122448979592">
                <text:p>0.0306122448979592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90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0.0306122448979592">
                <text:p>0.030612244897959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89">
                <text:p>189</text:p>
              </table:table-cell>
              <table:table-cell office:value-type="float" office:value="13">
                <text:p>13</text:p>
              </table:table-cell>
              <table:table-cell office:value-type="float" office:value="0.0643564356435644">
                <text:p>0.064356435643564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89">
                <text:p>189</text:p>
              </table:table-cell>
              <table:table-cell office:value-type="float" office:value="7">
                <text:p>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89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89">
                <text:p>189</text:p>
              </table:table-cell>
              <table:table-cell office:value-type="float" office:value="9">
                <text:p>9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89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89">
                <text:p>189</text:p>
              </table:table-cell>
              <table:table-cell office:value-type="float" office:value="3">
                <text:p>3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89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89">
                <text:p>189</text:p>
              </table:table-cell>
              <table:table-cell office:value-type="float" office:value="6">
                <text:p>6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89">
                <text:p>189</text:p>
              </table:table-cell>
              <table:table-cell office:value-type="float" office:value="3">
                <text:p>3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89">
                <text:p>189</text:p>
              </table:table-cell>
              <table:table-cell office:value-type="float" office:value="9">
                <text:p>9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89">
                <text:p>189</text:p>
              </table:table-cell>
              <table:table-cell office:value-type="float" office:value="7">
                <text:p>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89">
                <text:p>189</text:p>
              </table:table-cell>
              <table:table-cell office:value-type="float" office:value="6">
                <text:p>6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  <table:table-cell office:value-type="float" office:value="0.0309278350515464">
                <text:p>0.030927835051546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  <table:table-cell office:value-type="float" office:value="0.0309278350515464">
                <text:p>0.0309278350515464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88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0.0456852791878173">
                <text:p>0.0456852791878173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0.0105263157894737">
                <text:p>0.0105263157894737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88">
                <text:p>188</text:p>
              </table:table-cell>
              <table:table-cell office:value-type="float" office:value="8">
                <text:p>8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  <table:table-cell office:value-type="float" office:value="0.0309278350515464">
                <text:p>0.030927835051546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88">
                <text:p>188</text:p>
              </table:table-cell>
              <table:table-cell office:value-type="float" office:value="11">
                <text:p>11</text:p>
              </table:table-cell>
              <table:table-cell office:value-type="float" office:value="0.0552763819095477">
                <text:p>0.055276381909547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87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0.0310880829015544">
                <text:p>0.031088082901554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86">
                <text:p>186</text:p>
              </table:table-cell>
              <table:table-cell office:value-type="float" office:value="7">
                <text:p>7</text:p>
              </table:table-cell>
              <table:table-cell office:value-type="float" office:value="0.0362694300518135">
                <text:p>0.0362694300518135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86">
                <text:p>186</text:p>
              </table:table-cell>
              <table:table-cell office:value-type="float" office:value="6">
                <text:p>6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0.0210526315789474">
                <text:p>0.021052631578947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86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0.0261780104712042">
                <text:p>0.0261780104712042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  <table:table-cell office:value-type="float" office:value="0.0609137055837564">
                <text:p>0.060913705583756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85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.031413612565445">
                <text:p>0.031413612565445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85">
                <text:p>185</text:p>
              </table:table-cell>
              <table:table-cell office:value-type="float" office:value="8">
                <text:p>8</text:p>
              </table:table-cell>
              <table:table-cell office:value-type="float" office:value="0.0414507772020725">
                <text:p>0.041450777202072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85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0.0106951871657754">
                <text:p>0.010695187165775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85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0.0159574468085106">
                <text:p>0.0159574468085106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85">
                <text:p>185</text:p>
              </table:table-cell>
              <table:table-cell office:value-type="float" office:value="7">
                <text:p>7</text:p>
              </table:table-cell>
              <table:table-cell office:value-type="float" office:value="0.0364583333333333">
                <text:p>0.0364583333333333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84">
                <text:p>184</text:p>
              </table:table-cell>
              <table:table-cell office:value-type="float" office:value="6">
                <text:p>6</text:p>
              </table:table-cell>
              <table:table-cell office:value-type="float" office:value="0.0315789473684211">
                <text:p>0.0315789473684211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84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0.0366492146596859">
                <text:p>0.0366492146596859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84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0.0366492146596859">
                <text:p>0.0366492146596859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84">
                <text:p>184</text:p>
              </table:table-cell>
              <table:table-cell office:value-type="float" office:value="10">
                <text:p>10</text:p>
              </table:table-cell>
              <table:table-cell office:value-type="float" office:value="0.0515463917525773">
                <text:p>0.0515463917525773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84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0.0264550264550265">
                <text:p>0.0264550264550265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84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0.0160427807486631">
                <text:p>0.0160427807486631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83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0.0518134715025907">
                <text:p>0.051813471502590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83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0.0213903743315508">
                <text:p>0.0213903743315508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82">
                <text:p>182</text:p>
              </table:table-cell>
              <table:table-cell office:value-type="float" office:value="9">
                <text:p>9</text:p>
              </table:table-cell>
              <table:table-cell office:value-type="float" office:value="0.0471204188481675">
                <text:p>0.0471204188481675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82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0.0162162162162162">
                <text:p>0.0162162162162162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82">
                <text:p>182</text:p>
              </table:table-cell>
              <table:table-cell office:value-type="float" office:value="13">
                <text:p>1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0.0108695652173913">
                <text:p>0.0108695652173913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82">
                <text:p>182</text:p>
              </table:table-cell>
              <table:table-cell office:value-type="float" office:value="7">
                <text:p>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0.0108695652173913">
                <text:p>0.010869565217391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0.021505376344086">
                <text:p>0.021505376344086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82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0.021505376344086">
                <text:p>0.021505376344086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81">
                <text:p>181</text:p>
              </table:table-cell>
              <table:table-cell office:value-type="float" office:value="3">
                <text:p>3</text:p>
              </table:table-cell>
              <table:table-cell office:value-type="float" office:value="0.016304347826087">
                <text:p>0.016304347826087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81">
                <text:p>181</text:p>
              </table:table-cell>
              <table:table-cell office:value-type="float" office:value="7">
                <text:p>7</text:p>
              </table:table-cell>
              <table:table-cell office:value-type="float" office:value="0.0372340425531915">
                <text:p>0.0372340425531915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81">
                <text:p>181</text:p>
              </table:table-cell>
              <table:table-cell office:value-type="float" office:value="7">
                <text:p>7</text:p>
              </table:table-cell>
              <table:table-cell office:value-type="float" office:value="0.0372340425531915">
                <text:p>0.0372340425531915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81">
                <text:p>181</text:p>
              </table:table-cell>
              <table:table-cell office:value-type="float" office:value="6">
                <text:p>6</text:p>
              </table:table-cell>
              <table:table-cell office:value-type="float" office:value="0.0320855614973262">
                <text:p>0.032085561497326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80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.0271739130434783">
                <text:p>0.0271739130434783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79">
                <text:p>179</text:p>
              </table:table-cell>
              <table:table-cell office:value-type="float" office:value="7">
                <text:p>7</text:p>
              </table:table-cell>
              <table:table-cell office:value-type="float" office:value="0.0376344086021505">
                <text:p>0.0376344086021505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79">
                <text:p>179</text:p>
              </table:table-cell>
              <table:table-cell office:value-type="float" office:value="9">
                <text:p>9</text:p>
              </table:table-cell>
              <table:table-cell office:value-type="float" office:value="0.0478723404255319">
                <text:p>0.0478723404255319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79">
                <text:p>179</text:p>
              </table:table-cell>
              <table:table-cell office:value-type="float" office:value="3">
                <text:p>3</text:p>
              </table:table-cell>
              <table:table-cell office:value-type="float" office:value="0.0164835164835165">
                <text:p>0.0164835164835165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  <table:table-cell office:value-type="float" office:value="0.0529100529100529">
                <text:p>0.0529100529100529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  <table:table-cell office:value-type="float" office:value="0.0324324324324324">
                <text:p>0.0324324324324324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.0271739130434783">
                <text:p>0.027173913043478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0.0110497237569061">
                <text:p>0.0110497237569061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78">
                <text:p>178</text:p>
              </table:table-cell>
              <table:table-cell office:value-type="float" office:value="7">
                <text:p>7</text:p>
              </table:table-cell>
              <table:table-cell office:value-type="float" office:value="0.0378378378378378">
                <text:p>0.0378378378378378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78">
                <text:p>178</text:p>
              </table:table-cell>
              <table:table-cell office:value-type="float" office:value="5">
                <text:p>5</text:p>
              </table:table-cell>
              <table:table-cell office:value-type="float" office:value="0.0273224043715847">
                <text:p>0.0273224043715847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  <table:table-cell office:value-type="float" office:value="0.0165745856353591">
                <text:p>0.0165745856353591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78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0.0481283422459893">
                <text:p>0.0481283422459893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78">
                <text:p>178</text:p>
              </table:table-cell>
              <table:table-cell office:value-type="float" office:value="6">
                <text:p>6</text:p>
              </table:table-cell>
              <table:table-cell office:value-type="float" office:value="0.0326086956521739">
                <text:p>0.0326086956521739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78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0.0481283422459893">
                <text:p>0.0481283422459893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78">
                <text:p>178</text:p>
              </table:table-cell>
              <table:table-cell office:value-type="float" office:value="6">
                <text:p>6</text:p>
              </table:table-cell>
              <table:table-cell office:value-type="float" office:value="0.0326086956521739">
                <text:p>0.0326086956521739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78">
                <text:p>178</text:p>
              </table:table-cell>
              <table:table-cell office:value-type="float" office:value="7">
                <text:p>7</text:p>
              </table:table-cell>
              <table:table-cell office:value-type="float" office:value="0.0378378378378378">
                <text:p>0.0378378378378378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78">
                <text:p>178</text:p>
              </table:table-cell>
              <table:table-cell office:value-type="float" office:value="6">
                <text:p>6</text:p>
              </table:table-cell>
              <table:table-cell office:value-type="float" office:value="0.0326086956521739">
                <text:p>0.032608695652173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  <table:table-cell office:value-type="float" office:value="0.0165745856353591">
                <text:p>0.0165745856353591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77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0.0585106382978723">
                <text:p>0.0585106382978723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.00561797752808989">
                <text:p>0.00561797752808989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0.0111731843575419">
                <text:p>0.011173184357541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77">
                <text:p>177</text:p>
              </table:table-cell>
              <table:table-cell office:value-type="float" office:value="8">
                <text:p>8</text:p>
              </table:table-cell>
              <table:table-cell office:value-type="float" office:value="0.0432432432432432">
                <text:p>0.0432432432432432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0.0111731843575419">
                <text:p>0.0111731843575419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77">
                <text:p>177</text:p>
              </table:table-cell>
              <table:table-cell office:value-type="float" office:value="6">
                <text:p>6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  <table:table-cell office:value-type="float" office:value="0.0274725274725275">
                <text:p>0.0274725274725275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0.0276243093922652">
                <text:p>0.027624309392265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0.0276243093922652">
                <text:p>0.027624309392265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76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76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0.0537634408602151">
                <text:p>0.0537634408602151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76">
                <text:p>176</text:p>
              </table:table-cell>
              <table:table-cell office:value-type="float" office:value="9">
                <text:p>9</text:p>
              </table:table-cell>
              <table:table-cell office:value-type="float" office:value="0.0486486486486487">
                <text:p>0.0486486486486487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0.032967032967033">
                <text:p>0.032967032967033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76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0.0382513661202186">
                <text:p>0.0382513661202186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0.032967032967033">
                <text:p>0.032967032967033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0.0112359550561798">
                <text:p>0.0112359550561798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0.032967032967033">
                <text:p>0.032967032967033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0.0223463687150838">
                <text:p>0.022346368715083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75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.0331491712707182">
                <text:p>0.033149171270718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75">
                <text:p>175</text:p>
              </table:table-cell>
              <table:table-cell office:value-type="float" office:value="8">
                <text:p>8</text:p>
              </table:table-cell>
              <table:table-cell office:value-type="float" office:value="0.0437158469945355">
                <text:p>0.0437158469945355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75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.0331491712707182">
                <text:p>0.0331491712707182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75">
                <text:p>175</text:p>
              </table:table-cell>
              <table:table-cell office:value-type="float" office:value="8">
                <text:p>8</text:p>
              </table:table-cell>
              <table:table-cell office:value-type="float" office:value="0.0437158469945355">
                <text:p>0.043715846994535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0.0223463687150838">
                <text:p>0.022346368715083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75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.0168539325842697">
                <text:p>0.0168539325842697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74">
                <text:p>174</text:p>
              </table:table-cell>
              <table:table-cell office:value-type="float" office:value="7">
                <text:p>7</text:p>
              </table:table-cell>
              <table:table-cell office:value-type="float" office:value="0.0386740331491713">
                <text:p>0.0386740331491713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74">
                <text:p>174</text:p>
              </table:table-cell>
              <table:table-cell office:value-type="float" office:value="6">
                <text:p>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74">
                <text:p>174</text:p>
              </table:table-cell>
              <table:table-cell office:value-type="float" office:value="7">
                <text:p>7</text:p>
              </table:table-cell>
              <table:table-cell office:value-type="float" office:value="0.0386740331491713">
                <text:p>0.038674033149171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74">
                <text:p>174</text:p>
              </table:table-cell>
              <table:table-cell office:value-type="float" office:value="9">
                <text:p>9</text:p>
              </table:table-cell>
              <table:table-cell office:value-type="float" office:value="0.0491803278688525">
                <text:p>0.0491803278688525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74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0.0279329608938547">
                <text:p>0.0279329608938547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74">
                <text:p>174</text:p>
              </table:table-cell>
              <table:table-cell office:value-type="float" office:value="6">
                <text:p>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73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0.0494505494505494">
                <text:p>0.049450549450549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  <table:table-cell office:value-type="float" office:value="0.0441988950276243">
                <text:p>0.044198895027624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73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0.0170454545454545">
                <text:p>0.0170454545454545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73">
                <text:p>173</text:p>
              </table:table-cell>
              <table:table-cell office:value-type="float" office:value="10">
                <text:p>10</text:p>
              </table:table-cell>
              <table:table-cell office:value-type="float" office:value="0.0546448087431694">
                <text:p>0.0546448087431694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73">
                <text:p>173</text:p>
              </table:table-cell>
              <table:table-cell office:value-type="float" office:value="6">
                <text:p>6</text:p>
              </table:table-cell>
              <table:table-cell office:value-type="float" office:value="0.0335195530726257">
                <text:p>0.0335195530726257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  <table:table-cell office:value-type="float" office:value="0.0441988950276243">
                <text:p>0.0441988950276243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0.0391061452513966">
                <text:p>0.039106145251396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0.0282485875706215">
                <text:p>0.0282485875706215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72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0171428571428571">
                <text:p>0.0171428571428571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72">
                <text:p>172</text:p>
              </table:table-cell>
              <table:table-cell office:value-type="float" office:value="4">
                <text:p>4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71">
                <text:p>171</text:p>
              </table:table-cell>
              <table:table-cell office:value-type="float" office:value="8">
                <text:p>8</text:p>
              </table:table-cell>
              <table:table-cell office:value-type="float" office:value="0.0446927374301676">
                <text:p>0.0446927374301676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71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0.0284090909090909">
                <text:p>0.0284090909090909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71">
                <text:p>171</text:p>
              </table:table-cell>
              <table:table-cell office:value-type="float" office:value="4">
                <text:p>4</text:p>
              </table:table-cell>
              <table:table-cell office:value-type="float" office:value="0.0228571428571429">
                <text:p>0.0228571428571429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71">
                <text:p>171</text:p>
              </table:table-cell>
              <table:table-cell office:value-type="float" office:value="14">
                <text:p>14</text:p>
              </table:table-cell>
              <table:table-cell office:value-type="float" office:value="0.0756756756756757">
                <text:p>0.075675675675675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71">
                <text:p>171</text:p>
              </table:table-cell>
              <table:table-cell office:value-type="float" office:value="6">
                <text:p>6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0.0393258426966292">
                <text:p>0.039325842696629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0.0393258426966292">
                <text:p>0.039325842696629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00581395348837209">
                <text:p>0.00581395348837209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0.0395480225988701">
                <text:p>0.0395480225988701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0.0173410404624277">
                <text:p>0.0173410404624277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0.0229885057471264">
                <text:p>0.0229885057471264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0.0229885057471264">
                <text:p>0.0229885057471264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69">
                <text:p>169</text:p>
              </table:table-cell>
              <table:table-cell office:value-type="float" office:value="8">
                <text:p>8</text:p>
              </table:table-cell>
              <table:table-cell office:value-type="float" office:value="0.0451977401129944">
                <text:p>0.045197740112994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69">
                <text:p>169</text:p>
              </table:table-cell>
              <table:table-cell office:value-type="float" office:value="7">
                <text:p>7</text:p>
              </table:table-cell>
              <table:table-cell office:value-type="float" office:value="0.0397727272727273">
                <text:p>0.0397727272727273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0.0116959064327485">
                <text:p>0.011695906432748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0.0116959064327485">
                <text:p>0.011695906432748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68">
                <text:p>168</text:p>
              </table:table-cell>
              <table:table-cell office:value-type="float" office:value="10">
                <text:p>10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0.0289017341040462">
                <text:p>0.028901734104046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0.0289017341040462">
                <text:p>0.0289017341040462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68">
                <text:p>168</text:p>
              </table:table-cell>
              <table:table-cell office:value-type="float" office:value="14">
                <text:p>14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.00591715976331361">
                <text:p>0.00591715976331361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68">
                <text:p>168</text:p>
              </table:table-cell>
              <table:table-cell office:value-type="float" office:value="7">
                <text:p>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67">
                <text:p>167</text:p>
              </table:table-cell>
              <table:table-cell office:value-type="float" office:value="7">
                <text:p>7</text:p>
              </table:table-cell>
              <table:table-cell office:value-type="float" office:value="0.0402298850574713">
                <text:p>0.040229885057471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00595238095238095">
                <text:p>0.00595238095238095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67">
                <text:p>167</text:p>
              </table:table-cell>
              <table:table-cell office:value-type="float" office:value="7">
                <text:p>7</text:p>
              </table:table-cell>
              <table:table-cell office:value-type="float" office:value="0.0402298850574713">
                <text:p>0.0402298850574713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67">
                <text:p>167</text:p>
              </table:table-cell>
              <table:table-cell office:value-type="float" office:value="6">
                <text:p>6</text:p>
              </table:table-cell>
              <table:table-cell office:value-type="float" office:value="0.0346820809248555">
                <text:p>0.0346820809248555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66">
                <text:p>166</text:p>
              </table:table-cell>
              <table:table-cell office:value-type="float" office:value="7">
                <text:p>7</text:p>
              </table:table-cell>
              <table:table-cell office:value-type="float" office:value="0.0404624277456647">
                <text:p>0.0404624277456647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66">
                <text:p>166</text:p>
              </table:table-cell>
              <table:table-cell office:value-type="float" office:value="5">
                <text:p>5</text:p>
              </table:table-cell>
              <table:table-cell office:value-type="float" office:value="0.0292397660818713">
                <text:p>0.0292397660818713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0.0177514792899408">
                <text:p>0.0177514792899408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66">
                <text:p>166</text:p>
              </table:table-cell>
              <table:table-cell office:value-type="float" office:value="12">
                <text:p>12</text:p>
              </table:table-cell>
              <table:table-cell office:value-type="float" office:value="0.0674157303370787">
                <text:p>0.067415730337078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0.0177514792899408">
                <text:p>0.0177514792899408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66">
                <text:p>166</text:p>
              </table:table-cell>
              <table:table-cell office:value-type="float" office:value="14">
                <text:p>14</text:p>
              </table:table-cell>
              <table:table-cell office:value-type="float" office:value="0.0777777777777778">
                <text:p>0.0777777777777778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66">
                <text:p>166</text:p>
              </table:table-cell>
              <table:table-cell office:value-type="float" office:value="4">
                <text:p>4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0.0348837209302326">
                <text:p>0.0348837209302326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66">
                <text:p>166</text:p>
              </table:table-cell>
              <table:table-cell office:value-type="float" office:value="11">
                <text:p>11</text:p>
              </table:table-cell>
              <table:table-cell office:value-type="float" office:value="0.0621468926553672">
                <text:p>0.062146892655367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66">
                <text:p>166</text:p>
              </table:table-cell>
              <table:table-cell office:value-type="float" office:value="17">
                <text:p>17</text:p>
              </table:table-cell>
              <table:table-cell office:value-type="float" office:value="0.092896174863388">
                <text:p>0.092896174863388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0.0177514792899408">
                <text:p>0.0177514792899408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0.0348837209302326">
                <text:p>0.0348837209302326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66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0.0514285714285714">
                <text:p>0.0514285714285714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0.0177514792899408">
                <text:p>0.0177514792899408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65">
                <text:p>165</text:p>
              </table:table-cell>
              <table:table-cell office:value-type="float" office:value="9">
                <text:p>9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65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0.0350877192982456">
                <text:p>0.0350877192982456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0.0236686390532544">
                <text:p>0.023668639053254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65">
                <text:p>165</text:p>
              </table:table-cell>
              <table:table-cell office:value-type="float" office:value="7">
                <text:p>7</text:p>
              </table:table-cell>
              <table:table-cell office:value-type="float" office:value="0.0406976744186047">
                <text:p>0.040697674418604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65">
                <text:p>165</text:p>
              </table:table-cell>
              <table:table-cell office:value-type="float" office:value="7">
                <text:p>7</text:p>
              </table:table-cell>
              <table:table-cell office:value-type="float" office:value="0.0406976744186047">
                <text:p>0.0406976744186047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0.0236686390532544">
                <text:p>0.0236686390532544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65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0.046242774566474">
                <text:p>0.04624277456647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65">
                <text:p>165</text:p>
              </table:table-cell>
              <table:table-cell office:value-type="float" office:value="3">
                <text:p>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029585798816568">
                <text:p>0.029585798816568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64">
                <text:p>164</text:p>
              </table:table-cell>
              <table:table-cell office:value-type="float" office:value="6">
                <text:p>6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029585798816568">
                <text:p>0.029585798816568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029585798816568">
                <text:p>0.029585798816568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029585798816568">
                <text:p>0.029585798816568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64">
                <text:p>164</text:p>
              </table:table-cell>
              <table:table-cell office:value-type="float" office:value="8">
                <text:p>8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  <table:table-cell office:value-type="float" office:value="0.0179640718562874">
                <text:p>0.017964071856287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64">
                <text:p>164</text:p>
              </table:table-cell>
              <table:table-cell office:value-type="float" office:value="6">
                <text:p>6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029585798816568">
                <text:p>0.029585798816568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63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0.0467836257309942">
                <text:p>0.046783625730994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0.0121212121212121">
                <text:p>0.0121212121212121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62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0.029940119760479">
                <text:p>0.029940119760479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0.029940119760479">
                <text:p>0.029940119760479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0.029940119760479">
                <text:p>0.029940119760479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0.029940119760479">
                <text:p>0.029940119760479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00613496932515337">
                <text:p>0.00613496932515337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62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0.0898876404494382">
                <text:p>0.0898876404494382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62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0.0182926829268293">
                <text:p>0.0182926829268293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61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0.0242424242424242">
                <text:p>0.024242424242424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  <table:table-cell office:value-type="float" office:value="0.0184049079754601">
                <text:p>0.0184049079754601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.036144578313253">
                <text:p>0.036144578313253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59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59">
                <text:p>159</text:p>
              </table:table-cell>
              <table:table-cell office:value-type="float" office:value="3">
                <text:p>3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0.0595238095238095">
                <text:p>0.059523809523809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58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0.0306748466257669">
                <text:p>0.030674846625766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58">
                <text:p>158</text:p>
              </table:table-cell>
              <table:table-cell office:value-type="float" office:value="7">
                <text:p>7</text:p>
              </table:table-cell>
              <table:table-cell office:value-type="float" office:value="0.0424242424242424">
                <text:p>0.0424242424242424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00628930817610063">
                <text:p>0.00628930817610063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00628930817610063">
                <text:p>0.00628930817610063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58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57">
                <text:p>157</text:p>
              </table:table-cell>
              <table:table-cell office:value-type="float" office:value="6">
                <text:p>6</text:p>
              </table:table-cell>
              <table:table-cell office:value-type="float" office:value="0.0368098159509202">
                <text:p>0.036809815950920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0.0125786163522013">
                <text:p>0.0125786163522013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57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0.0248447204968944">
                <text:p>0.0248447204968944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57">
                <text:p>157</text:p>
              </table:table-cell>
              <table:table-cell office:value-type="float" office:value="6">
                <text:p>6</text:p>
              </table:table-cell>
              <table:table-cell office:value-type="float" office:value="0.0368098159509202">
                <text:p>0.036809815950920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0.0308641975308642">
                <text:p>0.030864197530864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0.0426829268292683">
                <text:p>0.0426829268292683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00632911392405063">
                <text:p>0.00632911392405063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57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0.0542168674698795">
                <text:p>0.0542168674698795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0.0125786163522013">
                <text:p>0.0125786163522013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0.0308641975308642">
                <text:p>0.030864197530864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0.0426829268292683">
                <text:p>0.042682926829268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57">
                <text:p>157</text:p>
              </table:table-cell>
              <table:table-cell office:value-type="float" office:value="6">
                <text:p>6</text:p>
              </table:table-cell>
              <table:table-cell office:value-type="float" office:value="0.0368098159509202">
                <text:p>0.0368098159509202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0.0426829268292683">
                <text:p>0.042682926829268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0.0308641975308642">
                <text:p>0.030864197530864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56">
                <text:p>156</text:p>
              </table:table-cell>
              <table:table-cell office:value-type="float" office:value="8">
                <text:p>8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56">
                <text:p>156</text:p>
              </table:table-cell>
              <table:table-cell office:value-type="float" office:value="5">
                <text:p>5</text:p>
              </table:table-cell>
              <table:table-cell office:value-type="float" office:value="0.031055900621118">
                <text:p>0.03105590062111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.0126582278481013">
                <text:p>0.0126582278481013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56">
                <text:p>156</text:p>
              </table:table-cell>
              <table:table-cell office:value-type="float" office:value="7">
                <text:p>7</text:p>
              </table:table-cell>
              <table:table-cell office:value-type="float" office:value="0.0429447852760736">
                <text:p>0.0429447852760736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0.0548780487804878">
                <text:p>0.0548780487804878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0.0127388535031847">
                <text:p>0.0127388535031847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54">
                <text:p>154</text:p>
              </table:table-cell>
              <table:table-cell office:value-type="float" office:value="8">
                <text:p>8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54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54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0.0191082802547771">
                <text:p>0.0191082802547771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54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.00649350649350649">
                <text:p>0.00649350649350649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53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53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0.0496894409937888">
                <text:p>0.0496894409937888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53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53">
                <text:p>153</text:p>
              </table:table-cell>
              <table:table-cell office:value-type="float" office:value="5">
                <text:p>5</text:p>
              </table:table-cell>
              <table:table-cell office:value-type="float" office:value="0.0316455696202532">
                <text:p>0.0316455696202532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53">
                <text:p>153</text:p>
              </table:table-cell>
              <table:table-cell office:value-type="float" office:value="5">
                <text:p>5</text:p>
              </table:table-cell>
              <table:table-cell office:value-type="float" office:value="0.0316455696202532">
                <text:p>0.031645569620253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0254777070063694">
                <text:p>0.025477707006369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53">
                <text:p>153</text:p>
              </table:table-cell>
              <table:table-cell office:value-type="float" office:value="7">
                <text:p>7</text:p>
              </table:table-cell>
              <table:table-cell office:value-type="float" office:value="0.04375">
                <text:p>0.0437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52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0193548387096774">
                <text:p>0.0193548387096774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0.0318471337579618">
                <text:p>0.0318471337579618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0.0318471337579618">
                <text:p>0.031847133757961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0.0318471337579618">
                <text:p>0.0318471337579618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  <table:table-cell office:value-type="float" office:value="0.062111801242236">
                <text:p>0.062111801242236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0.0258064516129032">
                <text:p>0.025806451612903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50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0.0445859872611465">
                <text:p>0.0445859872611465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49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0.0387096774193548">
                <text:p>0.0387096774193548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49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0.0387096774193548">
                <text:p>0.0387096774193548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49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0.0387096774193548">
                <text:p>0.038709677419354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0324675324675325">
                <text:p>0.0324675324675325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0324675324675325">
                <text:p>0.0324675324675325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0.0745341614906832">
                <text:p>0.074534161490683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0.0628930817610063">
                <text:p>0.0628930817610063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0324675324675325">
                <text:p>0.032467532467532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0.0448717948717949">
                <text:p>0.044871794871794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0.0261437908496732">
                <text:p>0.026143790849673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0324675324675325">
                <text:p>0.032467532467532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0.0261437908496732">
                <text:p>0.026143790849673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9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0.0387096774193548">
                <text:p>0.0387096774193548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0.06875">
                <text:p>0.06875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49">
                <text:p>149</text:p>
              </table:table-cell>
              <table:table-cell office:value-type="float" office:value="8">
                <text:p>8</text:p>
              </table:table-cell>
              <table:table-cell office:value-type="float" office:value="0.0509554140127389">
                <text:p>0.0509554140127389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0324675324675325">
                <text:p>0.032467532467532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49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0.0387096774193548">
                <text:p>0.0387096774193548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49">
                <text:p>149</text:p>
              </table:table-cell>
              <table:table-cell office:value-type="float" office:value="8">
                <text:p>8</text:p>
              </table:table-cell>
              <table:table-cell office:value-type="float" office:value="0.0509554140127389">
                <text:p>0.0509554140127389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49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0.0132450331125828">
                <text:p>0.0132450331125828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0198675496688742">
                <text:p>0.019867549668874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0198675496688742">
                <text:p>0.019867549668874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48">
                <text:p>148</text:p>
              </table:table-cell>
              <table:table-cell office:value-type="float" office:value="6">
                <text:p>6</text:p>
              </table:table-cell>
              <table:table-cell office:value-type="float" office:value="0.038961038961039">
                <text:p>0.03896103896103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47">
                <text:p>147</text:p>
              </table:table-cell>
              <table:table-cell office:value-type="float" office:value="6">
                <text:p>6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00675675675675676">
                <text:p>0.00675675675675676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.0328947368421053">
                <text:p>0.0328947368421053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0.0516129032258065">
                <text:p>0.0516129032258065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47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0.0516129032258065">
                <text:p>0.0516129032258065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47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47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0.0264900662251656">
                <text:p>0.0264900662251656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46">
                <text:p>146</text:p>
              </table:table-cell>
              <table:table-cell office:value-type="float" office:value="8">
                <text:p>8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00680272108843537">
                <text:p>0.0068027210884353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46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0.0201342281879195">
                <text:p>0.0201342281879195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46">
                <text:p>146</text:p>
              </table:table-cell>
              <table:table-cell office:value-type="float" office:value="7">
                <text:p>7</text:p>
              </table:table-cell>
              <table:table-cell office:value-type="float" office:value="0.0457516339869281">
                <text:p>0.0457516339869281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46">
                <text:p>146</text:p>
              </table:table-cell>
              <table:table-cell office:value-type="float" office:value="7">
                <text:p>7</text:p>
              </table:table-cell>
              <table:table-cell office:value-type="float" office:value="0.0457516339869281">
                <text:p>0.0457516339869281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0.033112582781457">
                <text:p>0.033112582781457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0135135135135135">
                <text:p>0.0135135135135135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45">
                <text:p>145</text:p>
              </table:table-cell>
              <table:table-cell office:value-type="float" office:value="3">
                <text:p>3</text:p>
              </table:table-cell>
              <table:table-cell office:value-type="float" office:value="0.0202702702702703">
                <text:p>0.020270270270270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45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0.0522875816993464">
                <text:p>0.0522875816993464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0.0268456375838926">
                <text:p>0.0268456375838926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45">
                <text:p>145</text:p>
              </table:table-cell>
              <table:table-cell office:value-type="float" office:value="7">
                <text:p>7</text:p>
              </table:table-cell>
              <table:table-cell office:value-type="float" office:value="0.0460526315789474">
                <text:p>0.0460526315789474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45">
                <text:p>145</text:p>
              </table:table-cell>
              <table:table-cell office:value-type="float" office:value="7">
                <text:p>7</text:p>
              </table:table-cell>
              <table:table-cell office:value-type="float" office:value="0.0460526315789474">
                <text:p>0.046052631578947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0.0268456375838926">
                <text:p>0.0268456375838926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44">
                <text:p>144</text:p>
              </table:table-cell>
              <table:table-cell office:value-type="float" office:value="7">
                <text:p>7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00689655172413793">
                <text:p>0.00689655172413793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44">
                <text:p>144</text:p>
              </table:table-cell>
              <table:table-cell office:value-type="float" office:value="7">
                <text:p>7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0.0335570469798658">
                <text:p>0.0335570469798658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.0402684563758389">
                <text:p>0.0402684563758389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0205479452054794">
                <text:p>0.0205479452054794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0205479452054794">
                <text:p>0.0205479452054794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0.065359477124183">
                <text:p>0.065359477124183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43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0.0137931034482759">
                <text:p>0.0137931034482759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0.0337837837837838">
                <text:p>0.0337837837837838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42">
                <text:p>142</text:p>
              </table:table-cell>
              <table:table-cell office:value-type="float" office:value="5">
                <text:p>5</text:p>
              </table:table-cell>
              <table:table-cell office:value-type="float" office:value="0.0340136054421769">
                <text:p>0.034013605442176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42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0.0596026490066225">
                <text:p>0.0596026490066225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42">
                <text:p>142</text:p>
              </table:table-cell>
              <table:table-cell office:value-type="float" office:value="6">
                <text:p>6</text:p>
              </table:table-cell>
              <table:table-cell office:value-type="float" office:value="0.0405405405405405">
                <text:p>0.040540540540540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00699300699300699">
                <text:p>0.00699300699300699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42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42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.0206896551724138">
                <text:p>0.0206896551724138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0.0662251655629139">
                <text:p>0.0662251655629139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41">
                <text:p>141</text:p>
              </table:table-cell>
              <table:table-cell office:value-type="float" office:value="6">
                <text:p>6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013986013986014">
                <text:p>0.013986013986014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.0472972972972973">
                <text:p>0.0472972972972973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0.0275862068965517">
                <text:p>0.0275862068965517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41">
                <text:p>141</text:p>
              </table:table-cell>
              <table:table-cell office:value-type="float" office:value="5">
                <text:p>5</text:p>
              </table:table-cell>
              <table:table-cell office:value-type="float" office:value="0.0342465753424658">
                <text:p>0.0342465753424658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013986013986014">
                <text:p>0.01398601398601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0.0275862068965517">
                <text:p>0.0275862068965517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0.0275862068965517">
                <text:p>0.0275862068965517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41">
                <text:p>141</text:p>
              </table:table-cell>
              <table:table-cell office:value-type="float" office:value="6">
                <text:p>6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013986013986014">
                <text:p>0.013986013986014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0.0536912751677852">
                <text:p>0.053691275167785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41">
                <text:p>141</text:p>
              </table:table-cell>
              <table:table-cell office:value-type="float" office:value="6">
                <text:p>6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40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.0410958904109589">
                <text:p>0.0410958904109589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40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0.0733333333333333">
                <text:p>0.0733333333333333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0.027972027972028">
                <text:p>0.02797202797202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39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39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0.0479452054794521">
                <text:p>0.0479452054794521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0.0141843971631206">
                <text:p>0.0141843971631206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0.0211267605633803">
                <text:p>0.0211267605633803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0.034965034965035">
                <text:p>0.03496503496503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0.034965034965035">
                <text:p>0.034965034965035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.0214285714285714">
                <text:p>0.0214285714285714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.0214285714285714">
                <text:p>0.0214285714285714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.0214285714285714">
                <text:p>0.021428571428571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37">
                <text:p>137</text:p>
              </table:table-cell>
              <table:table-cell office:value-type="float" office:value="6">
                <text:p>6</text:p>
              </table:table-cell>
              <table:table-cell office:value-type="float" office:value="0.041958041958042">
                <text:p>0.041958041958042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0283687943262411">
                <text:p>0.0283687943262411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37">
                <text:p>137</text:p>
              </table:table-cell>
              <table:table-cell office:value-type="float" office:value="5">
                <text:p>5</text:p>
              </table:table-cell>
              <table:table-cell office:value-type="float" office:value="0.0352112676056338">
                <text:p>0.0352112676056338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37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0.0486111111111111">
                <text:p>0.048611111111111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0283687943262411">
                <text:p>0.0283687943262411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0.048951048951049">
                <text:p>0.048951048951049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0.0215827338129496">
                <text:p>0.0215827338129496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0.0354609929078014">
                <text:p>0.0354609929078014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0.0287769784172662">
                <text:p>0.0287769784172662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0.0287769784172662">
                <text:p>0.02877697841726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0.0145985401459854">
                <text:p>0.0145985401459854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135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135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135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0.0145985401459854">
                <text:p>0.0145985401459854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135">
                <text:p>135</text:p>
              </table:table-cell>
              <table:table-cell office:value-type="float" office:value="8">
                <text:p>8</text:p>
              </table:table-cell>
              <table:table-cell office:value-type="float" office:value="0.0559440559440559">
                <text:p>0.0559440559440559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0.0287769784172662">
                <text:p>0.0287769784172662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.00735294117647059">
                <text:p>0.00735294117647059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134">
                <text:p>134</text:p>
              </table:table-cell>
              <table:table-cell office:value-type="float" office:value="6">
                <text:p>6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0359712230215827">
                <text:p>0.0359712230215827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133">
                <text:p>133</text:p>
              </table:table-cell>
              <table:table-cell office:value-type="float" office:value="6">
                <text:p>6</text:p>
              </table:table-cell>
              <table:table-cell office:value-type="float" office:value="0.0431654676258993">
                <text:p>0.0431654676258993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0.0148148148148148">
                <text:p>0.0148148148148148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133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0291970802919708">
                <text:p>0.0291970802919708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133">
                <text:p>133</text:p>
              </table:table-cell>
              <table:table-cell office:value-type="float" office:value="6">
                <text:p>6</text:p>
              </table:table-cell>
              <table:table-cell office:value-type="float" office:value="0.0431654676258993">
                <text:p>0.0431654676258993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133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0291970802919708">
                <text:p>0.0291970802919708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133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0291970802919708">
                <text:p>0.0291970802919708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0.0364963503649635">
                <text:p>0.036496350364963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32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  <table:table-cell office:value-type="float" office:value="0.0709219858156028">
                <text:p>0.0709219858156028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131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0.0437956204379562">
                <text:p>0.0437956204379562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0223880597014925">
                <text:p>0.02238805970149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0.0774647887323944">
                <text:p>0.0774647887323944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.0296296296296296">
                <text:p>0.0296296296296296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.0296296296296296">
                <text:p>0.0296296296296296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0223880597014925">
                <text:p>0.0223880597014925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  <table:table-cell office:value-type="float" office:value="0.0575539568345324">
                <text:p>0.0575539568345324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0223880597014925">
                <text:p>0.0223880597014925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31">
                <text:p>131</text:p>
              </table:table-cell>
              <table:table-cell office:value-type="float" office:value="5">
                <text:p>5</text:p>
              </table:table-cell>
              <table:table-cell office:value-type="float" office:value="0.0367647058823529">
                <text:p>0.0367647058823529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130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0.0510948905109489">
                <text:p>0.0510948905109489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.0300751879699248">
                <text:p>0.0300751879699248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.0300751879699248">
                <text:p>0.0300751879699248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129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0.0152671755725191">
                <text:p>0.0152671755725191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0373134328358209">
                <text:p>0.0373134328358209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129">
                <text:p>129</text:p>
              </table:table-cell>
              <table:table-cell office:value-type="float" office:value="7">
                <text:p>7</text:p>
              </table:table-cell>
              <table:table-cell office:value-type="float" office:value="0.0514705882352941">
                <text:p>0.0514705882352941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.0300751879699248">
                <text:p>0.0300751879699248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0.0229007633587786">
                <text:p>0.022900763358778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0.0229007633587786">
                <text:p>0.0229007633587786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0.0229007633587786">
                <text:p>0.0229007633587786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128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0.0522388059701493">
                <text:p>0.052238805970149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0.0155038759689922">
                <text:p>0.0155038759689922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0.0381679389312977">
                <text:p>0.0381679389312977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0.0381679389312977">
                <text:p>0.0381679389312977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0.0381679389312977">
                <text:p>0.0381679389312977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125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0.0458015267175573">
                <text:p>0.0458015267175573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0.0310077519379845">
                <text:p>0.0310077519379845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0.0534351145038168">
                <text:p>0.0534351145038168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0.0158730158730159">
                <text:p>0.0158730158730159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124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0.0236220472440945">
                <text:p>0.0236220472440945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0.0158730158730159">
                <text:p>0.0158730158730159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0.0461538461538462">
                <text:p>0.0461538461538462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0.0158730158730159">
                <text:p>0.0158730158730159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0.0538461538461539">
                <text:p>0.0538461538461539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23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0.0538461538461539">
                <text:p>0.0538461538461539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123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031496062992126">
                <text:p>0.031496062992126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031496062992126">
                <text:p>0.031496062992126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123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031496062992126">
                <text:p>0.031496062992126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  <table:table-cell office:value-type="float" office:value="0.0610687022900763">
                <text:p>0.061068702290076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00806451612903226">
                <text:p>0.00806451612903226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123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123">
                <text:p>123</text:p>
              </table:table-cell>
              <table:table-cell office:value-type="float" office:value="3">
                <text:p>3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  <table:table-cell office:value-type="float" office:value="0.0610687022900763">
                <text:p>0.0610687022900763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123">
                <text:p>123</text:p>
              </table:table-cell>
              <table:table-cell office:value-type="float" office:value="3">
                <text:p>3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122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0.0687022900763359">
                <text:p>0.0687022900763359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0.0393700787401575">
                <text:p>0.039370078740157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0.0393700787401575">
                <text:p>0.0393700787401575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119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0403225806451613">
                <text:p>0.0403225806451613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0.0245901639344262">
                <text:p>0.0245901639344262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.032520325203252">
                <text:p>0.03252032520325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0.0165289256198347">
                <text:p>0.0165289256198347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19">
                <text:p>119</text:p>
              </table:table-cell>
              <table:table-cell office:value-type="float" office:value="8">
                <text:p>8</text:p>
              </table:table-cell>
              <table:table-cell office:value-type="float" office:value="0.062992125984252">
                <text:p>0.062992125984252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0.0245901639344262">
                <text:p>0.0245901639344262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118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.0247933884297521">
                <text:p>0.0247933884297521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0.040650406504065">
                <text:p>0.040650406504065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.0247933884297521">
                <text:p>0.0247933884297521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.00840336134453782">
                <text:p>0.00840336134453782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0.040983606557377">
                <text:p>0.040983606557377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0.040983606557377">
                <text:p>0.040983606557377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  <table:table-cell office:value-type="float" office:value="0.0564516129032258">
                <text:p>0.0564516129032258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00847457627118644">
                <text:p>0.00847457627118644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0330578512396694">
                <text:p>0.0330578512396694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0.0491803278688525">
                <text:p>0.0491803278688525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0.0413223140495868">
                <text:p>0.0413223140495868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0.0252100840336134">
                <text:p>0.0252100840336134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0.0491803278688525">
                <text:p>0.0491803278688525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115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0.0495867768595041">
                <text:p>0.0495867768595041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0.0336134453781513">
                <text:p>0.0336134453781513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114">
                <text:p>114</text:p>
              </table:table-cell>
              <table:table-cell office:value-type="float" office:value="7">
                <text:p>7</text:p>
              </table:table-cell>
              <table:table-cell office:value-type="float" office:value="0.0578512396694215">
                <text:p>0.0578512396694215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114">
                <text:p>114</text:p>
              </table:table-cell>
              <table:table-cell office:value-type="float" office:value="6">
                <text:p>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0.0173913043478261">
                <text:p>0.0173913043478261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.00884955752212389">
                <text:p>0.00884955752212389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0.0508474576271187">
                <text:p>0.0508474576271187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2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0260869565217391">
                <text:p>0.0260869565217391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0176991150442478">
                <text:p>0.0176991150442478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.0347826086956522">
                <text:p>0.0347826086956522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.0347826086956522">
                <text:p>0.0347826086956522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0.0431034482758621">
                <text:p>0.0431034482758621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0176991150442478">
                <text:p>0.0176991150442478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0.0431034482758621">
                <text:p>0.0431034482758621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0176991150442478">
                <text:p>0.0176991150442478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0.0598290598290598">
                <text:p>0.0598290598290598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.0265486725663717">
                <text:p>0.0265486725663717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.0265486725663717">
                <text:p>0.0265486725663717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0.0598290598290598">
                <text:p>0.0598290598290598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.0350877192982456">
                <text:p>0.0350877192982456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.0265486725663717">
                <text:p>0.0265486725663717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018018018018018">
                <text:p>0.018018018018018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0.0353982300884956">
                <text:p>0.0353982300884956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018018018018018">
                <text:p>0.018018018018018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109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00909090909090909">
                <text:p>0.00909090909090909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0.0353982300884956">
                <text:p>0.0353982300884956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0091743119266055">
                <text:p>0.0091743119266055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108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0608695652173913">
                <text:p>0.0608695652173913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0.0442477876106195">
                <text:p>0.0442477876106195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0.0614035087719298">
                <text:p>0.0614035087719298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0.0614035087719298">
                <text:p>0.0614035087719298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0.0275229357798165">
                <text:p>0.0275229357798165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0.0619469026548673">
                <text:p>0.0619469026548673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00934579439252336">
                <text:p>0.00934579439252336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0.0186915887850467">
                <text:p>0.0186915887850467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36697247706422">
                <text:p>0.036697247706422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0.0186915887850467">
                <text:p>0.0186915887850467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0.0545454545454545">
                <text:p>0.0545454545454545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055045871559633">
                <text:p>0.055045871559633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0380952380952381">
                <text:p>0.0380952380952381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0.0560747663551402">
                <text:p>0.0560747663551402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0.0288461538461538">
                <text:p>0.0288461538461538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29126213592233">
                <text:p>0.029126213592233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29126213592233">
                <text:p>0.029126213592233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29126213592233">
                <text:p>0.029126213592233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29126213592233">
                <text:p>0.029126213592233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0480769230769231">
                <text:p>0.048076923076923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0480769230769231">
                <text:p>0.0480769230769231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0.0198019801980198">
                <text:p>0.0198019801980198</text:p>
              </table:table-cell>
            </table:table-row>
            <table:table-row>
              <table:table-cell office:value-type="float" office:value="1254">
                <text:p>1254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0.0388349514563107">
                <text:p>0.0388349514563107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0.0198019801980198">
                <text:p>0.0198019801980198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0.0198019801980198">
                <text:p>0.0198019801980198</text:p>
              </table:table-cell>
            </table:table-row>
            <table:table-row>
              <table:table-cell office:value-type="float" office:value="1258">
                <text:p>1258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0.0198019801980198">
                <text:p>0.0198019801980198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0.0485436893203883">
                <text:p>0.0485436893203883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float" office:value="1262">
                <text:p>1262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0.0485436893203883">
                <text:p>0.0485436893203883</text:p>
              </table:table-cell>
            </table:table-row>
            <table:table-row>
              <table:table-cell office:value-type="float" office:value="1263">
                <text:p>1263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1265">
                <text:p>1265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1266">
                <text:p>1266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0.0841121495327103">
                <text:p>0.0841121495327103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1276">
                <text:p>1276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0.0396039603960396">
                <text:p>0.0396039603960396</text:p>
              </table:table-cell>
            </table:table-row>
            <table:table-row>
              <table:table-cell office:value-type="float" office:value="1278">
                <text:p>127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.0103092783505155">
                <text:p>0.010309278350515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.0103092783505155">
                <text:p>0.0103092783505155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0306122448979592">
                <text:p>0.0306122448979592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0306122448979592">
                <text:p>0.0306122448979592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0306122448979592">
                <text:p>0.0306122448979592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0104166666666667">
                <text:p>0.0104166666666667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0.0210526315789474">
                <text:p>0.0210526315789474</text:p>
              </table:table-cell>
            </table:table-row>
            <table:table-row>
              <table:table-cell office:value-type="float" office:value="1292">
                <text:p>1292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0106382978723404">
                <text:p>0.0106382978723404</text:p>
              </table:table-cell>
            </table:table-row>
            <table:table-row>
              <table:table-cell office:value-type="float" office:value="1293">
                <text:p>1293</text:p>
              </table:table-cell>
              <table:table-cell office:value-type="float" office:value="93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0.0510204081632653">
                <text:p>0.0510204081632653</text:p>
              </table:table-cell>
            </table:table-row>
            <table:table-row>
              <table:table-cell office:value-type="float" office:value="1294">
                <text:p>1294</text:p>
              </table:table-cell>
              <table:table-cell office:value-type="float" office:value="93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93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0.0510204081632653">
                <text:p>0.0510204081632653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93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0.0510204081632653">
                <text:p>0.0510204081632653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0.0612244897959184">
                <text:p>0.0612244897959184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1302">
                <text:p>130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1306">
                <text:p>130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0.0326086956521739">
                <text:p>0.0326086956521739</text:p>
              </table:table-cell>
            </table:table-row>
            <table:table-row>
              <table:table-cell office:value-type="float" office:value="1308">
                <text:p>1308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float" office:value="1309">
                <text:p>1309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021978021978022">
                <text:p>0.02197802197802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0531914893617021">
                <text:p>0.0531914893617021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021978021978022">
                <text:p>0.021978021978022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0531914893617021">
                <text:p>0.0531914893617021</text:p>
              </table:table-cell>
            </table:table-row>
            <table:table-row>
              <table:table-cell office:value-type="float" office:value="1313">
                <text:p>1313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021978021978022">
                <text:p>0.021978021978022</text:p>
              </table:table-cell>
            </table:table-row>
            <table:table-row>
              <table:table-cell office:value-type="float" office:value="1314">
                <text:p>1314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0.0326086956521739">
                <text:p>0.0326086956521739</text:p>
              </table:table-cell>
            </table:table-row>
            <table:table-row>
              <table:table-cell office:value-type="float" office:value="1315">
                <text:p>1315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float" office:value="1316">
                <text:p>1316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0531914893617021">
                <text:p>0.0531914893617021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021978021978022">
                <text:p>0.021978021978022</text:p>
              </table:table-cell>
            </table:table-row>
            <table:table-row>
              <table:table-cell office:value-type="float" office:value="1318">
                <text:p>1318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0.032967032967033">
                <text:p>0.032967032967033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0112359550561798">
                <text:p>0.0112359550561798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float" office:value="1324">
                <text:p>1324</text:p>
              </table:table-cell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float" office:value="1326">
                <text:p>1326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329">
                <text:p>1329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1333">
                <text:p>1333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35">
                <text:p>1335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1339">
                <text:p>1339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343">
                <text:p>1343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0114942528735632">
                <text:p>0.0114942528735632</text:p>
              </table:table-cell>
            </table:table-row>
            <table:table-row>
              <table:table-cell office:value-type="float" office:value="1345">
                <text:p>1345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46">
                <text:p>1346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0114942528735632">
                <text:p>0.0114942528735632</text:p>
              </table:table-cell>
            </table:table-row>
            <table:table-row>
              <table:table-cell office:value-type="float" office:value="1348">
                <text:p>1348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49">
                <text:p>1349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53">
                <text:p>1353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1355">
                <text:p>1355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56">
                <text:p>1356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358">
                <text:p>1358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0116279069767442">
                <text:p>0.0116279069767442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float" office:value="1364">
                <text:p>1364</text:p>
              </table:table-cell>
              <table:table-cell office:value-type="float" office:value="85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0.0760869565217391">
                <text:p>0.0760869565217391</text:p>
              </table:table-cell>
            </table:table-row>
            <table:table-row>
              <table:table-cell office:value-type="float" office:value="1365">
                <text:p>1365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0116279069767442">
                <text:p>0.0116279069767442</text:p>
              </table:table-cell>
            </table:table-row>
            <table:table-row>
              <table:table-cell office:value-type="float" office:value="1366">
                <text:p>1366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.0229885057471264">
                <text:p>0.0229885057471264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0117647058823529">
                <text:p>0.0117647058823529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0.0348837209302326">
                <text:p>0.0348837209302326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83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.0459770114942529">
                <text:p>0.0459770114942529</text:p>
              </table:table-cell>
            </table:table-row>
            <table:table-row>
              <table:table-cell office:value-type="float" office:value="1377">
                <text:p>1377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0.0574712643678161">
                <text:p>0.0574712643678161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0.0574712643678161">
                <text:p>0.0574712643678161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float" office:value="1386">
                <text:p>1386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0120481927710843">
                <text:p>0.0120481927710843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396">
                <text:p>1396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0.0574712643678161">
                <text:p>0.0574712643678161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81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0.0795454545454545">
                <text:p>0.079545454545454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0.0581395348837209">
                <text:p>0.0581395348837209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.036144578313253">
                <text:p>0.036144578313253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float" office:value="1415">
                <text:p>1415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.036144578313253">
                <text:p>0.036144578313253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float" office:value="1418">
                <text:p>1418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.036144578313253">
                <text:p>0.036144578313253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.036144578313253">
                <text:p>0.036144578313253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float" office:value="1426">
                <text:p>1426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0126582278481013">
                <text:p>0.0126582278481013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609756097560976">
                <text:p>0.060975609756097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609756097560976">
                <text:p>0.0609756097560976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float" office:value="1434">
                <text:p>1434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6">
                <text:p>1436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float" office:value="1438">
                <text:p>1438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0.0506329113924051">
                <text:p>0.0506329113924051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038961038961039">
                <text:p>0.038961038961039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038961038961039">
                <text:p>0.038961038961039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float" office:value="1452">
                <text:p>1452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0.0779220779220779">
                <text:p>0.0779220779220779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1465">
                <text:p>1465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0405405405405405">
                <text:p>0.0405405405405405</text:p>
              </table:table-cell>
            </table:table-row>
            <table:table-row>
              <table:table-cell office:value-type="float" office:value="1466">
                <text:p>1466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0405405405405405">
                <text:p>0.0405405405405405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0405405405405405">
                <text:p>0.0405405405405405</text:p>
              </table:table-cell>
            </table:table-row>
            <table:table-row>
              <table:table-cell office:value-type="float" office:value="1468">
                <text:p>1468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0.0657894736842105">
                <text:p>0.0657894736842105</text:p>
              </table:table-cell>
            </table:table-row>
            <table:table-row>
              <table:table-cell office:value-type="float" office:value="1469">
                <text:p>1469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.0410958904109589">
                <text:p>0.0410958904109589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.0410958904109589">
                <text:p>0.0410958904109589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.0410958904109589">
                <text:p>0.0410958904109589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.0410958904109589">
                <text:p>0.0410958904109589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0.0684931506849315">
                <text:p>0.0684931506849315</text:p>
              </table:table-cell>
            </table:table-row>
            <table:table-row>
              <table:table-cell office:value-type="float" office:value="1484">
                <text:p>1484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1486">
                <text:p>1486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0.0563380281690141">
                <text:p>0.0563380281690141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1495">
                <text:p>149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0151515151515152">
                <text:p>0.0151515151515152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072463768115942">
                <text:p>0.072463768115942</text:p>
              </table:table-cell>
            </table:table-row>
            <table:table-row>
              <table:table-cell office:value-type="float" office:value="1503">
                <text:p>1503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072463768115942">
                <text:p>0.072463768115942</text:p>
              </table:table-cell>
            </table:table-row>
            <table:table-row>
              <table:table-cell office:value-type="float" office:value="1505">
                <text:p>1505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0.0447761194029851">
                <text:p>0.0447761194029851</text:p>
              </table:table-cell>
            </table:table-row>
            <table:table-row>
              <table:table-cell office:value-type="float" office:value="1506">
                <text:p>1506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1508">
                <text:p>1508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072463768115942">
                <text:p>0.072463768115942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0.0735294117647059">
                <text:p>0.0735294117647059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float" office:value="1514">
                <text:p>151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0597014925373134">
                <text:p>0.0597014925373134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float" office:value="1516">
                <text:p>1516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0597014925373134">
                <text:p>0.0597014925373134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0597014925373134">
                <text:p>0.0597014925373134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519">
                <text:p>1519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1524">
                <text:p>1524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0461538461538462">
                <text:p>0.0461538461538462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1526">
                <text:p>1526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0.0746268656716418">
                <text:p>0.0746268656716418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0461538461538462">
                <text:p>0.0461538461538462</text:p>
              </table:table-cell>
            </table:table-row>
            <table:table-row>
              <table:table-cell office:value-type="float" office:value="1529">
                <text:p>1529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0158730158730159">
                <text:p>0.0158730158730159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0461538461538462">
                <text:p>0.0461538461538462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895522388059701">
                <text:p>0.0895522388059701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1534">
                <text:p>1534</text:p>
              </table:table-cell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float" office:value="1535">
                <text:p>1535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1537">
                <text:p>1537</text:p>
              </table:table-cell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102941176470588">
                <text:p>0.102941176470588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float" office:value="1542">
                <text:p>1542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545">
                <text:p>154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.104477611940299">
                <text:p>0.104477611940299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0.0483870967741936">
                <text:p>0.0483870967741936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1554">
                <text:p>1554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1555">
                <text:p>1555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1556">
                <text:p>1556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0.0491803278688525">
                <text:p>0.0491803278688525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558">
                <text:p>15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1562">
                <text:p>1562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1563">
                <text:p>1563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1564">
                <text:p>1564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566">
                <text:p>1566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569">
                <text:p>1569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0.0508474576271187">
                <text:p>0.0508474576271187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1572">
                <text:p>1572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1573">
                <text:p>1573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0.0350877192982456">
                <text:p>0.0350877192982456</text:p>
              </table:table-cell>
            </table:table-row>
            <table:table-row>
              <table:table-cell office:value-type="float" office:value="1574">
                <text:p>1574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0.0677966101694915">
                <text:p>0.0677966101694915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1578">
                <text:p>1578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0.0350877192982456">
                <text:p>0.0350877192982456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1582">
                <text:p>1582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586">
                <text:p>1586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588">
                <text:p>1588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float" office:value="1589">
                <text:p>1589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591">
                <text:p>1591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1593">
                <text:p>1593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1594">
                <text:p>1594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595">
                <text:p>1595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596">
                <text:p>1596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0.087719298245614">
                <text:p>0.087719298245614</text:p>
              </table:table-cell>
            </table:table-row>
            <table:table-row>
              <table:table-cell office:value-type="float" office:value="1598">
                <text:p>1598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0545454545454545">
                <text:p>0.0545454545454545</text:p>
              </table:table-cell>
            </table:table-row>
            <table:table-row>
              <table:table-cell office:value-type="float" office:value="1599">
                <text:p>1599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1602">
                <text:p>1602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4">
                <text:p>1604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1605">
                <text:p>1605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1606">
                <text:p>1606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1612">
                <text:p>1612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1614">
                <text:p>1614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615">
                <text:p>161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617">
                <text:p>1617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1618">
                <text:p>1618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1622">
                <text:p>1622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623">
                <text:p>1623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626">
                <text:p>1626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628">
                <text:p>1628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0816326530612245">
                <text:p>0.0816326530612245</text:p>
              </table:table-cell>
            </table:table-row>
            <table:table-row>
              <table:table-cell office:value-type="float" office:value="1629">
                <text:p>1629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0816326530612245">
                <text:p>0.0816326530612245</text:p>
              </table:table-cell>
            </table:table-row>
            <table:table-row>
              <table:table-cell office:value-type="float" office:value="1631">
                <text:p>163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1633">
                <text:p>163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1634">
                <text:p>163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1635">
                <text:p>163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1636">
                <text:p>163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638">
                <text:p>163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1639">
                <text:p>1639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1642">
                <text:p>1642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1643">
                <text:p>1643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644">
                <text:p>1644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1645">
                <text:p>16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6">
                <text:p>1646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1649">
                <text:p>1649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1652">
                <text:p>1652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653">
                <text:p>1653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1654">
                <text:p>1654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float" office:value="1655">
                <text:p>1655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658">
                <text:p>1658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659">
                <text:p>1659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1662">
                <text:p>1662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1665">
                <text:p>1665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1666">
                <text:p>1666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1668">
                <text:p>1668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673">
                <text:p>1673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674">
                <text:p>167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675">
                <text:p>1675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676">
                <text:p>1676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678">
                <text:p>167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1679">
                <text:p>167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1682">
                <text:p>1682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1683">
                <text:p>168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684">
                <text:p>168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685">
                <text:p>1685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686">
                <text:p>1686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1687">
                <text:p>168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1689">
                <text:p>1689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692">
                <text:p>1692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1694">
                <text:p>1694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0930232558139535">
                <text:p>0.0930232558139535</text:p>
              </table:table-cell>
            </table:table-row>
            <table:table-row>
              <table:table-cell office:value-type="float" office:value="1695">
                <text:p>1695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698">
                <text:p>169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1702">
                <text:p>1702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1703">
                <text:p>1703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1705">
                <text:p>170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1706">
                <text:p>170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1707">
                <text:p>170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1708">
                <text:p>170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9">
                <text:p>1709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711">
                <text:p>1711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713">
                <text:p>171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714">
                <text:p>171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715">
                <text:p>171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6">
                <text:p>171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1717">
                <text:p>171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1718">
                <text:p>1718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719">
                <text:p>17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0789473684210526">
                <text:p>0.0789473684210526</text:p>
              </table:table-cell>
            </table:table-row>
            <table:table-row>
              <table:table-cell office:value-type="float" office:value="1722">
                <text:p>1722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723">
                <text:p>1723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1724">
                <text:p>1724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float" office:value="1725">
                <text:p>172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1726">
                <text:p>172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727">
                <text:p>1727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1729">
                <text:p>1729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float" office:value="1731">
                <text:p>173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2">
                <text:p>173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3">
                <text:p>17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1734">
                <text:p>17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1735">
                <text:p>1735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1737">
                <text:p>1737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1738">
                <text:p>1738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1739">
                <text:p>1739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1742">
                <text:p>174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743">
                <text:p>1743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1745">
                <text:p>174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6">
                <text:p>174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1748">
                <text:p>1748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1749">
                <text:p>1749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1754">
                <text:p>1754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755">
                <text:p>1755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1756">
                <text:p>1756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1757">
                <text:p>1757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758">
                <text:p>175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763">
                <text:p>176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float" office:value="1765">
                <text:p>1765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766">
                <text:p>1766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769">
                <text:p>176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772">
                <text:p>1772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773">
                <text:p>1773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778">
                <text:p>177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782">
                <text:p>1782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1785">
                <text:p>178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1786">
                <text:p>178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793">
                <text:p>1793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6">
                <text:p>179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1797">
                <text:p>1797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798">
                <text:p>1798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1799">
                <text:p>179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804">
                <text:p>180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6">
                <text:p>1806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809">
                <text:p>180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813">
                <text:p>181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8">
                <text:p>1818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819">
                <text:p>18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41">
                <text:p>184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43">
                <text:p>1843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1844">
                <text:p>1844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